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70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37.5pt"/>
    </style:style>
    <style:style style:name="co10" style:family="table-column">
      <style:table-column-properties fo:break-before="auto" style:column-width="43.2pt"/>
    </style:style>
    <style:style style:name="co11" style:family="table-column">
      <style:table-column-properties fo:break-before="auto" style:column-width="38.75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39.4pt"/>
    </style:style>
    <style:style style:name="co14" style:family="table-column">
      <style:table-column-properties fo:break-before="auto" style:column-width="38.15pt"/>
    </style:style>
    <style:style style:name="co15" style:family="table-column">
      <style:table-column-properties fo:break-before="auto" style:column-width="40pt"/>
    </style:style>
    <style:style style:name="co16" style:family="table-column">
      <style:table-column-properties fo:break-before="auto" style:column-width="42.49pt"/>
    </style:style>
    <style:style style:name="co17" style:family="table-column">
      <style:table-column-properties fo:break-before="auto" style:column-width="30.05pt"/>
    </style:style>
    <style:style style:name="co18" style:family="table-column">
      <style:table-column-properties fo:break-before="auto" style:column-width="48.61pt"/>
    </style:style>
    <style:style style:name="co19" style:family="table-column">
      <style:table-column-properties fo:break-before="auto" style:column-width="58.96pt"/>
    </style:style>
    <style:style style:name="co20" style:family="table-column">
      <style:table-column-properties fo:break-before="auto" style:column-width="45.5pt"/>
    </style:style>
    <style:style style:name="co21" style:family="table-column">
      <style:table-column-properties fo:break-before="auto" style:column-width="42.46pt"/>
    </style:style>
    <style:style style:name="co22" style:family="table-column">
      <style:table-column-properties fo:break-before="auto" style:column-width="82.6pt"/>
    </style:style>
    <style:style style:name="co23" style:family="table-column">
      <style:table-column-properties fo:break-before="auto" style:column-width="125.04pt"/>
    </style:style>
    <style:style style:name="co24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padding="2.01pt"/>
    </style:style>
    <style:style style:name="ce14" style:family="table-cell" style:parent-style-name="Default" style:data-style-name="N163">
      <style:table-cell-properties style:diagonal-bl-tr="none" style:diagonal-tl-br="none" fo:border="none" fo:padding="2.01pt" style:rotation-align="none"/>
    </style:style>
    <style:style style:name="ce15" style:family="table-cell" style:parent-style-name="Default" style:data-style-name="N100"/>
    <style:style style:name="ce54" style:family="table-cell" style:parent-style-name="Default">
      <style:table-cell-properties fo:background-color="#ffff99"/>
    </style:style>
    <style:style style:name="ce56" style:family="table-cell" style:parent-style-name="Default">
      <style:table-cell-properties fo:background-color="#9f9e5f"/>
    </style:style>
    <style:style style:name="ce57" style:family="table-cell" style:parent-style-name="Default">
      <style:table-cell-properties fo:background-color="#9999ff"/>
    </style:style>
    <style:style style:name="ce58" style:family="table-cell" style:parent-style-name="Default">
      <style:table-cell-properties fo:background-color="#ff9999"/>
    </style:style>
  </office:automatic-styles>
  <office:body>
    <office:spreadsheet>
      <table:calculation-settings table:automatic-find-labels="false"/>
      <table:table table:name="note" table:style-name="ta1">
        <table:table-column table:style-name="co4" table:default-cell-style-name="Default"/>
        <table:table-row table:style-name="ro1">
          <table:table-cell office:value-type="string" calcext:value-type="string">
            <text:p>Producer/Merchant/Processor/User</text:p>
          </table:table-cell>
        </table:table-row>
        <table:table-row table:style-name="ro1">
          <table:table-cell office:value-type="string" calcext:value-type="string">
            <text:p>A “producer/merchant/processor/user” is an entity that predominantly engages in the production,</text:p>
          </table:table-cell>
        </table:table-row>
        <table:table-row table:style-name="ro1">
          <table:table-cell office:value-type="string" calcext:value-type="string">
            <text:p>processing, packing or handling of a physical commodity and uses the futures markets to manage or</text:p>
          </table:table-cell>
        </table:table-row>
        <table:table-row table:style-name="ro1">
          <table:table-cell office:value-type="string" calcext:value-type="string">
            <text:p>hedge risks associated with those activit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wap Dealer </text:p>
          </table:table-cell>
        </table:table-row>
        <table:table-row table:style-name="ro1">
          <table:table-cell office:value-type="string" calcext:value-type="string">
            <text:p>A “swap dealer” is an entity that deals primarily in swaps for a commodity and uses the</text:p>
          </table:table-cell>
        </table:table-row>
        <table:table-row table:style-name="ro1">
          <table:table-cell office:value-type="string" calcext:value-type="string">
            <text:p>futures markets to manage or hedge the risk associated with those swaps transactions. The swap</text:p>
          </table:table-cell>
        </table:table-row>
        <table:table-row table:style-name="ro1">
          <table:table-cell office:value-type="string" calcext:value-type="string">
            <text:p>dealer’s counterparties may be speculative traders, like hedge funds, or traditional commercial clients</text:p>
          </table:table-cell>
        </table:table-row>
        <table:table-row table:style-name="ro1">
          <table:table-cell office:value-type="string" calcext:value-type="string">
            <text:p>that are managing risk arising from their dealings in the physical commodit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ey Manager </text:p>
          </table:table-cell>
        </table:table-row>
        <table:table-row table:style-name="ro1">
          <table:table-cell office:value-type="string" calcext:value-type="string">
            <text:p>A “money manager,” for the purpose of this report, is a registered commodity</text:p>
          </table:table-cell>
        </table:table-row>
        <table:table-row table:style-name="ro1">
          <table:table-cell office:value-type="string" calcext:value-type="string">
            <text:p>trading advisor (CTA); a registered commodity pool operator (CPO); or an unregistered fund</text:p>
          </table:table-cell>
        </table:table-row>
        <table:table-row table:style-name="ro1">
          <table:table-cell office:value-type="string" calcext:value-type="string">
            <text:p>identified by CFTC.7</text:p>
          </table:table-cell>
        </table:table-row>
        <table:table-row table:style-name="ro1">
          <table:table-cell office:value-type="string" calcext:value-type="string">
            <text:p><text:s/>These traders are engaged in managing and conducting organized futures</text:p>
          </table:table-cell>
        </table:table-row>
        <table:table-row table:style-name="ro1">
          <table:table-cell office:value-type="string" calcext:value-type="string">
            <text:p>trading on behalf of client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ther Reportables</text:p>
          </table:table-cell>
        </table:table-row>
        <table:table-row table:style-name="ro1">
          <table:table-cell office:value-type="string" calcext:value-type="string">
            <text:p>Every other reportable trader that is not placed into one of the other three categories is placed into</text:p>
          </table:table-cell>
        </table:table-row>
        <table:table-row table:style-name="ro1">
          <table:table-cell office:value-type="string" calcext:value-type="string">
            <text:p>the “other reportables” category. </text:p>
          </table:table-cell>
        </table:table-row>
        <table:table-row table:style-name="ro1" table:number-rows-repeated="152">
          <table:table-cell/>
        </table:table-row>
        <table:table-row table:style-name="ro1">
          <table:table-cell table:style-name="ce2"/>
        </table:table-row>
      </table:table>
      <table:table table:name="2018_data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5"/>
        <table:table-column table:style-name="co2" table:default-cell-style-name="Default"/>
        <table:table-column table:style-name="co2" table:number-columns-repeated="2" table:default-cell-style-name="ce15"/>
        <table:table-column table:style-name="co2" table:number-columns-repeated="181" table:default-cell-style-name="Default"/>
        <table:table-row table:style-name="ro1">
          <table:table-cell office:value-type="string" calcext:value-type="string">
            <text:p>Market_and_Exchange_Names</text:p>
          </table:table-cell>
          <table:table-cell office:value-type="string" calcext:value-type="string">
            <text:p>As_of_Date_In_Form_YYMMDD</text:p>
          </table:table-cell>
          <table:table-cell office:value-type="string" calcext:value-type="string">
            <text:p>Report_Date_as_MM_DD_YYYY</text:p>
          </table:table-cell>
          <table:table-cell table:style-name="Default" office:value-type="string" calcext:value-type="string">
            <text:p>CFTC_Contract_Market_Code</text:p>
          </table:table-cell>
          <table:table-cell office:value-type="string" calcext:value-type="string">
            <text:p>CFTC_Market_Code</text:p>
          </table:table-cell>
          <table:table-cell table:style-name="Default" office:value-type="string" calcext:value-type="string">
            <text:p>CFTC_Region_Code</text:p>
          </table:table-cell>
          <table:table-cell table:style-name="Default" office:value-type="string" calcext:value-type="string">
            <text:p>CFTC_Commodity_Code</text:p>
          </table:table-cell>
          <table:table-cell office:value-type="string" calcext:value-type="string">
            <text:p>Open_Interest_All</text:p>
          </table:table-cell>
          <table:table-cell office:value-type="string" calcext:value-type="string">
            <text:p>Prod_Merc_Positions_Long_ALL</text:p>
          </table:table-cell>
          <table:table-cell office:value-type="string" calcext:value-type="string">
            <text:p>Prod_Merc_Positions_Short_ALL</text:p>
          </table:table-cell>
          <table:table-cell office:value-type="string" calcext:value-type="string">
            <text:p>Swap_Positions_Long_All</text:p>
          </table:table-cell>
          <table:table-cell office:value-type="string" calcext:value-type="string">
            <text:p>Swap__Positions_Short_All</text:p>
          </table:table-cell>
          <table:table-cell office:value-type="string" calcext:value-type="string">
            <text:p>Swap__Positions_Spread_All</text:p>
          </table:table-cell>
          <table:table-cell office:value-type="string" calcext:value-type="string">
            <text:p>M_Money_Positions_Long_ALL</text:p>
          </table:table-cell>
          <table:table-cell office:value-type="string" calcext:value-type="string">
            <text:p>M_Money_Positions_Short_ALL</text:p>
          </table:table-cell>
          <table:table-cell office:value-type="string" calcext:value-type="string">
            <text:p>M_Money_Positions_Spread_ALL</text:p>
          </table:table-cell>
          <table:table-cell office:value-type="string" calcext:value-type="string">
            <text:p>Other_Rept_Positions_Long_ALL</text:p>
          </table:table-cell>
          <table:table-cell office:value-type="string" calcext:value-type="string">
            <text:p>Other_Rept_Positions_Short_ALL</text:p>
          </table:table-cell>
          <table:table-cell office:value-type="string" calcext:value-type="string">
            <text:p>Other_Rept_Positions_Spread_ALL</text:p>
          </table:table-cell>
          <table:table-cell office:value-type="string" calcext:value-type="string">
            <text:p>Tot_Rept_Positions_Long_All</text:p>
          </table:table-cell>
          <table:table-cell office:value-type="string" calcext:value-type="string">
            <text:p>Tot_Rept_Positions_Short_All</text:p>
          </table:table-cell>
          <table:table-cell office:value-type="string" calcext:value-type="string">
            <text:p>NonRept_Positions_Long_All</text:p>
          </table:table-cell>
          <table:table-cell office:value-type="string" calcext:value-type="string">
            <text:p>NonRept_Positions_Short_All</text:p>
          </table:table-cell>
          <table:table-cell office:value-type="string" calcext:value-type="string">
            <text:p>Open_Interest_Old</text:p>
          </table:table-cell>
          <table:table-cell office:value-type="string" calcext:value-type="string">
            <text:p>Prod_Merc_Positions_Long_Old</text:p>
          </table:table-cell>
          <table:table-cell office:value-type="string" calcext:value-type="string">
            <text:p>Prod_Merc_Positions_Short_Old</text:p>
          </table:table-cell>
          <table:table-cell office:value-type="string" calcext:value-type="string">
            <text:p>Swap_Positions_Long_Old</text:p>
          </table:table-cell>
          <table:table-cell office:value-type="string" calcext:value-type="string">
            <text:p>Swap_Positions_Short_Old</text:p>
          </table:table-cell>
          <table:table-cell office:value-type="string" calcext:value-type="string">
            <text:p>Swap_Positions_Spread_Old</text:p>
          </table:table-cell>
          <table:table-cell office:value-type="string" calcext:value-type="string">
            <text:p>M_Money_Positions_Long_Old</text:p>
          </table:table-cell>
          <table:table-cell office:value-type="string" calcext:value-type="string">
            <text:p>M_Money_Positions_Short_Old</text:p>
          </table:table-cell>
          <table:table-cell office:value-type="string" calcext:value-type="string">
            <text:p>M_Money_Positions_Spread_Old</text:p>
          </table:table-cell>
          <table:table-cell office:value-type="string" calcext:value-type="string">
            <text:p>Other_Rept_Positions_Long_Old</text:p>
          </table:table-cell>
          <table:table-cell office:value-type="string" calcext:value-type="string">
            <text:p>Other_Rept_Positions_Short_Old</text:p>
          </table:table-cell>
          <table:table-cell office:value-type="string" calcext:value-type="string">
            <text:p>Other_Rept_Positions_Spread_Old</text:p>
          </table:table-cell>
          <table:table-cell office:value-type="string" calcext:value-type="string">
            <text:p>Tot_Rept_Positions_Long_Old</text:p>
          </table:table-cell>
          <table:table-cell office:value-type="string" calcext:value-type="string">
            <text:p>Tot_Rept_Positions_Short_Old</text:p>
          </table:table-cell>
          <table:table-cell office:value-type="string" calcext:value-type="string">
            <text:p>NonRept_Positions_Long_Old</text:p>
          </table:table-cell>
          <table:table-cell office:value-type="string" calcext:value-type="string">
            <text:p>NonRept_Positions_Short_Old</text:p>
          </table:table-cell>
          <table:table-cell office:value-type="string" calcext:value-type="string">
            <text:p>Open_Interest_Other</text:p>
          </table:table-cell>
          <table:table-cell office:value-type="string" calcext:value-type="string">
            <text:p>Prod_Merc_Positions_Long_Other</text:p>
          </table:table-cell>
          <table:table-cell office:value-type="string" calcext:value-type="string">
            <text:p>Prod_Merc_Positions_Short_Other</text:p>
          </table:table-cell>
          <table:table-cell office:value-type="string" calcext:value-type="string">
            <text:p>Swap_Positions_Long_Other</text:p>
          </table:table-cell>
          <table:table-cell office:value-type="string" calcext:value-type="string">
            <text:p>Swap_Positions_Short_Other</text:p>
          </table:table-cell>
          <table:table-cell office:value-type="string" calcext:value-type="string">
            <text:p>Swap_Positions_Spread_Other</text:p>
          </table:table-cell>
          <table:table-cell office:value-type="string" calcext:value-type="string">
            <text:p>M_Money_Positions_Long_Other</text:p>
          </table:table-cell>
          <table:table-cell office:value-type="string" calcext:value-type="string">
            <text:p>M_Money_Positions_Short_Other</text:p>
          </table:table-cell>
          <table:table-cell office:value-type="string" calcext:value-type="string">
            <text:p>M_Money_Positions_Spread_Other</text:p>
          </table:table-cell>
          <table:table-cell office:value-type="string" calcext:value-type="string">
            <text:p>Other_Rept_Positions_Long_Other</text:p>
          </table:table-cell>
          <table:table-cell office:value-type="string" calcext:value-type="string">
            <text:p>Other_Rept_Positions_Short_Other</text:p>
          </table:table-cell>
          <table:table-cell office:value-type="string" calcext:value-type="string">
            <text:p>Other_Rept_Positions_Spread_Othr</text:p>
          </table:table-cell>
          <table:table-cell office:value-type="string" calcext:value-type="string">
            <text:p>Tot_Rept_Positions_Long_Other</text:p>
          </table:table-cell>
          <table:table-cell office:value-type="string" calcext:value-type="string">
            <text:p>Tot_Rept_Positions_Short_Other</text:p>
          </table:table-cell>
          <table:table-cell office:value-type="string" calcext:value-type="string">
            <text:p>NonRept_Positions_Long_Other</text:p>
          </table:table-cell>
          <table:table-cell office:value-type="string" calcext:value-type="string">
            <text:p>NonRept_Positions_Short_Other</text:p>
          </table:table-cell>
          <table:table-cell office:value-type="string" calcext:value-type="string">
            <text:p>Change_in_Open_Interest_All</text:p>
          </table:table-cell>
          <table:table-cell office:value-type="string" calcext:value-type="string">
            <text:p>Change_in_Prod_Merc_Long_All</text:p>
          </table:table-cell>
          <table:table-cell office:value-type="string" calcext:value-type="string">
            <text:p>Change_in_Prod_Merc_Short_All</text:p>
          </table:table-cell>
          <table:table-cell office:value-type="string" calcext:value-type="string">
            <text:p>Change_in_Swap_Long_All</text:p>
          </table:table-cell>
          <table:table-cell office:value-type="string" calcext:value-type="string">
            <text:p>Change_in_Swap_Short_All</text:p>
          </table:table-cell>
          <table:table-cell office:value-type="string" calcext:value-type="string">
            <text:p>Change_in_Swap_Spread_All</text:p>
          </table:table-cell>
          <table:table-cell office:value-type="string" calcext:value-type="string">
            <text:p>Change_in_M_Money_Long_All</text:p>
          </table:table-cell>
          <table:table-cell office:value-type="string" calcext:value-type="string">
            <text:p>Change_in_M_Money_Short_All</text:p>
          </table:table-cell>
          <table:table-cell office:value-type="string" calcext:value-type="string">
            <text:p>Change_in_M_Money_Spread_All</text:p>
          </table:table-cell>
          <table:table-cell office:value-type="string" calcext:value-type="string">
            <text:p>Change_in_Other_Rept_Long_All</text:p>
          </table:table-cell>
          <table:table-cell office:value-type="string" calcext:value-type="string">
            <text:p>Change_in_Other_Rept_Short_All</text:p>
          </table:table-cell>
          <table:table-cell office:value-type="string" calcext:value-type="string">
            <text:p>Change_in_Other_Rept_Spread_All</text:p>
          </table:table-cell>
          <table:table-cell office:value-type="string" calcext:value-type="string">
            <text:p>Change_in_Tot_Rept_Long_All</text:p>
          </table:table-cell>
          <table:table-cell office:value-type="string" calcext:value-type="string">
            <text:p>Change_in_Tot_Rept_Short_All</text:p>
          </table:table-cell>
          <table:table-cell office:value-type="string" calcext:value-type="string">
            <text:p>Change_in_NonRept_Long_All</text:p>
          </table:table-cell>
          <table:table-cell office:value-type="string" calcext:value-type="string">
            <text:p>Change_in_NonRept_Short_All</text:p>
          </table:table-cell>
          <table:table-cell office:value-type="string" calcext:value-type="string">
            <text:p>Pct_of_Open_Interest_All</text:p>
          </table:table-cell>
          <table:table-cell office:value-type="string" calcext:value-type="string">
            <text:p>Pct_of_OI_Prod_Merc_Long_All</text:p>
          </table:table-cell>
          <table:table-cell office:value-type="string" calcext:value-type="string">
            <text:p>Pct_of_OI_Prod_Merc_Short_All</text:p>
          </table:table-cell>
          <table:table-cell office:value-type="string" calcext:value-type="string">
            <text:p>Pct_of_OI_Swap_Long_All</text:p>
          </table:table-cell>
          <table:table-cell office:value-type="string" calcext:value-type="string">
            <text:p>Pct_of_OI_Swap_Short_All</text:p>
          </table:table-cell>
          <table:table-cell office:value-type="string" calcext:value-type="string">
            <text:p>Pct_of_OI_Swap_Spread_All</text:p>
          </table:table-cell>
          <table:table-cell office:value-type="string" calcext:value-type="string">
            <text:p>Pct_of_OI_M_Money_Long_All</text:p>
          </table:table-cell>
          <table:table-cell office:value-type="string" calcext:value-type="string">
            <text:p>Pct_of_OI_M_Money_Short_All</text:p>
          </table:table-cell>
          <table:table-cell office:value-type="string" calcext:value-type="string">
            <text:p>Pct_of_OI_M_Money_Spread_All</text:p>
          </table:table-cell>
          <table:table-cell office:value-type="string" calcext:value-type="string">
            <text:p>Pct_of_OI_Other_Rept_Long_All</text:p>
          </table:table-cell>
          <table:table-cell office:value-type="string" calcext:value-type="string">
            <text:p>Pct_of_OI_Other_Rept_Short_All</text:p>
          </table:table-cell>
          <table:table-cell office:value-type="string" calcext:value-type="string">
            <text:p>Pct_of_OI_Other_Rept_Spread_All</text:p>
          </table:table-cell>
          <table:table-cell office:value-type="string" calcext:value-type="string">
            <text:p>Pct_of_OI_Tot_Rept_Long_All</text:p>
          </table:table-cell>
          <table:table-cell office:value-type="string" calcext:value-type="string">
            <text:p>Pct_of_OI_Tot_Rept_Short_All</text:p>
          </table:table-cell>
          <table:table-cell office:value-type="string" calcext:value-type="string">
            <text:p>Pct_of_OI_NonRept_Long_All</text:p>
          </table:table-cell>
          <table:table-cell office:value-type="string" calcext:value-type="string">
            <text:p>Pct_of_OI_NonRept_Short_All</text:p>
          </table:table-cell>
          <table:table-cell office:value-type="string" calcext:value-type="string">
            <text:p>Pct_of_Open_Interest_Old</text:p>
          </table:table-cell>
          <table:table-cell office:value-type="string" calcext:value-type="string">
            <text:p>Pct_of_OI_Prod_Merc_Long_Old</text:p>
          </table:table-cell>
          <table:table-cell office:value-type="string" calcext:value-type="string">
            <text:p>Pct_of_OI_Prod_Merc_Short_Old</text:p>
          </table:table-cell>
          <table:table-cell office:value-type="string" calcext:value-type="string">
            <text:p>Pct_of_OI_Swap_Long_Old</text:p>
          </table:table-cell>
          <table:table-cell office:value-type="string" calcext:value-type="string">
            <text:p>Pct_of_OI_Swap_Short_Old</text:p>
          </table:table-cell>
          <table:table-cell office:value-type="string" calcext:value-type="string">
            <text:p>Pct_of_OI_Swap_Spread_Old</text:p>
          </table:table-cell>
          <table:table-cell office:value-type="string" calcext:value-type="string">
            <text:p>Pct_of_OI_M_Money_Long_Old</text:p>
          </table:table-cell>
          <table:table-cell office:value-type="string" calcext:value-type="string">
            <text:p>Pct_of_OI_M_Money_Short_Old</text:p>
          </table:table-cell>
          <table:table-cell office:value-type="string" calcext:value-type="string">
            <text:p>Pct_of_OI_M_Money_Spread_Old</text:p>
          </table:table-cell>
          <table:table-cell office:value-type="string" calcext:value-type="string">
            <text:p>Pct_of_OI_Other_Rept_Long_Old</text:p>
          </table:table-cell>
          <table:table-cell office:value-type="string" calcext:value-type="string">
            <text:p>Pct_of_OI_Other_Rept_Short_Old</text:p>
          </table:table-cell>
          <table:table-cell office:value-type="string" calcext:value-type="string">
            <text:p>Pct_of_OI_Other_Rept_Spread_Old</text:p>
          </table:table-cell>
          <table:table-cell office:value-type="string" calcext:value-type="string">
            <text:p>Pct_of_OI_Tot_Rept_Long_Old</text:p>
          </table:table-cell>
          <table:table-cell office:value-type="string" calcext:value-type="string">
            <text:p>Pct_of_OI_Tot_Rept_Short_Old</text:p>
          </table:table-cell>
          <table:table-cell office:value-type="string" calcext:value-type="string">
            <text:p>Pct_of_OI_NonRept_Long_Old</text:p>
          </table:table-cell>
          <table:table-cell office:value-type="string" calcext:value-type="string">
            <text:p>Pct_of_OI_NonRept_Short_Old</text:p>
          </table:table-cell>
          <table:table-cell office:value-type="string" calcext:value-type="string">
            <text:p>Pct_of_Open_Interest_Other</text:p>
          </table:table-cell>
          <table:table-cell office:value-type="string" calcext:value-type="string">
            <text:p>Pct_of_OI_Prod_Merc_Long_Other</text:p>
          </table:table-cell>
          <table:table-cell office:value-type="string" calcext:value-type="string">
            <text:p>Pct_of_OI_Prod_Merc_Short_Other</text:p>
          </table:table-cell>
          <table:table-cell office:value-type="string" calcext:value-type="string">
            <text:p>Pct_of_OI_Swap_Long_Other</text:p>
          </table:table-cell>
          <table:table-cell office:value-type="string" calcext:value-type="string">
            <text:p>Pct_of_OI_Swap_Short_Other</text:p>
          </table:table-cell>
          <table:table-cell office:value-type="string" calcext:value-type="string">
            <text:p>Pct_of_OI_Swap_Spread_Other</text:p>
          </table:table-cell>
          <table:table-cell office:value-type="string" calcext:value-type="string">
            <text:p>Pct_of_OI_M_Money_Long_Other</text:p>
          </table:table-cell>
          <table:table-cell office:value-type="string" calcext:value-type="string">
            <text:p>Pct_of_OI_M_Money_Short_Other</text:p>
          </table:table-cell>
          <table:table-cell office:value-type="string" calcext:value-type="string">
            <text:p>Pct_of_OI_M_Money_Spread_Other</text:p>
          </table:table-cell>
          <table:table-cell office:value-type="string" calcext:value-type="string">
            <text:p>Pct_of_OI_Other_Rept_Long_Other</text:p>
          </table:table-cell>
          <table:table-cell office:value-type="string" calcext:value-type="string">
            <text:p>Pct_of_OI_Other_Rept_Short_Other</text:p>
          </table:table-cell>
          <table:table-cell office:value-type="string" calcext:value-type="string">
            <text:p>Pct_of_OI_Other_Rept_Spread_Othr</text:p>
          </table:table-cell>
          <table:table-cell office:value-type="string" calcext:value-type="string">
            <text:p>Pct_of_OI_Tot_Rept_Long_Other</text:p>
          </table:table-cell>
          <table:table-cell office:value-type="string" calcext:value-type="string">
            <text:p>Pct_of_OI_Tot_Rept_Short_Other</text:p>
          </table:table-cell>
          <table:table-cell office:value-type="string" calcext:value-type="string">
            <text:p>Pct_of_OI_NonRept_Long_Other</text:p>
          </table:table-cell>
          <table:table-cell office:value-type="string" calcext:value-type="string">
            <text:p>Pct_of_OI_NonRept_Short_Other</text:p>
          </table:table-cell>
          <table:table-cell office:value-type="string" calcext:value-type="string">
            <text:p>Traders_Tot_All</text:p>
          </table:table-cell>
          <table:table-cell office:value-type="string" calcext:value-type="string">
            <text:p>Traders_Prod_Merc_Long_All</text:p>
          </table:table-cell>
          <table:table-cell office:value-type="string" calcext:value-type="string">
            <text:p>Traders_Prod_Merc_Short_All</text:p>
          </table:table-cell>
          <table:table-cell office:value-type="string" calcext:value-type="string">
            <text:p>Traders_Swap_Long_All</text:p>
          </table:table-cell>
          <table:table-cell office:value-type="string" calcext:value-type="string">
            <text:p>Traders_Swap_Short_All</text:p>
          </table:table-cell>
          <table:table-cell office:value-type="string" calcext:value-type="string">
            <text:p>Traders_Swap_Spread_All</text:p>
          </table:table-cell>
          <table:table-cell office:value-type="string" calcext:value-type="string">
            <text:p>Traders_M_Money_Long_All</text:p>
          </table:table-cell>
          <table:table-cell office:value-type="string" calcext:value-type="string">
            <text:p>Traders_M_Money_Short_All</text:p>
          </table:table-cell>
          <table:table-cell office:value-type="string" calcext:value-type="string">
            <text:p>Traders_M_Money_Spread_All</text:p>
          </table:table-cell>
          <table:table-cell office:value-type="string" calcext:value-type="string">
            <text:p>Traders_Other_Rept_Long_All</text:p>
          </table:table-cell>
          <table:table-cell office:value-type="string" calcext:value-type="string">
            <text:p>Traders_Other_Rept_Short_All</text:p>
          </table:table-cell>
          <table:table-cell office:value-type="string" calcext:value-type="string">
            <text:p>Traders_Other_Rept_Spread_All</text:p>
          </table:table-cell>
          <table:table-cell office:value-type="string" calcext:value-type="string">
            <text:p>Traders_Tot_Rept_Long_All</text:p>
          </table:table-cell>
          <table:table-cell office:value-type="string" calcext:value-type="string">
            <text:p>Traders_Tot_Rept_Short_All</text:p>
          </table:table-cell>
          <table:table-cell office:value-type="string" calcext:value-type="string">
            <text:p>Traders_Tot_Old</text:p>
          </table:table-cell>
          <table:table-cell office:value-type="string" calcext:value-type="string">
            <text:p>Traders_Prod_Merc_Long_Old</text:p>
          </table:table-cell>
          <table:table-cell office:value-type="string" calcext:value-type="string">
            <text:p>Traders_Prod_Merc_Short_Old</text:p>
          </table:table-cell>
          <table:table-cell office:value-type="string" calcext:value-type="string">
            <text:p>Traders_Swap_Long_Old</text:p>
          </table:table-cell>
          <table:table-cell office:value-type="string" calcext:value-type="string">
            <text:p>Traders_Swap_Short_Old</text:p>
          </table:table-cell>
          <table:table-cell office:value-type="string" calcext:value-type="string">
            <text:p>Traders_Swap_Spread_Old</text:p>
          </table:table-cell>
          <table:table-cell office:value-type="string" calcext:value-type="string">
            <text:p>Traders_M_Money_Long_Old</text:p>
          </table:table-cell>
          <table:table-cell office:value-type="string" calcext:value-type="string">
            <text:p>Traders_M_Money_Short_Old</text:p>
          </table:table-cell>
          <table:table-cell office:value-type="string" calcext:value-type="string">
            <text:p>Traders_M_Money_Spread_Old</text:p>
          </table:table-cell>
          <table:table-cell office:value-type="string" calcext:value-type="string">
            <text:p>Traders_Other_Rept_Long_Old</text:p>
          </table:table-cell>
          <table:table-cell office:value-type="string" calcext:value-type="string">
            <text:p>Traders_Other_Rept_Short_Old</text:p>
          </table:table-cell>
          <table:table-cell office:value-type="string" calcext:value-type="string">
            <text:p>Traders_Other_Rept_Spread_Old</text:p>
          </table:table-cell>
          <table:table-cell office:value-type="string" calcext:value-type="string">
            <text:p>Traders_Tot_Rept_Long_Old</text:p>
          </table:table-cell>
          <table:table-cell office:value-type="string" calcext:value-type="string">
            <text:p>Traders_Tot_Rept_Short_Old</text:p>
          </table:table-cell>
          <table:table-cell office:value-type="string" calcext:value-type="string">
            <text:p>Traders_Tot_Other</text:p>
          </table:table-cell>
          <table:table-cell office:value-type="string" calcext:value-type="string">
            <text:p>Traders_Prod_Merc_Long_Other</text:p>
          </table:table-cell>
          <table:table-cell office:value-type="string" calcext:value-type="string">
            <text:p>Traders_Prod_Merc_Short_Other</text:p>
          </table:table-cell>
          <table:table-cell office:value-type="string" calcext:value-type="string">
            <text:p>Traders_Swap_Long_Other</text:p>
          </table:table-cell>
          <table:table-cell office:value-type="string" calcext:value-type="string">
            <text:p>Traders_Swap_Short_Other</text:p>
          </table:table-cell>
          <table:table-cell office:value-type="string" calcext:value-type="string">
            <text:p>Traders_Swap_Spread_Other</text:p>
          </table:table-cell>
          <table:table-cell office:value-type="string" calcext:value-type="string">
            <text:p>Traders_M_Money_Long_Other</text:p>
          </table:table-cell>
          <table:table-cell office:value-type="string" calcext:value-type="string">
            <text:p>Traders_M_Money_Short_Other</text:p>
          </table:table-cell>
          <table:table-cell office:value-type="string" calcext:value-type="string">
            <text:p>Traders_M_Money_Spread_Other</text:p>
          </table:table-cell>
          <table:table-cell office:value-type="string" calcext:value-type="string">
            <text:p>Traders_Other_Rept_Long_Other</text:p>
          </table:table-cell>
          <table:table-cell office:value-type="string" calcext:value-type="string">
            <text:p>Traders_Other_Rept_Short_Other</text:p>
          </table:table-cell>
          <table:table-cell office:value-type="string" calcext:value-type="string">
            <text:p>Traders_Other_Rept_Spread_Other</text:p>
          </table:table-cell>
          <table:table-cell office:value-type="string" calcext:value-type="string">
            <text:p>Traders_Tot_Rept_Long_Other</text:p>
          </table:table-cell>
          <table:table-cell office:value-type="string" calcext:value-type="string">
            <text:p>Traders_Tot_Rept_Short_Other</text:p>
          </table:table-cell>
          <table:table-cell office:value-type="string" calcext:value-type="string">
            <text:p>Conc_Gross_LE_4_TDR_Long_All</text:p>
          </table:table-cell>
          <table:table-cell office:value-type="string" calcext:value-type="string">
            <text:p>Conc_Gross_LE_4_TDR_Short_All</text:p>
          </table:table-cell>
          <table:table-cell office:value-type="string" calcext:value-type="string">
            <text:p>Conc_Gross_LE_8_TDR_Long_All</text:p>
          </table:table-cell>
          <table:table-cell office:value-type="string" calcext:value-type="string">
            <text:p>Conc_Gross_LE_8_TDR_Short_All</text:p>
          </table:table-cell>
          <table:table-cell office:value-type="string" calcext:value-type="string">
            <text:p>Conc_Net_LE_4_TDR_Long_All</text:p>
          </table:table-cell>
          <table:table-cell office:value-type="string" calcext:value-type="string">
            <text:p>Conc_Net_LE_4_TDR_Short_All</text:p>
          </table:table-cell>
          <table:table-cell office:value-type="string" calcext:value-type="string">
            <text:p>Conc_Net_LE_8_TDR_Long_All</text:p>
          </table:table-cell>
          <table:table-cell office:value-type="string" calcext:value-type="string">
            <text:p>Conc_Net_LE_8_TDR_Short_All</text:p>
          </table:table-cell>
          <table:table-cell office:value-type="string" calcext:value-type="string">
            <text:p>Conc_Gross_LE_4_TDR_Long_Old</text:p>
          </table:table-cell>
          <table:table-cell office:value-type="string" calcext:value-type="string">
            <text:p>Conc_Gross_LE_4_TDR_Short_Old</text:p>
          </table:table-cell>
          <table:table-cell office:value-type="string" calcext:value-type="string">
            <text:p>Conc_Gross_LE_8_TDR_Long_Old</text:p>
          </table:table-cell>
          <table:table-cell office:value-type="string" calcext:value-type="string">
            <text:p>Conc_Gross_LE_8_TDR_Short_Old</text:p>
          </table:table-cell>
          <table:table-cell office:value-type="string" calcext:value-type="string">
            <text:p>Conc_Net_LE_4_TDR_Long_Old</text:p>
          </table:table-cell>
          <table:table-cell office:value-type="string" calcext:value-type="string">
            <text:p>Conc_Net_LE_4_TDR_Short_Old</text:p>
          </table:table-cell>
          <table:table-cell office:value-type="string" calcext:value-type="string">
            <text:p>Conc_Net_LE_8_TDR_Long_Old</text:p>
          </table:table-cell>
          <table:table-cell office:value-type="string" calcext:value-type="string">
            <text:p>Conc_Net_LE_8_TDR_Short_Old</text:p>
          </table:table-cell>
          <table:table-cell office:value-type="string" calcext:value-type="string">
            <text:p>Conc_Gross_LE_4_TDR_Long_Other</text:p>
          </table:table-cell>
          <table:table-cell office:value-type="string" calcext:value-type="string">
            <text:p>Conc_Gross_LE_4_TDR_Short_Other</text:p>
          </table:table-cell>
          <table:table-cell office:value-type="string" calcext:value-type="string">
            <text:p>Conc_Gross_LE_8_TDR_Long_Other</text:p>
          </table:table-cell>
          <table:table-cell office:value-type="string" calcext:value-type="string">
            <text:p>Conc_Gross_LE_8_TDR_Short_Other</text:p>
          </table:table-cell>
          <table:table-cell office:value-type="string" calcext:value-type="string">
            <text:p>Conc_Net_LE_4_TDR_Long_Other</text:p>
          </table:table-cell>
          <table:table-cell office:value-type="string" calcext:value-type="string">
            <text:p>Conc_Net_LE_4_TDR_Short_Other</text:p>
          </table:table-cell>
          <table:table-cell office:value-type="string" calcext:value-type="string">
            <text:p>Conc_Net_LE_8_TDR_Long_Other</text:p>
          </table:table-cell>
          <table:table-cell office:value-type="string" calcext:value-type="string">
            <text:p>Conc_Net_LE_8_TDR_Short_Other</text:p>
          </table:table-cell>
          <table:table-cell office:value-type="string" calcext:value-type="string">
            <text:p>Contract_Units</text:p>
          </table:table-cell>
          <table:table-cell office:value-type="string" calcext:value-type="string">
            <text:p>CFTC_SubGroup_Code</text:p>
          </table:table-cell>
          <table:table-cell office:value-type="string" calcext:value-type="string">
            <text:p>FutOnly_or_Combined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31" calcext:value-type="float">
            <text:p>181231</text:p>
          </table:table-cell>
          <table:table-cell office:value-type="float" office:value="43465" calcext:value-type="float">
            <text:p>43465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4984605" calcext:value-type="float">
            <text:p>4984605</text:p>
          </table:table-cell>
          <table:table-cell office:value-type="float" office:value="3293061" calcext:value-type="float">
            <text:p>3293061</text:p>
          </table:table-cell>
          <table:table-cell office:value-type="float" office:value="940477" calcext:value-type="float">
            <text:p>940477</text:p>
          </table:table-cell>
          <table:table-cell office:value-type="float" office:value="585105" calcext:value-type="float">
            <text:p>585105</text:p>
          </table:table-cell>
          <table:table-cell office:value-type="float" office:value="3140826" calcext:value-type="float">
            <text:p>3140826</text:p>
          </table:table-cell>
          <table:table-cell office:value-type="float" office:value="300071" calcext:value-type="float">
            <text:p>300071</text:p>
          </table:table-cell>
          <table:table-cell office:value-type="float" office:value="70399" calcext:value-type="float">
            <text:p>70399</text:p>
          </table:table-cell>
          <table:table-cell office:value-type="float" office:value="29298" calcext:value-type="float">
            <text:p>29298</text:p>
          </table:table-cell>
          <table:table-cell office:value-type="float" office:value="233127" calcext:value-type="float">
            <text:p>233127</text:p>
          </table:table-cell>
          <table:table-cell office:value-type="float" office:value="159810" calcext:value-type="float">
            <text:p>159810</text:p>
          </table:table-cell>
          <table:table-cell office:value-type="float" office:value="30359" calcext:value-type="float">
            <text:p>30359</text:p>
          </table:table-cell>
          <table:table-cell office:value-type="float" office:value="301750" calcext:value-type="float">
            <text:p>301750</text:p>
          </table:table-cell>
          <table:table-cell office:value-type="float" office:value="4943323" calcext:value-type="float">
            <text:p>4943323</text:p>
          </table:table-cell>
          <table:table-cell office:value-type="float" office:value="4975908" calcext:value-type="float">
            <text:p>4975908</text:p>
          </table:table-cell>
          <table:table-cell office:value-type="float" office:value="41282" calcext:value-type="float">
            <text:p>41282</text:p>
          </table:table-cell>
          <table:table-cell office:value-type="float" office:value="8697" calcext:value-type="float">
            <text:p>8697</text:p>
          </table:table-cell>
          <table:table-cell office:value-type="float" office:value="4984605" calcext:value-type="float">
            <text:p>4984605</text:p>
          </table:table-cell>
          <table:table-cell office:value-type="float" office:value="3293061" calcext:value-type="float">
            <text:p>3293061</text:p>
          </table:table-cell>
          <table:table-cell office:value-type="float" office:value="940477" calcext:value-type="float">
            <text:p>940477</text:p>
          </table:table-cell>
          <table:table-cell office:value-type="float" office:value="585105" calcext:value-type="float">
            <text:p>585105</text:p>
          </table:table-cell>
          <table:table-cell office:value-type="float" office:value="3140826" calcext:value-type="float">
            <text:p>3140826</text:p>
          </table:table-cell>
          <table:table-cell office:value-type="float" office:value="300071" calcext:value-type="float">
            <text:p>300071</text:p>
          </table:table-cell>
          <table:table-cell office:value-type="float" office:value="70399" calcext:value-type="float">
            <text:p>70399</text:p>
          </table:table-cell>
          <table:table-cell office:value-type="float" office:value="29298" calcext:value-type="float">
            <text:p>29298</text:p>
          </table:table-cell>
          <table:table-cell office:value-type="float" office:value="233127" calcext:value-type="float">
            <text:p>233127</text:p>
          </table:table-cell>
          <table:table-cell office:value-type="float" office:value="159810" calcext:value-type="float">
            <text:p>159810</text:p>
          </table:table-cell>
          <table:table-cell office:value-type="float" office:value="30359" calcext:value-type="float">
            <text:p>30359</text:p>
          </table:table-cell>
          <table:table-cell office:value-type="float" office:value="301750" calcext:value-type="float">
            <text:p>301750</text:p>
          </table:table-cell>
          <table:table-cell office:value-type="float" office:value="4943323" calcext:value-type="float">
            <text:p>4943323</text:p>
          </table:table-cell>
          <table:table-cell office:value-type="float" office:value="4975908" calcext:value-type="float">
            <text:p>4975908</text:p>
          </table:table-cell>
          <table:table-cell office:value-type="float" office:value="41282" calcext:value-type="float">
            <text:p>41282</text:p>
          </table:table-cell>
          <table:table-cell office:value-type="float" office:value="8697" calcext:value-type="float">
            <text:p>869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70223" calcext:value-type="float">
            <text:p>-270223</text:p>
          </table:table-cell>
          <table:table-cell office:value-type="float" office:value="-213756" calcext:value-type="float">
            <text:p>-213756</text:p>
          </table:table-cell>
          <table:table-cell office:value-type="float" office:value="-60725" calcext:value-type="float">
            <text:p>-60725</text:p>
          </table:table-cell>
          <table:table-cell office:value-type="float" office:value="-7500" calcext:value-type="float">
            <text:p>-7500</text:p>
          </table:table-cell>
          <table:table-cell office:value-type="float" office:value="-164821" calcext:value-type="float">
            <text:p>-164821</text:p>
          </table:table-cell>
          <table:table-cell office:value-type="float" office:value="-9645" calcext:value-type="float">
            <text:p>-9645</text:p>
          </table:table-cell>
          <table:table-cell office:value-type="float" office:value="-21968" calcext:value-type="float">
            <text:p>-21968</text:p>
          </table:table-cell>
          <table:table-cell office:value-type="float" office:value="443" calcext:value-type="float">
            <text:p>443</text:p>
          </table:table-cell>
          <table:table-cell office:value-type="float" office:value="5265" calcext:value-type="float">
            <text:p>5265</text:p>
          </table:table-cell>
          <table:table-cell office:value-type="float" office:value="13602" calcext:value-type="float">
            <text:p>13602</text:p>
          </table:table-cell>
          <table:table-cell office:value-type="float" office:value="-2865" calcext:value-type="float">
            <text:p>-2865</text:p>
          </table:table-cell>
          <table:table-cell office:value-type="float" office:value="-39173" calcext:value-type="float">
            <text:p>-39173</text:p>
          </table:table-cell>
          <table:table-cell office:value-type="float" office:value="-273175" calcext:value-type="float">
            <text:p>-273175</text:p>
          </table:table-cell>
          <table:table-cell office:value-type="float" office:value="-271521" calcext:value-type="float">
            <text:p>-271521</text:p>
          </table:table-cell>
          <table:table-cell office:value-type="float" office:value="2952" calcext:value-type="float">
            <text:p>2952</text:p>
          </table:table-cell>
          <table:table-cell office:value-type="float" office:value="1298" calcext:value-type="float">
            <text:p>1298</text:p>
          </table:table-cell>
          <table:table-cell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office:value-type="float" office:value="18.9" calcext:value-type="float">
            <text:p>18.9</text:p>
          </table:table-cell>
          <table:table-cell office:value-type="float" office:value="11.7" calcext:value-type="float">
            <text:p>11.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6.1" calcext:value-type="float">
            <text:p>6.1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office:value-type="float" office:value="18.9" calcext:value-type="float">
            <text:p>18.9</text:p>
          </table:table-cell>
          <table:table-cell office:value-type="float" office:value="11.7" calcext:value-type="float">
            <text:p>11.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6.1" calcext:value-type="float">
            <text:p>6.1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office:value-type="float" office:value="207" calcext:value-type="float">
            <text:p>207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42.9" calcext:value-type="float">
            <text:p>42.9</text:p>
          </table:table-cell>
          <table:table-cell office:value-type="float" office:value="41.8" calcext:value-type="float">
            <text:p>41.8</text:p>
          </table:table-cell>
          <table:table-cell office:value-type="float" office:value="59.2" calcext:value-type="float">
            <text:p>59.2</text:p>
          </table:table-cell>
          <table:table-cell office:value-type="float" office:value="22.7" calcext:value-type="float">
            <text:p>22.7</text:p>
          </table:table-cell>
          <table:table-cell office:value-type="float" office:value="42.3" calcext:value-type="float">
            <text:p>42.3</text:p>
          </table:table-cell>
          <table:table-cell office:value-type="float" office:value="38.2" calcext:value-type="float">
            <text:p>38.2</text:p>
          </table:table-cell>
          <table:table-cell office:value-type="float" office:value="56.5" calcext:value-type="float">
            <text:p>56.5</text:p>
          </table:table-cell>
          <table:table-cell office:value-type="float" office:value="24.6" calcext:value-type="float">
            <text:p>24.6</text:p>
          </table:table-cell>
          <table:table-cell office:value-type="float" office:value="42.9" calcext:value-type="float">
            <text:p>42.9</text:p>
          </table:table-cell>
          <table:table-cell office:value-type="float" office:value="41.8" calcext:value-type="float">
            <text:p>41.8</text:p>
          </table:table-cell>
          <table:table-cell office:value-type="float" office:value="59.2" calcext:value-type="float">
            <text:p>59.2</text:p>
          </table:table-cell>
          <table:table-cell office:value-type="float" office:value="22.7" calcext:value-type="float">
            <text:p>22.7</text:p>
          </table:table-cell>
          <table:table-cell office:value-type="float" office:value="42.3" calcext:value-type="float">
            <text:p>42.3</text:p>
          </table:table-cell>
          <table:table-cell office:value-type="float" office:value="38.2" calcext:value-type="float">
            <text:p>38.2</text:p>
          </table:table-cell>
          <table:table-cell office:value-type="float" office:value="56.5" calcext:value-type="float">
            <text:p>56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24" calcext:value-type="float">
            <text:p>181224</text:p>
          </table:table-cell>
          <table:table-cell office:value-type="float" office:value="43458" calcext:value-type="float">
            <text:p>43458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54828" calcext:value-type="float">
            <text:p>5254828</text:p>
          </table:table-cell>
          <table:table-cell office:value-type="float" office:value="3506817" calcext:value-type="float">
            <text:p>3506817</text:p>
          </table:table-cell>
          <table:table-cell office:value-type="float" office:value="1001202" calcext:value-type="float">
            <text:p>1001202</text:p>
          </table:table-cell>
          <table:table-cell office:value-type="float" office:value="592605" calcext:value-type="float">
            <text:p>592605</text:p>
          </table:table-cell>
          <table:table-cell office:value-type="float" office:value="3305647" calcext:value-type="float">
            <text:p>3305647</text:p>
          </table:table-cell>
          <table:table-cell office:value-type="float" office:value="309716" calcext:value-type="float">
            <text:p>309716</text:p>
          </table:table-cell>
          <table:table-cell office:value-type="float" office:value="92367" calcext:value-type="float">
            <text:p>92367</text:p>
          </table:table-cell>
          <table:table-cell office:value-type="float" office:value="28855" calcext:value-type="float">
            <text:p>28855</text:p>
          </table:table-cell>
          <table:table-cell office:value-type="float" office:value="227862" calcext:value-type="float">
            <text:p>227862</text:p>
          </table:table-cell>
          <table:table-cell office:value-type="float" office:value="146208" calcext:value-type="float">
            <text:p>146208</text:p>
          </table:table-cell>
          <table:table-cell office:value-type="float" office:value="33224" calcext:value-type="float">
            <text:p>33224</text:p>
          </table:table-cell>
          <table:table-cell office:value-type="float" office:value="340923" calcext:value-type="float">
            <text:p>340923</text:p>
          </table:table-cell>
          <table:table-cell office:value-type="float" office:value="5216498" calcext:value-type="float">
            <text:p>5216498</text:p>
          </table:table-cell>
          <table:table-cell office:value-type="float" office:value="5247429" calcext:value-type="float">
            <text:p>5247429</text:p>
          </table:table-cell>
          <table:table-cell office:value-type="float" office:value="38330" calcext:value-type="float">
            <text:p>38330</text:p>
          </table:table-cell>
          <table:table-cell office:value-type="float" office:value="7399" calcext:value-type="float">
            <text:p>7399</text:p>
          </table:table-cell>
          <table:table-cell office:value-type="float" office:value="5254828" calcext:value-type="float">
            <text:p>5254828</text:p>
          </table:table-cell>
          <table:table-cell office:value-type="float" office:value="3506817" calcext:value-type="float">
            <text:p>3506817</text:p>
          </table:table-cell>
          <table:table-cell office:value-type="float" office:value="1001202" calcext:value-type="float">
            <text:p>1001202</text:p>
          </table:table-cell>
          <table:table-cell office:value-type="float" office:value="592605" calcext:value-type="float">
            <text:p>592605</text:p>
          </table:table-cell>
          <table:table-cell office:value-type="float" office:value="3305647" calcext:value-type="float">
            <text:p>3305647</text:p>
          </table:table-cell>
          <table:table-cell office:value-type="float" office:value="309716" calcext:value-type="float">
            <text:p>309716</text:p>
          </table:table-cell>
          <table:table-cell office:value-type="float" office:value="92367" calcext:value-type="float">
            <text:p>92367</text:p>
          </table:table-cell>
          <table:table-cell office:value-type="float" office:value="28855" calcext:value-type="float">
            <text:p>28855</text:p>
          </table:table-cell>
          <table:table-cell office:value-type="float" office:value="227862" calcext:value-type="float">
            <text:p>227862</text:p>
          </table:table-cell>
          <table:table-cell office:value-type="float" office:value="146208" calcext:value-type="float">
            <text:p>146208</text:p>
          </table:table-cell>
          <table:table-cell office:value-type="float" office:value="33224" calcext:value-type="float">
            <text:p>33224</text:p>
          </table:table-cell>
          <table:table-cell office:value-type="float" office:value="340923" calcext:value-type="float">
            <text:p>340923</text:p>
          </table:table-cell>
          <table:table-cell office:value-type="float" office:value="5216498" calcext:value-type="float">
            <text:p>5216498</text:p>
          </table:table-cell>
          <table:table-cell office:value-type="float" office:value="5247429" calcext:value-type="float">
            <text:p>5247429</text:p>
          </table:table-cell>
          <table:table-cell office:value-type="float" office:value="38330" calcext:value-type="float">
            <text:p>38330</text:p>
          </table:table-cell>
          <table:table-cell office:value-type="float" office:value="7399" calcext:value-type="float">
            <text:p>739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7282" calcext:value-type="float">
            <text:p>67282</text:p>
          </table:table-cell>
          <table:table-cell office:value-type="float" office:value="55245" calcext:value-type="float">
            <text:p>55245</text:p>
          </table:table-cell>
          <table:table-cell office:value-type="float" office:value="8580" calcext:value-type="float">
            <text:p>8580</text:p>
          </table:table-cell>
          <table:table-cell office:value-type="float" office:value="-10496" calcext:value-type="float">
            <text:p>-10496</text:p>
          </table:table-cell>
          <table:table-cell office:value-type="float" office:value="29311" calcext:value-type="float">
            <text:p>29311</text:p>
          </table:table-cell>
          <table:table-cell office:value-type="float" office:value="980" calcext:value-type="float">
            <text:p>980</text:p>
          </table:table-cell>
          <table:table-cell office:value-type="float" office:value="656" calcext:value-type="float">
            <text:p>656</text:p>
          </table:table-cell>
          <table:table-cell office:value-type="float" office:value="-5669" calcext:value-type="float">
            <text:p>-5669</text:p>
          </table:table-cell>
          <table:table-cell office:value-type="float" office:value="7321" calcext:value-type="float">
            <text:p>7321</text:p>
          </table:table-cell>
          <table:table-cell office:value-type="float" office:value="-21801" calcext:value-type="float">
            <text:p>-21801</text:p>
          </table:table-cell>
          <table:table-cell office:value-type="float" office:value="-7029" calcext:value-type="float">
            <text:p>-7029</text:p>
          </table:table-cell>
          <table:table-cell office:value-type="float" office:value="34437" calcext:value-type="float">
            <text:p>34437</text:p>
          </table:table-cell>
          <table:table-cell office:value-type="float" office:value="66342" calcext:value-type="float">
            <text:p>66342</text:p>
          </table:table-cell>
          <table:table-cell office:value-type="float" office:value="67931" calcext:value-type="float">
            <text:p>67931</text:p>
          </table:table-cell>
          <table:table-cell office:value-type="float" office:value="940" calcext:value-type="float">
            <text:p>940</text:p>
          </table:table-cell>
          <table:table-cell office:value-type="float" office:value="-649" calcext:value-type="float">
            <text:p>-649</text:p>
          </table:table-cell>
          <table:table-cell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19.1" calcext:value-type="float">
            <text:p>19.1</text:p>
          </table:table-cell>
          <table:table-cell office:value-type="float" office:value="11.3" calcext:value-type="float">
            <text:p>11.3</text:p>
          </table:table-cell>
          <table:table-cell office:value-type="float" office:value="62.9" calcext:value-type="float">
            <text:p>62.9</text:p>
          </table:table-cell>
          <table:table-cell office:value-type="float" office:value="5.9" calcext:value-type="float">
            <text:p>5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.5" calcext:value-type="float">
            <text:p>6.5</text:p>
          </table:table-cell>
          <table:table-cell office:value-type="float" office:value="99.3" calcext:value-type="float">
            <text:p>99.3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19.1" calcext:value-type="float">
            <text:p>19.1</text:p>
          </table:table-cell>
          <table:table-cell office:value-type="float" office:value="11.3" calcext:value-type="float">
            <text:p>11.3</text:p>
          </table:table-cell>
          <table:table-cell office:value-type="float" office:value="62.9" calcext:value-type="float">
            <text:p>62.9</text:p>
          </table:table-cell>
          <table:table-cell office:value-type="float" office:value="5.9" calcext:value-type="float">
            <text:p>5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.5" calcext:value-type="float">
            <text:p>6.5</text:p>
          </table:table-cell>
          <table:table-cell office:value-type="float" office:value="99.3" calcext:value-type="float">
            <text:p>99.3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227" calcext:value-type="float">
            <text:p>227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42.2" calcext:value-type="float">
            <text:p>42.2</text:p>
          </table:table-cell>
          <table:table-cell office:value-type="float" office:value="41" calcext:value-type="float">
            <text:p>41</text:p>
          </table:table-cell>
          <table:table-cell office:value-type="float" office:value="58.5" calcext:value-type="float">
            <text:p>58.5</text:p>
          </table:table-cell>
          <table:table-cell office:value-type="float" office:value="22.9" calcext:value-type="float">
            <text:p>22.9</text:p>
          </table:table-cell>
          <table:table-cell office:value-type="float" office:value="41.7" calcext:value-type="float">
            <text:p>41.7</text:p>
          </table:table-cell>
          <table:table-cell office:value-type="float" office:value="37.7" calcext:value-type="float">
            <text:p>37.7</text:p>
          </table:table-cell>
          <table:table-cell office:value-type="float" office:value="55.9" calcext:value-type="float">
            <text:p>55.9</text:p>
          </table:table-cell>
          <table:table-cell office:value-type="float" office:value="24.7" calcext:value-type="float">
            <text:p>24.7</text:p>
          </table:table-cell>
          <table:table-cell office:value-type="float" office:value="42.2" calcext:value-type="float">
            <text:p>42.2</text:p>
          </table:table-cell>
          <table:table-cell office:value-type="float" office:value="41" calcext:value-type="float">
            <text:p>41</text:p>
          </table:table-cell>
          <table:table-cell office:value-type="float" office:value="58.5" calcext:value-type="float">
            <text:p>58.5</text:p>
          </table:table-cell>
          <table:table-cell office:value-type="float" office:value="22.9" calcext:value-type="float">
            <text:p>22.9</text:p>
          </table:table-cell>
          <table:table-cell office:value-type="float" office:value="41.7" calcext:value-type="float">
            <text:p>41.7</text:p>
          </table:table-cell>
          <table:table-cell office:value-type="float" office:value="37.7" calcext:value-type="float">
            <text:p>37.7</text:p>
          </table:table-cell>
          <table:table-cell office:value-type="float" office:value="55.9" calcext:value-type="float">
            <text:p>55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18" calcext:value-type="float">
            <text:p>181218</text:p>
          </table:table-cell>
          <table:table-cell office:value-type="float" office:value="43452" calcext:value-type="float">
            <text:p>43452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87546" calcext:value-type="float">
            <text:p>5187546</text:p>
          </table:table-cell>
          <table:table-cell office:value-type="float" office:value="3451572" calcext:value-type="float">
            <text:p>3451572</text:p>
          </table:table-cell>
          <table:table-cell office:value-type="float" office:value="992622" calcext:value-type="float">
            <text:p>992622</text:p>
          </table:table-cell>
          <table:table-cell office:value-type="float" office:value="603101" calcext:value-type="float">
            <text:p>603101</text:p>
          </table:table-cell>
          <table:table-cell office:value-type="float" office:value="3276336" calcext:value-type="float">
            <text:p>3276336</text:p>
          </table:table-cell>
          <table:table-cell office:value-type="float" office:value="308736" calcext:value-type="float">
            <text:p>308736</text:p>
          </table:table-cell>
          <table:table-cell office:value-type="float" office:value="91711" calcext:value-type="float">
            <text:p>91711</text:p>
          </table:table-cell>
          <table:table-cell office:value-type="float" office:value="34524" calcext:value-type="float">
            <text:p>34524</text:p>
          </table:table-cell>
          <table:table-cell office:value-type="float" office:value="220541" calcext:value-type="float">
            <text:p>220541</text:p>
          </table:table-cell>
          <table:table-cell office:value-type="float" office:value="168009" calcext:value-type="float">
            <text:p>168009</text:p>
          </table:table-cell>
          <table:table-cell office:value-type="float" office:value="40253" calcext:value-type="float">
            <text:p>40253</text:p>
          </table:table-cell>
          <table:table-cell office:value-type="float" office:value="306486" calcext:value-type="float">
            <text:p>306486</text:p>
          </table:table-cell>
          <table:table-cell office:value-type="float" office:value="5150156" calcext:value-type="float">
            <text:p>5150156</text:p>
          </table:table-cell>
          <table:table-cell office:value-type="float" office:value="5179498" calcext:value-type="float">
            <text:p>5179498</text:p>
          </table:table-cell>
          <table:table-cell office:value-type="float" office:value="37390" calcext:value-type="float">
            <text:p>37390</text:p>
          </table:table-cell>
          <table:table-cell office:value-type="float" office:value="8048" calcext:value-type="float">
            <text:p>8048</text:p>
          </table:table-cell>
          <table:table-cell office:value-type="float" office:value="5187546" calcext:value-type="float">
            <text:p>5187546</text:p>
          </table:table-cell>
          <table:table-cell office:value-type="float" office:value="3451572" calcext:value-type="float">
            <text:p>3451572</text:p>
          </table:table-cell>
          <table:table-cell office:value-type="float" office:value="992622" calcext:value-type="float">
            <text:p>992622</text:p>
          </table:table-cell>
          <table:table-cell office:value-type="float" office:value="603101" calcext:value-type="float">
            <text:p>603101</text:p>
          </table:table-cell>
          <table:table-cell office:value-type="float" office:value="3276336" calcext:value-type="float">
            <text:p>3276336</text:p>
          </table:table-cell>
          <table:table-cell office:value-type="float" office:value="308736" calcext:value-type="float">
            <text:p>308736</text:p>
          </table:table-cell>
          <table:table-cell office:value-type="float" office:value="91711" calcext:value-type="float">
            <text:p>91711</text:p>
          </table:table-cell>
          <table:table-cell office:value-type="float" office:value="34524" calcext:value-type="float">
            <text:p>34524</text:p>
          </table:table-cell>
          <table:table-cell office:value-type="float" office:value="220541" calcext:value-type="float">
            <text:p>220541</text:p>
          </table:table-cell>
          <table:table-cell office:value-type="float" office:value="168009" calcext:value-type="float">
            <text:p>168009</text:p>
          </table:table-cell>
          <table:table-cell office:value-type="float" office:value="40253" calcext:value-type="float">
            <text:p>40253</text:p>
          </table:table-cell>
          <table:table-cell office:value-type="float" office:value="306486" calcext:value-type="float">
            <text:p>306486</text:p>
          </table:table-cell>
          <table:table-cell office:value-type="float" office:value="5150156" calcext:value-type="float">
            <text:p>5150156</text:p>
          </table:table-cell>
          <table:table-cell office:value-type="float" office:value="5179498" calcext:value-type="float">
            <text:p>5179498</text:p>
          </table:table-cell>
          <table:table-cell office:value-type="float" office:value="37390" calcext:value-type="float">
            <text:p>37390</text:p>
          </table:table-cell>
          <table:table-cell office:value-type="float" office:value="8048" calcext:value-type="float">
            <text:p>804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8236" calcext:value-type="float">
            <text:p>38236</text:p>
          </table:table-cell>
          <table:table-cell office:value-type="float" office:value="690" calcext:value-type="float">
            <text:p>690</text:p>
          </table:table-cell>
          <table:table-cell office:value-type="float" office:value="-9821" calcext:value-type="float">
            <text:p>-9821</text:p>
          </table:table-cell>
          <table:table-cell office:value-type="float" office:value="9725" calcext:value-type="float">
            <text:p>9725</text:p>
          </table:table-cell>
          <table:table-cell office:value-type="float" office:value="75283" calcext:value-type="float">
            <text:p>75283</text:p>
          </table:table-cell>
          <table:table-cell office:value-type="float" office:value="-6962" calcext:value-type="float">
            <text:p>-6962</text:p>
          </table:table-cell>
          <table:table-cell office:value-type="float" office:value="-5638" calcext:value-type="float">
            <text:p>-5638</text:p>
          </table:table-cell>
          <table:table-cell office:value-type="float" office:value="4985" calcext:value-type="float">
            <text:p>4985</text:p>
          </table:table-cell>
          <table:table-cell office:value-type="float" office:value="14877" calcext:value-type="float">
            <text:p>14877</text:p>
          </table:table-cell>
          <table:table-cell office:value-type="float" office:value="39416" calcext:value-type="float">
            <text:p>39416</text:p>
          </table:table-cell>
          <table:table-cell office:value-type="float" office:value="-25382" calcext:value-type="float">
            <text:p>-25382</text:p>
          </table:table-cell>
          <table:table-cell office:value-type="float" office:value="-14236" calcext:value-type="float">
            <text:p>-14236</text:p>
          </table:table-cell>
          <table:table-cell office:value-type="float" office:value="37872" calcext:value-type="float">
            <text:p>37872</text:p>
          </table:table-cell>
          <table:table-cell office:value-type="float" office:value="38744" calcext:value-type="float">
            <text:p>38744</text:p>
          </table:table-cell>
          <table:table-cell office:value-type="float" office:value="364" calcext:value-type="float">
            <text:p>364</text:p>
          </table:table-cell>
          <table:table-cell office:value-type="float" office:value="-508" calcext:value-type="float">
            <text:p>-508</text:p>
          </table:table-cell>
          <table:table-cell office:value-type="float" office:value="100" calcext:value-type="float">
            <text:p>100</text:p>
          </table:table-cell>
          <table:table-cell office:value-type="float" office:value="66.5" calcext:value-type="float">
            <text:p>66.5</text:p>
          </table:table-cell>
          <table:table-cell office:value-type="float" office:value="19.1" calcext:value-type="float">
            <text:p>19.1</text:p>
          </table:table-cell>
          <table:table-cell office:value-type="float" office:value="11.6" calcext:value-type="float">
            <text:p>11.6</text:p>
          </table:table-cell>
          <table:table-cell office:value-type="float" office:value="63.2" calcext:value-type="float">
            <text:p>6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5.9" calcext:value-type="float">
            <text:p>5.9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6.5" calcext:value-type="float">
            <text:p>66.5</text:p>
          </table:table-cell>
          <table:table-cell office:value-type="float" office:value="19.1" calcext:value-type="float">
            <text:p>19.1</text:p>
          </table:table-cell>
          <table:table-cell office:value-type="float" office:value="11.6" calcext:value-type="float">
            <text:p>11.6</text:p>
          </table:table-cell>
          <table:table-cell office:value-type="float" office:value="63.2" calcext:value-type="float">
            <text:p>6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5.9" calcext:value-type="float">
            <text:p>5.9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06" calcext:value-type="float">
            <text:p>206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06" calcext:value-type="float">
            <text:p>206</text:p>
          </table:table-cell>
          <table:table-cell office:value-type="float" office:value="169" calcext:value-type="float">
            <text:p>16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42.3" calcext:value-type="float">
            <text:p>42.3</text:p>
          </table:table-cell>
          <table:table-cell office:value-type="float" office:value="41.3" calcext:value-type="float">
            <text:p>41.3</text:p>
          </table:table-cell>
          <table:table-cell office:value-type="float" office:value="58.7" calcext:value-type="float">
            <text:p>58.7</text:p>
          </table:table-cell>
          <table:table-cell office:value-type="float" office:value="23" calcext:value-type="float">
            <text:p>23</text:p>
          </table:table-cell>
          <table:table-cell office:value-type="float" office:value="41.8" calcext:value-type="float">
            <text:p>41.8</text:p>
          </table:table-cell>
          <table:table-cell office:value-type="float" office:value="37.7" calcext:value-type="float">
            <text:p>37.7</text:p>
          </table:table-cell>
          <table:table-cell office:value-type="float" office:value="56.1" calcext:value-type="float">
            <text:p>56.1</text:p>
          </table:table-cell>
          <table:table-cell office:value-type="float" office:value="24.9" calcext:value-type="float">
            <text:p>24.9</text:p>
          </table:table-cell>
          <table:table-cell office:value-type="float" office:value="42.3" calcext:value-type="float">
            <text:p>42.3</text:p>
          </table:table-cell>
          <table:table-cell office:value-type="float" office:value="41.3" calcext:value-type="float">
            <text:p>41.3</text:p>
          </table:table-cell>
          <table:table-cell office:value-type="float" office:value="58.7" calcext:value-type="float">
            <text:p>58.7</text:p>
          </table:table-cell>
          <table:table-cell office:value-type="float" office:value="23" calcext:value-type="float">
            <text:p>23</text:p>
          </table:table-cell>
          <table:table-cell office:value-type="float" office:value="41.8" calcext:value-type="float">
            <text:p>41.8</text:p>
          </table:table-cell>
          <table:table-cell office:value-type="float" office:value="37.7" calcext:value-type="float">
            <text:p>37.7</text:p>
          </table:table-cell>
          <table:table-cell office:value-type="float" office:value="56.1" calcext:value-type="float">
            <text:p>56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11" calcext:value-type="float">
            <text:p>181211</text:p>
          </table:table-cell>
          <table:table-cell office:value-type="float" office:value="43445" calcext:value-type="float">
            <text:p>43445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49310" calcext:value-type="float">
            <text:p>5149310</text:p>
          </table:table-cell>
          <table:table-cell office:value-type="float" office:value="3450882" calcext:value-type="float">
            <text:p>3450882</text:p>
          </table:table-cell>
          <table:table-cell office:value-type="float" office:value="1002443" calcext:value-type="float">
            <text:p>1002443</text:p>
          </table:table-cell>
          <table:table-cell office:value-type="float" office:value="593376" calcext:value-type="float">
            <text:p>593376</text:p>
          </table:table-cell>
          <table:table-cell office:value-type="float" office:value="3201053" calcext:value-type="float">
            <text:p>3201053</text:p>
          </table:table-cell>
          <table:table-cell office:value-type="float" office:value="315698" calcext:value-type="float">
            <text:p>315698</text:p>
          </table:table-cell>
          <table:table-cell office:value-type="float" office:value="97349" calcext:value-type="float">
            <text:p>97349</text:p>
          </table:table-cell>
          <table:table-cell office:value-type="float" office:value="29539" calcext:value-type="float">
            <text:p>29539</text:p>
          </table:table-cell>
          <table:table-cell office:value-type="float" office:value="205664" calcext:value-type="float">
            <text:p>205664</text:p>
          </table:table-cell>
          <table:table-cell office:value-type="float" office:value="128593" calcext:value-type="float">
            <text:p>128593</text:p>
          </table:table-cell>
          <table:table-cell office:value-type="float" office:value="65635" calcext:value-type="float">
            <text:p>65635</text:p>
          </table:table-cell>
          <table:table-cell office:value-type="float" office:value="320722" calcext:value-type="float">
            <text:p>320722</text:p>
          </table:table-cell>
          <table:table-cell office:value-type="float" office:value="5112284" calcext:value-type="float">
            <text:p>5112284</text:p>
          </table:table-cell>
          <table:table-cell office:value-type="float" office:value="5140754" calcext:value-type="float">
            <text:p>5140754</text:p>
          </table:table-cell>
          <table:table-cell office:value-type="float" office:value="37026" calcext:value-type="float">
            <text:p>37026</text:p>
          </table:table-cell>
          <table:table-cell office:value-type="float" office:value="8556" calcext:value-type="float">
            <text:p>8556</text:p>
          </table:table-cell>
          <table:table-cell office:value-type="float" office:value="5149310" calcext:value-type="float">
            <text:p>5149310</text:p>
          </table:table-cell>
          <table:table-cell office:value-type="float" office:value="3450882" calcext:value-type="float">
            <text:p>3450882</text:p>
          </table:table-cell>
          <table:table-cell office:value-type="float" office:value="1002443" calcext:value-type="float">
            <text:p>1002443</text:p>
          </table:table-cell>
          <table:table-cell office:value-type="float" office:value="593376" calcext:value-type="float">
            <text:p>593376</text:p>
          </table:table-cell>
          <table:table-cell office:value-type="float" office:value="3201053" calcext:value-type="float">
            <text:p>3201053</text:p>
          </table:table-cell>
          <table:table-cell office:value-type="float" office:value="315698" calcext:value-type="float">
            <text:p>315698</text:p>
          </table:table-cell>
          <table:table-cell office:value-type="float" office:value="97349" calcext:value-type="float">
            <text:p>97349</text:p>
          </table:table-cell>
          <table:table-cell office:value-type="float" office:value="29539" calcext:value-type="float">
            <text:p>29539</text:p>
          </table:table-cell>
          <table:table-cell office:value-type="float" office:value="205664" calcext:value-type="float">
            <text:p>205664</text:p>
          </table:table-cell>
          <table:table-cell office:value-type="float" office:value="128593" calcext:value-type="float">
            <text:p>128593</text:p>
          </table:table-cell>
          <table:table-cell office:value-type="float" office:value="65635" calcext:value-type="float">
            <text:p>65635</text:p>
          </table:table-cell>
          <table:table-cell office:value-type="float" office:value="320722" calcext:value-type="float">
            <text:p>320722</text:p>
          </table:table-cell>
          <table:table-cell office:value-type="float" office:value="5112284" calcext:value-type="float">
            <text:p>5112284</text:p>
          </table:table-cell>
          <table:table-cell office:value-type="float" office:value="5140754" calcext:value-type="float">
            <text:p>5140754</text:p>
          </table:table-cell>
          <table:table-cell office:value-type="float" office:value="37026" calcext:value-type="float">
            <text:p>37026</text:p>
          </table:table-cell>
          <table:table-cell office:value-type="float" office:value="8556" calcext:value-type="float">
            <text:p>855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593" calcext:value-type="float">
            <text:p>8593</text:p>
          </table:table-cell>
          <table:table-cell office:value-type="float" office:value="71597" calcext:value-type="float">
            <text:p>71597</text:p>
          </table:table-cell>
          <table:table-cell office:value-type="float" office:value="-11895" calcext:value-type="float">
            <text:p>-11895</text:p>
          </table:table-cell>
          <table:table-cell office:value-type="float" office:value="-10410" calcext:value-type="float">
            <text:p>-10410</text:p>
          </table:table-cell>
          <table:table-cell office:value-type="float" office:value="5415" calcext:value-type="float">
            <text:p>5415</text:p>
          </table:table-cell>
          <table:table-cell office:value-type="float" office:value="-1821" calcext:value-type="float">
            <text:p>-1821</text:p>
          </table:table-cell>
          <table:table-cell office:value-type="float" office:value="-28935" calcext:value-type="float">
            <text:p>-28935</text:p>
          </table:table-cell>
          <table:table-cell office:value-type="float" office:value="3990" calcext:value-type="float">
            <text:p>3990</text:p>
          </table:table-cell>
          <table:table-cell office:value-type="float" office:value="-4061" calcext:value-type="float">
            <text:p>-4061</text:p>
          </table:table-cell>
          <table:table-cell office:value-type="float" office:value="-26675" calcext:value-type="float">
            <text:p>-26675</text:p>
          </table:table-cell>
          <table:table-cell office:value-type="float" office:value="8136" calcext:value-type="float">
            <text:p>8136</text:p>
          </table:table-cell>
          <table:table-cell office:value-type="float" office:value="9597" calcext:value-type="float">
            <text:p>9597</text:p>
          </table:table-cell>
          <table:table-cell office:value-type="float" office:value="9292" calcext:value-type="float">
            <text:p>9292</text:p>
          </table:table-cell>
          <table:table-cell office:value-type="float" office:value="9361" calcext:value-type="float">
            <text:p>9361</text:p>
          </table:table-cell>
          <table:table-cell office:value-type="float" office:value="-699" calcext:value-type="float">
            <text:p>-699</text:p>
          </table:table-cell>
          <table:table-cell office:value-type="float" office:value="-768" calcext:value-type="float">
            <text:p>-768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9.5" calcext:value-type="float">
            <text:p>19.5</text:p>
          </table:table-cell>
          <table:table-cell office:value-type="float" office:value="11.5" calcext:value-type="float">
            <text:p>11.5</text:p>
          </table:table-cell>
          <table:table-cell office:value-type="float" office:value="62.2" calcext:value-type="float">
            <text:p>62.2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9.5" calcext:value-type="float">
            <text:p>19.5</text:p>
          </table:table-cell>
          <table:table-cell office:value-type="float" office:value="11.5" calcext:value-type="float">
            <text:p>11.5</text:p>
          </table:table-cell>
          <table:table-cell office:value-type="float" office:value="62.2" calcext:value-type="float">
            <text:p>62.2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41.7" calcext:value-type="float">
            <text:p>41.7</text:p>
          </table:table-cell>
          <table:table-cell office:value-type="float" office:value="41.8" calcext:value-type="float">
            <text:p>41.8</text:p>
          </table:table-cell>
          <table:table-cell office:value-type="float" office:value="58.2" calcext:value-type="float">
            <text:p>58.2</text:p>
          </table:table-cell>
          <table:table-cell office:value-type="float" office:value="23.4" calcext:value-type="float">
            <text:p>23.4</text:p>
          </table:table-cell>
          <table:table-cell office:value-type="float" office:value="41.1" calcext:value-type="float">
            <text:p>41.1</text:p>
          </table:table-cell>
          <table:table-cell office:value-type="float" office:value="37.9" calcext:value-type="float">
            <text:p>37.9</text:p>
          </table:table-cell>
          <table:table-cell office:value-type="float" office:value="55.3" calcext:value-type="float">
            <text:p>55.3</text:p>
          </table:table-cell>
          <table:table-cell office:value-type="float" office:value="25.5" calcext:value-type="float">
            <text:p>25.5</text:p>
          </table:table-cell>
          <table:table-cell office:value-type="float" office:value="41.7" calcext:value-type="float">
            <text:p>41.7</text:p>
          </table:table-cell>
          <table:table-cell office:value-type="float" office:value="41.8" calcext:value-type="float">
            <text:p>41.8</text:p>
          </table:table-cell>
          <table:table-cell office:value-type="float" office:value="58.2" calcext:value-type="float">
            <text:p>58.2</text:p>
          </table:table-cell>
          <table:table-cell office:value-type="float" office:value="23.4" calcext:value-type="float">
            <text:p>23.4</text:p>
          </table:table-cell>
          <table:table-cell office:value-type="float" office:value="41.1" calcext:value-type="float">
            <text:p>41.1</text:p>
          </table:table-cell>
          <table:table-cell office:value-type="float" office:value="37.9" calcext:value-type="float">
            <text:p>37.9</text:p>
          </table:table-cell>
          <table:table-cell office:value-type="float" office:value="55.3" calcext:value-type="float">
            <text:p>55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04" calcext:value-type="float">
            <text:p>181204</text:p>
          </table:table-cell>
          <table:table-cell office:value-type="float" office:value="43438" calcext:value-type="float">
            <text:p>43438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40717" calcext:value-type="float">
            <text:p>5140717</text:p>
          </table:table-cell>
          <table:table-cell office:value-type="float" office:value="3379285" calcext:value-type="float">
            <text:p>3379285</text:p>
          </table:table-cell>
          <table:table-cell office:value-type="float" office:value="1014338" calcext:value-type="float">
            <text:p>1014338</text:p>
          </table:table-cell>
          <table:table-cell office:value-type="float" office:value="603786" calcext:value-type="float">
            <text:p>603786</text:p>
          </table:table-cell>
          <table:table-cell office:value-type="float" office:value="3195638" calcext:value-type="float">
            <text:p>3195638</text:p>
          </table:table-cell>
          <table:table-cell office:value-type="float" office:value="317519" calcext:value-type="float">
            <text:p>317519</text:p>
          </table:table-cell>
          <table:table-cell office:value-type="float" office:value="126284" calcext:value-type="float">
            <text:p>126284</text:p>
          </table:table-cell>
          <table:table-cell office:value-type="float" office:value="25549" calcext:value-type="float">
            <text:p>25549</text:p>
          </table:table-cell>
          <table:table-cell office:value-type="float" office:value="209725" calcext:value-type="float">
            <text:p>209725</text:p>
          </table:table-cell>
          <table:table-cell office:value-type="float" office:value="155268" calcext:value-type="float">
            <text:p>155268</text:p>
          </table:table-cell>
          <table:table-cell office:value-type="float" office:value="57499" calcext:value-type="float">
            <text:p>57499</text:p>
          </table:table-cell>
          <table:table-cell office:value-type="float" office:value="311125" calcext:value-type="float">
            <text:p>311125</text:p>
          </table:table-cell>
          <table:table-cell office:value-type="float" office:value="5102992" calcext:value-type="float">
            <text:p>5102992</text:p>
          </table:table-cell>
          <table:table-cell office:value-type="float" office:value="5131393" calcext:value-type="float">
            <text:p>5131393</text:p>
          </table:table-cell>
          <table:table-cell office:value-type="float" office:value="37725" calcext:value-type="float">
            <text:p>37725</text:p>
          </table:table-cell>
          <table:table-cell office:value-type="float" office:value="9324" calcext:value-type="float">
            <text:p>9324</text:p>
          </table:table-cell>
          <table:table-cell office:value-type="float" office:value="5140717" calcext:value-type="float">
            <text:p>5140717</text:p>
          </table:table-cell>
          <table:table-cell office:value-type="float" office:value="3379285" calcext:value-type="float">
            <text:p>3379285</text:p>
          </table:table-cell>
          <table:table-cell office:value-type="float" office:value="1014338" calcext:value-type="float">
            <text:p>1014338</text:p>
          </table:table-cell>
          <table:table-cell office:value-type="float" office:value="603786" calcext:value-type="float">
            <text:p>603786</text:p>
          </table:table-cell>
          <table:table-cell office:value-type="float" office:value="3195638" calcext:value-type="float">
            <text:p>3195638</text:p>
          </table:table-cell>
          <table:table-cell office:value-type="float" office:value="317519" calcext:value-type="float">
            <text:p>317519</text:p>
          </table:table-cell>
          <table:table-cell office:value-type="float" office:value="126284" calcext:value-type="float">
            <text:p>126284</text:p>
          </table:table-cell>
          <table:table-cell office:value-type="float" office:value="25549" calcext:value-type="float">
            <text:p>25549</text:p>
          </table:table-cell>
          <table:table-cell office:value-type="float" office:value="209725" calcext:value-type="float">
            <text:p>209725</text:p>
          </table:table-cell>
          <table:table-cell office:value-type="float" office:value="155268" calcext:value-type="float">
            <text:p>155268</text:p>
          </table:table-cell>
          <table:table-cell office:value-type="float" office:value="57499" calcext:value-type="float">
            <text:p>57499</text:p>
          </table:table-cell>
          <table:table-cell office:value-type="float" office:value="311125" calcext:value-type="float">
            <text:p>311125</text:p>
          </table:table-cell>
          <table:table-cell office:value-type="float" office:value="5102992" calcext:value-type="float">
            <text:p>5102992</text:p>
          </table:table-cell>
          <table:table-cell office:value-type="float" office:value="5131393" calcext:value-type="float">
            <text:p>5131393</text:p>
          </table:table-cell>
          <table:table-cell office:value-type="float" office:value="37725" calcext:value-type="float">
            <text:p>37725</text:p>
          </table:table-cell>
          <table:table-cell office:value-type="float" office:value="9324" calcext:value-type="float">
            <text:p>93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49935" calcext:value-type="float">
            <text:p>-249935</text:p>
          </table:table-cell>
          <table:table-cell office:value-type="float" office:value="-145110" calcext:value-type="float">
            <text:p>-145110</text:p>
          </table:table-cell>
          <table:table-cell office:value-type="float" office:value="-87954" calcext:value-type="float">
            <text:p>-87954</text:p>
          </table:table-cell>
          <table:table-cell office:value-type="float" office:value="-20363" calcext:value-type="float">
            <text:p>-20363</text:p>
          </table:table-cell>
          <table:table-cell office:value-type="float" office:value="-169444" calcext:value-type="float">
            <text:p>-169444</text:p>
          </table:table-cell>
          <table:table-cell office:value-type="float" office:value="1371" calcext:value-type="float">
            <text:p>1371</text:p>
          </table:table-cell>
          <table:table-cell office:value-type="float" office:value="-13120" calcext:value-type="float">
            <text:p>-13120</text:p>
          </table:table-cell>
          <table:table-cell office:value-type="float" office:value="3805" calcext:value-type="float">
            <text:p>3805</text:p>
          </table:table-cell>
          <table:table-cell office:value-type="float" office:value="-2901" calcext:value-type="float">
            <text:p>-2901</text:p>
          </table:table-cell>
          <table:table-cell office:value-type="float" office:value="-52977" calcext:value-type="float">
            <text:p>-52977</text:p>
          </table:table-cell>
          <table:table-cell office:value-type="float" office:value="24444" calcext:value-type="float">
            <text:p>24444</text:p>
          </table:table-cell>
          <table:table-cell office:value-type="float" office:value="-15336" calcext:value-type="float">
            <text:p>-15336</text:p>
          </table:table-cell>
          <table:table-cell office:value-type="float" office:value="-248436" calcext:value-type="float">
            <text:p>-248436</text:p>
          </table:table-cell>
          <table:table-cell office:value-type="float" office:value="-246015" calcext:value-type="float">
            <text:p>-246015</text:p>
          </table:table-cell>
          <table:table-cell office:value-type="float" office:value="-1499" calcext:value-type="float">
            <text:p>-1499</text:p>
          </table:table-cell>
          <table:table-cell office:value-type="float" office:value="-3920" calcext:value-type="float">
            <text:p>-3920</text:p>
          </table:table-cell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19.7" calcext:value-type="float">
            <text:p>19.7</text:p>
          </table:table-cell>
          <table:table-cell office:value-type="float" office:value="11.7" calcext:value-type="float">
            <text:p>11.7</text:p>
          </table:table-cell>
          <table:table-cell office:value-type="float" office:value="62.2" calcext:value-type="float">
            <text:p>62.2</text:p>
          </table:table-cell>
          <table:table-cell office:value-type="float" office:value="6.2" calcext:value-type="float">
            <text:p>6.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19.7" calcext:value-type="float">
            <text:p>19.7</text:p>
          </table:table-cell>
          <table:table-cell office:value-type="float" office:value="11.7" calcext:value-type="float">
            <text:p>11.7</text:p>
          </table:table-cell>
          <table:table-cell office:value-type="float" office:value="62.2" calcext:value-type="float">
            <text:p>62.2</text:p>
          </table:table-cell>
          <table:table-cell office:value-type="float" office:value="6.2" calcext:value-type="float">
            <text:p>6.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06" calcext:value-type="float">
            <text:p>206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06" calcext:value-type="float">
            <text:p>206</text:p>
          </table:table-cell>
          <table:table-cell office:value-type="float" office:value="172" calcext:value-type="float">
            <text:p>17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42.2" calcext:value-type="float">
            <text:p>42.2</text:p>
          </table:table-cell>
          <table:table-cell office:value-type="float" office:value="41.4" calcext:value-type="float">
            <text:p>41.4</text:p>
          </table:table-cell>
          <table:table-cell office:value-type="float" office:value="58.3" calcext:value-type="float">
            <text:p>58.3</text:p>
          </table:table-cell>
          <table:table-cell office:value-type="float" office:value="22.6" calcext:value-type="float">
            <text:p>22.6</text:p>
          </table:table-cell>
          <table:table-cell office:value-type="float" office:value="41.6" calcext:value-type="float">
            <text:p>41.6</text:p>
          </table:table-cell>
          <table:table-cell office:value-type="float" office:value="37.3" calcext:value-type="float">
            <text:p>37.3</text:p>
          </table:table-cell>
          <table:table-cell office:value-type="float" office:value="55.5" calcext:value-type="float">
            <text:p>55.5</text:p>
          </table:table-cell>
          <table:table-cell office:value-type="float" office:value="25.4" calcext:value-type="float">
            <text:p>25.4</text:p>
          </table:table-cell>
          <table:table-cell office:value-type="float" office:value="42.2" calcext:value-type="float">
            <text:p>42.2</text:p>
          </table:table-cell>
          <table:table-cell office:value-type="float" office:value="41.4" calcext:value-type="float">
            <text:p>41.4</text:p>
          </table:table-cell>
          <table:table-cell office:value-type="float" office:value="58.3" calcext:value-type="float">
            <text:p>58.3</text:p>
          </table:table-cell>
          <table:table-cell office:value-type="float" office:value="22.6" calcext:value-type="float">
            <text:p>22.6</text:p>
          </table:table-cell>
          <table:table-cell office:value-type="float" office:value="41.6" calcext:value-type="float">
            <text:p>41.6</text:p>
          </table:table-cell>
          <table:table-cell office:value-type="float" office:value="37.3" calcext:value-type="float">
            <text:p>37.3</text:p>
          </table:table-cell>
          <table:table-cell office:value-type="float" office:value="55.5" calcext:value-type="float">
            <text:p>55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27" calcext:value-type="float">
            <text:p>181127</text:p>
          </table:table-cell>
          <table:table-cell office:value-type="float" office:value="43431" calcext:value-type="float">
            <text:p>43431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90652" calcext:value-type="float">
            <text:p>5390652</text:p>
          </table:table-cell>
          <table:table-cell office:value-type="float" office:value="3524395" calcext:value-type="float">
            <text:p>3524395</text:p>
          </table:table-cell>
          <table:table-cell office:value-type="float" office:value="1102292" calcext:value-type="float">
            <text:p>1102292</text:p>
          </table:table-cell>
          <table:table-cell office:value-type="float" office:value="624149" calcext:value-type="float">
            <text:p>624149</text:p>
          </table:table-cell>
          <table:table-cell office:value-type="float" office:value="3365082" calcext:value-type="float">
            <text:p>3365082</text:p>
          </table:table-cell>
          <table:table-cell office:value-type="float" office:value="316148" calcext:value-type="float">
            <text:p>316148</text:p>
          </table:table-cell>
          <table:table-cell office:value-type="float" office:value="139404" calcext:value-type="float">
            <text:p>139404</text:p>
          </table:table-cell>
          <table:table-cell office:value-type="float" office:value="21744" calcext:value-type="float">
            <text:p>21744</text:p>
          </table:table-cell>
          <table:table-cell office:value-type="float" office:value="212626" calcext:value-type="float">
            <text:p>212626</text:p>
          </table:table-cell>
          <table:table-cell office:value-type="float" office:value="208245" calcext:value-type="float">
            <text:p>208245</text:p>
          </table:table-cell>
          <table:table-cell office:value-type="float" office:value="33055" calcext:value-type="float">
            <text:p>33055</text:p>
          </table:table-cell>
          <table:table-cell office:value-type="float" office:value="326461" calcext:value-type="float">
            <text:p>326461</text:p>
          </table:table-cell>
          <table:table-cell office:value-type="float" office:value="5351428" calcext:value-type="float">
            <text:p>5351428</text:p>
          </table:table-cell>
          <table:table-cell office:value-type="float" office:value="5377408" calcext:value-type="float">
            <text:p>5377408</text:p>
          </table:table-cell>
          <table:table-cell office:value-type="float" office:value="39224" calcext:value-type="float">
            <text:p>39224</text:p>
          </table:table-cell>
          <table:table-cell office:value-type="float" office:value="13244" calcext:value-type="float">
            <text:p>13244</text:p>
          </table:table-cell>
          <table:table-cell office:value-type="float" office:value="5390652" calcext:value-type="float">
            <text:p>5390652</text:p>
          </table:table-cell>
          <table:table-cell office:value-type="float" office:value="3524395" calcext:value-type="float">
            <text:p>3524395</text:p>
          </table:table-cell>
          <table:table-cell office:value-type="float" office:value="1102292" calcext:value-type="float">
            <text:p>1102292</text:p>
          </table:table-cell>
          <table:table-cell office:value-type="float" office:value="624149" calcext:value-type="float">
            <text:p>624149</text:p>
          </table:table-cell>
          <table:table-cell office:value-type="float" office:value="3365082" calcext:value-type="float">
            <text:p>3365082</text:p>
          </table:table-cell>
          <table:table-cell office:value-type="float" office:value="316148" calcext:value-type="float">
            <text:p>316148</text:p>
          </table:table-cell>
          <table:table-cell office:value-type="float" office:value="139404" calcext:value-type="float">
            <text:p>139404</text:p>
          </table:table-cell>
          <table:table-cell office:value-type="float" office:value="21744" calcext:value-type="float">
            <text:p>21744</text:p>
          </table:table-cell>
          <table:table-cell office:value-type="float" office:value="212626" calcext:value-type="float">
            <text:p>212626</text:p>
          </table:table-cell>
          <table:table-cell office:value-type="float" office:value="208245" calcext:value-type="float">
            <text:p>208245</text:p>
          </table:table-cell>
          <table:table-cell office:value-type="float" office:value="33055" calcext:value-type="float">
            <text:p>33055</text:p>
          </table:table-cell>
          <table:table-cell office:value-type="float" office:value="326461" calcext:value-type="float">
            <text:p>326461</text:p>
          </table:table-cell>
          <table:table-cell office:value-type="float" office:value="5351428" calcext:value-type="float">
            <text:p>5351428</text:p>
          </table:table-cell>
          <table:table-cell office:value-type="float" office:value="5377408" calcext:value-type="float">
            <text:p>5377408</text:p>
          </table:table-cell>
          <table:table-cell office:value-type="float" office:value="39224" calcext:value-type="float">
            <text:p>39224</text:p>
          </table:table-cell>
          <table:table-cell office:value-type="float" office:value="13244" calcext:value-type="float">
            <text:p>1324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 office:value-type="float" office:value="-29747" calcext:value-type="float">
            <text:p>-29747</text:p>
          </table:table-cell>
          <table:table-cell office:value-type="float" office:value="-9302" calcext:value-type="float">
            <text:p>-9302</text:p>
          </table:table-cell>
          <table:table-cell office:value-type="float" office:value="7536" calcext:value-type="float">
            <text:p>7536</text:p>
          </table:table-cell>
          <table:table-cell office:value-type="float" office:value="-8896" calcext:value-type="float">
            <text:p>-8896</text:p>
          </table:table-cell>
          <table:table-cell office:value-type="float" office:value="11368" calcext:value-type="float">
            <text:p>11368</text:p>
          </table:table-cell>
          <table:table-cell office:value-type="float" office:value="-20492" calcext:value-type="float">
            <text:p>-20492</text:p>
          </table:table-cell>
          <table:table-cell office:value-type="float" office:value="982" calcext:value-type="float">
            <text:p>982</text:p>
          </table:table-cell>
          <table:table-cell office:value-type="float" office:value="10998" calcext:value-type="float">
            <text:p>10998</text:p>
          </table:table-cell>
          <table:table-cell office:value-type="float" office:value="15549" calcext:value-type="float">
            <text:p>15549</text:p>
          </table:table-cell>
          <table:table-cell office:value-type="float" office:value="-10606" calcext:value-type="float">
            <text:p>-10606</text:p>
          </table:table-cell>
          <table:table-cell office:value-type="float" office:value="10555" calcext:value-type="float">
            <text:p>10555</text:p>
          </table:table-cell>
          <table:table-cell office:value-type="float" office:value="5767" calcext:value-type="float">
            <text:p>5767</text:p>
          </table:table-cell>
          <table:table-cell office:value-type="float" office:value="5099" calcext:value-type="float">
            <text:p>5099</text:p>
          </table:table-cell>
          <table:table-cell office:value-type="float" office:value="-3204" calcext:value-type="float">
            <text:p>-3204</text:p>
          </table:table-cell>
          <table:table-cell office:value-type="float" office:value="-2536" calcext:value-type="float">
            <text:p>-2536</text:p>
          </table:table-cell>
          <table:table-cell office:value-type="float" office:value="100" calcext:value-type="float">
            <text:p>100</text:p>
          </table:table-cell>
          <table:table-cell office:value-type="float" office:value="65.4" calcext:value-type="float">
            <text:p>65.4</text:p>
          </table:table-cell>
          <table:table-cell office:value-type="float" office:value="20.4" calcext:value-type="float">
            <text:p>20.4</text:p>
          </table:table-cell>
          <table:table-cell office:value-type="float" office:value="11.6" calcext:value-type="float">
            <text:p>11.6</text:p>
          </table:table-cell>
          <table:table-cell office:value-type="float" office:value="62.4" calcext:value-type="float">
            <text:p>62.4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float" office:value="6.1" calcext:value-type="float">
            <text:p>6.1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5.4" calcext:value-type="float">
            <text:p>65.4</text:p>
          </table:table-cell>
          <table:table-cell office:value-type="float" office:value="20.4" calcext:value-type="float">
            <text:p>20.4</text:p>
          </table:table-cell>
          <table:table-cell office:value-type="float" office:value="11.6" calcext:value-type="float">
            <text:p>11.6</text:p>
          </table:table-cell>
          <table:table-cell office:value-type="float" office:value="62.4" calcext:value-type="float">
            <text:p>62.4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float" office:value="6.1" calcext:value-type="float">
            <text:p>6.1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241" calcext:value-type="float">
            <text:p>241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41.9" calcext:value-type="float">
            <text:p>41.9</text:p>
          </table:table-cell>
          <table:table-cell office:value-type="float" office:value="40" calcext:value-type="float">
            <text:p>40</text:p>
          </table:table-cell>
          <table:table-cell office:value-type="float" office:value="57.7" calcext:value-type="float">
            <text:p>57.7</text:p>
          </table:table-cell>
          <table:table-cell office:value-type="float" office:value="21.6" calcext:value-type="float">
            <text:p>21.6</text:p>
          </table:table-cell>
          <table:table-cell office:value-type="float" office:value="41.2" calcext:value-type="float">
            <text:p>41.2</text:p>
          </table:table-cell>
          <table:table-cell office:value-type="float" office:value="35.8" calcext:value-type="float">
            <text:p>35.8</text:p>
          </table:table-cell>
          <table:table-cell office:value-type="float" office:value="55.2" calcext:value-type="float">
            <text:p>55.2</text:p>
          </table:table-cell>
          <table:table-cell office:value-type="float" office:value="24.5" calcext:value-type="float">
            <text:p>24.5</text:p>
          </table:table-cell>
          <table:table-cell office:value-type="float" office:value="41.9" calcext:value-type="float">
            <text:p>41.9</text:p>
          </table:table-cell>
          <table:table-cell office:value-type="float" office:value="40" calcext:value-type="float">
            <text:p>40</text:p>
          </table:table-cell>
          <table:table-cell office:value-type="float" office:value="57.7" calcext:value-type="float">
            <text:p>57.7</text:p>
          </table:table-cell>
          <table:table-cell office:value-type="float" office:value="21.6" calcext:value-type="float">
            <text:p>21.6</text:p>
          </table:table-cell>
          <table:table-cell office:value-type="float" office:value="41.2" calcext:value-type="float">
            <text:p>41.2</text:p>
          </table:table-cell>
          <table:table-cell office:value-type="float" office:value="35.8" calcext:value-type="float">
            <text:p>35.8</text:p>
          </table:table-cell>
          <table:table-cell office:value-type="float" office:value="55.2" calcext:value-type="float">
            <text:p>55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20" calcext:value-type="float">
            <text:p>181120</text:p>
          </table:table-cell>
          <table:table-cell office:value-type="float" office:value="43424" calcext:value-type="float">
            <text:p>43424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88089" calcext:value-type="float">
            <text:p>5388089</text:p>
          </table:table-cell>
          <table:table-cell office:value-type="float" office:value="3554142" calcext:value-type="float">
            <text:p>3554142</text:p>
          </table:table-cell>
          <table:table-cell office:value-type="float" office:value="1111594" calcext:value-type="float">
            <text:p>1111594</text:p>
          </table:table-cell>
          <table:table-cell office:value-type="float" office:value="616613" calcext:value-type="float">
            <text:p>616613</text:p>
          </table:table-cell>
          <table:table-cell office:value-type="float" office:value="3373978" calcext:value-type="float">
            <text:p>3373978</text:p>
          </table:table-cell>
          <table:table-cell office:value-type="float" office:value="304780" calcext:value-type="float">
            <text:p>304780</text:p>
          </table:table-cell>
          <table:table-cell office:value-type="float" office:value="159896" calcext:value-type="float">
            <text:p>159896</text:p>
          </table:table-cell>
          <table:table-cell office:value-type="float" office:value="20762" calcext:value-type="float">
            <text:p>20762</text:p>
          </table:table-cell>
          <table:table-cell office:value-type="float" office:value="201628" calcext:value-type="float">
            <text:p>201628</text:p>
          </table:table-cell>
          <table:table-cell office:value-type="float" office:value="192696" calcext:value-type="float">
            <text:p>192696</text:p>
          </table:table-cell>
          <table:table-cell office:value-type="float" office:value="43661" calcext:value-type="float">
            <text:p>43661</text:p>
          </table:table-cell>
          <table:table-cell office:value-type="float" office:value="315906" calcext:value-type="float">
            <text:p>315906</text:p>
          </table:table-cell>
          <table:table-cell office:value-type="float" office:value="5345661" calcext:value-type="float">
            <text:p>5345661</text:p>
          </table:table-cell>
          <table:table-cell office:value-type="float" office:value="5372309" calcext:value-type="float">
            <text:p>5372309</text:p>
          </table:table-cell>
          <table:table-cell office:value-type="float" office:value="42428" calcext:value-type="float">
            <text:p>42428</text:p>
          </table:table-cell>
          <table:table-cell office:value-type="float" office:value="15780" calcext:value-type="float">
            <text:p>15780</text:p>
          </table:table-cell>
          <table:table-cell office:value-type="float" office:value="5388089" calcext:value-type="float">
            <text:p>5388089</text:p>
          </table:table-cell>
          <table:table-cell office:value-type="float" office:value="3554142" calcext:value-type="float">
            <text:p>3554142</text:p>
          </table:table-cell>
          <table:table-cell office:value-type="float" office:value="1111594" calcext:value-type="float">
            <text:p>1111594</text:p>
          </table:table-cell>
          <table:table-cell office:value-type="float" office:value="616613" calcext:value-type="float">
            <text:p>616613</text:p>
          </table:table-cell>
          <table:table-cell office:value-type="float" office:value="3373978" calcext:value-type="float">
            <text:p>3373978</text:p>
          </table:table-cell>
          <table:table-cell office:value-type="float" office:value="304780" calcext:value-type="float">
            <text:p>304780</text:p>
          </table:table-cell>
          <table:table-cell office:value-type="float" office:value="159896" calcext:value-type="float">
            <text:p>159896</text:p>
          </table:table-cell>
          <table:table-cell office:value-type="float" office:value="20762" calcext:value-type="float">
            <text:p>20762</text:p>
          </table:table-cell>
          <table:table-cell office:value-type="float" office:value="201628" calcext:value-type="float">
            <text:p>201628</text:p>
          </table:table-cell>
          <table:table-cell office:value-type="float" office:value="192696" calcext:value-type="float">
            <text:p>192696</text:p>
          </table:table-cell>
          <table:table-cell office:value-type="float" office:value="43661" calcext:value-type="float">
            <text:p>43661</text:p>
          </table:table-cell>
          <table:table-cell office:value-type="float" office:value="315906" calcext:value-type="float">
            <text:p>315906</text:p>
          </table:table-cell>
          <table:table-cell office:value-type="float" office:value="5345661" calcext:value-type="float">
            <text:p>5345661</text:p>
          </table:table-cell>
          <table:table-cell office:value-type="float" office:value="5372309" calcext:value-type="float">
            <text:p>5372309</text:p>
          </table:table-cell>
          <table:table-cell office:value-type="float" office:value="42428" calcext:value-type="float">
            <text:p>42428</text:p>
          </table:table-cell>
          <table:table-cell office:value-type="float" office:value="15780" calcext:value-type="float">
            <text:p>1578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6514" calcext:value-type="float">
            <text:p>-16514</text:p>
          </table:table-cell>
          <table:table-cell office:value-type="float" office:value="107029" calcext:value-type="float">
            <text:p>107029</text:p>
          </table:table-cell>
          <table:table-cell office:value-type="float" office:value="-32477" calcext:value-type="float">
            <text:p>-32477</text:p>
          </table:table-cell>
          <table:table-cell office:value-type="float" office:value="8878" calcext:value-type="float">
            <text:p>8878</text:p>
          </table:table-cell>
          <table:table-cell office:value-type="float" office:value="76791" calcext:value-type="float">
            <text:p>76791</text:p>
          </table:table-cell>
          <table:table-cell office:value-type="float" office:value="-1780" calcext:value-type="float">
            <text:p>-1780</text:p>
          </table:table-cell>
          <table:table-cell office:value-type="float" office:value="5554" calcext:value-type="float">
            <text:p>5554</text:p>
          </table:table-cell>
          <table:table-cell office:value-type="float" office:value="-3289" calcext:value-type="float">
            <text:p>-3289</text:p>
          </table:table-cell>
          <table:table-cell office:value-type="float" office:value="-62474" calcext:value-type="float">
            <text:p>-62474</text:p>
          </table:table-cell>
          <table:table-cell office:value-type="float" office:value="-85722" calcext:value-type="float">
            <text:p>-85722</text:p>
          </table:table-cell>
          <table:table-cell office:value-type="float" office:value="-5358" calcext:value-type="float">
            <text:p>-5358</text:p>
          </table:table-cell>
          <table:table-cell office:value-type="float" office:value="6016" calcext:value-type="float">
            <text:p>6016</text:p>
          </table:table-cell>
          <table:table-cell office:value-type="float" office:value="-22499" calcext:value-type="float">
            <text:p>-22499</text:p>
          </table:table-cell>
          <table:table-cell office:value-type="float" office:value="-22571" calcext:value-type="float">
            <text:p>-22571</text:p>
          </table:table-cell>
          <table:table-cell office:value-type="float" office:value="5985" calcext:value-type="float">
            <text:p>5985</text:p>
          </table:table-cell>
          <table:table-cell office:value-type="float" office:value="6057" calcext:value-type="float">
            <text:p>6057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0.6" calcext:value-type="float">
            <text:p>20.6</text:p>
          </table:table-cell>
          <table:table-cell office:value-type="float" office:value="11.4" calcext:value-type="float">
            <text:p>11.4</text:p>
          </table:table-cell>
          <table:table-cell office:value-type="float" office:value="62.6" calcext:value-type="float">
            <text:p>62.6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5.9" calcext:value-type="float">
            <text:p>5.9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0.6" calcext:value-type="float">
            <text:p>20.6</text:p>
          </table:table-cell>
          <table:table-cell office:value-type="float" office:value="11.4" calcext:value-type="float">
            <text:p>11.4</text:p>
          </table:table-cell>
          <table:table-cell office:value-type="float" office:value="62.6" calcext:value-type="float">
            <text:p>62.6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5.9" calcext:value-type="float">
            <text:p>5.9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42.2" calcext:value-type="float">
            <text:p>42.2</text:p>
          </table:table-cell>
          <table:table-cell office:value-type="float" office:value="40.6" calcext:value-type="float">
            <text:p>40.6</text:p>
          </table:table-cell>
          <table:table-cell office:value-type="float" office:value="57.8" calcext:value-type="float">
            <text:p>57.8</text:p>
          </table:table-cell>
          <table:table-cell office:value-type="float" office:value="21.8" calcext:value-type="float">
            <text:p>21.8</text:p>
          </table:table-cell>
          <table:table-cell office:value-type="float" office:value="41.1" calcext:value-type="float">
            <text:p>41.1</text:p>
          </table:table-cell>
          <table:table-cell office:value-type="float" office:value="36" calcext:value-type="float">
            <text:p>36</text:p>
          </table:table-cell>
          <table:table-cell office:value-type="float" office:value="55.3" calcext:value-type="float">
            <text:p>55.3</text:p>
          </table:table-cell>
          <table:table-cell office:value-type="float" office:value="24.8" calcext:value-type="float">
            <text:p>24.8</text:p>
          </table:table-cell>
          <table:table-cell office:value-type="float" office:value="42.2" calcext:value-type="float">
            <text:p>42.2</text:p>
          </table:table-cell>
          <table:table-cell office:value-type="float" office:value="40.6" calcext:value-type="float">
            <text:p>40.6</text:p>
          </table:table-cell>
          <table:table-cell office:value-type="float" office:value="57.8" calcext:value-type="float">
            <text:p>57.8</text:p>
          </table:table-cell>
          <table:table-cell office:value-type="float" office:value="21.8" calcext:value-type="float">
            <text:p>21.8</text:p>
          </table:table-cell>
          <table:table-cell office:value-type="float" office:value="41.1" calcext:value-type="float">
            <text:p>41.1</text:p>
          </table:table-cell>
          <table:table-cell office:value-type="float" office:value="36" calcext:value-type="float">
            <text:p>36</text:p>
          </table:table-cell>
          <table:table-cell office:value-type="float" office:value="55.3" calcext:value-type="float">
            <text:p>55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13" calcext:value-type="float">
            <text:p>181113</text:p>
          </table:table-cell>
          <table:table-cell office:value-type="float" office:value="43417" calcext:value-type="float">
            <text:p>43417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04603" calcext:value-type="float">
            <text:p>5404603</text:p>
          </table:table-cell>
          <table:table-cell office:value-type="float" office:value="3447113" calcext:value-type="float">
            <text:p>3447113</text:p>
          </table:table-cell>
          <table:table-cell office:value-type="float" office:value="1144071" calcext:value-type="float">
            <text:p>1144071</text:p>
          </table:table-cell>
          <table:table-cell office:value-type="float" office:value="607735" calcext:value-type="float">
            <text:p>607735</text:p>
          </table:table-cell>
          <table:table-cell office:value-type="float" office:value="3297187" calcext:value-type="float">
            <text:p>3297187</text:p>
          </table:table-cell>
          <table:table-cell office:value-type="float" office:value="306560" calcext:value-type="float">
            <text:p>306560</text:p>
          </table:table-cell>
          <table:table-cell office:value-type="float" office:value="154342" calcext:value-type="float">
            <text:p>154342</text:p>
          </table:table-cell>
          <table:table-cell office:value-type="float" office:value="24051" calcext:value-type="float">
            <text:p>24051</text:p>
          </table:table-cell>
          <table:table-cell office:value-type="float" office:value="264102" calcext:value-type="float">
            <text:p>264102</text:p>
          </table:table-cell>
          <table:table-cell office:value-type="float" office:value="278418" calcext:value-type="float">
            <text:p>278418</text:p>
          </table:table-cell>
          <table:table-cell office:value-type="float" office:value="49019" calcext:value-type="float">
            <text:p>49019</text:p>
          </table:table-cell>
          <table:table-cell office:value-type="float" office:value="309890" calcext:value-type="float">
            <text:p>309890</text:p>
          </table:table-cell>
          <table:table-cell office:value-type="float" office:value="5368160" calcext:value-type="float">
            <text:p>5368160</text:p>
          </table:table-cell>
          <table:table-cell office:value-type="float" office:value="5394880" calcext:value-type="float">
            <text:p>5394880</text:p>
          </table:table-cell>
          <table:table-cell office:value-type="float" office:value="36443" calcext:value-type="float">
            <text:p>36443</text:p>
          </table:table-cell>
          <table:table-cell office:value-type="float" office:value="9723" calcext:value-type="float">
            <text:p>9723</text:p>
          </table:table-cell>
          <table:table-cell office:value-type="float" office:value="5404603" calcext:value-type="float">
            <text:p>5404603</text:p>
          </table:table-cell>
          <table:table-cell office:value-type="float" office:value="3447113" calcext:value-type="float">
            <text:p>3447113</text:p>
          </table:table-cell>
          <table:table-cell office:value-type="float" office:value="1144071" calcext:value-type="float">
            <text:p>1144071</text:p>
          </table:table-cell>
          <table:table-cell office:value-type="float" office:value="607735" calcext:value-type="float">
            <text:p>607735</text:p>
          </table:table-cell>
          <table:table-cell office:value-type="float" office:value="3297187" calcext:value-type="float">
            <text:p>3297187</text:p>
          </table:table-cell>
          <table:table-cell office:value-type="float" office:value="306560" calcext:value-type="float">
            <text:p>306560</text:p>
          </table:table-cell>
          <table:table-cell office:value-type="float" office:value="154342" calcext:value-type="float">
            <text:p>154342</text:p>
          </table:table-cell>
          <table:table-cell office:value-type="float" office:value="24051" calcext:value-type="float">
            <text:p>24051</text:p>
          </table:table-cell>
          <table:table-cell office:value-type="float" office:value="264102" calcext:value-type="float">
            <text:p>264102</text:p>
          </table:table-cell>
          <table:table-cell office:value-type="float" office:value="278418" calcext:value-type="float">
            <text:p>278418</text:p>
          </table:table-cell>
          <table:table-cell office:value-type="float" office:value="49019" calcext:value-type="float">
            <text:p>49019</text:p>
          </table:table-cell>
          <table:table-cell office:value-type="float" office:value="309890" calcext:value-type="float">
            <text:p>309890</text:p>
          </table:table-cell>
          <table:table-cell office:value-type="float" office:value="5368160" calcext:value-type="float">
            <text:p>5368160</text:p>
          </table:table-cell>
          <table:table-cell office:value-type="float" office:value="5394880" calcext:value-type="float">
            <text:p>5394880</text:p>
          </table:table-cell>
          <table:table-cell office:value-type="float" office:value="36443" calcext:value-type="float">
            <text:p>36443</text:p>
          </table:table-cell>
          <table:table-cell office:value-type="float" office:value="9723" calcext:value-type="float">
            <text:p>972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18500" calcext:value-type="float">
            <text:p>118500</text:p>
          </table:table-cell>
          <table:table-cell office:value-type="float" office:value="58609" calcext:value-type="float">
            <text:p>58609</text:p>
          </table:table-cell>
          <table:table-cell office:value-type="float" office:value="22165" calcext:value-type="float">
            <text:p>22165</text:p>
          </table:table-cell>
          <table:table-cell office:value-type="float" office:value="-35257" calcext:value-type="float">
            <text:p>-35257</text:p>
          </table:table-cell>
          <table:table-cell office:value-type="float" office:value="142417" calcext:value-type="float">
            <text:p>142417</text:p>
          </table:table-cell>
          <table:table-cell office:value-type="float" office:value="7944" calcext:value-type="float">
            <text:p>7944</text:p>
          </table:table-cell>
          <table:table-cell office:value-type="float" office:value="21701" calcext:value-type="float">
            <text:p>21701</text:p>
          </table:table-cell>
          <table:table-cell office:value-type="float" office:value="-7055" calcext:value-type="float">
            <text:p>-7055</text:p>
          </table:table-cell>
          <table:table-cell office:value-type="float" office:value="4448" calcext:value-type="float">
            <text:p>4448</text:p>
          </table:table-cell>
          <table:table-cell office:value-type="float" office:value="83708" calcext:value-type="float">
            <text:p>83708</text:p>
          </table:table-cell>
          <table:table-cell office:value-type="float" office:value="-27927" calcext:value-type="float">
            <text:p>-27927</text:p>
          </table:table-cell>
          <table:table-cell office:value-type="float" office:value="-21402" calcext:value-type="float">
            <text:p>-21402</text:p>
          </table:table-cell>
          <table:table-cell office:value-type="float" office:value="119751" calcext:value-type="float">
            <text:p>119751</text:p>
          </table:table-cell>
          <table:table-cell office:value-type="float" office:value="120590" calcext:value-type="float">
            <text:p>120590</text:p>
          </table:table-cell>
          <table:table-cell office:value-type="float" office:value="-1251" calcext:value-type="float">
            <text:p>-1251</text:p>
          </table:table-cell>
          <table:table-cell office:value-type="float" office:value="-2090" calcext:value-type="float">
            <text:p>-2090</text:p>
          </table:table-cell>
          <table:table-cell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21.2" calcext:value-type="float">
            <text:p>21.2</text:p>
          </table:table-cell>
          <table:table-cell office:value-type="float" office:value="11.2" calcext:value-type="float">
            <text:p>11.2</text:p>
          </table:table-cell>
          <table:table-cell office:value-type="float" office:value="61" calcext:value-type="float">
            <text:p>61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office:value-type="float" office:value="5.7" calcext:value-type="float">
            <text:p>5.7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21.2" calcext:value-type="float">
            <text:p>21.2</text:p>
          </table:table-cell>
          <table:table-cell office:value-type="float" office:value="11.2" calcext:value-type="float">
            <text:p>11.2</text:p>
          </table:table-cell>
          <table:table-cell office:value-type="float" office:value="61" calcext:value-type="float">
            <text:p>61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office:value-type="float" office:value="5.7" calcext:value-type="float">
            <text:p>5.7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float" office:value="176" calcext:value-type="float">
            <text:p>1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41.8" calcext:value-type="float">
            <text:p>41.8</text:p>
          </table:table-cell>
          <table:table-cell office:value-type="float" office:value="40" calcext:value-type="float">
            <text:p>40</text:p>
          </table:table-cell>
          <table:table-cell office:value-type="float" office:value="56.4" calcext:value-type="float">
            <text:p>56.4</text:p>
          </table:table-cell>
          <table:table-cell office:value-type="float" office:value="20.2" calcext:value-type="float">
            <text:p>20.2</text:p>
          </table:table-cell>
          <table:table-cell office:value-type="float" office:value="40.6" calcext:value-type="float">
            <text:p>40.6</text:p>
          </table:table-cell>
          <table:table-cell office:value-type="float" office:value="34" calcext:value-type="float">
            <text:p>34</text:p>
          </table:table-cell>
          <table:table-cell office:value-type="float" office:value="53.9" calcext:value-type="float">
            <text:p>53.9</text:p>
          </table:table-cell>
          <table:table-cell office:value-type="float" office:value="23.4" calcext:value-type="float">
            <text:p>23.4</text:p>
          </table:table-cell>
          <table:table-cell office:value-type="float" office:value="41.8" calcext:value-type="float">
            <text:p>41.8</text:p>
          </table:table-cell>
          <table:table-cell office:value-type="float" office:value="40" calcext:value-type="float">
            <text:p>40</text:p>
          </table:table-cell>
          <table:table-cell office:value-type="float" office:value="56.4" calcext:value-type="float">
            <text:p>56.4</text:p>
          </table:table-cell>
          <table:table-cell office:value-type="float" office:value="20.2" calcext:value-type="float">
            <text:p>20.2</text:p>
          </table:table-cell>
          <table:table-cell office:value-type="float" office:value="40.6" calcext:value-type="float">
            <text:p>40.6</text:p>
          </table:table-cell>
          <table:table-cell office:value-type="float" office:value="34" calcext:value-type="float">
            <text:p>34</text:p>
          </table:table-cell>
          <table:table-cell office:value-type="float" office:value="53.9" calcext:value-type="float">
            <text:p>53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06" calcext:value-type="float">
            <text:p>181106</text:p>
          </table:table-cell>
          <table:table-cell office:value-type="float" office:value="43410" calcext:value-type="float">
            <text:p>43410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86103" calcext:value-type="float">
            <text:p>5286103</text:p>
          </table:table-cell>
          <table:table-cell office:value-type="float" office:value="3388504" calcext:value-type="float">
            <text:p>3388504</text:p>
          </table:table-cell>
          <table:table-cell office:value-type="float" office:value="1121906" calcext:value-type="float">
            <text:p>1121906</text:p>
          </table:table-cell>
          <table:table-cell office:value-type="float" office:value="642992" calcext:value-type="float">
            <text:p>642992</text:p>
          </table:table-cell>
          <table:table-cell office:value-type="float" office:value="3154770" calcext:value-type="float">
            <text:p>3154770</text:p>
          </table:table-cell>
          <table:table-cell office:value-type="float" office:value="298616" calcext:value-type="float">
            <text:p>298616</text:p>
          </table:table-cell>
          <table:table-cell office:value-type="float" office:value="132641" calcext:value-type="float">
            <text:p>132641</text:p>
          </table:table-cell>
          <table:table-cell office:value-type="float" office:value="31106" calcext:value-type="float">
            <text:p>31106</text:p>
          </table:table-cell>
          <table:table-cell office:value-type="float" office:value="259654" calcext:value-type="float">
            <text:p>259654</text:p>
          </table:table-cell>
          <table:table-cell office:value-type="float" office:value="194710" calcext:value-type="float">
            <text:p>194710</text:p>
          </table:table-cell>
          <table:table-cell office:value-type="float" office:value="76946" calcext:value-type="float">
            <text:p>76946</text:p>
          </table:table-cell>
          <table:table-cell office:value-type="float" office:value="331292" calcext:value-type="float">
            <text:p>331292</text:p>
          </table:table-cell>
          <table:table-cell office:value-type="float" office:value="5248409" calcext:value-type="float">
            <text:p>5248409</text:p>
          </table:table-cell>
          <table:table-cell office:value-type="float" office:value="5274290" calcext:value-type="float">
            <text:p>5274290</text:p>
          </table:table-cell>
          <table:table-cell office:value-type="float" office:value="37694" calcext:value-type="float">
            <text:p>37694</text:p>
          </table:table-cell>
          <table:table-cell office:value-type="float" office:value="11813" calcext:value-type="float">
            <text:p>11813</text:p>
          </table:table-cell>
          <table:table-cell office:value-type="float" office:value="5286103" calcext:value-type="float">
            <text:p>5286103</text:p>
          </table:table-cell>
          <table:table-cell office:value-type="float" office:value="3388504" calcext:value-type="float">
            <text:p>3388504</text:p>
          </table:table-cell>
          <table:table-cell office:value-type="float" office:value="1121906" calcext:value-type="float">
            <text:p>1121906</text:p>
          </table:table-cell>
          <table:table-cell office:value-type="float" office:value="642992" calcext:value-type="float">
            <text:p>642992</text:p>
          </table:table-cell>
          <table:table-cell office:value-type="float" office:value="3154770" calcext:value-type="float">
            <text:p>3154770</text:p>
          </table:table-cell>
          <table:table-cell office:value-type="float" office:value="298616" calcext:value-type="float">
            <text:p>298616</text:p>
          </table:table-cell>
          <table:table-cell office:value-type="float" office:value="132641" calcext:value-type="float">
            <text:p>132641</text:p>
          </table:table-cell>
          <table:table-cell office:value-type="float" office:value="31106" calcext:value-type="float">
            <text:p>31106</text:p>
          </table:table-cell>
          <table:table-cell office:value-type="float" office:value="259654" calcext:value-type="float">
            <text:p>259654</text:p>
          </table:table-cell>
          <table:table-cell office:value-type="float" office:value="194710" calcext:value-type="float">
            <text:p>194710</text:p>
          </table:table-cell>
          <table:table-cell office:value-type="float" office:value="76946" calcext:value-type="float">
            <text:p>76946</text:p>
          </table:table-cell>
          <table:table-cell office:value-type="float" office:value="331292" calcext:value-type="float">
            <text:p>331292</text:p>
          </table:table-cell>
          <table:table-cell office:value-type="float" office:value="5248409" calcext:value-type="float">
            <text:p>5248409</text:p>
          </table:table-cell>
          <table:table-cell office:value-type="float" office:value="5274290" calcext:value-type="float">
            <text:p>5274290</text:p>
          </table:table-cell>
          <table:table-cell office:value-type="float" office:value="37694" calcext:value-type="float">
            <text:p>37694</text:p>
          </table:table-cell>
          <table:table-cell office:value-type="float" office:value="11813" calcext:value-type="float">
            <text:p>1181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6376" calcext:value-type="float">
            <text:p>66376</text:p>
          </table:table-cell>
          <table:table-cell office:value-type="float" office:value="61647" calcext:value-type="float">
            <text:p>61647</text:p>
          </table:table-cell>
          <table:table-cell office:value-type="float" office:value="30437" calcext:value-type="float">
            <text:p>30437</text:p>
          </table:table-cell>
          <table:table-cell office:value-type="float" office:value="15904" calcext:value-type="float">
            <text:p>15904</text:p>
          </table:table-cell>
          <table:table-cell office:value-type="float" office:value="47001" calcext:value-type="float">
            <text:p>47001</text:p>
          </table:table-cell>
          <table:table-cell office:value-type="float" office:value="-1808" calcext:value-type="float">
            <text:p>-1808</text:p>
          </table:table-cell>
          <table:table-cell office:value-type="float" office:value="-9211" calcext:value-type="float">
            <text:p>-9211</text:p>
          </table:table-cell>
          <table:table-cell office:value-type="float" office:value="-1897" calcext:value-type="float">
            <text:p>-1897</text:p>
          </table:table-cell>
          <table:table-cell office:value-type="float" office:value="23055" calcext:value-type="float">
            <text:p>23055</text:p>
          </table:table-cell>
          <table:table-cell office:value-type="float" office:value="-9925" calcext:value-type="float">
            <text:p>-9925</text:p>
          </table:table-cell>
          <table:table-cell office:value-type="float" office:value="-15077" calcext:value-type="float">
            <text:p>-15077</text:p>
          </table:table-cell>
          <table:table-cell office:value-type="float" office:value="-15101" calcext:value-type="float">
            <text:p>-15101</text:p>
          </table:table-cell>
          <table:table-cell office:value-type="float" office:value="64561" calcext:value-type="float">
            <text:p>64561</text:p>
          </table:table-cell>
          <table:table-cell office:value-type="float" office:value="66610" calcext:value-type="float">
            <text:p>66610</text:p>
          </table:table-cell>
          <table:table-cell office:value-type="float" office:value="1815" calcext:value-type="float">
            <text:p>1815</text:p>
          </table:table-cell>
          <table:table-cell office:value-type="float" office:value="-234" calcext:value-type="float">
            <text:p>-234</text:p>
          </table:table-cell>
          <table:table-cell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21.2" calcext:value-type="float">
            <text:p>21.2</text:p>
          </table:table-cell>
          <table:table-cell office:value-type="float" office:value="12.2" calcext:value-type="float">
            <text:p>12.2</text:p>
          </table:table-cell>
          <table:table-cell office:value-type="float" office:value="59.7" calcext:value-type="float">
            <text:p>59.7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6.3" calcext:value-type="float">
            <text:p>6.3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21.2" calcext:value-type="float">
            <text:p>21.2</text:p>
          </table:table-cell>
          <table:table-cell office:value-type="float" office:value="12.2" calcext:value-type="float">
            <text:p>12.2</text:p>
          </table:table-cell>
          <table:table-cell office:value-type="float" office:value="59.7" calcext:value-type="float">
            <text:p>59.7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6.3" calcext:value-type="float">
            <text:p>6.3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214" calcext:value-type="float">
            <text:p>21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1.5" calcext:value-type="float">
            <text:p>41.5</text:p>
          </table:table-cell>
          <table:table-cell office:value-type="float" office:value="40.2" calcext:value-type="float">
            <text:p>40.2</text:p>
          </table:table-cell>
          <table:table-cell office:value-type="float" office:value="56.1" calcext:value-type="float">
            <text:p>56.1</text:p>
          </table:table-cell>
          <table:table-cell office:value-type="float" office:value="20.8" calcext:value-type="float">
            <text:p>20.8</text:p>
          </table:table-cell>
          <table:table-cell office:value-type="float" office:value="39.9" calcext:value-type="float">
            <text:p>39.9</text:p>
          </table:table-cell>
          <table:table-cell office:value-type="float" office:value="35" calcext:value-type="float">
            <text:p>35</text:p>
          </table:table-cell>
          <table:table-cell office:value-type="float" office:value="53.4" calcext:value-type="float">
            <text:p>53.4</text:p>
          </table:table-cell>
          <table:table-cell office:value-type="float" office:value="24" calcext:value-type="float">
            <text:p>24</text:p>
          </table:table-cell>
          <table:table-cell office:value-type="float" office:value="41.5" calcext:value-type="float">
            <text:p>41.5</text:p>
          </table:table-cell>
          <table:table-cell office:value-type="float" office:value="40.2" calcext:value-type="float">
            <text:p>40.2</text:p>
          </table:table-cell>
          <table:table-cell office:value-type="float" office:value="56.1" calcext:value-type="float">
            <text:p>56.1</text:p>
          </table:table-cell>
          <table:table-cell office:value-type="float" office:value="20.8" calcext:value-type="float">
            <text:p>20.8</text:p>
          </table:table-cell>
          <table:table-cell office:value-type="float" office:value="39.9" calcext:value-type="float">
            <text:p>39.9</text:p>
          </table:table-cell>
          <table:table-cell office:value-type="float" office:value="35" calcext:value-type="float">
            <text:p>35</text:p>
          </table:table-cell>
          <table:table-cell office:value-type="float" office:value="53.4" calcext:value-type="float">
            <text:p>5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30" calcext:value-type="float">
            <text:p>181030</text:p>
          </table:table-cell>
          <table:table-cell office:value-type="float" office:value="43403" calcext:value-type="float">
            <text:p>43403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19727" calcext:value-type="float">
            <text:p>5219727</text:p>
          </table:table-cell>
          <table:table-cell office:value-type="float" office:value="3326857" calcext:value-type="float">
            <text:p>3326857</text:p>
          </table:table-cell>
          <table:table-cell office:value-type="float" office:value="1091469" calcext:value-type="float">
            <text:p>1091469</text:p>
          </table:table-cell>
          <table:table-cell office:value-type="float" office:value="627088" calcext:value-type="float">
            <text:p>627088</text:p>
          </table:table-cell>
          <table:table-cell office:value-type="float" office:value="3107769" calcext:value-type="float">
            <text:p>3107769</text:p>
          </table:table-cell>
          <table:table-cell office:value-type="float" office:value="300424" calcext:value-type="float">
            <text:p>300424</text:p>
          </table:table-cell>
          <table:table-cell office:value-type="float" office:value="141852" calcext:value-type="float">
            <text:p>141852</text:p>
          </table:table-cell>
          <table:table-cell office:value-type="float" office:value="33003" calcext:value-type="float">
            <text:p>33003</text:p>
          </table:table-cell>
          <table:table-cell office:value-type="float" office:value="236599" calcext:value-type="float">
            <text:p>236599</text:p>
          </table:table-cell>
          <table:table-cell office:value-type="float" office:value="204635" calcext:value-type="float">
            <text:p>204635</text:p>
          </table:table-cell>
          <table:table-cell office:value-type="float" office:value="92023" calcext:value-type="float">
            <text:p>92023</text:p>
          </table:table-cell>
          <table:table-cell office:value-type="float" office:value="346393" calcext:value-type="float">
            <text:p>346393</text:p>
          </table:table-cell>
          <table:table-cell office:value-type="float" office:value="5183848" calcext:value-type="float">
            <text:p>5183848</text:p>
          </table:table-cell>
          <table:table-cell office:value-type="float" office:value="5207680" calcext:value-type="float">
            <text:p>5207680</text:p>
          </table:table-cell>
          <table:table-cell office:value-type="float" office:value="35879" calcext:value-type="float">
            <text:p>35879</text:p>
          </table:table-cell>
          <table:table-cell office:value-type="float" office:value="12047" calcext:value-type="float">
            <text:p>12047</text:p>
          </table:table-cell>
          <table:table-cell office:value-type="float" office:value="5219727" calcext:value-type="float">
            <text:p>5219727</text:p>
          </table:table-cell>
          <table:table-cell office:value-type="float" office:value="3326857" calcext:value-type="float">
            <text:p>3326857</text:p>
          </table:table-cell>
          <table:table-cell office:value-type="float" office:value="1091469" calcext:value-type="float">
            <text:p>1091469</text:p>
          </table:table-cell>
          <table:table-cell office:value-type="float" office:value="627088" calcext:value-type="float">
            <text:p>627088</text:p>
          </table:table-cell>
          <table:table-cell office:value-type="float" office:value="3107769" calcext:value-type="float">
            <text:p>3107769</text:p>
          </table:table-cell>
          <table:table-cell office:value-type="float" office:value="300424" calcext:value-type="float">
            <text:p>300424</text:p>
          </table:table-cell>
          <table:table-cell office:value-type="float" office:value="141852" calcext:value-type="float">
            <text:p>141852</text:p>
          </table:table-cell>
          <table:table-cell office:value-type="float" office:value="33003" calcext:value-type="float">
            <text:p>33003</text:p>
          </table:table-cell>
          <table:table-cell office:value-type="float" office:value="236599" calcext:value-type="float">
            <text:p>236599</text:p>
          </table:table-cell>
          <table:table-cell office:value-type="float" office:value="204635" calcext:value-type="float">
            <text:p>204635</text:p>
          </table:table-cell>
          <table:table-cell office:value-type="float" office:value="92023" calcext:value-type="float">
            <text:p>92023</text:p>
          </table:table-cell>
          <table:table-cell office:value-type="float" office:value="346393" calcext:value-type="float">
            <text:p>346393</text:p>
          </table:table-cell>
          <table:table-cell office:value-type="float" office:value="5183848" calcext:value-type="float">
            <text:p>5183848</text:p>
          </table:table-cell>
          <table:table-cell office:value-type="float" office:value="5207680" calcext:value-type="float">
            <text:p>5207680</text:p>
          </table:table-cell>
          <table:table-cell office:value-type="float" office:value="35879" calcext:value-type="float">
            <text:p>35879</text:p>
          </table:table-cell>
          <table:table-cell office:value-type="float" office:value="12047" calcext:value-type="float">
            <text:p>1204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02168" calcext:value-type="float">
            <text:p>-202168</text:p>
          </table:table-cell>
          <table:table-cell office:value-type="float" office:value="-151722" calcext:value-type="float">
            <text:p>-151722</text:p>
          </table:table-cell>
          <table:table-cell office:value-type="float" office:value="-92048" calcext:value-type="float">
            <text:p>-92048</text:p>
          </table:table-cell>
          <table:table-cell office:value-type="float" office:value="-18144" calcext:value-type="float">
            <text:p>-18144</text:p>
          </table:table-cell>
          <table:table-cell office:value-type="float" office:value="-148954" calcext:value-type="float">
            <text:p>-148954</text:p>
          </table:table-cell>
          <table:table-cell office:value-type="float" office:value="16432" calcext:value-type="float">
            <text:p>16432</text:p>
          </table:table-cell>
          <table:table-cell office:value-type="float" office:value="24490" calcext:value-type="float">
            <text:p>24490</text:p>
          </table:table-cell>
          <table:table-cell office:value-type="float" office:value="-516" calcext:value-type="float">
            <text:p>-516</text:p>
          </table:table-cell>
          <table:table-cell office:value-type="float" office:value="-16810" calcext:value-type="float">
            <text:p>-16810</text:p>
          </table:table-cell>
          <table:table-cell office:value-type="float" office:value="-56577" calcext:value-type="float">
            <text:p>-56577</text:p>
          </table:table-cell>
          <table:table-cell office:value-type="float" office:value="36036" calcext:value-type="float">
            <text:p>36036</text:p>
          </table:table-cell>
          <table:table-cell office:value-type="float" office:value="3867" calcext:value-type="float">
            <text:p>3867</text:p>
          </table:table-cell>
          <table:table-cell office:value-type="float" office:value="-198464" calcext:value-type="float">
            <text:p>-198464</text:p>
          </table:table-cell>
          <table:table-cell office:value-type="float" office:value="-201993" calcext:value-type="float">
            <text:p>-201993</text:p>
          </table:table-cell>
          <table:table-cell office:value-type="float" office:value="-3704" calcext:value-type="float">
            <text:p>-3704</text:p>
          </table:table-cell>
          <table:table-cell office:value-type="float" office:value="-175" calcext:value-type="float">
            <text:p>-175</text:p>
          </table:table-cell>
          <table:table-cell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20.9" calcext:value-type="float">
            <text:p>20.9</text:p>
          </table:table-cell>
          <table:table-cell office:value-type="float" office:value="12" calcext:value-type="float">
            <text:p>12</text:p>
          </table:table-cell>
          <table:table-cell office:value-type="float" office:value="59.5" calcext:value-type="float">
            <text:p>59.5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4.5" calcext:value-type="float">
            <text:p>4.5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6.6" calcext:value-type="float">
            <text:p>6.6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20.9" calcext:value-type="float">
            <text:p>20.9</text:p>
          </table:table-cell>
          <table:table-cell office:value-type="float" office:value="12" calcext:value-type="float">
            <text:p>12</text:p>
          </table:table-cell>
          <table:table-cell office:value-type="float" office:value="59.5" calcext:value-type="float">
            <text:p>59.5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4.5" calcext:value-type="float">
            <text:p>4.5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6.6" calcext:value-type="float">
            <text:p>6.6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4" calcext:value-type="float">
            <text:p>194</text:p>
          </table:table-cell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4" calcext:value-type="float">
            <text:p>194</text:p>
          </table:table-cell>
          <table:table-cell office:value-type="float" office:value="171" calcext:value-type="float">
            <text:p>17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41.5" calcext:value-type="float">
            <text:p>41.5</text:p>
          </table:table-cell>
          <table:table-cell office:value-type="float" office:value="40.9" calcext:value-type="float">
            <text:p>40.9</text:p>
          </table:table-cell>
          <table:table-cell office:value-type="float" office:value="56.3" calcext:value-type="float">
            <text:p>56.3</text:p>
          </table:table-cell>
          <table:table-cell office:value-type="float" office:value="20.6" calcext:value-type="float">
            <text:p>20.6</text:p>
          </table:table-cell>
          <table:table-cell office:value-type="float" office:value="39.9" calcext:value-type="float">
            <text:p>39.9</text:p>
          </table:table-cell>
          <table:table-cell office:value-type="float" office:value="34.6" calcext:value-type="float">
            <text:p>34.6</text:p>
          </table:table-cell>
          <table:table-cell office:value-type="float" office:value="53.4" calcext:value-type="float">
            <text:p>53.4</text:p>
          </table:table-cell>
          <table:table-cell office:value-type="float" office:value="23.9" calcext:value-type="float">
            <text:p>23.9</text:p>
          </table:table-cell>
          <table:table-cell office:value-type="float" office:value="41.5" calcext:value-type="float">
            <text:p>41.5</text:p>
          </table:table-cell>
          <table:table-cell office:value-type="float" office:value="40.9" calcext:value-type="float">
            <text:p>40.9</text:p>
          </table:table-cell>
          <table:table-cell office:value-type="float" office:value="56.3" calcext:value-type="float">
            <text:p>56.3</text:p>
          </table:table-cell>
          <table:table-cell office:value-type="float" office:value="20.6" calcext:value-type="float">
            <text:p>20.6</text:p>
          </table:table-cell>
          <table:table-cell office:value-type="float" office:value="39.9" calcext:value-type="float">
            <text:p>39.9</text:p>
          </table:table-cell>
          <table:table-cell office:value-type="float" office:value="34.6" calcext:value-type="float">
            <text:p>34.6</text:p>
          </table:table-cell>
          <table:table-cell office:value-type="float" office:value="53.4" calcext:value-type="float">
            <text:p>5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23" calcext:value-type="float">
            <text:p>181023</text:p>
          </table:table-cell>
          <table:table-cell office:value-type="float" office:value="43396" calcext:value-type="float">
            <text:p>43396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21895" calcext:value-type="float">
            <text:p>5421895</text:p>
          </table:table-cell>
          <table:table-cell office:value-type="float" office:value="3478579" calcext:value-type="float">
            <text:p>3478579</text:p>
          </table:table-cell>
          <table:table-cell office:value-type="float" office:value="1183517" calcext:value-type="float">
            <text:p>1183517</text:p>
          </table:table-cell>
          <table:table-cell office:value-type="float" office:value="645232" calcext:value-type="float">
            <text:p>645232</text:p>
          </table:table-cell>
          <table:table-cell office:value-type="float" office:value="3256723" calcext:value-type="float">
            <text:p>3256723</text:p>
          </table:table-cell>
          <table:table-cell office:value-type="float" office:value="283992" calcext:value-type="float">
            <text:p>283992</text:p>
          </table:table-cell>
          <table:table-cell office:value-type="float" office:value="117362" calcext:value-type="float">
            <text:p>117362</text:p>
          </table:table-cell>
          <table:table-cell office:value-type="float" office:value="33519" calcext:value-type="float">
            <text:p>33519</text:p>
          </table:table-cell>
          <table:table-cell office:value-type="float" office:value="253409" calcext:value-type="float">
            <text:p>253409</text:p>
          </table:table-cell>
          <table:table-cell office:value-type="float" office:value="261212" calcext:value-type="float">
            <text:p>261212</text:p>
          </table:table-cell>
          <table:table-cell office:value-type="float" office:value="55987" calcext:value-type="float">
            <text:p>55987</text:p>
          </table:table-cell>
          <table:table-cell office:value-type="float" office:value="342526" calcext:value-type="float">
            <text:p>342526</text:p>
          </table:table-cell>
          <table:table-cell office:value-type="float" office:value="5382312" calcext:value-type="float">
            <text:p>5382312</text:p>
          </table:table-cell>
          <table:table-cell office:value-type="float" office:value="5409673" calcext:value-type="float">
            <text:p>5409673</text:p>
          </table:table-cell>
          <table:table-cell office:value-type="float" office:value="39583" calcext:value-type="float">
            <text:p>39583</text:p>
          </table:table-cell>
          <table:table-cell office:value-type="float" office:value="12222" calcext:value-type="float">
            <text:p>12222</text:p>
          </table:table-cell>
          <table:table-cell office:value-type="float" office:value="5421895" calcext:value-type="float">
            <text:p>5421895</text:p>
          </table:table-cell>
          <table:table-cell office:value-type="float" office:value="3478579" calcext:value-type="float">
            <text:p>3478579</text:p>
          </table:table-cell>
          <table:table-cell office:value-type="float" office:value="1183517" calcext:value-type="float">
            <text:p>1183517</text:p>
          </table:table-cell>
          <table:table-cell office:value-type="float" office:value="645232" calcext:value-type="float">
            <text:p>645232</text:p>
          </table:table-cell>
          <table:table-cell office:value-type="float" office:value="3256723" calcext:value-type="float">
            <text:p>3256723</text:p>
          </table:table-cell>
          <table:table-cell office:value-type="float" office:value="283992" calcext:value-type="float">
            <text:p>283992</text:p>
          </table:table-cell>
          <table:table-cell office:value-type="float" office:value="117362" calcext:value-type="float">
            <text:p>117362</text:p>
          </table:table-cell>
          <table:table-cell office:value-type="float" office:value="33519" calcext:value-type="float">
            <text:p>33519</text:p>
          </table:table-cell>
          <table:table-cell office:value-type="float" office:value="253409" calcext:value-type="float">
            <text:p>253409</text:p>
          </table:table-cell>
          <table:table-cell office:value-type="float" office:value="261212" calcext:value-type="float">
            <text:p>261212</text:p>
          </table:table-cell>
          <table:table-cell office:value-type="float" office:value="55987" calcext:value-type="float">
            <text:p>55987</text:p>
          </table:table-cell>
          <table:table-cell office:value-type="float" office:value="342526" calcext:value-type="float">
            <text:p>342526</text:p>
          </table:table-cell>
          <table:table-cell office:value-type="float" office:value="5382312" calcext:value-type="float">
            <text:p>5382312</text:p>
          </table:table-cell>
          <table:table-cell office:value-type="float" office:value="5409673" calcext:value-type="float">
            <text:p>5409673</text:p>
          </table:table-cell>
          <table:table-cell office:value-type="float" office:value="39583" calcext:value-type="float">
            <text:p>39583</text:p>
          </table:table-cell>
          <table:table-cell office:value-type="float" office:value="12222" calcext:value-type="float">
            <text:p>1222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7781" calcext:value-type="float">
            <text:p>37781</text:p>
          </table:table-cell>
          <table:table-cell office:value-type="float" office:value="95024" calcext:value-type="float">
            <text:p>95024</text:p>
          </table:table-cell>
          <table:table-cell office:value-type="float" office:value="8945" calcext:value-type="float">
            <text:p>8945</text:p>
          </table:table-cell>
          <table:table-cell office:value-type="float" office:value="-26872" calcext:value-type="float">
            <text:p>-26872</text:p>
          </table:table-cell>
          <table:table-cell office:value-type="float" office:value="74151" calcext:value-type="float">
            <text:p>74151</text:p>
          </table:table-cell>
          <table:table-cell office:value-type="float" office:value="-8330" calcext:value-type="float">
            <text:p>-8330</text:p>
          </table:table-cell>
          <table:table-cell office:value-type="float" office:value="-19070" calcext:value-type="float">
            <text:p>-19070</text:p>
          </table:table-cell>
          <table:table-cell office:value-type="float" office:value="4300" calcext:value-type="float">
            <text:p>4300</text:p>
          </table:table-cell>
          <table:table-cell office:value-type="float" office:value="-1719" calcext:value-type="float">
            <text:p>-1719</text:p>
          </table:table-cell>
          <table:table-cell office:value-type="float" office:value="19643" calcext:value-type="float">
            <text:p>19643</text:p>
          </table:table-cell>
          <table:table-cell office:value-type="float" office:value="-22326" calcext:value-type="float">
            <text:p>-22326</text:p>
          </table:table-cell>
          <table:table-cell office:value-type="float" office:value="-17324" calcext:value-type="float">
            <text:p>-17324</text:p>
          </table:table-cell>
          <table:table-cell office:value-type="float" office:value="41352" calcext:value-type="float">
            <text:p>41352</text:p>
          </table:table-cell>
          <table:table-cell office:value-type="float" office:value="37697" calcext:value-type="float">
            <text:p>37697</text:p>
          </table:table-cell>
          <table:table-cell office:value-type="float" office:value="-3571" calcext:value-type="float">
            <text:p>-357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60.1" calcext:value-type="float">
            <text:p>60.1</text:p>
          </table:table-cell>
          <table:table-cell office:value-type="float" office:value="5.2" calcext:value-type="float">
            <text:p>5.2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60.1" calcext:value-type="float">
            <text:p>60.1</text:p>
          </table:table-cell>
          <table:table-cell office:value-type="float" office:value="5.2" calcext:value-type="float">
            <text:p>5.2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03" calcext:value-type="float">
            <text:p>203</text:p>
          </table:table-cell>
          <table:table-cell office:value-type="float" office:value="170" calcext:value-type="float">
            <text:p>170</text:p>
          </table:table-cell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03" calcext:value-type="float">
            <text:p>203</text:p>
          </table:table-cell>
          <table:table-cell office:value-type="float" office:value="170" calcext:value-type="float">
            <text:p>17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41.2" calcext:value-type="float">
            <text:p>41.2</text:p>
          </table:table-cell>
          <table:table-cell office:value-type="float" office:value="40.7" calcext:value-type="float">
            <text:p>40.7</text:p>
          </table:table-cell>
          <table:table-cell office:value-type="float" office:value="55.6" calcext:value-type="float">
            <text:p>55.6</text:p>
          </table:table-cell>
          <table:table-cell office:value-type="float" office:value="20" calcext:value-type="float">
            <text:p>20</text:p>
          </table:table-cell>
          <table:table-cell office:value-type="float" office:value="39.7" calcext:value-type="float">
            <text:p>39.7</text:p>
          </table:table-cell>
          <table:table-cell office:value-type="float" office:value="34.1" calcext:value-type="float">
            <text:p>34.1</text:p>
          </table:table-cell>
          <table:table-cell office:value-type="float" office:value="53.1" calcext:value-type="float">
            <text:p>53.1</text:p>
          </table:table-cell>
          <table:table-cell office:value-type="float" office:value="23.9" calcext:value-type="float">
            <text:p>23.9</text:p>
          </table:table-cell>
          <table:table-cell office:value-type="float" office:value="41.2" calcext:value-type="float">
            <text:p>41.2</text:p>
          </table:table-cell>
          <table:table-cell office:value-type="float" office:value="40.7" calcext:value-type="float">
            <text:p>40.7</text:p>
          </table:table-cell>
          <table:table-cell office:value-type="float" office:value="55.6" calcext:value-type="float">
            <text:p>55.6</text:p>
          </table:table-cell>
          <table:table-cell office:value-type="float" office:value="20" calcext:value-type="float">
            <text:p>20</text:p>
          </table:table-cell>
          <table:table-cell office:value-type="float" office:value="39.7" calcext:value-type="float">
            <text:p>39.7</text:p>
          </table:table-cell>
          <table:table-cell office:value-type="float" office:value="34.1" calcext:value-type="float">
            <text:p>34.1</text:p>
          </table:table-cell>
          <table:table-cell office:value-type="float" office:value="53.1" calcext:value-type="float">
            <text:p>53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16" calcext:value-type="float">
            <text:p>181016</text:p>
          </table:table-cell>
          <table:table-cell office:value-type="float" office:value="43389" calcext:value-type="float">
            <text:p>43389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84114" calcext:value-type="float">
            <text:p>5384114</text:p>
          </table:table-cell>
          <table:table-cell office:value-type="float" office:value="3383555" calcext:value-type="float">
            <text:p>3383555</text:p>
          </table:table-cell>
          <table:table-cell office:value-type="float" office:value="1174572" calcext:value-type="float">
            <text:p>1174572</text:p>
          </table:table-cell>
          <table:table-cell office:value-type="float" office:value="672104" calcext:value-type="float">
            <text:p>672104</text:p>
          </table:table-cell>
          <table:table-cell office:value-type="float" office:value="3182572" calcext:value-type="float">
            <text:p>3182572</text:p>
          </table:table-cell>
          <table:table-cell office:value-type="float" office:value="292322" calcext:value-type="float">
            <text:p>292322</text:p>
          </table:table-cell>
          <table:table-cell office:value-type="float" office:value="136432" calcext:value-type="float">
            <text:p>136432</text:p>
          </table:table-cell>
          <table:table-cell office:value-type="float" office:value="29219" calcext:value-type="float">
            <text:p>29219</text:p>
          </table:table-cell>
          <table:table-cell office:value-type="float" office:value="255128" calcext:value-type="float">
            <text:p>255128</text:p>
          </table:table-cell>
          <table:table-cell office:value-type="float" office:value="241569" calcext:value-type="float">
            <text:p>241569</text:p>
          </table:table-cell>
          <table:table-cell office:value-type="float" office:value="78313" calcext:value-type="float">
            <text:p>78313</text:p>
          </table:table-cell>
          <table:table-cell office:value-type="float" office:value="359850" calcext:value-type="float">
            <text:p>359850</text:p>
          </table:table-cell>
          <table:table-cell office:value-type="float" office:value="5340960" calcext:value-type="float">
            <text:p>5340960</text:p>
          </table:table-cell>
          <table:table-cell office:value-type="float" office:value="5371976" calcext:value-type="float">
            <text:p>5371976</text:p>
          </table:table-cell>
          <table:table-cell office:value-type="float" office:value="43154" calcext:value-type="float">
            <text:p>43154</text:p>
          </table:table-cell>
          <table:table-cell office:value-type="float" office:value="12138" calcext:value-type="float">
            <text:p>12138</text:p>
          </table:table-cell>
          <table:table-cell office:value-type="float" office:value="5384114" calcext:value-type="float">
            <text:p>5384114</text:p>
          </table:table-cell>
          <table:table-cell office:value-type="float" office:value="3383555" calcext:value-type="float">
            <text:p>3383555</text:p>
          </table:table-cell>
          <table:table-cell office:value-type="float" office:value="1174572" calcext:value-type="float">
            <text:p>1174572</text:p>
          </table:table-cell>
          <table:table-cell office:value-type="float" office:value="672104" calcext:value-type="float">
            <text:p>672104</text:p>
          </table:table-cell>
          <table:table-cell office:value-type="float" office:value="3182572" calcext:value-type="float">
            <text:p>3182572</text:p>
          </table:table-cell>
          <table:table-cell office:value-type="float" office:value="292322" calcext:value-type="float">
            <text:p>292322</text:p>
          </table:table-cell>
          <table:table-cell office:value-type="float" office:value="136432" calcext:value-type="float">
            <text:p>136432</text:p>
          </table:table-cell>
          <table:table-cell office:value-type="float" office:value="29219" calcext:value-type="float">
            <text:p>29219</text:p>
          </table:table-cell>
          <table:table-cell office:value-type="float" office:value="255128" calcext:value-type="float">
            <text:p>255128</text:p>
          </table:table-cell>
          <table:table-cell office:value-type="float" office:value="241569" calcext:value-type="float">
            <text:p>241569</text:p>
          </table:table-cell>
          <table:table-cell office:value-type="float" office:value="78313" calcext:value-type="float">
            <text:p>78313</text:p>
          </table:table-cell>
          <table:table-cell office:value-type="float" office:value="359850" calcext:value-type="float">
            <text:p>359850</text:p>
          </table:table-cell>
          <table:table-cell office:value-type="float" office:value="5340960" calcext:value-type="float">
            <text:p>5340960</text:p>
          </table:table-cell>
          <table:table-cell office:value-type="float" office:value="5371976" calcext:value-type="float">
            <text:p>5371976</text:p>
          </table:table-cell>
          <table:table-cell office:value-type="float" office:value="43154" calcext:value-type="float">
            <text:p>43154</text:p>
          </table:table-cell>
          <table:table-cell office:value-type="float" office:value="12138" calcext:value-type="float">
            <text:p>1213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7832" calcext:value-type="float">
            <text:p>57832</text:p>
          </table:table-cell>
          <table:table-cell office:value-type="float" office:value="76744" calcext:value-type="float">
            <text:p>76744</text:p>
          </table:table-cell>
          <table:table-cell office:value-type="float" office:value="-4229" calcext:value-type="float">
            <text:p>-4229</text:p>
          </table:table-cell>
          <table:table-cell office:value-type="float" office:value="12007" calcext:value-type="float">
            <text:p>12007</text:p>
          </table:table-cell>
          <table:table-cell office:value-type="float" office:value="60879" calcext:value-type="float">
            <text:p>60879</text:p>
          </table:table-cell>
          <table:table-cell office:value-type="float" office:value="-6930" calcext:value-type="float">
            <text:p>-6930</text:p>
          </table:table-cell>
          <table:table-cell office:value-type="float" office:value="-4379" calcext:value-type="float">
            <text:p>-4379</text:p>
          </table:table-cell>
          <table:table-cell office:value-type="float" office:value="-2688" calcext:value-type="float">
            <text:p>-2688</text:p>
          </table:table-cell>
          <table:table-cell office:value-type="float" office:value="29322" calcext:value-type="float">
            <text:p>29322</text:p>
          </table:table-cell>
          <table:table-cell office:value-type="float" office:value="-1642" calcext:value-type="float">
            <text:p>-1642</text:p>
          </table:table-cell>
          <table:table-cell office:value-type="float" office:value="-439" calcext:value-type="float">
            <text:p>-439</text:p>
          </table:table-cell>
          <table:table-cell office:value-type="float" office:value="-17400" calcext:value-type="float">
            <text:p>-17400</text:p>
          </table:table-cell>
          <table:table-cell office:value-type="float" office:value="87722" calcext:value-type="float">
            <text:p>87722</text:p>
          </table:table-cell>
          <table:table-cell office:value-type="float" office:value="58515" calcext:value-type="float">
            <text:p>58515</text:p>
          </table:table-cell>
          <table:table-cell office:value-type="float" office:value="-29890" calcext:value-type="float">
            <text:p>-29890</text:p>
          </table:table-cell>
          <table:table-cell office:value-type="float" office:value="-683" calcext:value-type="float">
            <text:p>-683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21.8" calcext:value-type="float">
            <text:p>21.8</text:p>
          </table:table-cell>
          <table:table-cell office:value-type="float" office:value="12.5" calcext:value-type="float">
            <text:p>12.5</text:p>
          </table:table-cell>
          <table:table-cell office:value-type="float" office:value="59.1" calcext:value-type="float">
            <text:p>59.1</text:p>
          </table:table-cell>
          <table:table-cell office:value-type="float" office:value="5.4" calcext:value-type="float">
            <text:p>5.4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6.7" calcext:value-type="float">
            <text:p>6.7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21.8" calcext:value-type="float">
            <text:p>21.8</text:p>
          </table:table-cell>
          <table:table-cell office:value-type="float" office:value="12.5" calcext:value-type="float">
            <text:p>12.5</text:p>
          </table:table-cell>
          <table:table-cell office:value-type="float" office:value="59.1" calcext:value-type="float">
            <text:p>59.1</text:p>
          </table:table-cell>
          <table:table-cell office:value-type="float" office:value="5.4" calcext:value-type="float">
            <text:p>5.4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6.7" calcext:value-type="float">
            <text:p>6.7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41" calcext:value-type="float">
            <text:p>41</text:p>
          </table:table-cell>
          <table:table-cell office:value-type="float" office:value="40.6" calcext:value-type="float">
            <text:p>40.6</text:p>
          </table:table-cell>
          <table:table-cell office:value-type="float" office:value="55.7" calcext:value-type="float">
            <text:p>55.7</text:p>
          </table:table-cell>
          <table:table-cell office:value-type="float" office:value="20.1" calcext:value-type="float">
            <text:p>20.1</text:p>
          </table:table-cell>
          <table:table-cell office:value-type="float" office:value="39.5" calcext:value-type="float">
            <text:p>39.5</text:p>
          </table:table-cell>
          <table:table-cell office:value-type="float" office:value="34" calcext:value-type="float">
            <text:p>34</text:p>
          </table:table-cell>
          <table:table-cell office:value-type="float" office:value="52.9" calcext:value-type="float">
            <text:p>52.9</text:p>
          </table:table-cell>
          <table:table-cell office:value-type="float" office:value="23.9" calcext:value-type="float">
            <text:p>23.9</text:p>
          </table:table-cell>
          <table:table-cell office:value-type="float" office:value="41" calcext:value-type="float">
            <text:p>41</text:p>
          </table:table-cell>
          <table:table-cell office:value-type="float" office:value="40.6" calcext:value-type="float">
            <text:p>40.6</text:p>
          </table:table-cell>
          <table:table-cell office:value-type="float" office:value="55.7" calcext:value-type="float">
            <text:p>55.7</text:p>
          </table:table-cell>
          <table:table-cell office:value-type="float" office:value="20.1" calcext:value-type="float">
            <text:p>20.1</text:p>
          </table:table-cell>
          <table:table-cell office:value-type="float" office:value="39.5" calcext:value-type="float">
            <text:p>39.5</text:p>
          </table:table-cell>
          <table:table-cell office:value-type="float" office:value="34" calcext:value-type="float">
            <text:p>34</text:p>
          </table:table-cell>
          <table:table-cell office:value-type="float" office:value="52.9" calcext:value-type="float">
            <text:p>52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09" calcext:value-type="float">
            <text:p>181009</text:p>
          </table:table-cell>
          <table:table-cell office:value-type="float" office:value="43382" calcext:value-type="float">
            <text:p>43382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26282" calcext:value-type="float">
            <text:p>5326282</text:p>
          </table:table-cell>
          <table:table-cell office:value-type="float" office:value="3306811" calcext:value-type="float">
            <text:p>3306811</text:p>
          </table:table-cell>
          <table:table-cell office:value-type="float" office:value="1178801" calcext:value-type="float">
            <text:p>1178801</text:p>
          </table:table-cell>
          <table:table-cell office:value-type="float" office:value="660097" calcext:value-type="float">
            <text:p>660097</text:p>
          </table:table-cell>
          <table:table-cell office:value-type="float" office:value="3121693" calcext:value-type="float">
            <text:p>3121693</text:p>
          </table:table-cell>
          <table:table-cell office:value-type="float" office:value="299252" calcext:value-type="float">
            <text:p>299252</text:p>
          </table:table-cell>
          <table:table-cell office:value-type="float" office:value="140811" calcext:value-type="float">
            <text:p>140811</text:p>
          </table:table-cell>
          <table:table-cell office:value-type="float" office:value="31907" calcext:value-type="float">
            <text:p>31907</text:p>
          </table:table-cell>
          <table:table-cell office:value-type="float" office:value="225806" calcext:value-type="float">
            <text:p>225806</text:p>
          </table:table-cell>
          <table:table-cell office:value-type="float" office:value="243211" calcext:value-type="float">
            <text:p>243211</text:p>
          </table:table-cell>
          <table:table-cell office:value-type="float" office:value="78752" calcext:value-type="float">
            <text:p>78752</text:p>
          </table:table-cell>
          <table:table-cell office:value-type="float" office:value="377250" calcext:value-type="float">
            <text:p>377250</text:p>
          </table:table-cell>
          <table:table-cell office:value-type="float" office:value="5253238" calcext:value-type="float">
            <text:p>5253238</text:p>
          </table:table-cell>
          <table:table-cell office:value-type="float" office:value="5313461" calcext:value-type="float">
            <text:p>5313461</text:p>
          </table:table-cell>
          <table:table-cell office:value-type="float" office:value="73044" calcext:value-type="float">
            <text:p>73044</text:p>
          </table:table-cell>
          <table:table-cell office:value-type="float" office:value="12821" calcext:value-type="float">
            <text:p>12821</text:p>
          </table:table-cell>
          <table:table-cell office:value-type="float" office:value="5326282" calcext:value-type="float">
            <text:p>5326282</text:p>
          </table:table-cell>
          <table:table-cell office:value-type="float" office:value="3306811" calcext:value-type="float">
            <text:p>3306811</text:p>
          </table:table-cell>
          <table:table-cell office:value-type="float" office:value="1178801" calcext:value-type="float">
            <text:p>1178801</text:p>
          </table:table-cell>
          <table:table-cell office:value-type="float" office:value="660097" calcext:value-type="float">
            <text:p>660097</text:p>
          </table:table-cell>
          <table:table-cell office:value-type="float" office:value="3121693" calcext:value-type="float">
            <text:p>3121693</text:p>
          </table:table-cell>
          <table:table-cell office:value-type="float" office:value="299252" calcext:value-type="float">
            <text:p>299252</text:p>
          </table:table-cell>
          <table:table-cell office:value-type="float" office:value="140811" calcext:value-type="float">
            <text:p>140811</text:p>
          </table:table-cell>
          <table:table-cell office:value-type="float" office:value="31907" calcext:value-type="float">
            <text:p>31907</text:p>
          </table:table-cell>
          <table:table-cell office:value-type="float" office:value="225806" calcext:value-type="float">
            <text:p>225806</text:p>
          </table:table-cell>
          <table:table-cell office:value-type="float" office:value="243211" calcext:value-type="float">
            <text:p>243211</text:p>
          </table:table-cell>
          <table:table-cell office:value-type="float" office:value="78752" calcext:value-type="float">
            <text:p>78752</text:p>
          </table:table-cell>
          <table:table-cell office:value-type="float" office:value="377250" calcext:value-type="float">
            <text:p>377250</text:p>
          </table:table-cell>
          <table:table-cell office:value-type="float" office:value="5253238" calcext:value-type="float">
            <text:p>5253238</text:p>
          </table:table-cell>
          <table:table-cell office:value-type="float" office:value="5313461" calcext:value-type="float">
            <text:p>5313461</text:p>
          </table:table-cell>
          <table:table-cell office:value-type="float" office:value="73044" calcext:value-type="float">
            <text:p>73044</text:p>
          </table:table-cell>
          <table:table-cell office:value-type="float" office:value="12821" calcext:value-type="float">
            <text:p>1282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62589" calcext:value-type="float">
            <text:p>162589</text:p>
          </table:table-cell>
          <table:table-cell office:value-type="float" office:value="122368" calcext:value-type="float">
            <text:p>122368</text:p>
          </table:table-cell>
          <table:table-cell office:value-type="float" office:value="74180" calcext:value-type="float">
            <text:p>74180</text:p>
          </table:table-cell>
          <table:table-cell office:value-type="float" office:value="-65251" calcext:value-type="float">
            <text:p>-65251</text:p>
          </table:table-cell>
          <table:table-cell office:value-type="float" office:value="66586" calcext:value-type="float">
            <text:p>66586</text:p>
          </table:table-cell>
          <table:table-cell office:value-type="float" office:value="10374" calcext:value-type="float">
            <text:p>10374</text:p>
          </table:table-cell>
          <table:table-cell office:value-type="float" office:value="3233" calcext:value-type="float">
            <text:p>3233</text:p>
          </table:table-cell>
          <table:table-cell office:value-type="float" office:value="9061" calcext:value-type="float">
            <text:p>9061</text:p>
          </table:table-cell>
          <table:table-cell office:value-type="float" office:value="5370" calcext:value-type="float">
            <text:p>5370</text:p>
          </table:table-cell>
          <table:table-cell office:value-type="float" office:value="68751" calcext:value-type="float">
            <text:p>68751</text:p>
          </table:table-cell>
          <table:table-cell office:value-type="float" office:value="6700" calcext:value-type="float">
            <text:p>6700</text:p>
          </table:table-cell>
          <table:table-cell office:value-type="float" office:value="-12635" calcext:value-type="float">
            <text:p>-12635</text:p>
          </table:table-cell>
          <table:table-cell office:value-type="float" office:value="132210" calcext:value-type="float">
            <text:p>132210</text:p>
          </table:table-cell>
          <table:table-cell office:value-type="float" office:value="159636" calcext:value-type="float">
            <text:p>159636</text:p>
          </table:table-cell>
          <table:table-cell office:value-type="float" office:value="30379" calcext:value-type="float">
            <text:p>30379</text:p>
          </table:table-cell>
          <table:table-cell office:value-type="float" office:value="2953" calcext:value-type="float">
            <text:p>2953</text:p>
          </table:table-cell>
          <table:table-cell office:value-type="float" office:value="100" calcext:value-type="float">
            <text:p>100</text:p>
          </table:table-cell>
          <table:table-cell office:value-type="float" office:value="62.1" calcext:value-type="float">
            <text:p>62.1</text:p>
          </table:table-cell>
          <table:table-cell office:value-type="float" office:value="22.1" calcext:value-type="float">
            <text:p>22.1</text:p>
          </table:table-cell>
          <table:table-cell office:value-type="float" office:value="12.4" calcext:value-type="float">
            <text:p>12.4</text:p>
          </table:table-cell>
          <table:table-cell office:value-type="float" office:value="58.6" calcext:value-type="float">
            <text:p>58.6</text:p>
          </table:table-cell>
          <table:table-cell office:value-type="float" office:value="5.6" calcext:value-type="float">
            <text:p>5.6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4.2" calcext:value-type="float">
            <text:p>4.2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7.1" calcext:value-type="float">
            <text:p>7.1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2.1" calcext:value-type="float">
            <text:p>62.1</text:p>
          </table:table-cell>
          <table:table-cell office:value-type="float" office:value="22.1" calcext:value-type="float">
            <text:p>22.1</text:p>
          </table:table-cell>
          <table:table-cell office:value-type="float" office:value="12.4" calcext:value-type="float">
            <text:p>12.4</text:p>
          </table:table-cell>
          <table:table-cell office:value-type="float" office:value="58.6" calcext:value-type="float">
            <text:p>58.6</text:p>
          </table:table-cell>
          <table:table-cell office:value-type="float" office:value="5.6" calcext:value-type="float">
            <text:p>5.6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4.2" calcext:value-type="float">
            <text:p>4.2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7.1" calcext:value-type="float">
            <text:p>7.1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56.3" calcext:value-type="float">
            <text:p>56.3</text:p>
          </table:table-cell>
          <table:table-cell office:value-type="float" office:value="19.6" calcext:value-type="float">
            <text:p>19.6</text:p>
          </table:table-cell>
          <table:table-cell office:value-type="float" office:value="39.8" calcext:value-type="float">
            <text:p>39.8</text:p>
          </table:table-cell>
          <table:table-cell office:value-type="float" office:value="32.8" calcext:value-type="float">
            <text:p>32.8</text:p>
          </table:table-cell>
          <table:table-cell office:value-type="float" office:value="53" calcext:value-type="float">
            <text:p>53</text:p>
          </table:table-cell>
          <table:table-cell office:value-type="float" office:value="23.2" calcext:value-type="float">
            <text:p>23.2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56.3" calcext:value-type="float">
            <text:p>56.3</text:p>
          </table:table-cell>
          <table:table-cell office:value-type="float" office:value="19.6" calcext:value-type="float">
            <text:p>19.6</text:p>
          </table:table-cell>
          <table:table-cell office:value-type="float" office:value="39.8" calcext:value-type="float">
            <text:p>39.8</text:p>
          </table:table-cell>
          <table:table-cell office:value-type="float" office:value="32.8" calcext:value-type="float">
            <text:p>32.8</text:p>
          </table:table-cell>
          <table:table-cell office:value-type="float" office:value="53" calcext:value-type="float">
            <text:p>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02" calcext:value-type="float">
            <text:p>181002</text:p>
          </table:table-cell>
          <table:table-cell office:value-type="float" office:value="43375" calcext:value-type="float">
            <text:p>43375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63693" calcext:value-type="float">
            <text:p>5163693</text:p>
          </table:table-cell>
          <table:table-cell office:value-type="float" office:value="3184443" calcext:value-type="float">
            <text:p>3184443</text:p>
          </table:table-cell>
          <table:table-cell office:value-type="float" office:value="1104621" calcext:value-type="float">
            <text:p>1104621</text:p>
          </table:table-cell>
          <table:table-cell office:value-type="float" office:value="725348" calcext:value-type="float">
            <text:p>725348</text:p>
          </table:table-cell>
          <table:table-cell office:value-type="float" office:value="3055107" calcext:value-type="float">
            <text:p>3055107</text:p>
          </table:table-cell>
          <table:table-cell office:value-type="float" office:value="288878" calcext:value-type="float">
            <text:p>288878</text:p>
          </table:table-cell>
          <table:table-cell office:value-type="float" office:value="137578" calcext:value-type="float">
            <text:p>137578</text:p>
          </table:table-cell>
          <table:table-cell office:value-type="float" office:value="22846" calcext:value-type="float">
            <text:p>22846</text:p>
          </table:table-cell>
          <table:table-cell office:value-type="float" office:value="220436" calcext:value-type="float">
            <text:p>220436</text:p>
          </table:table-cell>
          <table:table-cell office:value-type="float" office:value="174460" calcext:value-type="float">
            <text:p>174460</text:p>
          </table:table-cell>
          <table:table-cell office:value-type="float" office:value="72052" calcext:value-type="float">
            <text:p>72052</text:p>
          </table:table-cell>
          <table:table-cell office:value-type="float" office:value="389885" calcext:value-type="float">
            <text:p>389885</text:p>
          </table:table-cell>
          <table:table-cell office:value-type="float" office:value="5121028" calcext:value-type="float">
            <text:p>5121028</text:p>
          </table:table-cell>
          <table:table-cell office:value-type="float" office:value="5153825" calcext:value-type="float">
            <text:p>5153825</text:p>
          </table:table-cell>
          <table:table-cell office:value-type="float" office:value="42665" calcext:value-type="float">
            <text:p>42665</text:p>
          </table:table-cell>
          <table:table-cell office:value-type="float" office:value="9868" calcext:value-type="float">
            <text:p>9868</text:p>
          </table:table-cell>
          <table:table-cell office:value-type="float" office:value="5163693" calcext:value-type="float">
            <text:p>5163693</text:p>
          </table:table-cell>
          <table:table-cell office:value-type="float" office:value="3184443" calcext:value-type="float">
            <text:p>3184443</text:p>
          </table:table-cell>
          <table:table-cell office:value-type="float" office:value="1104621" calcext:value-type="float">
            <text:p>1104621</text:p>
          </table:table-cell>
          <table:table-cell office:value-type="float" office:value="725348" calcext:value-type="float">
            <text:p>725348</text:p>
          </table:table-cell>
          <table:table-cell office:value-type="float" office:value="3055107" calcext:value-type="float">
            <text:p>3055107</text:p>
          </table:table-cell>
          <table:table-cell office:value-type="float" office:value="288878" calcext:value-type="float">
            <text:p>288878</text:p>
          </table:table-cell>
          <table:table-cell office:value-type="float" office:value="137578" calcext:value-type="float">
            <text:p>137578</text:p>
          </table:table-cell>
          <table:table-cell office:value-type="float" office:value="22846" calcext:value-type="float">
            <text:p>22846</text:p>
          </table:table-cell>
          <table:table-cell office:value-type="float" office:value="220436" calcext:value-type="float">
            <text:p>220436</text:p>
          </table:table-cell>
          <table:table-cell office:value-type="float" office:value="174460" calcext:value-type="float">
            <text:p>174460</text:p>
          </table:table-cell>
          <table:table-cell office:value-type="float" office:value="72052" calcext:value-type="float">
            <text:p>72052</text:p>
          </table:table-cell>
          <table:table-cell office:value-type="float" office:value="389885" calcext:value-type="float">
            <text:p>389885</text:p>
          </table:table-cell>
          <table:table-cell office:value-type="float" office:value="5121028" calcext:value-type="float">
            <text:p>5121028</text:p>
          </table:table-cell>
          <table:table-cell office:value-type="float" office:value="5153825" calcext:value-type="float">
            <text:p>5153825</text:p>
          </table:table-cell>
          <table:table-cell office:value-type="float" office:value="42665" calcext:value-type="float">
            <text:p>42665</text:p>
          </table:table-cell>
          <table:table-cell office:value-type="float" office:value="9868" calcext:value-type="float">
            <text:p>986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87495" calcext:value-type="float">
            <text:p>-287495</text:p>
          </table:table-cell>
          <table:table-cell office:value-type="float" office:value="-209012" calcext:value-type="float">
            <text:p>-209012</text:p>
          </table:table-cell>
          <table:table-cell office:value-type="float" office:value="-101642" calcext:value-type="float">
            <text:p>-101642</text:p>
          </table:table-cell>
          <table:table-cell office:value-type="float" office:value="-28570" calcext:value-type="float">
            <text:p>-28570</text:p>
          </table:table-cell>
          <table:table-cell office:value-type="float" office:value="-70011" calcext:value-type="float">
            <text:p>-70011</text:p>
          </table:table-cell>
          <table:table-cell office:value-type="float" office:value="2993" calcext:value-type="float">
            <text:p>2993</text:p>
          </table:table-cell>
          <table:table-cell office:value-type="float" office:value="6176" calcext:value-type="float">
            <text:p>6176</text:p>
          </table:table-cell>
          <table:table-cell office:value-type="float" office:value="-20073" calcext:value-type="float">
            <text:p>-20073</text:p>
          </table:table-cell>
          <table:table-cell office:value-type="float" office:value="-35989" calcext:value-type="float">
            <text:p>-35989</text:p>
          </table:table-cell>
          <table:table-cell office:value-type="float" office:value="59268" calcext:value-type="float">
            <text:p>59268</text:p>
          </table:table-cell>
          <table:table-cell office:value-type="float" office:value="25647" calcext:value-type="float">
            <text:p>25647</text:p>
          </table:table-cell>
          <table:table-cell office:value-type="float" office:value="-84483" calcext:value-type="float">
            <text:p>-84483</text:p>
          </table:table-cell>
          <table:table-cell office:value-type="float" office:value="-289617" calcext:value-type="float">
            <text:p>-289617</text:p>
          </table:table-cell>
          <table:table-cell office:value-type="float" office:value="-283558" calcext:value-type="float">
            <text:p>-283558</text:p>
          </table:table-cell>
          <table:table-cell office:value-type="float" office:value="2122" calcext:value-type="float">
            <text:p>2122</text:p>
          </table:table-cell>
          <table:table-cell office:value-type="float" office:value="-3937" calcext:value-type="float">
            <text:p>-3937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21.4" calcext:value-type="float">
            <text:p>21.4</text:p>
          </table:table-cell>
          <table:table-cell office:value-type="float" office:value="14" calcext:value-type="float">
            <text:p>14</text:p>
          </table:table-cell>
          <table:table-cell office:value-type="float" office:value="59.2" calcext:value-type="float">
            <text:p>59.2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7.6" calcext:value-type="float">
            <text:p>7.6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21.4" calcext:value-type="float">
            <text:p>21.4</text:p>
          </table:table-cell>
          <table:table-cell office:value-type="float" office:value="14" calcext:value-type="float">
            <text:p>14</text:p>
          </table:table-cell>
          <table:table-cell office:value-type="float" office:value="59.2" calcext:value-type="float">
            <text:p>59.2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7.6" calcext:value-type="float">
            <text:p>7.6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  <table:table-cell office:value-type="float" office:value="214" calcext:value-type="float">
            <text:p>214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42.3" calcext:value-type="float">
            <text:p>42.3</text:p>
          </table:table-cell>
          <table:table-cell office:value-type="float" office:value="41" calcext:value-type="float">
            <text:p>41</text:p>
          </table:table-cell>
          <table:table-cell office:value-type="float" office:value="57.3" calcext:value-type="float">
            <text:p>57.3</text:p>
          </table:table-cell>
          <table:table-cell office:value-type="float" office:value="21.2" calcext:value-type="float">
            <text:p>21.2</text:p>
          </table:table-cell>
          <table:table-cell office:value-type="float" office:value="40.6" calcext:value-type="float">
            <text:p>40.6</text:p>
          </table:table-cell>
          <table:table-cell office:value-type="float" office:value="34.5" calcext:value-type="float">
            <text:p>34.5</text:p>
          </table:table-cell>
          <table:table-cell office:value-type="float" office:value="53.5" calcext:value-type="float">
            <text:p>53.5</text:p>
          </table:table-cell>
          <table:table-cell office:value-type="float" office:value="24.1" calcext:value-type="float">
            <text:p>24.1</text:p>
          </table:table-cell>
          <table:table-cell office:value-type="float" office:value="42.3" calcext:value-type="float">
            <text:p>42.3</text:p>
          </table:table-cell>
          <table:table-cell office:value-type="float" office:value="41" calcext:value-type="float">
            <text:p>41</text:p>
          </table:table-cell>
          <table:table-cell office:value-type="float" office:value="57.3" calcext:value-type="float">
            <text:p>57.3</text:p>
          </table:table-cell>
          <table:table-cell office:value-type="float" office:value="21.2" calcext:value-type="float">
            <text:p>21.2</text:p>
          </table:table-cell>
          <table:table-cell office:value-type="float" office:value="40.6" calcext:value-type="float">
            <text:p>40.6</text:p>
          </table:table-cell>
          <table:table-cell office:value-type="float" office:value="34.5" calcext:value-type="float">
            <text:p>34.5</text:p>
          </table:table-cell>
          <table:table-cell office:value-type="float" office:value="53.5" calcext:value-type="float">
            <text:p>53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25" calcext:value-type="float">
            <text:p>180925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51188" calcext:value-type="float">
            <text:p>5451188</text:p>
          </table:table-cell>
          <table:table-cell office:value-type="float" office:value="3393455" calcext:value-type="float">
            <text:p>3393455</text:p>
          </table:table-cell>
          <table:table-cell office:value-type="float" office:value="1206263" calcext:value-type="float">
            <text:p>1206263</text:p>
          </table:table-cell>
          <table:table-cell office:value-type="float" office:value="753918" calcext:value-type="float">
            <text:p>753918</text:p>
          </table:table-cell>
          <table:table-cell office:value-type="float" office:value="3125118" calcext:value-type="float">
            <text:p>3125118</text:p>
          </table:table-cell>
          <table:table-cell office:value-type="float" office:value="285885" calcext:value-type="float">
            <text:p>285885</text:p>
          </table:table-cell>
          <table:table-cell office:value-type="float" office:value="131402" calcext:value-type="float">
            <text:p>131402</text:p>
          </table:table-cell>
          <table:table-cell office:value-type="float" office:value="42919" calcext:value-type="float">
            <text:p>42919</text:p>
          </table:table-cell>
          <table:table-cell office:value-type="float" office:value="256425" calcext:value-type="float">
            <text:p>256425</text:p>
          </table:table-cell>
          <table:table-cell office:value-type="float" office:value="115192" calcext:value-type="float">
            <text:p>115192</text:p>
          </table:table-cell>
          <table:table-cell office:value-type="float" office:value="46405" calcext:value-type="float">
            <text:p>46405</text:p>
          </table:table-cell>
          <table:table-cell office:value-type="float" office:value="474368" calcext:value-type="float">
            <text:p>474368</text:p>
          </table:table-cell>
          <table:table-cell office:value-type="float" office:value="5410645" calcext:value-type="float">
            <text:p>5410645</text:p>
          </table:table-cell>
          <table:table-cell office:value-type="float" office:value="5437383" calcext:value-type="float">
            <text:p>5437383</text:p>
          </table:table-cell>
          <table:table-cell office:value-type="float" office:value="40543" calcext:value-type="float">
            <text:p>40543</text:p>
          </table:table-cell>
          <table:table-cell office:value-type="float" office:value="13805" calcext:value-type="float">
            <text:p>13805</text:p>
          </table:table-cell>
          <table:table-cell office:value-type="float" office:value="5451188" calcext:value-type="float">
            <text:p>5451188</text:p>
          </table:table-cell>
          <table:table-cell office:value-type="float" office:value="3393455" calcext:value-type="float">
            <text:p>3393455</text:p>
          </table:table-cell>
          <table:table-cell office:value-type="float" office:value="1206263" calcext:value-type="float">
            <text:p>1206263</text:p>
          </table:table-cell>
          <table:table-cell office:value-type="float" office:value="753918" calcext:value-type="float">
            <text:p>753918</text:p>
          </table:table-cell>
          <table:table-cell office:value-type="float" office:value="3125118" calcext:value-type="float">
            <text:p>3125118</text:p>
          </table:table-cell>
          <table:table-cell office:value-type="float" office:value="285885" calcext:value-type="float">
            <text:p>285885</text:p>
          </table:table-cell>
          <table:table-cell office:value-type="float" office:value="131402" calcext:value-type="float">
            <text:p>131402</text:p>
          </table:table-cell>
          <table:table-cell office:value-type="float" office:value="42919" calcext:value-type="float">
            <text:p>42919</text:p>
          </table:table-cell>
          <table:table-cell office:value-type="float" office:value="256425" calcext:value-type="float">
            <text:p>256425</text:p>
          </table:table-cell>
          <table:table-cell office:value-type="float" office:value="115192" calcext:value-type="float">
            <text:p>115192</text:p>
          </table:table-cell>
          <table:table-cell office:value-type="float" office:value="46405" calcext:value-type="float">
            <text:p>46405</text:p>
          </table:table-cell>
          <table:table-cell office:value-type="float" office:value="474368" calcext:value-type="float">
            <text:p>474368</text:p>
          </table:table-cell>
          <table:table-cell office:value-type="float" office:value="5410645" calcext:value-type="float">
            <text:p>5410645</text:p>
          </table:table-cell>
          <table:table-cell office:value-type="float" office:value="5437383" calcext:value-type="float">
            <text:p>5437383</text:p>
          </table:table-cell>
          <table:table-cell office:value-type="float" office:value="40543" calcext:value-type="float">
            <text:p>40543</text:p>
          </table:table-cell>
          <table:table-cell office:value-type="float" office:value="13805" calcext:value-type="float">
            <text:p>1380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9983" calcext:value-type="float">
            <text:p>29983</text:p>
          </table:table-cell>
          <table:table-cell office:value-type="float" office:value="51358" calcext:value-type="float">
            <text:p>51358</text:p>
          </table:table-cell>
          <table:table-cell office:value-type="float" office:value="23257" calcext:value-type="float">
            <text:p>23257</text:p>
          </table:table-cell>
          <table:table-cell office:value-type="float" office:value="-4753" calcext:value-type="float">
            <text:p>-4753</text:p>
          </table:table-cell>
          <table:table-cell office:value-type="float" office:value="52052" calcext:value-type="float">
            <text:p>52052</text:p>
          </table:table-cell>
          <table:table-cell office:value-type="float" office:value="1382" calcext:value-type="float">
            <text:p>1382</text:p>
          </table:table-cell>
          <table:table-cell office:value-type="float" office:value="-73253" calcext:value-type="float">
            <text:p>-73253</text:p>
          </table:table-cell>
          <table:table-cell office:value-type="float" office:value="16874" calcext:value-type="float">
            <text:p>16874</text:p>
          </table:table-cell>
          <table:table-cell office:value-type="float" office:value="3907" calcext:value-type="float">
            <text:p>3907</text:p>
          </table:table-cell>
          <table:table-cell office:value-type="float" office:value="45071" calcext:value-type="float">
            <text:p>45071</text:p>
          </table:table-cell>
          <table:table-cell office:value-type="float" office:value="-78299" calcext:value-type="float">
            <text:p>-78299</text:p>
          </table:table-cell>
          <table:table-cell office:value-type="float" office:value="9338" calcext:value-type="float">
            <text:p>9338</text:p>
          </table:table-cell>
          <table:table-cell office:value-type="float" office:value="33050" calcext:value-type="float">
            <text:p>33050</text:p>
          </table:table-cell>
          <table:table-cell office:value-type="float" office:value="28511" calcext:value-type="float">
            <text:p>28511</text:p>
          </table:table-cell>
          <table:table-cell office:value-type="float" office:value="-3067" calcext:value-type="float">
            <text:p>-3067</text:p>
          </table:table-cell>
          <table:table-cell office:value-type="float" office:value="1472" calcext:value-type="float">
            <text:p>1472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22.1" calcext:value-type="float">
            <text:p>22.1</text:p>
          </table:table-cell>
          <table:table-cell office:value-type="float" office:value="13.8" calcext:value-type="float">
            <text:p>13.8</text:p>
          </table:table-cell>
          <table:table-cell office:value-type="float" office:value="57.3" calcext:value-type="float">
            <text:p>57.3</text:p>
          </table:table-cell>
          <table:table-cell office:value-type="float" office:value="5.2" calcext:value-type="float">
            <text:p>5.2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8.7" calcext:value-type="float">
            <text:p>8.7</text:p>
          </table:table-cell>
          <table:table-cell office:value-type="float" office:value="99.3" calcext:value-type="float">
            <text:p>99.3</text:p>
          </table:table-cell>
          <table:table-cell office:value-type="float" office:value="99.7" calcext:value-type="float">
            <text:p>99.7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22.1" calcext:value-type="float">
            <text:p>22.1</text:p>
          </table:table-cell>
          <table:table-cell office:value-type="float" office:value="13.8" calcext:value-type="float">
            <text:p>13.8</text:p>
          </table:table-cell>
          <table:table-cell office:value-type="float" office:value="57.3" calcext:value-type="float">
            <text:p>57.3</text:p>
          </table:table-cell>
          <table:table-cell office:value-type="float" office:value="5.2" calcext:value-type="float">
            <text:p>5.2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8.7" calcext:value-type="float">
            <text:p>8.7</text:p>
          </table:table-cell>
          <table:table-cell office:value-type="float" office:value="99.3" calcext:value-type="float">
            <text:p>99.3</text:p>
          </table:table-cell>
          <table:table-cell office:value-type="float" office:value="99.7" calcext:value-type="float">
            <text:p>99.7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170" calcext:value-type="float">
            <text:p>17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40.6" calcext:value-type="float">
            <text:p>40.6</text:p>
          </table:table-cell>
          <table:table-cell office:value-type="float" office:value="40.1" calcext:value-type="float">
            <text:p>40.1</text:p>
          </table:table-cell>
          <table:table-cell office:value-type="float" office:value="56" calcext:value-type="float">
            <text:p>56</text:p>
          </table:table-cell>
          <table:table-cell office:value-type="float" office:value="20.9" calcext:value-type="float">
            <text:p>20.9</text:p>
          </table:table-cell>
          <table:table-cell office:value-type="float" office:value="38.9" calcext:value-type="float">
            <text:p>38.9</text:p>
          </table:table-cell>
          <table:table-cell office:value-type="float" office:value="34.1" calcext:value-type="float">
            <text:p>34.1</text:p>
          </table:table-cell>
          <table:table-cell office:value-type="float" office:value="51.5" calcext:value-type="float">
            <text:p>51.5</text:p>
          </table:table-cell>
          <table:table-cell office:value-type="float" office:value="23.7" calcext:value-type="float">
            <text:p>23.7</text:p>
          </table:table-cell>
          <table:table-cell office:value-type="float" office:value="40.6" calcext:value-type="float">
            <text:p>40.6</text:p>
          </table:table-cell>
          <table:table-cell office:value-type="float" office:value="40.1" calcext:value-type="float">
            <text:p>40.1</text:p>
          </table:table-cell>
          <table:table-cell office:value-type="float" office:value="56" calcext:value-type="float">
            <text:p>56</text:p>
          </table:table-cell>
          <table:table-cell office:value-type="float" office:value="20.9" calcext:value-type="float">
            <text:p>20.9</text:p>
          </table:table-cell>
          <table:table-cell office:value-type="float" office:value="38.9" calcext:value-type="float">
            <text:p>38.9</text:p>
          </table:table-cell>
          <table:table-cell office:value-type="float" office:value="34.1" calcext:value-type="float">
            <text:p>34.1</text:p>
          </table:table-cell>
          <table:table-cell office:value-type="float" office:value="51.5" calcext:value-type="float">
            <text:p>51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18" calcext:value-type="float">
            <text:p>180918</text:p>
          </table:table-cell>
          <table:table-cell office:value-type="float" office:value="43361" calcext:value-type="float">
            <text:p>43361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21205" calcext:value-type="float">
            <text:p>5421205</text:p>
          </table:table-cell>
          <table:table-cell office:value-type="float" office:value="3342097" calcext:value-type="float">
            <text:p>3342097</text:p>
          </table:table-cell>
          <table:table-cell office:value-type="float" office:value="1183006" calcext:value-type="float">
            <text:p>1183006</text:p>
          </table:table-cell>
          <table:table-cell office:value-type="float" office:value="758671" calcext:value-type="float">
            <text:p>758671</text:p>
          </table:table-cell>
          <table:table-cell office:value-type="float" office:value="3073066" calcext:value-type="float">
            <text:p>3073066</text:p>
          </table:table-cell>
          <table:table-cell office:value-type="float" office:value="284503" calcext:value-type="float">
            <text:p>284503</text:p>
          </table:table-cell>
          <table:table-cell office:value-type="float" office:value="204655" calcext:value-type="float">
            <text:p>204655</text:p>
          </table:table-cell>
          <table:table-cell office:value-type="float" office:value="26045" calcext:value-type="float">
            <text:p>26045</text:p>
          </table:table-cell>
          <table:table-cell office:value-type="float" office:value="252518" calcext:value-type="float">
            <text:p>252518</text:p>
          </table:table-cell>
          <table:table-cell office:value-type="float" office:value="70121" calcext:value-type="float">
            <text:p>70121</text:p>
          </table:table-cell>
          <table:table-cell office:value-type="float" office:value="124704" calcext:value-type="float">
            <text:p>124704</text:p>
          </table:table-cell>
          <table:table-cell office:value-type="float" office:value="465030" calcext:value-type="float">
            <text:p>465030</text:p>
          </table:table-cell>
          <table:table-cell office:value-type="float" office:value="5377595" calcext:value-type="float">
            <text:p>5377595</text:p>
          </table:table-cell>
          <table:table-cell office:value-type="float" office:value="5408872" calcext:value-type="float">
            <text:p>5408872</text:p>
          </table:table-cell>
          <table:table-cell office:value-type="float" office:value="43610" calcext:value-type="float">
            <text:p>43610</text:p>
          </table:table-cell>
          <table:table-cell office:value-type="float" office:value="12333" calcext:value-type="float">
            <text:p>12333</text:p>
          </table:table-cell>
          <table:table-cell office:value-type="float" office:value="5421205" calcext:value-type="float">
            <text:p>5421205</text:p>
          </table:table-cell>
          <table:table-cell office:value-type="float" office:value="3342097" calcext:value-type="float">
            <text:p>3342097</text:p>
          </table:table-cell>
          <table:table-cell office:value-type="float" office:value="1183006" calcext:value-type="float">
            <text:p>1183006</text:p>
          </table:table-cell>
          <table:table-cell office:value-type="float" office:value="758671" calcext:value-type="float">
            <text:p>758671</text:p>
          </table:table-cell>
          <table:table-cell office:value-type="float" office:value="3073066" calcext:value-type="float">
            <text:p>3073066</text:p>
          </table:table-cell>
          <table:table-cell office:value-type="float" office:value="284503" calcext:value-type="float">
            <text:p>284503</text:p>
          </table:table-cell>
          <table:table-cell office:value-type="float" office:value="204655" calcext:value-type="float">
            <text:p>204655</text:p>
          </table:table-cell>
          <table:table-cell office:value-type="float" office:value="26045" calcext:value-type="float">
            <text:p>26045</text:p>
          </table:table-cell>
          <table:table-cell office:value-type="float" office:value="252518" calcext:value-type="float">
            <text:p>252518</text:p>
          </table:table-cell>
          <table:table-cell office:value-type="float" office:value="70121" calcext:value-type="float">
            <text:p>70121</text:p>
          </table:table-cell>
          <table:table-cell office:value-type="float" office:value="124704" calcext:value-type="float">
            <text:p>124704</text:p>
          </table:table-cell>
          <table:table-cell office:value-type="float" office:value="465030" calcext:value-type="float">
            <text:p>465030</text:p>
          </table:table-cell>
          <table:table-cell office:value-type="float" office:value="5377595" calcext:value-type="float">
            <text:p>5377595</text:p>
          </table:table-cell>
          <table:table-cell office:value-type="float" office:value="5408872" calcext:value-type="float">
            <text:p>5408872</text:p>
          </table:table-cell>
          <table:table-cell office:value-type="float" office:value="43610" calcext:value-type="float">
            <text:p>43610</text:p>
          </table:table-cell>
          <table:table-cell office:value-type="float" office:value="12333" calcext:value-type="float">
            <text:p>1233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3058" calcext:value-type="float">
            <text:p>43058</text:p>
          </table:table-cell>
          <table:table-cell office:value-type="float" office:value="52021" calcext:value-type="float">
            <text:p>52021</text:p>
          </table:table-cell>
          <table:table-cell office:value-type="float" office:value="-32309" calcext:value-type="float">
            <text:p>-32309</text:p>
          </table:table-cell>
          <table:table-cell office:value-type="float" office:value="17565" calcext:value-type="float">
            <text:p>17565</text:p>
          </table:table-cell>
          <table:table-cell office:value-type="float" office:value="28911" calcext:value-type="float">
            <text:p>28911</text:p>
          </table:table-cell>
          <table:table-cell office:value-type="float" office:value="12192" calcext:value-type="float">
            <text:p>12192</text:p>
          </table:table-cell>
          <table:table-cell office:value-type="float" office:value="-25581" calcext:value-type="float">
            <text:p>-25581</text:p>
          </table:table-cell>
          <table:table-cell office:value-type="float" office:value="4637" calcext:value-type="float">
            <text:p>4637</text:p>
          </table:table-cell>
          <table:table-cell office:value-type="float" office:value="-42886" calcext:value-type="float">
            <text:p>-42886</text:p>
          </table:table-cell>
          <table:table-cell office:value-type="float" office:value="-8886" calcext:value-type="float">
            <text:p>-8886</text:p>
          </table:table-cell>
          <table:table-cell office:value-type="float" office:value="34913" calcext:value-type="float">
            <text:p>34913</text:p>
          </table:table-cell>
          <table:table-cell office:value-type="float" office:value="38016" calcext:value-type="float">
            <text:p>38016</text:p>
          </table:table-cell>
          <table:table-cell office:value-type="float" office:value="42441" calcext:value-type="float">
            <text:p>42441</text:p>
          </table:table-cell>
          <table:table-cell office:value-type="float" office:value="43474" calcext:value-type="float">
            <text:p>43474</text:p>
          </table:table-cell>
          <table:table-cell office:value-type="float" office:value="617" calcext:value-type="float">
            <text:p>617</text:p>
          </table:table-cell>
          <table:table-cell office:value-type="float" office:value="-416" calcext:value-type="float">
            <text:p>-416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21.8" calcext:value-type="float">
            <text:p>21.8</text:p>
          </table:table-cell>
          <table:table-cell office:value-type="float" office:value="14" calcext:value-type="float">
            <text:p>14</text:p>
          </table:table-cell>
          <table:table-cell office:value-type="float" office:value="56.7" calcext:value-type="float">
            <text:p>56.7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8.6" calcext:value-type="float">
            <text:p>8.6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21.8" calcext:value-type="float">
            <text:p>21.8</text:p>
          </table:table-cell>
          <table:table-cell office:value-type="float" office:value="14" calcext:value-type="float">
            <text:p>14</text:p>
          </table:table-cell>
          <table:table-cell office:value-type="float" office:value="56.7" calcext:value-type="float">
            <text:p>56.7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8.6" calcext:value-type="float">
            <text:p>8.6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6" calcext:value-type="float">
            <text:p>206</text:p>
          </table:table-cell>
          <table:table-cell office:value-type="float" office:value="167" calcext:value-type="float">
            <text:p>167</text:p>
          </table:table-cell>
          <table:table-cell office:value-type="float" office:value="218" calcext:value-type="float">
            <text:p>218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6" calcext:value-type="float">
            <text:p>206</text:p>
          </table:table-cell>
          <table:table-cell office:value-type="float" office:value="167" calcext:value-type="float">
            <text:p>16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40.4" calcext:value-type="float">
            <text:p>40.4</text:p>
          </table:table-cell>
          <table:table-cell office:value-type="float" office:value="40.7" calcext:value-type="float">
            <text:p>40.7</text:p>
          </table:table-cell>
          <table:table-cell office:value-type="float" office:value="56.6" calcext:value-type="float">
            <text:p>56.6</text:p>
          </table:table-cell>
          <table:table-cell office:value-type="float" office:value="21.4" calcext:value-type="float">
            <text:p>21.4</text:p>
          </table:table-cell>
          <table:table-cell office:value-type="float" office:value="38.6" calcext:value-type="float">
            <text:p>38.6</text:p>
          </table:table-cell>
          <table:table-cell office:value-type="float" office:value="34.6" calcext:value-type="float">
            <text:p>34.6</text:p>
          </table:table-cell>
          <table:table-cell office:value-type="float" office:value="51.1" calcext:value-type="float">
            <text:p>51.1</text:p>
          </table:table-cell>
          <table:table-cell office:value-type="float" office:value="24.4" calcext:value-type="float">
            <text:p>24.4</text:p>
          </table:table-cell>
          <table:table-cell office:value-type="float" office:value="40.4" calcext:value-type="float">
            <text:p>40.4</text:p>
          </table:table-cell>
          <table:table-cell office:value-type="float" office:value="40.7" calcext:value-type="float">
            <text:p>40.7</text:p>
          </table:table-cell>
          <table:table-cell office:value-type="float" office:value="56.6" calcext:value-type="float">
            <text:p>56.6</text:p>
          </table:table-cell>
          <table:table-cell office:value-type="float" office:value="21.4" calcext:value-type="float">
            <text:p>21.4</text:p>
          </table:table-cell>
          <table:table-cell office:value-type="float" office:value="38.6" calcext:value-type="float">
            <text:p>38.6</text:p>
          </table:table-cell>
          <table:table-cell office:value-type="float" office:value="34.6" calcext:value-type="float">
            <text:p>34.6</text:p>
          </table:table-cell>
          <table:table-cell office:value-type="float" office:value="51.1" calcext:value-type="float">
            <text:p>51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11" calcext:value-type="float">
            <text:p>180911</text:p>
          </table:table-cell>
          <table:table-cell office:value-type="float" office:value="43354" calcext:value-type="float">
            <text:p>43354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78147" calcext:value-type="float">
            <text:p>5378147</text:p>
          </table:table-cell>
          <table:table-cell office:value-type="float" office:value="3290076" calcext:value-type="float">
            <text:p>3290076</text:p>
          </table:table-cell>
          <table:table-cell office:value-type="float" office:value="1215315" calcext:value-type="float">
            <text:p>1215315</text:p>
          </table:table-cell>
          <table:table-cell office:value-type="float" office:value="741106" calcext:value-type="float">
            <text:p>741106</text:p>
          </table:table-cell>
          <table:table-cell office:value-type="float" office:value="3044155" calcext:value-type="float">
            <text:p>3044155</text:p>
          </table:table-cell>
          <table:table-cell office:value-type="float" office:value="272311" calcext:value-type="float">
            <text:p>272311</text:p>
          </table:table-cell>
          <table:table-cell office:value-type="float" office:value="230236" calcext:value-type="float">
            <text:p>230236</text:p>
          </table:table-cell>
          <table:table-cell office:value-type="float" office:value="21408" calcext:value-type="float">
            <text:p>21408</text:p>
          </table:table-cell>
          <table:table-cell office:value-type="float" office:value="295404" calcext:value-type="float">
            <text:p>295404</text:p>
          </table:table-cell>
          <table:table-cell office:value-type="float" office:value="79007" calcext:value-type="float">
            <text:p>79007</text:p>
          </table:table-cell>
          <table:table-cell office:value-type="float" office:value="89791" calcext:value-type="float">
            <text:p>89791</text:p>
          </table:table-cell>
          <table:table-cell office:value-type="float" office:value="427014" calcext:value-type="float">
            <text:p>427014</text:p>
          </table:table-cell>
          <table:table-cell office:value-type="float" office:value="5335154" calcext:value-type="float">
            <text:p>5335154</text:p>
          </table:table-cell>
          <table:table-cell office:value-type="float" office:value="5365398" calcext:value-type="float">
            <text:p>5365398</text:p>
          </table:table-cell>
          <table:table-cell office:value-type="float" office:value="42993" calcext:value-type="float">
            <text:p>42993</text:p>
          </table:table-cell>
          <table:table-cell office:value-type="float" office:value="12749" calcext:value-type="float">
            <text:p>12749</text:p>
          </table:table-cell>
          <table:table-cell office:value-type="float" office:value="5378147" calcext:value-type="float">
            <text:p>5378147</text:p>
          </table:table-cell>
          <table:table-cell office:value-type="float" office:value="3290076" calcext:value-type="float">
            <text:p>3290076</text:p>
          </table:table-cell>
          <table:table-cell office:value-type="float" office:value="1215315" calcext:value-type="float">
            <text:p>1215315</text:p>
          </table:table-cell>
          <table:table-cell office:value-type="float" office:value="741106" calcext:value-type="float">
            <text:p>741106</text:p>
          </table:table-cell>
          <table:table-cell office:value-type="float" office:value="3044155" calcext:value-type="float">
            <text:p>3044155</text:p>
          </table:table-cell>
          <table:table-cell office:value-type="float" office:value="272311" calcext:value-type="float">
            <text:p>272311</text:p>
          </table:table-cell>
          <table:table-cell office:value-type="float" office:value="230236" calcext:value-type="float">
            <text:p>230236</text:p>
          </table:table-cell>
          <table:table-cell office:value-type="float" office:value="21408" calcext:value-type="float">
            <text:p>21408</text:p>
          </table:table-cell>
          <table:table-cell office:value-type="float" office:value="295404" calcext:value-type="float">
            <text:p>295404</text:p>
          </table:table-cell>
          <table:table-cell office:value-type="float" office:value="79007" calcext:value-type="float">
            <text:p>79007</text:p>
          </table:table-cell>
          <table:table-cell office:value-type="float" office:value="89791" calcext:value-type="float">
            <text:p>89791</text:p>
          </table:table-cell>
          <table:table-cell office:value-type="float" office:value="427014" calcext:value-type="float">
            <text:p>427014</text:p>
          </table:table-cell>
          <table:table-cell office:value-type="float" office:value="5335154" calcext:value-type="float">
            <text:p>5335154</text:p>
          </table:table-cell>
          <table:table-cell office:value-type="float" office:value="5365398" calcext:value-type="float">
            <text:p>5365398</text:p>
          </table:table-cell>
          <table:table-cell office:value-type="float" office:value="42993" calcext:value-type="float">
            <text:p>42993</text:p>
          </table:table-cell>
          <table:table-cell office:value-type="float" office:value="12749" calcext:value-type="float">
            <text:p>1274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1032" calcext:value-type="float">
            <text:p>51032</text:p>
          </table:table-cell>
          <table:table-cell office:value-type="float" office:value="110091" calcext:value-type="float">
            <text:p>110091</text:p>
          </table:table-cell>
          <table:table-cell office:value-type="float" office:value="16570" calcext:value-type="float">
            <text:p>16570</text:p>
          </table:table-cell>
          <table:table-cell office:value-type="float" office:value="10544" calcext:value-type="float">
            <text:p>10544</text:p>
          </table:table-cell>
          <table:table-cell office:value-type="float" office:value="-9704" calcext:value-type="float">
            <text:p>-9704</text:p>
          </table:table-cell>
          <table:table-cell office:value-type="float" office:value="-4724" calcext:value-type="float">
            <text:p>-4724</text:p>
          </table:table-cell>
          <table:table-cell office:value-type="float" office:value="181" calcext:value-type="float">
            <text:p>181</text:p>
          </table:table-cell>
          <table:table-cell office:value-type="float" office:value="-12267" calcext:value-type="float">
            <text:p>-12267</text:p>
          </table:table-cell>
          <table:table-cell office:value-type="float" office:value="14843" calcext:value-type="float">
            <text:p>14843</text:p>
          </table:table-cell>
          <table:table-cell office:value-type="float" office:value="-66732" calcext:value-type="float">
            <text:p>-66732</text:p>
          </table:table-cell>
          <table:table-cell office:value-type="float" office:value="59299" calcext:value-type="float">
            <text:p>59299</text:p>
          </table:table-cell>
          <table:table-cell office:value-type="float" office:value="-12601" calcext:value-type="float">
            <text:p>-12601</text:p>
          </table:table-cell>
          <table:table-cell office:value-type="float" office:value="51602" calcext:value-type="float">
            <text:p>51602</text:p>
          </table:table-cell>
          <table:table-cell office:value-type="float" office:value="51416" calcext:value-type="float">
            <text:p>51416</text:p>
          </table:table-cell>
          <table:table-cell office:value-type="float" office:value="-570" calcext:value-type="float">
            <text:p>-570</text:p>
          </table:table-cell>
          <table:table-cell office:value-type="float" office:value="-384" calcext:value-type="float">
            <text:p>-384</text:p>
          </table:table-cell>
          <table:table-cell office:value-type="float" office:value="100" calcext:value-type="float">
            <text:p>100</text:p>
          </table:table-cell>
          <table:table-cell office:value-type="float" office:value="61.2" calcext:value-type="float">
            <text:p>61.2</text:p>
          </table:table-cell>
          <table:table-cell office:value-type="float" office:value="22.6" calcext:value-type="float">
            <text:p>22.6</text:p>
          </table:table-cell>
          <table:table-cell office:value-type="float" office:value="13.8" calcext:value-type="float">
            <text:p>13.8</text:p>
          </table:table-cell>
          <table:table-cell office:value-type="float" office:value="56.6" calcext:value-type="float">
            <text:p>56.6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7.9" calcext:value-type="float">
            <text:p>7.9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1.2" calcext:value-type="float">
            <text:p>61.2</text:p>
          </table:table-cell>
          <table:table-cell office:value-type="float" office:value="22.6" calcext:value-type="float">
            <text:p>22.6</text:p>
          </table:table-cell>
          <table:table-cell office:value-type="float" office:value="13.8" calcext:value-type="float">
            <text:p>13.8</text:p>
          </table:table-cell>
          <table:table-cell office:value-type="float" office:value="56.6" calcext:value-type="float">
            <text:p>56.6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7.9" calcext:value-type="float">
            <text:p>7.9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office:value-type="float" office:value="174" calcext:value-type="float">
            <text:p>174</text:p>
          </table:table-cell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office:value-type="float" office:value="174" calcext:value-type="float">
            <text:p>1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40.2" calcext:value-type="float">
            <text:p>40.2</text:p>
          </table:table-cell>
          <table:table-cell office:value-type="float" office:value="41.7" calcext:value-type="float">
            <text:p>41.7</text:p>
          </table:table-cell>
          <table:table-cell office:value-type="float" office:value="56.2" calcext:value-type="float">
            <text:p>56.2</text:p>
          </table:table-cell>
          <table:table-cell office:value-type="float" office:value="21.4" calcext:value-type="float">
            <text:p>21.4</text:p>
          </table:table-cell>
          <table:table-cell office:value-type="float" office:value="38.6" calcext:value-type="float">
            <text:p>38.6</text:p>
          </table:table-cell>
          <table:table-cell office:value-type="float" office:value="34.2" calcext:value-type="float">
            <text:p>34.2</text:p>
          </table:table-cell>
          <table:table-cell office:value-type="float" office:value="51.3" calcext:value-type="float">
            <text:p>51.3</text:p>
          </table:table-cell>
          <table:table-cell office:value-type="float" office:value="24.5" calcext:value-type="float">
            <text:p>24.5</text:p>
          </table:table-cell>
          <table:table-cell office:value-type="float" office:value="40.2" calcext:value-type="float">
            <text:p>40.2</text:p>
          </table:table-cell>
          <table:table-cell office:value-type="float" office:value="41.7" calcext:value-type="float">
            <text:p>41.7</text:p>
          </table:table-cell>
          <table:table-cell office:value-type="float" office:value="56.2" calcext:value-type="float">
            <text:p>56.2</text:p>
          </table:table-cell>
          <table:table-cell office:value-type="float" office:value="21.4" calcext:value-type="float">
            <text:p>21.4</text:p>
          </table:table-cell>
          <table:table-cell office:value-type="float" office:value="38.6" calcext:value-type="float">
            <text:p>38.6</text:p>
          </table:table-cell>
          <table:table-cell office:value-type="float" office:value="34.2" calcext:value-type="float">
            <text:p>34.2</text:p>
          </table:table-cell>
          <table:table-cell office:value-type="float" office:value="51.3" calcext:value-type="float">
            <text:p>51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04" calcext:value-type="float">
            <text:p>180904</text:p>
          </table:table-cell>
          <table:table-cell office:value-type="float" office:value="43347" calcext:value-type="float">
            <text:p>43347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27115" calcext:value-type="float">
            <text:p>5327115</text:p>
          </table:table-cell>
          <table:table-cell office:value-type="float" office:value="3179985" calcext:value-type="float">
            <text:p>3179985</text:p>
          </table:table-cell>
          <table:table-cell office:value-type="float" office:value="1198745" calcext:value-type="float">
            <text:p>1198745</text:p>
          </table:table-cell>
          <table:table-cell office:value-type="float" office:value="730562" calcext:value-type="float">
            <text:p>730562</text:p>
          </table:table-cell>
          <table:table-cell office:value-type="float" office:value="3053859" calcext:value-type="float">
            <text:p>3053859</text:p>
          </table:table-cell>
          <table:table-cell office:value-type="float" office:value="277035" calcext:value-type="float">
            <text:p>277035</text:p>
          </table:table-cell>
          <table:table-cell office:value-type="float" office:value="230055" calcext:value-type="float">
            <text:p>230055</text:p>
          </table:table-cell>
          <table:table-cell office:value-type="float" office:value="33675" calcext:value-type="float">
            <text:p>33675</text:p>
          </table:table-cell>
          <table:table-cell office:value-type="float" office:value="280561" calcext:value-type="float">
            <text:p>280561</text:p>
          </table:table-cell>
          <table:table-cell office:value-type="float" office:value="145739" calcext:value-type="float">
            <text:p>145739</text:p>
          </table:table-cell>
          <table:table-cell office:value-type="float" office:value="30492" calcext:value-type="float">
            <text:p>30492</text:p>
          </table:table-cell>
          <table:table-cell office:value-type="float" office:value="439615" calcext:value-type="float">
            <text:p>439615</text:p>
          </table:table-cell>
          <table:table-cell office:value-type="float" office:value="5283552" calcext:value-type="float">
            <text:p>5283552</text:p>
          </table:table-cell>
          <table:table-cell office:value-type="float" office:value="5313982" calcext:value-type="float">
            <text:p>5313982</text:p>
          </table:table-cell>
          <table:table-cell office:value-type="float" office:value="43563" calcext:value-type="float">
            <text:p>43563</text:p>
          </table:table-cell>
          <table:table-cell office:value-type="float" office:value="13133" calcext:value-type="float">
            <text:p>13133</text:p>
          </table:table-cell>
          <table:table-cell office:value-type="float" office:value="5327115" calcext:value-type="float">
            <text:p>5327115</text:p>
          </table:table-cell>
          <table:table-cell office:value-type="float" office:value="3179985" calcext:value-type="float">
            <text:p>3179985</text:p>
          </table:table-cell>
          <table:table-cell office:value-type="float" office:value="1198745" calcext:value-type="float">
            <text:p>1198745</text:p>
          </table:table-cell>
          <table:table-cell office:value-type="float" office:value="730562" calcext:value-type="float">
            <text:p>730562</text:p>
          </table:table-cell>
          <table:table-cell office:value-type="float" office:value="3053859" calcext:value-type="float">
            <text:p>3053859</text:p>
          </table:table-cell>
          <table:table-cell office:value-type="float" office:value="277035" calcext:value-type="float">
            <text:p>277035</text:p>
          </table:table-cell>
          <table:table-cell office:value-type="float" office:value="230055" calcext:value-type="float">
            <text:p>230055</text:p>
          </table:table-cell>
          <table:table-cell office:value-type="float" office:value="33675" calcext:value-type="float">
            <text:p>33675</text:p>
          </table:table-cell>
          <table:table-cell office:value-type="float" office:value="280561" calcext:value-type="float">
            <text:p>280561</text:p>
          </table:table-cell>
          <table:table-cell office:value-type="float" office:value="145739" calcext:value-type="float">
            <text:p>145739</text:p>
          </table:table-cell>
          <table:table-cell office:value-type="float" office:value="30492" calcext:value-type="float">
            <text:p>30492</text:p>
          </table:table-cell>
          <table:table-cell office:value-type="float" office:value="439615" calcext:value-type="float">
            <text:p>439615</text:p>
          </table:table-cell>
          <table:table-cell office:value-type="float" office:value="5283552" calcext:value-type="float">
            <text:p>5283552</text:p>
          </table:table-cell>
          <table:table-cell office:value-type="float" office:value="5313982" calcext:value-type="float">
            <text:p>5313982</text:p>
          </table:table-cell>
          <table:table-cell office:value-type="float" office:value="43563" calcext:value-type="float">
            <text:p>43563</text:p>
          </table:table-cell>
          <table:table-cell office:value-type="float" office:value="13133" calcext:value-type="float">
            <text:p>1313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79761" calcext:value-type="float">
            <text:p>-79761</text:p>
          </table:table-cell>
          <table:table-cell office:value-type="float" office:value="-68992" calcext:value-type="float">
            <text:p>-68992</text:p>
          </table:table-cell>
          <table:table-cell office:value-type="float" office:value="-54987" calcext:value-type="float">
            <text:p>-54987</text:p>
          </table:table-cell>
          <table:table-cell office:value-type="float" office:value="-11715" calcext:value-type="float">
            <text:p>-11715</text:p>
          </table:table-cell>
          <table:table-cell office:value-type="float" office:value="-115600" calcext:value-type="float">
            <text:p>-115600</text:p>
          </table:table-cell>
          <table:table-cell office:value-type="float" office:value="1092" calcext:value-type="float">
            <text:p>1092</text:p>
          </table:table-cell>
          <table:table-cell office:value-type="float" office:value="26608" calcext:value-type="float">
            <text:p>26608</text:p>
          </table:table-cell>
          <table:table-cell office:value-type="float" office:value="4780" calcext:value-type="float">
            <text:p>4780</text:p>
          </table:table-cell>
          <table:table-cell office:value-type="float" office:value="-20631" calcext:value-type="float">
            <text:p>-20631</text:p>
          </table:table-cell>
          <table:table-cell office:value-type="float" office:value="-113883" calcext:value-type="float">
            <text:p>-113883</text:p>
          </table:table-cell>
          <table:table-cell office:value-type="float" office:value="2359" calcext:value-type="float">
            <text:p>2359</text:p>
          </table:table-cell>
          <table:table-cell office:value-type="float" office:value="104235" calcext:value-type="float">
            <text:p>104235</text:p>
          </table:table-cell>
          <table:table-cell office:value-type="float" office:value="-83286" calcext:value-type="float">
            <text:p>-83286</text:p>
          </table:table-cell>
          <table:table-cell office:value-type="float" office:value="-78752" calcext:value-type="float">
            <text:p>-78752</text:p>
          </table:table-cell>
          <table:table-cell office:value-type="float" office:value="3525" calcext:value-type="float">
            <text:p>3525</text:p>
          </table:table-cell>
          <table:table-cell office:value-type="float" office:value="-1009" calcext:value-type="float">
            <text:p>-1009</text:p>
          </table:table-cell>
          <table:table-cell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22.5" calcext:value-type="float">
            <text:p>22.5</text:p>
          </table:table-cell>
          <table:table-cell office:value-type="float" office:value="13.7" calcext:value-type="float">
            <text:p>13.7</text:p>
          </table:table-cell>
          <table:table-cell office:value-type="float" office:value="57.3" calcext:value-type="float">
            <text:p>57.3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22.5" calcext:value-type="float">
            <text:p>22.5</text:p>
          </table:table-cell>
          <table:table-cell office:value-type="float" office:value="13.7" calcext:value-type="float">
            <text:p>13.7</text:p>
          </table:table-cell>
          <table:table-cell office:value-type="float" office:value="57.3" calcext:value-type="float">
            <text:p>57.3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40.8" calcext:value-type="float">
            <text:p>40.8</text:p>
          </table:table-cell>
          <table:table-cell office:value-type="float" office:value="42.2" calcext:value-type="float">
            <text:p>42.2</text:p>
          </table:table-cell>
          <table:table-cell office:value-type="float" office:value="56.6" calcext:value-type="float">
            <text:p>56.6</text:p>
          </table:table-cell>
          <table:table-cell office:value-type="float" office:value="21.2" calcext:value-type="float">
            <text:p>21.2</text:p>
          </table:table-cell>
          <table:table-cell office:value-type="float" office:value="38.9" calcext:value-type="float">
            <text:p>38.9</text:p>
          </table:table-cell>
          <table:table-cell office:value-type="float" office:value="33.7" calcext:value-type="float">
            <text:p>33.7</text:p>
          </table:table-cell>
          <table:table-cell office:value-type="float" office:value="51.8" calcext:value-type="float">
            <text:p>51.8</text:p>
          </table:table-cell>
          <table:table-cell office:value-type="float" office:value="23.9" calcext:value-type="float">
            <text:p>23.9</text:p>
          </table:table-cell>
          <table:table-cell office:value-type="float" office:value="40.8" calcext:value-type="float">
            <text:p>40.8</text:p>
          </table:table-cell>
          <table:table-cell office:value-type="float" office:value="42.2" calcext:value-type="float">
            <text:p>42.2</text:p>
          </table:table-cell>
          <table:table-cell office:value-type="float" office:value="56.6" calcext:value-type="float">
            <text:p>56.6</text:p>
          </table:table-cell>
          <table:table-cell office:value-type="float" office:value="21.2" calcext:value-type="float">
            <text:p>21.2</text:p>
          </table:table-cell>
          <table:table-cell office:value-type="float" office:value="38.9" calcext:value-type="float">
            <text:p>38.9</text:p>
          </table:table-cell>
          <table:table-cell office:value-type="float" office:value="33.7" calcext:value-type="float">
            <text:p>33.7</text:p>
          </table:table-cell>
          <table:table-cell office:value-type="float" office:value="51.8" calcext:value-type="float">
            <text:p>51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28" calcext:value-type="float">
            <text:p>180828</text:p>
          </table:table-cell>
          <table:table-cell office:value-type="float" office:value="43340" calcext:value-type="float">
            <text:p>43340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06876" calcext:value-type="float">
            <text:p>5406876</text:p>
          </table:table-cell>
          <table:table-cell office:value-type="float" office:value="3248977" calcext:value-type="float">
            <text:p>3248977</text:p>
          </table:table-cell>
          <table:table-cell office:value-type="float" office:value="1253732" calcext:value-type="float">
            <text:p>1253732</text:p>
          </table:table-cell>
          <table:table-cell office:value-type="float" office:value="742277" calcext:value-type="float">
            <text:p>742277</text:p>
          </table:table-cell>
          <table:table-cell office:value-type="float" office:value="3169459" calcext:value-type="float">
            <text:p>3169459</text:p>
          </table:table-cell>
          <table:table-cell office:value-type="float" office:value="275943" calcext:value-type="float">
            <text:p>275943</text:p>
          </table:table-cell>
          <table:table-cell office:value-type="float" office:value="203447" calcext:value-type="float">
            <text:p>203447</text:p>
          </table:table-cell>
          <table:table-cell office:value-type="float" office:value="28895" calcext:value-type="float">
            <text:p>28895</text:p>
          </table:table-cell>
          <table:table-cell office:value-type="float" office:value="301192" calcext:value-type="float">
            <text:p>301192</text:p>
          </table:table-cell>
          <table:table-cell office:value-type="float" office:value="259622" calcext:value-type="float">
            <text:p>259622</text:p>
          </table:table-cell>
          <table:table-cell office:value-type="float" office:value="28133" calcext:value-type="float">
            <text:p>28133</text:p>
          </table:table-cell>
          <table:table-cell office:value-type="float" office:value="335380" calcext:value-type="float">
            <text:p>335380</text:p>
          </table:table-cell>
          <table:table-cell office:value-type="float" office:value="5366838" calcext:value-type="float">
            <text:p>5366838</text:p>
          </table:table-cell>
          <table:table-cell office:value-type="float" office:value="5392734" calcext:value-type="float">
            <text:p>5392734</text:p>
          </table:table-cell>
          <table:table-cell office:value-type="float" office:value="40038" calcext:value-type="float">
            <text:p>40038</text:p>
          </table:table-cell>
          <table:table-cell office:value-type="float" office:value="14142" calcext:value-type="float">
            <text:p>14142</text:p>
          </table:table-cell>
          <table:table-cell office:value-type="float" office:value="5406876" calcext:value-type="float">
            <text:p>5406876</text:p>
          </table:table-cell>
          <table:table-cell office:value-type="float" office:value="3248977" calcext:value-type="float">
            <text:p>3248977</text:p>
          </table:table-cell>
          <table:table-cell office:value-type="float" office:value="1253732" calcext:value-type="float">
            <text:p>1253732</text:p>
          </table:table-cell>
          <table:table-cell office:value-type="float" office:value="742277" calcext:value-type="float">
            <text:p>742277</text:p>
          </table:table-cell>
          <table:table-cell office:value-type="float" office:value="3169459" calcext:value-type="float">
            <text:p>3169459</text:p>
          </table:table-cell>
          <table:table-cell office:value-type="float" office:value="275943" calcext:value-type="float">
            <text:p>275943</text:p>
          </table:table-cell>
          <table:table-cell office:value-type="float" office:value="203447" calcext:value-type="float">
            <text:p>203447</text:p>
          </table:table-cell>
          <table:table-cell office:value-type="float" office:value="28895" calcext:value-type="float">
            <text:p>28895</text:p>
          </table:table-cell>
          <table:table-cell office:value-type="float" office:value="301192" calcext:value-type="float">
            <text:p>301192</text:p>
          </table:table-cell>
          <table:table-cell office:value-type="float" office:value="259622" calcext:value-type="float">
            <text:p>259622</text:p>
          </table:table-cell>
          <table:table-cell office:value-type="float" office:value="28133" calcext:value-type="float">
            <text:p>28133</text:p>
          </table:table-cell>
          <table:table-cell office:value-type="float" office:value="335380" calcext:value-type="float">
            <text:p>335380</text:p>
          </table:table-cell>
          <table:table-cell office:value-type="float" office:value="5366838" calcext:value-type="float">
            <text:p>5366838</text:p>
          </table:table-cell>
          <table:table-cell office:value-type="float" office:value="5392734" calcext:value-type="float">
            <text:p>5392734</text:p>
          </table:table-cell>
          <table:table-cell office:value-type="float" office:value="40038" calcext:value-type="float">
            <text:p>40038</text:p>
          </table:table-cell>
          <table:table-cell office:value-type="float" office:value="14142" calcext:value-type="float">
            <text:p>1414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16635" calcext:value-type="float">
            <text:p>116635</text:p>
          </table:table-cell>
          <table:table-cell office:value-type="float" office:value="118350" calcext:value-type="float">
            <text:p>118350</text:p>
          </table:table-cell>
          <table:table-cell office:value-type="float" office:value="28591" calcext:value-type="float">
            <text:p>28591</text:p>
          </table:table-cell>
          <table:table-cell office:value-type="float" office:value="3126" calcext:value-type="float">
            <text:p>3126</text:p>
          </table:table-cell>
          <table:table-cell office:value-type="float" office:value="75721" calcext:value-type="float">
            <text:p>75721</text:p>
          </table:table-cell>
          <table:table-cell office:value-type="float" office:value="410" calcext:value-type="float">
            <text:p>410</text:p>
          </table:table-cell>
          <table:table-cell office:value-type="float" office:value="-4976" calcext:value-type="float">
            <text:p>-4976</text:p>
          </table:table-cell>
          <table:table-cell office:value-type="float" office:value="93" calcext:value-type="float">
            <text:p>93</text:p>
          </table:table-cell>
          <table:table-cell office:value-type="float" office:value="-570" calcext:value-type="float">
            <text:p>-570</text:p>
          </table:table-cell>
          <table:table-cell office:value-type="float" office:value="-5006" calcext:value-type="float">
            <text:p>-5006</text:p>
          </table:table-cell>
          <table:table-cell office:value-type="float" office:value="8640" calcext:value-type="float">
            <text:p>8640</text:p>
          </table:table-cell>
          <table:table-cell office:value-type="float" office:value="5230" calcext:value-type="float">
            <text:p>5230</text:p>
          </table:table-cell>
          <table:table-cell office:value-type="float" office:value="116564" calcext:value-type="float">
            <text:p>116564</text:p>
          </table:table-cell>
          <table:table-cell office:value-type="float" office:value="118115" calcext:value-type="float">
            <text:p>118115</text:p>
          </table:table-cell>
          <table:table-cell office:value-type="float" office:value="71" calcext:value-type="float">
            <text:p>71</text:p>
          </table:table-cell>
          <table:table-cell office:value-type="float" office:value="-1480" calcext:value-type="float">
            <text:p>-1480</text:p>
          </table:table-cell>
          <table:table-cell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23.2" calcext:value-type="float">
            <text:p>23.2</text:p>
          </table:table-cell>
          <table:table-cell office:value-type="float" office:value="13.7" calcext:value-type="float">
            <text:p>13.7</text:p>
          </table:table-cell>
          <table:table-cell office:value-type="float" office:value="58.6" calcext:value-type="float">
            <text:p>58.6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6.2" calcext:value-type="float">
            <text:p>6.2</text:p>
          </table:table-cell>
          <table:table-cell office:value-type="float" office:value="99.3" calcext:value-type="float">
            <text:p>99.3</text:p>
          </table:table-cell>
          <table:table-cell office:value-type="float" office:value="99.7" calcext:value-type="float">
            <text:p>99.7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23.2" calcext:value-type="float">
            <text:p>23.2</text:p>
          </table:table-cell>
          <table:table-cell office:value-type="float" office:value="13.7" calcext:value-type="float">
            <text:p>13.7</text:p>
          </table:table-cell>
          <table:table-cell office:value-type="float" office:value="58.6" calcext:value-type="float">
            <text:p>58.6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6.2" calcext:value-type="float">
            <text:p>6.2</text:p>
          </table:table-cell>
          <table:table-cell office:value-type="float" office:value="99.3" calcext:value-type="float">
            <text:p>99.3</text:p>
          </table:table-cell>
          <table:table-cell office:value-type="float" office:value="99.7" calcext:value-type="float">
            <text:p>99.7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float" office:value="176" calcext:value-type="float">
            <text:p>176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float" office:value="176" calcext:value-type="float">
            <text:p>1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40.9" calcext:value-type="float">
            <text:p>40.9</text:p>
          </table:table-cell>
          <table:table-cell office:value-type="float" office:value="41.7" calcext:value-type="float">
            <text:p>41.7</text:p>
          </table:table-cell>
          <table:table-cell office:value-type="float" office:value="55.7" calcext:value-type="float">
            <text:p>55.7</text:p>
          </table:table-cell>
          <table:table-cell office:value-type="float" office:value="20.6" calcext:value-type="float">
            <text:p>20.6</text:p>
          </table:table-cell>
          <table:table-cell office:value-type="float" office:value="39.2" calcext:value-type="float">
            <text:p>39.2</text:p>
          </table:table-cell>
          <table:table-cell office:value-type="float" office:value="32.8" calcext:value-type="float">
            <text:p>32.8</text:p>
          </table:table-cell>
          <table:table-cell office:value-type="float" office:value="52.6" calcext:value-type="float">
            <text:p>52.6</text:p>
          </table:table-cell>
          <table:table-cell office:value-type="float" office:value="23.6" calcext:value-type="float">
            <text:p>23.6</text:p>
          </table:table-cell>
          <table:table-cell office:value-type="float" office:value="40.9" calcext:value-type="float">
            <text:p>40.9</text:p>
          </table:table-cell>
          <table:table-cell office:value-type="float" office:value="41.7" calcext:value-type="float">
            <text:p>41.7</text:p>
          </table:table-cell>
          <table:table-cell office:value-type="float" office:value="55.7" calcext:value-type="float">
            <text:p>55.7</text:p>
          </table:table-cell>
          <table:table-cell office:value-type="float" office:value="20.6" calcext:value-type="float">
            <text:p>20.6</text:p>
          </table:table-cell>
          <table:table-cell office:value-type="float" office:value="39.2" calcext:value-type="float">
            <text:p>39.2</text:p>
          </table:table-cell>
          <table:table-cell office:value-type="float" office:value="32.8" calcext:value-type="float">
            <text:p>32.8</text:p>
          </table:table-cell>
          <table:table-cell office:value-type="float" office:value="52.6" calcext:value-type="float">
            <text:p>52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21" calcext:value-type="float">
            <text:p>180821</text:p>
          </table:table-cell>
          <table:table-cell office:value-type="float" office:value="43333" calcext:value-type="float">
            <text:p>43333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90241" calcext:value-type="float">
            <text:p>5290241</text:p>
          </table:table-cell>
          <table:table-cell office:value-type="float" office:value="3130627" calcext:value-type="float">
            <text:p>3130627</text:p>
          </table:table-cell>
          <table:table-cell office:value-type="float" office:value="1225141" calcext:value-type="float">
            <text:p>1225141</text:p>
          </table:table-cell>
          <table:table-cell office:value-type="float" office:value="739151" calcext:value-type="float">
            <text:p>739151</text:p>
          </table:table-cell>
          <table:table-cell office:value-type="float" office:value="3093738" calcext:value-type="float">
            <text:p>3093738</text:p>
          </table:table-cell>
          <table:table-cell office:value-type="float" office:value="275533" calcext:value-type="float">
            <text:p>275533</text:p>
          </table:table-cell>
          <table:table-cell office:value-type="float" office:value="208423" calcext:value-type="float">
            <text:p>208423</text:p>
          </table:table-cell>
          <table:table-cell office:value-type="float" office:value="28802" calcext:value-type="float">
            <text:p>28802</text:p>
          </table:table-cell>
          <table:table-cell office:value-type="float" office:value="301762" calcext:value-type="float">
            <text:p>301762</text:p>
          </table:table-cell>
          <table:table-cell office:value-type="float" office:value="264628" calcext:value-type="float">
            <text:p>264628</text:p>
          </table:table-cell>
          <table:table-cell office:value-type="float" office:value="19493" calcext:value-type="float">
            <text:p>19493</text:p>
          </table:table-cell>
          <table:table-cell office:value-type="float" office:value="330150" calcext:value-type="float">
            <text:p>330150</text:p>
          </table:table-cell>
          <table:table-cell office:value-type="float" office:value="5250274" calcext:value-type="float">
            <text:p>5250274</text:p>
          </table:table-cell>
          <table:table-cell office:value-type="float" office:value="5274619" calcext:value-type="float">
            <text:p>5274619</text:p>
          </table:table-cell>
          <table:table-cell office:value-type="float" office:value="39967" calcext:value-type="float">
            <text:p>39967</text:p>
          </table:table-cell>
          <table:table-cell office:value-type="float" office:value="15622" calcext:value-type="float">
            <text:p>15622</text:p>
          </table:table-cell>
          <table:table-cell office:value-type="float" office:value="5290241" calcext:value-type="float">
            <text:p>5290241</text:p>
          </table:table-cell>
          <table:table-cell office:value-type="float" office:value="3130627" calcext:value-type="float">
            <text:p>3130627</text:p>
          </table:table-cell>
          <table:table-cell office:value-type="float" office:value="1225141" calcext:value-type="float">
            <text:p>1225141</text:p>
          </table:table-cell>
          <table:table-cell office:value-type="float" office:value="739151" calcext:value-type="float">
            <text:p>739151</text:p>
          </table:table-cell>
          <table:table-cell office:value-type="float" office:value="3093738" calcext:value-type="float">
            <text:p>3093738</text:p>
          </table:table-cell>
          <table:table-cell office:value-type="float" office:value="275533" calcext:value-type="float">
            <text:p>275533</text:p>
          </table:table-cell>
          <table:table-cell office:value-type="float" office:value="208423" calcext:value-type="float">
            <text:p>208423</text:p>
          </table:table-cell>
          <table:table-cell office:value-type="float" office:value="28802" calcext:value-type="float">
            <text:p>28802</text:p>
          </table:table-cell>
          <table:table-cell office:value-type="float" office:value="301762" calcext:value-type="float">
            <text:p>301762</text:p>
          </table:table-cell>
          <table:table-cell office:value-type="float" office:value="264628" calcext:value-type="float">
            <text:p>264628</text:p>
          </table:table-cell>
          <table:table-cell office:value-type="float" office:value="19493" calcext:value-type="float">
            <text:p>19493</text:p>
          </table:table-cell>
          <table:table-cell office:value-type="float" office:value="330150" calcext:value-type="float">
            <text:p>330150</text:p>
          </table:table-cell>
          <table:table-cell office:value-type="float" office:value="5250274" calcext:value-type="float">
            <text:p>5250274</text:p>
          </table:table-cell>
          <table:table-cell office:value-type="float" office:value="5274619" calcext:value-type="float">
            <text:p>5274619</text:p>
          </table:table-cell>
          <table:table-cell office:value-type="float" office:value="39967" calcext:value-type="float">
            <text:p>39967</text:p>
          </table:table-cell>
          <table:table-cell office:value-type="float" office:value="15622" calcext:value-type="float">
            <text:p>1562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6970" calcext:value-type="float">
            <text:p>26970</text:p>
          </table:table-cell>
          <table:table-cell office:value-type="float" office:value="50343" calcext:value-type="float">
            <text:p>50343</text:p>
          </table:table-cell>
          <table:table-cell office:value-type="float" office:value="27594" calcext:value-type="float">
            <text:p>27594</text:p>
          </table:table-cell>
          <table:table-cell office:value-type="float" office:value="-2597" calcext:value-type="float">
            <text:p>-2597</text:p>
          </table:table-cell>
          <table:table-cell office:value-type="float" office:value="23153" calcext:value-type="float">
            <text:p>23153</text:p>
          </table:table-cell>
          <table:table-cell office:value-type="float" office:value="-1111" calcext:value-type="float">
            <text:p>-1111</text:p>
          </table:table-cell>
          <table:table-cell office:value-type="float" office:value="12724" calcext:value-type="float">
            <text:p>12724</text:p>
          </table:table-cell>
          <table:table-cell office:value-type="float" office:value="-3494" calcext:value-type="float">
            <text:p>-3494</text:p>
          </table:table-cell>
          <table:table-cell office:value-type="float" office:value="-16484" calcext:value-type="float">
            <text:p>-16484</text:p>
          </table:table-cell>
          <table:table-cell office:value-type="float" office:value="-9327" calcext:value-type="float">
            <text:p>-9327</text:p>
          </table:table-cell>
          <table:table-cell office:value-type="float" office:value="643" calcext:value-type="float">
            <text:p>643</text:p>
          </table:table-cell>
          <table:table-cell office:value-type="float" office:value="-3058" calcext:value-type="float">
            <text:p>-3058</text:p>
          </table:table-cell>
          <table:table-cell office:value-type="float" office:value="30490" calcext:value-type="float">
            <text:p>30490</text:p>
          </table:table-cell>
          <table:table-cell office:value-type="float" office:value="27243" calcext:value-type="float">
            <text:p>27243</text:p>
          </table:table-cell>
          <table:table-cell office:value-type="float" office:value="-3520" calcext:value-type="float">
            <text:p>-3520</text:p>
          </table:table-cell>
          <table:table-cell office:value-type="float" office:value="-273" calcext:value-type="float">
            <text:p>-273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23.2" calcext:value-type="float">
            <text:p>23.2</text:p>
          </table:table-cell>
          <table:table-cell office:value-type="float" office:value="14" calcext:value-type="float">
            <text:p>14</text:p>
          </table:table-cell>
          <table:table-cell office:value-type="float" office:value="58.5" calcext:value-type="float">
            <text:p>58.5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23.2" calcext:value-type="float">
            <text:p>23.2</text:p>
          </table:table-cell>
          <table:table-cell office:value-type="float" office:value="14" calcext:value-type="float">
            <text:p>14</text:p>
          </table:table-cell>
          <table:table-cell office:value-type="float" office:value="58.5" calcext:value-type="float">
            <text:p>58.5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.6" calcext:value-type="float">
            <text:p>40.6</text:p>
          </table:table-cell>
          <table:table-cell office:value-type="float" office:value="41.5" calcext:value-type="float">
            <text:p>41.5</text:p>
          </table:table-cell>
          <table:table-cell office:value-type="float" office:value="55.7" calcext:value-type="float">
            <text:p>55.7</text:p>
          </table:table-cell>
          <table:table-cell office:value-type="float" office:value="20.7" calcext:value-type="float">
            <text:p>20.7</text:p>
          </table:table-cell>
          <table:table-cell office:value-type="float" office:value="38.8" calcext:value-type="float">
            <text:p>38.8</text:p>
          </table:table-cell>
          <table:table-cell office:value-type="float" office:value="32.1" calcext:value-type="float">
            <text:p>32.1</text:p>
          </table:table-cell>
          <table:table-cell office:value-type="float" office:value="52.5" calcext:value-type="float">
            <text:p>52.5</text:p>
          </table:table-cell>
          <table:table-cell office:value-type="float" office:value="23" calcext:value-type="float">
            <text:p>23</text:p>
          </table:table-cell>
          <table:table-cell office:value-type="float" office:value="40.6" calcext:value-type="float">
            <text:p>40.6</text:p>
          </table:table-cell>
          <table:table-cell office:value-type="float" office:value="41.5" calcext:value-type="float">
            <text:p>41.5</text:p>
          </table:table-cell>
          <table:table-cell office:value-type="float" office:value="55.7" calcext:value-type="float">
            <text:p>55.7</text:p>
          </table:table-cell>
          <table:table-cell office:value-type="float" office:value="20.7" calcext:value-type="float">
            <text:p>20.7</text:p>
          </table:table-cell>
          <table:table-cell office:value-type="float" office:value="38.8" calcext:value-type="float">
            <text:p>38.8</text:p>
          </table:table-cell>
          <table:table-cell office:value-type="float" office:value="32.1" calcext:value-type="float">
            <text:p>32.1</text:p>
          </table:table-cell>
          <table:table-cell office:value-type="float" office:value="52.5" calcext:value-type="float">
            <text:p>52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14" calcext:value-type="float">
            <text:p>180814</text:p>
          </table:table-cell>
          <table:table-cell office:value-type="float" office:value="43326" calcext:value-type="float">
            <text:p>43326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63271" calcext:value-type="float">
            <text:p>5263271</text:p>
          </table:table-cell>
          <table:table-cell office:value-type="float" office:value="3080284" calcext:value-type="float">
            <text:p>3080284</text:p>
          </table:table-cell>
          <table:table-cell office:value-type="float" office:value="1197547" calcext:value-type="float">
            <text:p>1197547</text:p>
          </table:table-cell>
          <table:table-cell office:value-type="float" office:value="741748" calcext:value-type="float">
            <text:p>741748</text:p>
          </table:table-cell>
          <table:table-cell office:value-type="float" office:value="3070585" calcext:value-type="float">
            <text:p>3070585</text:p>
          </table:table-cell>
          <table:table-cell office:value-type="float" office:value="276644" calcext:value-type="float">
            <text:p>276644</text:p>
          </table:table-cell>
          <table:table-cell office:value-type="float" office:value="195699" calcext:value-type="float">
            <text:p>195699</text:p>
          </table:table-cell>
          <table:table-cell office:value-type="float" office:value="32296" calcext:value-type="float">
            <text:p>32296</text:p>
          </table:table-cell>
          <table:table-cell office:value-type="float" office:value="318246" calcext:value-type="float">
            <text:p>318246</text:p>
          </table:table-cell>
          <table:table-cell office:value-type="float" office:value="273955" calcext:value-type="float">
            <text:p>273955</text:p>
          </table:table-cell>
          <table:table-cell office:value-type="float" office:value="18850" calcext:value-type="float">
            <text:p>18850</text:p>
          </table:table-cell>
          <table:table-cell office:value-type="float" office:value="333208" calcext:value-type="float">
            <text:p>333208</text:p>
          </table:table-cell>
          <table:table-cell office:value-type="float" office:value="5219784" calcext:value-type="float">
            <text:p>5219784</text:p>
          </table:table-cell>
          <table:table-cell office:value-type="float" office:value="5247376" calcext:value-type="float">
            <text:p>5247376</text:p>
          </table:table-cell>
          <table:table-cell office:value-type="float" office:value="43487" calcext:value-type="float">
            <text:p>43487</text:p>
          </table:table-cell>
          <table:table-cell office:value-type="float" office:value="15895" calcext:value-type="float">
            <text:p>15895</text:p>
          </table:table-cell>
          <table:table-cell office:value-type="float" office:value="5263271" calcext:value-type="float">
            <text:p>5263271</text:p>
          </table:table-cell>
          <table:table-cell office:value-type="float" office:value="3080284" calcext:value-type="float">
            <text:p>3080284</text:p>
          </table:table-cell>
          <table:table-cell office:value-type="float" office:value="1197547" calcext:value-type="float">
            <text:p>1197547</text:p>
          </table:table-cell>
          <table:table-cell office:value-type="float" office:value="741748" calcext:value-type="float">
            <text:p>741748</text:p>
          </table:table-cell>
          <table:table-cell office:value-type="float" office:value="3070585" calcext:value-type="float">
            <text:p>3070585</text:p>
          </table:table-cell>
          <table:table-cell office:value-type="float" office:value="276644" calcext:value-type="float">
            <text:p>276644</text:p>
          </table:table-cell>
          <table:table-cell office:value-type="float" office:value="195699" calcext:value-type="float">
            <text:p>195699</text:p>
          </table:table-cell>
          <table:table-cell office:value-type="float" office:value="32296" calcext:value-type="float">
            <text:p>32296</text:p>
          </table:table-cell>
          <table:table-cell office:value-type="float" office:value="318246" calcext:value-type="float">
            <text:p>318246</text:p>
          </table:table-cell>
          <table:table-cell office:value-type="float" office:value="273955" calcext:value-type="float">
            <text:p>273955</text:p>
          </table:table-cell>
          <table:table-cell office:value-type="float" office:value="18850" calcext:value-type="float">
            <text:p>18850</text:p>
          </table:table-cell>
          <table:table-cell office:value-type="float" office:value="333208" calcext:value-type="float">
            <text:p>333208</text:p>
          </table:table-cell>
          <table:table-cell office:value-type="float" office:value="5219784" calcext:value-type="float">
            <text:p>5219784</text:p>
          </table:table-cell>
          <table:table-cell office:value-type="float" office:value="5247376" calcext:value-type="float">
            <text:p>5247376</text:p>
          </table:table-cell>
          <table:table-cell office:value-type="float" office:value="43487" calcext:value-type="float">
            <text:p>43487</text:p>
          </table:table-cell>
          <table:table-cell office:value-type="float" office:value="15895" calcext:value-type="float">
            <text:p>1589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5662" calcext:value-type="float">
            <text:p>95662</text:p>
          </table:table-cell>
          <table:table-cell office:value-type="float" office:value="24829" calcext:value-type="float">
            <text:p>24829</text:p>
          </table:table-cell>
          <table:table-cell office:value-type="float" office:value="22326" calcext:value-type="float">
            <text:p>22326</text:p>
          </table:table-cell>
          <table:table-cell office:value-type="float" office:value="-23005" calcext:value-type="float">
            <text:p>-23005</text:p>
          </table:table-cell>
          <table:table-cell office:value-type="float" office:value="62109" calcext:value-type="float">
            <text:p>62109</text:p>
          </table:table-cell>
          <table:table-cell office:value-type="float" office:value="6181" calcext:value-type="float">
            <text:p>6181</text:p>
          </table:table-cell>
          <table:table-cell office:value-type="float" office:value="1695" calcext:value-type="float">
            <text:p>1695</text:p>
          </table:table-cell>
          <table:table-cell office:value-type="float" office:value="5806" calcext:value-type="float">
            <text:p>5806</text:p>
          </table:table-cell>
          <table:table-cell office:value-type="float" office:value="3886" calcext:value-type="float">
            <text:p>3886</text:p>
          </table:table-cell>
          <table:table-cell office:value-type="float" office:value="88237" calcext:value-type="float">
            <text:p>88237</text:p>
          </table:table-cell>
          <table:table-cell office:value-type="float" office:value="-606" calcext:value-type="float">
            <text:p>-606</text:p>
          </table:table-cell>
          <table:table-cell office:value-type="float" office:value="-6169" calcext:value-type="float">
            <text:p>-6169</text:p>
          </table:table-cell>
          <table:table-cell office:value-type="float" office:value="95654" calcext:value-type="float">
            <text:p>95654</text:p>
          </table:table-cell>
          <table:table-cell office:value-type="float" office:value="93533" calcext:value-type="float">
            <text:p>93533</text:p>
          </table:table-cell>
          <table:table-cell office:value-type="float" office:value="8" calcext:value-type="float">
            <text:p>8</text:p>
          </table:table-cell>
          <table:table-cell office:value-type="float" office:value="2129" calcext:value-type="float">
            <text:p>2129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22.8" calcext:value-type="float">
            <text:p>22.8</text:p>
          </table:table-cell>
          <table:table-cell office:value-type="float" office:value="14.1" calcext:value-type="float">
            <text:p>14.1</text:p>
          </table:table-cell>
          <table:table-cell office:value-type="float" office:value="58.3" calcext:value-type="float">
            <text:p>58.3</text:p>
          </table:table-cell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22.8" calcext:value-type="float">
            <text:p>22.8</text:p>
          </table:table-cell>
          <table:table-cell office:value-type="float" office:value="14.1" calcext:value-type="float">
            <text:p>14.1</text:p>
          </table:table-cell>
          <table:table-cell office:value-type="float" office:value="58.3" calcext:value-type="float">
            <text:p>58.3</text:p>
          </table:table-cell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40.6" calcext:value-type="float">
            <text:p>40.6</text:p>
          </table:table-cell>
          <table:table-cell office:value-type="float" office:value="41.8" calcext:value-type="float">
            <text:p>41.8</text:p>
          </table:table-cell>
          <table:table-cell office:value-type="float" office:value="55.5" calcext:value-type="float">
            <text:p>55.5</text:p>
          </table:table-cell>
          <table:table-cell office:value-type="float" office:value="21" calcext:value-type="float">
            <text:p>21</text:p>
          </table:table-cell>
          <table:table-cell office:value-type="float" office:value="38.7" calcext:value-type="float">
            <text:p>38.7</text:p>
          </table:table-cell>
          <table:table-cell office:value-type="float" office:value="32.5" calcext:value-type="float">
            <text:p>32.5</text:p>
          </table:table-cell>
          <table:table-cell office:value-type="float" office:value="52.4" calcext:value-type="float">
            <text:p>52.4</text:p>
          </table:table-cell>
          <table:table-cell office:value-type="float" office:value="23.3" calcext:value-type="float">
            <text:p>23.3</text:p>
          </table:table-cell>
          <table:table-cell office:value-type="float" office:value="40.6" calcext:value-type="float">
            <text:p>40.6</text:p>
          </table:table-cell>
          <table:table-cell office:value-type="float" office:value="41.8" calcext:value-type="float">
            <text:p>41.8</text:p>
          </table:table-cell>
          <table:table-cell office:value-type="float" office:value="55.5" calcext:value-type="float">
            <text:p>55.5</text:p>
          </table:table-cell>
          <table:table-cell office:value-type="float" office:value="21" calcext:value-type="float">
            <text:p>21</text:p>
          </table:table-cell>
          <table:table-cell office:value-type="float" office:value="38.7" calcext:value-type="float">
            <text:p>38.7</text:p>
          </table:table-cell>
          <table:table-cell office:value-type="float" office:value="32.5" calcext:value-type="float">
            <text:p>32.5</text:p>
          </table:table-cell>
          <table:table-cell office:value-type="float" office:value="52.4" calcext:value-type="float">
            <text:p>52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07" calcext:value-type="float">
            <text:p>180807</text:p>
          </table:table-cell>
          <table:table-cell office:value-type="float" office:value="43319" calcext:value-type="float">
            <text:p>43319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67609" calcext:value-type="float">
            <text:p>5167609</text:p>
          </table:table-cell>
          <table:table-cell office:value-type="float" office:value="3055455" calcext:value-type="float">
            <text:p>3055455</text:p>
          </table:table-cell>
          <table:table-cell office:value-type="float" office:value="1175221" calcext:value-type="float">
            <text:p>1175221</text:p>
          </table:table-cell>
          <table:table-cell office:value-type="float" office:value="764753" calcext:value-type="float">
            <text:p>764753</text:p>
          </table:table-cell>
          <table:table-cell office:value-type="float" office:value="3008476" calcext:value-type="float">
            <text:p>3008476</text:p>
          </table:table-cell>
          <table:table-cell office:value-type="float" office:value="270463" calcext:value-type="float">
            <text:p>270463</text:p>
          </table:table-cell>
          <table:table-cell office:value-type="float" office:value="194004" calcext:value-type="float">
            <text:p>194004</text:p>
          </table:table-cell>
          <table:table-cell office:value-type="float" office:value="26490" calcext:value-type="float">
            <text:p>26490</text:p>
          </table:table-cell>
          <table:table-cell office:value-type="float" office:value="314360" calcext:value-type="float">
            <text:p>314360</text:p>
          </table:table-cell>
          <table:table-cell office:value-type="float" office:value="185718" calcext:value-type="float">
            <text:p>185718</text:p>
          </table:table-cell>
          <table:table-cell office:value-type="float" office:value="19456" calcext:value-type="float">
            <text:p>19456</text:p>
          </table:table-cell>
          <table:table-cell office:value-type="float" office:value="339377" calcext:value-type="float">
            <text:p>339377</text:p>
          </table:table-cell>
          <table:table-cell office:value-type="float" office:value="5124130" calcext:value-type="float">
            <text:p>5124130</text:p>
          </table:table-cell>
          <table:table-cell office:value-type="float" office:value="5153843" calcext:value-type="float">
            <text:p>5153843</text:p>
          </table:table-cell>
          <table:table-cell office:value-type="float" office:value="43479" calcext:value-type="float">
            <text:p>43479</text:p>
          </table:table-cell>
          <table:table-cell office:value-type="float" office:value="13766" calcext:value-type="float">
            <text:p>13766</text:p>
          </table:table-cell>
          <table:table-cell office:value-type="float" office:value="5167609" calcext:value-type="float">
            <text:p>5167609</text:p>
          </table:table-cell>
          <table:table-cell office:value-type="float" office:value="3055455" calcext:value-type="float">
            <text:p>3055455</text:p>
          </table:table-cell>
          <table:table-cell office:value-type="float" office:value="1175221" calcext:value-type="float">
            <text:p>1175221</text:p>
          </table:table-cell>
          <table:table-cell office:value-type="float" office:value="764753" calcext:value-type="float">
            <text:p>764753</text:p>
          </table:table-cell>
          <table:table-cell office:value-type="float" office:value="3008476" calcext:value-type="float">
            <text:p>3008476</text:p>
          </table:table-cell>
          <table:table-cell office:value-type="float" office:value="270463" calcext:value-type="float">
            <text:p>270463</text:p>
          </table:table-cell>
          <table:table-cell office:value-type="float" office:value="194004" calcext:value-type="float">
            <text:p>194004</text:p>
          </table:table-cell>
          <table:table-cell office:value-type="float" office:value="26490" calcext:value-type="float">
            <text:p>26490</text:p>
          </table:table-cell>
          <table:table-cell office:value-type="float" office:value="314360" calcext:value-type="float">
            <text:p>314360</text:p>
          </table:table-cell>
          <table:table-cell office:value-type="float" office:value="185718" calcext:value-type="float">
            <text:p>185718</text:p>
          </table:table-cell>
          <table:table-cell office:value-type="float" office:value="19456" calcext:value-type="float">
            <text:p>19456</text:p>
          </table:table-cell>
          <table:table-cell office:value-type="float" office:value="339377" calcext:value-type="float">
            <text:p>339377</text:p>
          </table:table-cell>
          <table:table-cell office:value-type="float" office:value="5124130" calcext:value-type="float">
            <text:p>5124130</text:p>
          </table:table-cell>
          <table:table-cell office:value-type="float" office:value="5153843" calcext:value-type="float">
            <text:p>5153843</text:p>
          </table:table-cell>
          <table:table-cell office:value-type="float" office:value="43479" calcext:value-type="float">
            <text:p>43479</text:p>
          </table:table-cell>
          <table:table-cell office:value-type="float" office:value="13766" calcext:value-type="float">
            <text:p>1376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9827" calcext:value-type="float">
            <text:p>49827</text:p>
          </table:table-cell>
          <table:table-cell office:value-type="float" office:value="-17536" calcext:value-type="float">
            <text:p>-17536</text:p>
          </table:table-cell>
          <table:table-cell office:value-type="float" office:value="29058" calcext:value-type="float">
            <text:p>29058</text:p>
          </table:table-cell>
          <table:table-cell office:value-type="float" office:value="2832" calcext:value-type="float">
            <text:p>2832</text:p>
          </table:table-cell>
          <table:table-cell office:value-type="float" office:value="29117" calcext:value-type="float">
            <text:p>29117</text:p>
          </table:table-cell>
          <table:table-cell office:value-type="float" office:value="10364" calcext:value-type="float">
            <text:p>10364</text:p>
          </table:table-cell>
          <table:table-cell office:value-type="float" office:value="-1532" calcext:value-type="float">
            <text:p>-1532</text:p>
          </table:table-cell>
          <table:table-cell office:value-type="float" office:value="3540" calcext:value-type="float">
            <text:p>3540</text:p>
          </table:table-cell>
          <table:table-cell office:value-type="float" office:value="22802" calcext:value-type="float">
            <text:p>22802</text:p>
          </table:table-cell>
          <table:table-cell office:value-type="float" office:value="58622" calcext:value-type="float">
            <text:p>58622</text:p>
          </table:table-cell>
          <table:table-cell office:value-type="float" office:value="-17567" calcext:value-type="float">
            <text:p>-17567</text:p>
          </table:table-cell>
          <table:table-cell office:value-type="float" office:value="-27563" calcext:value-type="float">
            <text:p>-27563</text:p>
          </table:table-cell>
          <table:table-cell office:value-type="float" office:value="47989" calcext:value-type="float">
            <text:p>47989</text:p>
          </table:table-cell>
          <table:table-cell office:value-type="float" office:value="49751" calcext:value-type="float">
            <text:p>49751</text:p>
          </table:table-cell>
          <table:table-cell office:value-type="float" office:value="1838" calcext:value-type="float">
            <text:p>1838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59.1" calcext:value-type="float">
            <text:p>59.1</text:p>
          </table:table-cell>
          <table:table-cell office:value-type="float" office:value="22.7" calcext:value-type="float">
            <text:p>22.7</text:p>
          </table:table-cell>
          <table:table-cell office:value-type="float" office:value="14.8" calcext:value-type="float">
            <text:p>14.8</text:p>
          </table:table-cell>
          <table:table-cell office:value-type="float" office:value="58.2" calcext:value-type="float">
            <text:p>58.2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6.1" calcext:value-type="float">
            <text:p>6.1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59.1" calcext:value-type="float">
            <text:p>59.1</text:p>
          </table:table-cell>
          <table:table-cell office:value-type="float" office:value="22.7" calcext:value-type="float">
            <text:p>22.7</text:p>
          </table:table-cell>
          <table:table-cell office:value-type="float" office:value="14.8" calcext:value-type="float">
            <text:p>14.8</text:p>
          </table:table-cell>
          <table:table-cell office:value-type="float" office:value="58.2" calcext:value-type="float">
            <text:p>58.2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6.1" calcext:value-type="float">
            <text:p>6.1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  <table:table-cell office:value-type="float" office:value="164" calcext:value-type="float">
            <text:p>164</text:p>
          </table:table-cell>
          <table:table-cell office:value-type="float" office:value="209" calcext:value-type="float">
            <text:p>209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  <table:table-cell office:value-type="float" office:value="164" calcext:value-type="float">
            <text:p>16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40.7" calcext:value-type="float">
            <text:p>40.7</text:p>
          </table:table-cell>
          <table:table-cell office:value-type="float" office:value="41.5" calcext:value-type="float">
            <text:p>41.5</text:p>
          </table:table-cell>
          <table:table-cell office:value-type="float" office:value="56.1" calcext:value-type="float">
            <text:p>56.1</text:p>
          </table:table-cell>
          <table:table-cell office:value-type="float" office:value="22.1" calcext:value-type="float">
            <text:p>22.1</text:p>
          </table:table-cell>
          <table:table-cell office:value-type="float" office:value="38.8" calcext:value-type="float">
            <text:p>38.8</text:p>
          </table:table-cell>
          <table:table-cell office:value-type="float" office:value="33.6" calcext:value-type="float">
            <text:p>33.6</text:p>
          </table:table-cell>
          <table:table-cell office:value-type="float" office:value="52.5" calcext:value-type="float">
            <text:p>52.5</text:p>
          </table:table-cell>
          <table:table-cell office:value-type="float" office:value="23.9" calcext:value-type="float">
            <text:p>23.9</text:p>
          </table:table-cell>
          <table:table-cell office:value-type="float" office:value="40.7" calcext:value-type="float">
            <text:p>40.7</text:p>
          </table:table-cell>
          <table:table-cell office:value-type="float" office:value="41.5" calcext:value-type="float">
            <text:p>41.5</text:p>
          </table:table-cell>
          <table:table-cell office:value-type="float" office:value="56.1" calcext:value-type="float">
            <text:p>56.1</text:p>
          </table:table-cell>
          <table:table-cell office:value-type="float" office:value="22.1" calcext:value-type="float">
            <text:p>22.1</text:p>
          </table:table-cell>
          <table:table-cell office:value-type="float" office:value="38.8" calcext:value-type="float">
            <text:p>38.8</text:p>
          </table:table-cell>
          <table:table-cell office:value-type="float" office:value="33.6" calcext:value-type="float">
            <text:p>33.6</text:p>
          </table:table-cell>
          <table:table-cell office:value-type="float" office:value="52.5" calcext:value-type="float">
            <text:p>52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31" calcext:value-type="float">
            <text:p>180731</text:p>
          </table:table-cell>
          <table:table-cell office:value-type="float" office:value="43312" calcext:value-type="float">
            <text:p>43312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17782" calcext:value-type="float">
            <text:p>5117782</text:p>
          </table:table-cell>
          <table:table-cell office:value-type="float" office:value="3072991" calcext:value-type="float">
            <text:p>3072991</text:p>
          </table:table-cell>
          <table:table-cell office:value-type="float" office:value="1146163" calcext:value-type="float">
            <text:p>1146163</text:p>
          </table:table-cell>
          <table:table-cell office:value-type="float" office:value="761921" calcext:value-type="float">
            <text:p>761921</text:p>
          </table:table-cell>
          <table:table-cell office:value-type="float" office:value="2979359" calcext:value-type="float">
            <text:p>2979359</text:p>
          </table:table-cell>
          <table:table-cell office:value-type="float" office:value="260099" calcext:value-type="float">
            <text:p>260099</text:p>
          </table:table-cell>
          <table:table-cell office:value-type="float" office:value="195536" calcext:value-type="float">
            <text:p>195536</text:p>
          </table:table-cell>
          <table:table-cell office:value-type="float" office:value="22950" calcext:value-type="float">
            <text:p>22950</text:p>
          </table:table-cell>
          <table:table-cell office:value-type="float" office:value="291558" calcext:value-type="float">
            <text:p>291558</text:p>
          </table:table-cell>
          <table:table-cell office:value-type="float" office:value="127096" calcext:value-type="float">
            <text:p>127096</text:p>
          </table:table-cell>
          <table:table-cell office:value-type="float" office:value="37023" calcext:value-type="float">
            <text:p>37023</text:p>
          </table:table-cell>
          <table:table-cell office:value-type="float" office:value="366940" calcext:value-type="float">
            <text:p>366940</text:p>
          </table:table-cell>
          <table:table-cell office:value-type="float" office:value="5076141" calcext:value-type="float">
            <text:p>5076141</text:p>
          </table:table-cell>
          <table:table-cell office:value-type="float" office:value="5104092" calcext:value-type="float">
            <text:p>5104092</text:p>
          </table:table-cell>
          <table:table-cell office:value-type="float" office:value="41641" calcext:value-type="float">
            <text:p>41641</text:p>
          </table:table-cell>
          <table:table-cell office:value-type="float" office:value="13690" calcext:value-type="float">
            <text:p>13690</text:p>
          </table:table-cell>
          <table:table-cell office:value-type="float" office:value="5117782" calcext:value-type="float">
            <text:p>5117782</text:p>
          </table:table-cell>
          <table:table-cell office:value-type="float" office:value="3072991" calcext:value-type="float">
            <text:p>3072991</text:p>
          </table:table-cell>
          <table:table-cell office:value-type="float" office:value="1146163" calcext:value-type="float">
            <text:p>1146163</text:p>
          </table:table-cell>
          <table:table-cell office:value-type="float" office:value="761921" calcext:value-type="float">
            <text:p>761921</text:p>
          </table:table-cell>
          <table:table-cell office:value-type="float" office:value="2979359" calcext:value-type="float">
            <text:p>2979359</text:p>
          </table:table-cell>
          <table:table-cell office:value-type="float" office:value="260099" calcext:value-type="float">
            <text:p>260099</text:p>
          </table:table-cell>
          <table:table-cell office:value-type="float" office:value="195536" calcext:value-type="float">
            <text:p>195536</text:p>
          </table:table-cell>
          <table:table-cell office:value-type="float" office:value="22950" calcext:value-type="float">
            <text:p>22950</text:p>
          </table:table-cell>
          <table:table-cell office:value-type="float" office:value="291558" calcext:value-type="float">
            <text:p>291558</text:p>
          </table:table-cell>
          <table:table-cell office:value-type="float" office:value="127096" calcext:value-type="float">
            <text:p>127096</text:p>
          </table:table-cell>
          <table:table-cell office:value-type="float" office:value="37023" calcext:value-type="float">
            <text:p>37023</text:p>
          </table:table-cell>
          <table:table-cell office:value-type="float" office:value="366940" calcext:value-type="float">
            <text:p>366940</text:p>
          </table:table-cell>
          <table:table-cell office:value-type="float" office:value="5076141" calcext:value-type="float">
            <text:p>5076141</text:p>
          </table:table-cell>
          <table:table-cell office:value-type="float" office:value="5104092" calcext:value-type="float">
            <text:p>5104092</text:p>
          </table:table-cell>
          <table:table-cell office:value-type="float" office:value="41641" calcext:value-type="float">
            <text:p>41641</text:p>
          </table:table-cell>
          <table:table-cell office:value-type="float" office:value="13690" calcext:value-type="float">
            <text:p>1369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98172" calcext:value-type="float">
            <text:p>-198172</text:p>
          </table:table-cell>
          <table:table-cell office:value-type="float" office:value="-169518" calcext:value-type="float">
            <text:p>-169518</text:p>
          </table:table-cell>
          <table:table-cell office:value-type="float" office:value="-30940" calcext:value-type="float">
            <text:p>-30940</text:p>
          </table:table-cell>
          <table:table-cell office:value-type="float" office:value="-16137" calcext:value-type="float">
            <text:p>-16137</text:p>
          </table:table-cell>
          <table:table-cell office:value-type="float" office:value="-127332" calcext:value-type="float">
            <text:p>-127332</text:p>
          </table:table-cell>
          <table:table-cell office:value-type="float" office:value="15136" calcext:value-type="float">
            <text:p>15136</text:p>
          </table:table-cell>
          <table:table-cell office:value-type="float" office:value="-22011" calcext:value-type="float">
            <text:p>-22011</text:p>
          </table:table-cell>
          <table:table-cell office:value-type="float" office:value="6094" calcext:value-type="float">
            <text:p>6094</text:p>
          </table:table-cell>
          <table:table-cell office:value-type="float" office:value="3387" calcext:value-type="float">
            <text:p>3387</text:p>
          </table:table-cell>
          <table:table-cell office:value-type="float" office:value="40352" calcext:value-type="float">
            <text:p>40352</text:p>
          </table:table-cell>
          <table:table-cell office:value-type="float" office:value="-14476" calcext:value-type="float">
            <text:p>-14476</text:p>
          </table:table-cell>
          <table:table-cell office:value-type="float" office:value="-48495" calcext:value-type="float">
            <text:p>-48495</text:p>
          </table:table-cell>
          <table:table-cell office:value-type="float" office:value="-197286" calcext:value-type="float">
            <text:p>-197286</text:p>
          </table:table-cell>
          <table:table-cell office:value-type="float" office:value="-196626" calcext:value-type="float">
            <text:p>-196626</text:p>
          </table:table-cell>
          <table:table-cell office:value-type="float" office:value="-886" calcext:value-type="float">
            <text:p>-886</text:p>
          </table:table-cell>
          <table:table-cell office:value-type="float" office:value="-1546" calcext:value-type="float">
            <text:p>-154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.4" calcext:value-type="float">
            <text:p>22.4</text:p>
          </table:table-cell>
          <table:table-cell office:value-type="float" office:value="14.9" calcext:value-type="float">
            <text:p>14.9</text:p>
          </table:table-cell>
          <table:table-cell office:value-type="float" office:value="58.2" calcext:value-type="float">
            <text:p>58.2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7.2" calcext:value-type="float">
            <text:p>7.2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.4" calcext:value-type="float">
            <text:p>22.4</text:p>
          </table:table-cell>
          <table:table-cell office:value-type="float" office:value="14.9" calcext:value-type="float">
            <text:p>14.9</text:p>
          </table:table-cell>
          <table:table-cell office:value-type="float" office:value="58.2" calcext:value-type="float">
            <text:p>58.2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7.2" calcext:value-type="float">
            <text:p>7.2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float" office:value="164" calcext:value-type="float">
            <text:p>164</text:p>
          </table:table-cell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float" office:value="164" calcext:value-type="float">
            <text:p>16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40.6" calcext:value-type="float">
            <text:p>40.6</text:p>
          </table:table-cell>
          <table:table-cell office:value-type="float" office:value="42.3" calcext:value-type="float">
            <text:p>42.3</text:p>
          </table:table-cell>
          <table:table-cell office:value-type="float" office:value="56.5" calcext:value-type="float">
            <text:p>56.5</text:p>
          </table:table-cell>
          <table:table-cell office:value-type="float" office:value="23.1" calcext:value-type="float">
            <text:p>23.1</text:p>
          </table:table-cell>
          <table:table-cell office:value-type="float" office:value="38.8" calcext:value-type="float">
            <text:p>38.8</text:p>
          </table:table-cell>
          <table:table-cell office:value-type="float" office:value="34.8" calcext:value-type="float">
            <text:p>34.8</text:p>
          </table:table-cell>
          <table:table-cell office:value-type="float" office:value="52.7" calcext:value-type="float">
            <text:p>52.7</text:p>
          </table:table-cell>
          <table:table-cell office:value-type="float" office:value="24.8" calcext:value-type="float">
            <text:p>24.8</text:p>
          </table:table-cell>
          <table:table-cell office:value-type="float" office:value="40.6" calcext:value-type="float">
            <text:p>40.6</text:p>
          </table:table-cell>
          <table:table-cell office:value-type="float" office:value="42.3" calcext:value-type="float">
            <text:p>42.3</text:p>
          </table:table-cell>
          <table:table-cell office:value-type="float" office:value="56.5" calcext:value-type="float">
            <text:p>56.5</text:p>
          </table:table-cell>
          <table:table-cell office:value-type="float" office:value="23.1" calcext:value-type="float">
            <text:p>23.1</text:p>
          </table:table-cell>
          <table:table-cell office:value-type="float" office:value="38.8" calcext:value-type="float">
            <text:p>38.8</text:p>
          </table:table-cell>
          <table:table-cell office:value-type="float" office:value="34.8" calcext:value-type="float">
            <text:p>34.8</text:p>
          </table:table-cell>
          <table:table-cell office:value-type="float" office:value="52.7" calcext:value-type="float">
            <text:p>52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24" calcext:value-type="float">
            <text:p>180724</text:p>
          </table:table-cell>
          <table:table-cell office:value-type="float" office:value="43305" calcext:value-type="float">
            <text:p>43305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15954" calcext:value-type="float">
            <text:p>5315954</text:p>
          </table:table-cell>
          <table:table-cell office:value-type="float" office:value="3242509" calcext:value-type="float">
            <text:p>3242509</text:p>
          </table:table-cell>
          <table:table-cell office:value-type="float" office:value="1177103" calcext:value-type="float">
            <text:p>1177103</text:p>
          </table:table-cell>
          <table:table-cell office:value-type="float" office:value="778058" calcext:value-type="float">
            <text:p>778058</text:p>
          </table:table-cell>
          <table:table-cell office:value-type="float" office:value="3106691" calcext:value-type="float">
            <text:p>3106691</text:p>
          </table:table-cell>
          <table:table-cell office:value-type="float" office:value="244963" calcext:value-type="float">
            <text:p>244963</text:p>
          </table:table-cell>
          <table:table-cell office:value-type="float" office:value="217547" calcext:value-type="float">
            <text:p>217547</text:p>
          </table:table-cell>
          <table:table-cell office:value-type="float" office:value="16856" calcext:value-type="float">
            <text:p>16856</text:p>
          </table:table-cell>
          <table:table-cell office:value-type="float" office:value="288171" calcext:value-type="float">
            <text:p>288171</text:p>
          </table:table-cell>
          <table:table-cell office:value-type="float" office:value="86744" calcext:value-type="float">
            <text:p>86744</text:p>
          </table:table-cell>
          <table:table-cell office:value-type="float" office:value="51499" calcext:value-type="float">
            <text:p>51499</text:p>
          </table:table-cell>
          <table:table-cell office:value-type="float" office:value="415435" calcext:value-type="float">
            <text:p>415435</text:p>
          </table:table-cell>
          <table:table-cell office:value-type="float" office:value="5273427" calcext:value-type="float">
            <text:p>5273427</text:p>
          </table:table-cell>
          <table:table-cell office:value-type="float" office:value="5300718" calcext:value-type="float">
            <text:p>5300718</text:p>
          </table:table-cell>
          <table:table-cell office:value-type="float" office:value="42527" calcext:value-type="float">
            <text:p>42527</text:p>
          </table:table-cell>
          <table:table-cell office:value-type="float" office:value="15236" calcext:value-type="float">
            <text:p>15236</text:p>
          </table:table-cell>
          <table:table-cell office:value-type="float" office:value="5315954" calcext:value-type="float">
            <text:p>5315954</text:p>
          </table:table-cell>
          <table:table-cell office:value-type="float" office:value="3242509" calcext:value-type="float">
            <text:p>3242509</text:p>
          </table:table-cell>
          <table:table-cell office:value-type="float" office:value="1177103" calcext:value-type="float">
            <text:p>1177103</text:p>
          </table:table-cell>
          <table:table-cell office:value-type="float" office:value="778058" calcext:value-type="float">
            <text:p>778058</text:p>
          </table:table-cell>
          <table:table-cell office:value-type="float" office:value="3106691" calcext:value-type="float">
            <text:p>3106691</text:p>
          </table:table-cell>
          <table:table-cell office:value-type="float" office:value="244963" calcext:value-type="float">
            <text:p>244963</text:p>
          </table:table-cell>
          <table:table-cell office:value-type="float" office:value="217547" calcext:value-type="float">
            <text:p>217547</text:p>
          </table:table-cell>
          <table:table-cell office:value-type="float" office:value="16856" calcext:value-type="float">
            <text:p>16856</text:p>
          </table:table-cell>
          <table:table-cell office:value-type="float" office:value="288171" calcext:value-type="float">
            <text:p>288171</text:p>
          </table:table-cell>
          <table:table-cell office:value-type="float" office:value="86744" calcext:value-type="float">
            <text:p>86744</text:p>
          </table:table-cell>
          <table:table-cell office:value-type="float" office:value="51499" calcext:value-type="float">
            <text:p>51499</text:p>
          </table:table-cell>
          <table:table-cell office:value-type="float" office:value="415435" calcext:value-type="float">
            <text:p>415435</text:p>
          </table:table-cell>
          <table:table-cell office:value-type="float" office:value="5273427" calcext:value-type="float">
            <text:p>5273427</text:p>
          </table:table-cell>
          <table:table-cell office:value-type="float" office:value="5300718" calcext:value-type="float">
            <text:p>5300718</text:p>
          </table:table-cell>
          <table:table-cell office:value-type="float" office:value="42527" calcext:value-type="float">
            <text:p>42527</text:p>
          </table:table-cell>
          <table:table-cell office:value-type="float" office:value="15236" calcext:value-type="float">
            <text:p>1523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3918" calcext:value-type="float">
            <text:p>-13918</text:p>
          </table:table-cell>
          <table:table-cell office:value-type="float" office:value="-34323" calcext:value-type="float">
            <text:p>-34323</text:p>
          </table:table-cell>
          <table:table-cell office:value-type="float" office:value="-16249" calcext:value-type="float">
            <text:p>-16249</text:p>
          </table:table-cell>
          <table:table-cell office:value-type="float" office:value="22855" calcext:value-type="float">
            <text:p>22855</text:p>
          </table:table-cell>
          <table:table-cell office:value-type="float" office:value="-16523" calcext:value-type="float">
            <text:p>-16523</text:p>
          </table:table-cell>
          <table:table-cell office:value-type="float" office:value="6381" calcext:value-type="float">
            <text:p>6381</text:p>
          </table:table-cell>
          <table:table-cell office:value-type="float" office:value="-7619" calcext:value-type="float">
            <text:p>-7619</text:p>
          </table:table-cell>
          <table:table-cell office:value-type="float" office:value="791" calcext:value-type="float">
            <text:p>791</text:p>
          </table:table-cell>
          <table:table-cell office:value-type="float" office:value="7199" calcext:value-type="float">
            <text:p>7199</text:p>
          </table:table-cell>
          <table:table-cell office:value-type="float" office:value="-31496" calcext:value-type="float">
            <text:p>-31496</text:p>
          </table:table-cell>
          <table:table-cell office:value-type="float" office:value="-19088" calcext:value-type="float">
            <text:p>-19088</text:p>
          </table:table-cell>
          <table:table-cell office:value-type="float" office:value="22124" calcext:value-type="float">
            <text:p>22124</text:p>
          </table:table-cell>
          <table:table-cell office:value-type="float" office:value="-14879" calcext:value-type="float">
            <text:p>-14879</text:p>
          </table:table-cell>
          <table:table-cell office:value-type="float" office:value="-15365" calcext:value-type="float">
            <text:p>-15365</text:p>
          </table:table-cell>
          <table:table-cell office:value-type="float" office:value="961" calcext:value-type="float">
            <text:p>961</text:p>
          </table:table-cell>
          <table:table-cell office:value-type="float" office:value="1447" calcext:value-type="float">
            <text:p>144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2.1" calcext:value-type="float">
            <text:p>22.1</text:p>
          </table:table-cell>
          <table:table-cell office:value-type="float" office:value="14.6" calcext:value-type="float">
            <text:p>14.6</text:p>
          </table:table-cell>
          <table:table-cell office:value-type="float" office:value="58.4" calcext:value-type="float">
            <text:p>58.4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2.1" calcext:value-type="float">
            <text:p>22.1</text:p>
          </table:table-cell>
          <table:table-cell office:value-type="float" office:value="14.6" calcext:value-type="float">
            <text:p>14.6</text:p>
          </table:table-cell>
          <table:table-cell office:value-type="float" office:value="58.4" calcext:value-type="float">
            <text:p>58.4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39.5" calcext:value-type="float">
            <text:p>39.5</text:p>
          </table:table-cell>
          <table:table-cell office:value-type="float" office:value="41.9" calcext:value-type="float">
            <text:p>41.9</text:p>
          </table:table-cell>
          <table:table-cell office:value-type="float" office:value="55.8" calcext:value-type="float">
            <text:p>55.8</text:p>
          </table:table-cell>
          <table:table-cell office:value-type="float" office:value="23.3" calcext:value-type="float">
            <text:p>23.3</text:p>
          </table:table-cell>
          <table:table-cell office:value-type="float" office:value="38" calcext:value-type="float">
            <text:p>38</text:p>
          </table:table-cell>
          <table:table-cell office:value-type="float" office:value="35.6" calcext:value-type="float">
            <text:p>35.6</text:p>
          </table:table-cell>
          <table:table-cell office:value-type="float" office:value="51.8" calcext:value-type="float">
            <text:p>51.8</text:p>
          </table:table-cell>
          <table:table-cell office:value-type="float" office:value="24.9" calcext:value-type="float">
            <text:p>24.9</text:p>
          </table:table-cell>
          <table:table-cell office:value-type="float" office:value="39.5" calcext:value-type="float">
            <text:p>39.5</text:p>
          </table:table-cell>
          <table:table-cell office:value-type="float" office:value="41.9" calcext:value-type="float">
            <text:p>41.9</text:p>
          </table:table-cell>
          <table:table-cell office:value-type="float" office:value="55.8" calcext:value-type="float">
            <text:p>55.8</text:p>
          </table:table-cell>
          <table:table-cell office:value-type="float" office:value="23.3" calcext:value-type="float">
            <text:p>23.3</text:p>
          </table:table-cell>
          <table:table-cell office:value-type="float" office:value="38" calcext:value-type="float">
            <text:p>38</text:p>
          </table:table-cell>
          <table:table-cell office:value-type="float" office:value="35.6" calcext:value-type="float">
            <text:p>35.6</text:p>
          </table:table-cell>
          <table:table-cell office:value-type="float" office:value="51.8" calcext:value-type="float">
            <text:p>51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17" calcext:value-type="float">
            <text:p>180717</text:p>
          </table:table-cell>
          <table:table-cell office:value-type="float" office:value="43298" calcext:value-type="float">
            <text:p>43298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29872" calcext:value-type="float">
            <text:p>5329872</text:p>
          </table:table-cell>
          <table:table-cell office:value-type="float" office:value="3276832" calcext:value-type="float">
            <text:p>3276832</text:p>
          </table:table-cell>
          <table:table-cell office:value-type="float" office:value="1193352" calcext:value-type="float">
            <text:p>1193352</text:p>
          </table:table-cell>
          <table:table-cell office:value-type="float" office:value="755203" calcext:value-type="float">
            <text:p>755203</text:p>
          </table:table-cell>
          <table:table-cell office:value-type="float" office:value="3123214" calcext:value-type="float">
            <text:p>3123214</text:p>
          </table:table-cell>
          <table:table-cell office:value-type="float" office:value="238582" calcext:value-type="float">
            <text:p>238582</text:p>
          </table:table-cell>
          <table:table-cell office:value-type="float" office:value="225166" calcext:value-type="float">
            <text:p>225166</text:p>
          </table:table-cell>
          <table:table-cell office:value-type="float" office:value="16065" calcext:value-type="float">
            <text:p>16065</text:p>
          </table:table-cell>
          <table:table-cell office:value-type="float" office:value="280972" calcext:value-type="float">
            <text:p>280972</text:p>
          </table:table-cell>
          <table:table-cell office:value-type="float" office:value="118240" calcext:value-type="float">
            <text:p>118240</text:p>
          </table:table-cell>
          <table:table-cell office:value-type="float" office:value="70587" calcext:value-type="float">
            <text:p>70587</text:p>
          </table:table-cell>
          <table:table-cell office:value-type="float" office:value="393311" calcext:value-type="float">
            <text:p>393311</text:p>
          </table:table-cell>
          <table:table-cell office:value-type="float" office:value="5288306" calcext:value-type="float">
            <text:p>5288306</text:p>
          </table:table-cell>
          <table:table-cell office:value-type="float" office:value="5316083" calcext:value-type="float">
            <text:p>5316083</text:p>
          </table:table-cell>
          <table:table-cell office:value-type="float" office:value="41566" calcext:value-type="float">
            <text:p>41566</text:p>
          </table:table-cell>
          <table:table-cell office:value-type="float" office:value="13789" calcext:value-type="float">
            <text:p>13789</text:p>
          </table:table-cell>
          <table:table-cell office:value-type="float" office:value="5329872" calcext:value-type="float">
            <text:p>5329872</text:p>
          </table:table-cell>
          <table:table-cell office:value-type="float" office:value="3276832" calcext:value-type="float">
            <text:p>3276832</text:p>
          </table:table-cell>
          <table:table-cell office:value-type="float" office:value="1193352" calcext:value-type="float">
            <text:p>1193352</text:p>
          </table:table-cell>
          <table:table-cell office:value-type="float" office:value="755203" calcext:value-type="float">
            <text:p>755203</text:p>
          </table:table-cell>
          <table:table-cell office:value-type="float" office:value="3123214" calcext:value-type="float">
            <text:p>3123214</text:p>
          </table:table-cell>
          <table:table-cell office:value-type="float" office:value="238582" calcext:value-type="float">
            <text:p>238582</text:p>
          </table:table-cell>
          <table:table-cell office:value-type="float" office:value="225166" calcext:value-type="float">
            <text:p>225166</text:p>
          </table:table-cell>
          <table:table-cell office:value-type="float" office:value="16065" calcext:value-type="float">
            <text:p>16065</text:p>
          </table:table-cell>
          <table:table-cell office:value-type="float" office:value="280972" calcext:value-type="float">
            <text:p>280972</text:p>
          </table:table-cell>
          <table:table-cell office:value-type="float" office:value="118240" calcext:value-type="float">
            <text:p>118240</text:p>
          </table:table-cell>
          <table:table-cell office:value-type="float" office:value="70587" calcext:value-type="float">
            <text:p>70587</text:p>
          </table:table-cell>
          <table:table-cell office:value-type="float" office:value="393311" calcext:value-type="float">
            <text:p>393311</text:p>
          </table:table-cell>
          <table:table-cell office:value-type="float" office:value="5288306" calcext:value-type="float">
            <text:p>5288306</text:p>
          </table:table-cell>
          <table:table-cell office:value-type="float" office:value="5316083" calcext:value-type="float">
            <text:p>5316083</text:p>
          </table:table-cell>
          <table:table-cell office:value-type="float" office:value="41566" calcext:value-type="float">
            <text:p>41566</text:p>
          </table:table-cell>
          <table:table-cell office:value-type="float" office:value="13789" calcext:value-type="float">
            <text:p>1378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3671" calcext:value-type="float">
            <text:p>63671</text:p>
          </table:table-cell>
          <table:table-cell office:value-type="float" office:value="68470" calcext:value-type="float">
            <text:p>68470</text:p>
          </table:table-cell>
          <table:table-cell office:value-type="float" office:value="-17623" calcext:value-type="float">
            <text:p>-17623</text:p>
          </table:table-cell>
          <table:table-cell office:value-type="float" office:value="18336" calcext:value-type="float">
            <text:p>18336</text:p>
          </table:table-cell>
          <table:table-cell office:value-type="float" office:value="26430" calcext:value-type="float">
            <text:p>26430</text:p>
          </table:table-cell>
          <table:table-cell office:value-type="float" office:value="-6241" calcext:value-type="float">
            <text:p>-6241</text:p>
          </table:table-cell>
          <table:table-cell office:value-type="float" office:value="-4235" calcext:value-type="float">
            <text:p>-4235</text:p>
          </table:table-cell>
          <table:table-cell office:value-type="float" office:value="-4225" calcext:value-type="float">
            <text:p>-4225</text:p>
          </table:table-cell>
          <table:table-cell office:value-type="float" office:value="24078" calcext:value-type="float">
            <text:p>24078</text:p>
          </table:table-cell>
          <table:table-cell office:value-type="float" office:value="-67072" calcext:value-type="float">
            <text:p>-67072</text:p>
          </table:table-cell>
          <table:table-cell office:value-type="float" office:value="11860" calcext:value-type="float">
            <text:p>11860</text:p>
          </table:table-cell>
          <table:table-cell office:value-type="float" office:value="26610" calcext:value-type="float">
            <text:p>26610</text:p>
          </table:table-cell>
          <table:table-cell office:value-type="float" office:value="59946" calcext:value-type="float">
            <text:p>59946</text:p>
          </table:table-cell>
          <table:table-cell office:value-type="float" office:value="60889" calcext:value-type="float">
            <text:p>60889</text:p>
          </table:table-cell>
          <table:table-cell office:value-type="float" office:value="3725" calcext:value-type="float">
            <text:p>3725</text:p>
          </table:table-cell>
          <table:table-cell office:value-type="float" office:value="2782" calcext:value-type="float">
            <text:p>2782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22.4" calcext:value-type="float">
            <text:p>22.4</text:p>
          </table:table-cell>
          <table:table-cell office:value-type="float" office:value="14.2" calcext:value-type="float">
            <text:p>14.2</text:p>
          </table:table-cell>
          <table:table-cell office:value-type="float" office:value="58.6" calcext:value-type="float">
            <text:p>58.6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7.4" calcext:value-type="float">
            <text:p>7.4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22.4" calcext:value-type="float">
            <text:p>22.4</text:p>
          </table:table-cell>
          <table:table-cell office:value-type="float" office:value="14.2" calcext:value-type="float">
            <text:p>14.2</text:p>
          </table:table-cell>
          <table:table-cell office:value-type="float" office:value="58.6" calcext:value-type="float">
            <text:p>58.6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7.4" calcext:value-type="float">
            <text:p>7.4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02" calcext:value-type="float">
            <text:p>202</text:p>
          </table:table-cell>
          <table:table-cell office:value-type="float" office:value="169" calcext:value-type="float">
            <text:p>169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02" calcext:value-type="float">
            <text:p>202</text:p>
          </table:table-cell>
          <table:table-cell office:value-type="float" office:value="169" calcext:value-type="float">
            <text:p>16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office:value-type="float" office:value="39.4" calcext:value-type="float">
            <text:p>39.4</text:p>
          </table:table-cell>
          <table:table-cell office:value-type="float" office:value="42.5" calcext:value-type="float">
            <text:p>42.5</text:p>
          </table:table-cell>
          <table:table-cell office:value-type="float" office:value="55.5" calcext:value-type="float">
            <text:p>55.5</text:p>
          </table:table-cell>
          <table:table-cell office:value-type="float" office:value="23.8" calcext:value-type="float">
            <text:p>23.8</text:p>
          </table:table-cell>
          <table:table-cell office:value-type="float" office:value="38" calcext:value-type="float">
            <text:p>38</text:p>
          </table:table-cell>
          <table:table-cell office:value-type="float" office:value="36.1" calcext:value-type="float">
            <text:p>36.1</text:p>
          </table:table-cell>
          <table:table-cell office:value-type="float" office:value="51.8" calcext:value-type="float">
            <text:p>51.8</text:p>
          </table:table-cell>
          <table:table-cell office:value-type="float" office:value="25.3" calcext:value-type="float">
            <text:p>25.3</text:p>
          </table:table-cell>
          <table:table-cell office:value-type="float" office:value="39.4" calcext:value-type="float">
            <text:p>39.4</text:p>
          </table:table-cell>
          <table:table-cell office:value-type="float" office:value="42.5" calcext:value-type="float">
            <text:p>42.5</text:p>
          </table:table-cell>
          <table:table-cell office:value-type="float" office:value="55.5" calcext:value-type="float">
            <text:p>55.5</text:p>
          </table:table-cell>
          <table:table-cell office:value-type="float" office:value="23.8" calcext:value-type="float">
            <text:p>23.8</text:p>
          </table:table-cell>
          <table:table-cell office:value-type="float" office:value="38" calcext:value-type="float">
            <text:p>38</text:p>
          </table:table-cell>
          <table:table-cell office:value-type="float" office:value="36.1" calcext:value-type="float">
            <text:p>36.1</text:p>
          </table:table-cell>
          <table:table-cell office:value-type="float" office:value="51.8" calcext:value-type="float">
            <text:p>51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10" calcext:value-type="float">
            <text:p>180710</text:p>
          </table:table-cell>
          <table:table-cell office:value-type="float" office:value="43291" calcext:value-type="float">
            <text:p>43291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66201" calcext:value-type="float">
            <text:p>5266201</text:p>
          </table:table-cell>
          <table:table-cell office:value-type="float" office:value="3208362" calcext:value-type="float">
            <text:p>3208362</text:p>
          </table:table-cell>
          <table:table-cell office:value-type="float" office:value="1210975" calcext:value-type="float">
            <text:p>1210975</text:p>
          </table:table-cell>
          <table:table-cell office:value-type="float" office:value="736867" calcext:value-type="float">
            <text:p>736867</text:p>
          </table:table-cell>
          <table:table-cell office:value-type="float" office:value="3096784" calcext:value-type="float">
            <text:p>3096784</text:p>
          </table:table-cell>
          <table:table-cell office:value-type="float" office:value="244823" calcext:value-type="float">
            <text:p>244823</text:p>
          </table:table-cell>
          <table:table-cell office:value-type="float" office:value="229401" calcext:value-type="float">
            <text:p>229401</text:p>
          </table:table-cell>
          <table:table-cell office:value-type="float" office:value="20290" calcext:value-type="float">
            <text:p>20290</text:p>
          </table:table-cell>
          <table:table-cell office:value-type="float" office:value="256894" calcext:value-type="float">
            <text:p>256894</text:p>
          </table:table-cell>
          <table:table-cell office:value-type="float" office:value="185312" calcext:value-type="float">
            <text:p>185312</text:p>
          </table:table-cell>
          <table:table-cell office:value-type="float" office:value="58727" calcext:value-type="float">
            <text:p>58727</text:p>
          </table:table-cell>
          <table:table-cell office:value-type="float" office:value="366701" calcext:value-type="float">
            <text:p>366701</text:p>
          </table:table-cell>
          <table:table-cell office:value-type="float" office:value="5228360" calcext:value-type="float">
            <text:p>5228360</text:p>
          </table:table-cell>
          <table:table-cell office:value-type="float" office:value="5255194" calcext:value-type="float">
            <text:p>5255194</text:p>
          </table:table-cell>
          <table:table-cell office:value-type="float" office:value="37841" calcext:value-type="float">
            <text:p>37841</text:p>
          </table:table-cell>
          <table:table-cell office:value-type="float" office:value="11007" calcext:value-type="float">
            <text:p>11007</text:p>
          </table:table-cell>
          <table:table-cell office:value-type="float" office:value="5266201" calcext:value-type="float">
            <text:p>5266201</text:p>
          </table:table-cell>
          <table:table-cell office:value-type="float" office:value="3208362" calcext:value-type="float">
            <text:p>3208362</text:p>
          </table:table-cell>
          <table:table-cell office:value-type="float" office:value="1210975" calcext:value-type="float">
            <text:p>1210975</text:p>
          </table:table-cell>
          <table:table-cell office:value-type="float" office:value="736867" calcext:value-type="float">
            <text:p>736867</text:p>
          </table:table-cell>
          <table:table-cell office:value-type="float" office:value="3096784" calcext:value-type="float">
            <text:p>3096784</text:p>
          </table:table-cell>
          <table:table-cell office:value-type="float" office:value="244823" calcext:value-type="float">
            <text:p>244823</text:p>
          </table:table-cell>
          <table:table-cell office:value-type="float" office:value="229401" calcext:value-type="float">
            <text:p>229401</text:p>
          </table:table-cell>
          <table:table-cell office:value-type="float" office:value="20290" calcext:value-type="float">
            <text:p>20290</text:p>
          </table:table-cell>
          <table:table-cell office:value-type="float" office:value="256894" calcext:value-type="float">
            <text:p>256894</text:p>
          </table:table-cell>
          <table:table-cell office:value-type="float" office:value="185312" calcext:value-type="float">
            <text:p>185312</text:p>
          </table:table-cell>
          <table:table-cell office:value-type="float" office:value="58727" calcext:value-type="float">
            <text:p>58727</text:p>
          </table:table-cell>
          <table:table-cell office:value-type="float" office:value="366701" calcext:value-type="float">
            <text:p>366701</text:p>
          </table:table-cell>
          <table:table-cell office:value-type="float" office:value="5228360" calcext:value-type="float">
            <text:p>5228360</text:p>
          </table:table-cell>
          <table:table-cell office:value-type="float" office:value="5255194" calcext:value-type="float">
            <text:p>5255194</text:p>
          </table:table-cell>
          <table:table-cell office:value-type="float" office:value="37841" calcext:value-type="float">
            <text:p>37841</text:p>
          </table:table-cell>
          <table:table-cell office:value-type="float" office:value="11007" calcext:value-type="float">
            <text:p>11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4268" calcext:value-type="float">
            <text:p>34268</text:p>
          </table:table-cell>
          <table:table-cell office:value-type="float" office:value="43555" calcext:value-type="float">
            <text:p>43555</text:p>
          </table:table-cell>
          <table:table-cell office:value-type="float" office:value="3180" calcext:value-type="float">
            <text:p>3180</text:p>
          </table:table-cell>
          <table:table-cell office:value-type="float" office:value="11748" calcext:value-type="float">
            <text:p>11748</text:p>
          </table:table-cell>
          <table:table-cell office:value-type="float" office:value="23122" calcext:value-type="float">
            <text:p>23122</text:p>
          </table:table-cell>
          <table:table-cell office:value-type="float" office:value="511" calcext:value-type="float">
            <text:p>511</text:p>
          </table:table-cell>
          <table:table-cell office:value-type="float" office:value="-5100" calcext:value-type="float">
            <text:p>-5100</text:p>
          </table:table-cell>
          <table:table-cell office:value-type="float" office:value="-4284" calcext:value-type="float">
            <text:p>-4284</text:p>
          </table:table-cell>
          <table:table-cell office:value-type="float" office:value="19377" calcext:value-type="float">
            <text:p>19377</text:p>
          </table:table-cell>
          <table:table-cell office:value-type="float" office:value="-35338" calcext:value-type="float">
            <text:p>-35338</text:p>
          </table:table-cell>
          <table:table-cell office:value-type="float" office:value="-9125" calcext:value-type="float">
            <text:p>-9125</text:p>
          </table:table-cell>
          <table:table-cell office:value-type="float" office:value="2410" calcext:value-type="float">
            <text:p>2410</text:p>
          </table:table-cell>
          <table:table-cell office:value-type="float" office:value="37163" calcext:value-type="float">
            <text:p>37163</text:p>
          </table:table-cell>
          <table:table-cell office:value-type="float" office:value="35191" calcext:value-type="float">
            <text:p>35191</text:p>
          </table:table-cell>
          <table:table-cell office:value-type="float" office:value="-2895" calcext:value-type="float">
            <text:p>-2895</text:p>
          </table:table-cell>
          <table:table-cell office:value-type="float" office:value="-923" calcext:value-type="float">
            <text:p>-923</text:p>
          </table:table-cell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8.8" calcext:value-type="float">
            <text:p>58.8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8.8" calcext:value-type="float">
            <text:p>58.8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39.4" calcext:value-type="float">
            <text:p>39.4</text:p>
          </table:table-cell>
          <table:table-cell office:value-type="float" office:value="42.3" calcext:value-type="float">
            <text:p>42.3</text:p>
          </table:table-cell>
          <table:table-cell office:value-type="float" office:value="55.2" calcext:value-type="float">
            <text:p>55.2</text:p>
          </table:table-cell>
          <table:table-cell office:value-type="float" office:value="23.6" calcext:value-type="float">
            <text:p>23.6</text:p>
          </table:table-cell>
          <table:table-cell office:value-type="float" office:value="37.9" calcext:value-type="float">
            <text:p>37.9</text:p>
          </table:table-cell>
          <table:table-cell office:value-type="float" office:value="35.7" calcext:value-type="float">
            <text:p>35.7</text:p>
          </table:table-cell>
          <table:table-cell office:value-type="float" office:value="51.9" calcext:value-type="float">
            <text:p>51.9</text:p>
          </table:table-cell>
          <table:table-cell office:value-type="float" office:value="25.2" calcext:value-type="float">
            <text:p>25.2</text:p>
          </table:table-cell>
          <table:table-cell office:value-type="float" office:value="39.4" calcext:value-type="float">
            <text:p>39.4</text:p>
          </table:table-cell>
          <table:table-cell office:value-type="float" office:value="42.3" calcext:value-type="float">
            <text:p>42.3</text:p>
          </table:table-cell>
          <table:table-cell office:value-type="float" office:value="55.2" calcext:value-type="float">
            <text:p>55.2</text:p>
          </table:table-cell>
          <table:table-cell office:value-type="float" office:value="23.6" calcext:value-type="float">
            <text:p>23.6</text:p>
          </table:table-cell>
          <table:table-cell office:value-type="float" office:value="37.9" calcext:value-type="float">
            <text:p>37.9</text:p>
          </table:table-cell>
          <table:table-cell office:value-type="float" office:value="35.7" calcext:value-type="float">
            <text:p>35.7</text:p>
          </table:table-cell>
          <table:table-cell office:value-type="float" office:value="51.9" calcext:value-type="float">
            <text:p>51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03" calcext:value-type="float">
            <text:p>180703</text:p>
          </table:table-cell>
          <table:table-cell office:value-type="float" office:value="43284" calcext:value-type="float">
            <text:p>43284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31933" calcext:value-type="float">
            <text:p>5231933</text:p>
          </table:table-cell>
          <table:table-cell office:value-type="float" office:value="3164807" calcext:value-type="float">
            <text:p>3164807</text:p>
          </table:table-cell>
          <table:table-cell office:value-type="float" office:value="1207795" calcext:value-type="float">
            <text:p>1207795</text:p>
          </table:table-cell>
          <table:table-cell office:value-type="float" office:value="725119" calcext:value-type="float">
            <text:p>725119</text:p>
          </table:table-cell>
          <table:table-cell office:value-type="float" office:value="3073662" calcext:value-type="float">
            <text:p>3073662</text:p>
          </table:table-cell>
          <table:table-cell office:value-type="float" office:value="244312" calcext:value-type="float">
            <text:p>244312</text:p>
          </table:table-cell>
          <table:table-cell office:value-type="float" office:value="234501" calcext:value-type="float">
            <text:p>234501</text:p>
          </table:table-cell>
          <table:table-cell office:value-type="float" office:value="24574" calcext:value-type="float">
            <text:p>24574</text:p>
          </table:table-cell>
          <table:table-cell office:value-type="float" office:value="237517" calcext:value-type="float">
            <text:p>237517</text:p>
          </table:table-cell>
          <table:table-cell office:value-type="float" office:value="220650" calcext:value-type="float">
            <text:p>220650</text:p>
          </table:table-cell>
          <table:table-cell office:value-type="float" office:value="67852" calcext:value-type="float">
            <text:p>67852</text:p>
          </table:table-cell>
          <table:table-cell office:value-type="float" office:value="364291" calcext:value-type="float">
            <text:p>364291</text:p>
          </table:table-cell>
          <table:table-cell office:value-type="float" office:value="5191197" calcext:value-type="float">
            <text:p>5191197</text:p>
          </table:table-cell>
          <table:table-cell office:value-type="float" office:value="5220003" calcext:value-type="float">
            <text:p>5220003</text:p>
          </table:table-cell>
          <table:table-cell office:value-type="float" office:value="40736" calcext:value-type="float">
            <text:p>40736</text:p>
          </table:table-cell>
          <table:table-cell office:value-type="float" office:value="11930" calcext:value-type="float">
            <text:p>11930</text:p>
          </table:table-cell>
          <table:table-cell office:value-type="float" office:value="5231933" calcext:value-type="float">
            <text:p>5231933</text:p>
          </table:table-cell>
          <table:table-cell office:value-type="float" office:value="3164807" calcext:value-type="float">
            <text:p>3164807</text:p>
          </table:table-cell>
          <table:table-cell office:value-type="float" office:value="1207795" calcext:value-type="float">
            <text:p>1207795</text:p>
          </table:table-cell>
          <table:table-cell office:value-type="float" office:value="725119" calcext:value-type="float">
            <text:p>725119</text:p>
          </table:table-cell>
          <table:table-cell office:value-type="float" office:value="3073662" calcext:value-type="float">
            <text:p>3073662</text:p>
          </table:table-cell>
          <table:table-cell office:value-type="float" office:value="244312" calcext:value-type="float">
            <text:p>244312</text:p>
          </table:table-cell>
          <table:table-cell office:value-type="float" office:value="234501" calcext:value-type="float">
            <text:p>234501</text:p>
          </table:table-cell>
          <table:table-cell office:value-type="float" office:value="24574" calcext:value-type="float">
            <text:p>24574</text:p>
          </table:table-cell>
          <table:table-cell office:value-type="float" office:value="237517" calcext:value-type="float">
            <text:p>237517</text:p>
          </table:table-cell>
          <table:table-cell office:value-type="float" office:value="220650" calcext:value-type="float">
            <text:p>220650</text:p>
          </table:table-cell>
          <table:table-cell office:value-type="float" office:value="67852" calcext:value-type="float">
            <text:p>67852</text:p>
          </table:table-cell>
          <table:table-cell office:value-type="float" office:value="364291" calcext:value-type="float">
            <text:p>364291</text:p>
          </table:table-cell>
          <table:table-cell office:value-type="float" office:value="5191197" calcext:value-type="float">
            <text:p>5191197</text:p>
          </table:table-cell>
          <table:table-cell office:value-type="float" office:value="5220003" calcext:value-type="float">
            <text:p>5220003</text:p>
          </table:table-cell>
          <table:table-cell office:value-type="float" office:value="40736" calcext:value-type="float">
            <text:p>40736</text:p>
          </table:table-cell>
          <table:table-cell office:value-type="float" office:value="11930" calcext:value-type="float">
            <text:p>1193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78676" calcext:value-type="float">
            <text:p>-178676</text:p>
          </table:table-cell>
          <table:table-cell office:value-type="float" office:value="-129525" calcext:value-type="float">
            <text:p>-129525</text:p>
          </table:table-cell>
          <table:table-cell office:value-type="float" office:value="-29055" calcext:value-type="float">
            <text:p>-29055</text:p>
          </table:table-cell>
          <table:table-cell office:value-type="float" office:value="-208" calcext:value-type="float">
            <text:p>-208</text:p>
          </table:table-cell>
          <table:table-cell office:value-type="float" office:value="-144992" calcext:value-type="float">
            <text:p>-144992</text:p>
          </table:table-cell>
          <table:table-cell office:value-type="float" office:value="-11254" calcext:value-type="float">
            <text:p>-11254</text:p>
          </table:table-cell>
          <table:table-cell office:value-type="float" office:value="9730" calcext:value-type="float">
            <text:p>9730</text:p>
          </table:table-cell>
          <table:table-cell office:value-type="float" office:value="3453" calcext:value-type="float">
            <text:p>3453</text:p>
          </table:table-cell>
          <table:table-cell office:value-type="float" office:value="3109" calcext:value-type="float">
            <text:p>3109</text:p>
          </table:table-cell>
          <table:table-cell office:value-type="float" office:value="-65199" calcext:value-type="float">
            <text:p>-65199</text:p>
          </table:table-cell>
          <table:table-cell office:value-type="float" office:value="-13023" calcext:value-type="float">
            <text:p>-13023</text:p>
          </table:table-cell>
          <table:table-cell office:value-type="float" office:value="12050" calcext:value-type="float">
            <text:p>12050</text:p>
          </table:table-cell>
          <table:table-cell office:value-type="float" office:value="-181297" calcext:value-type="float">
            <text:p>-181297</text:p>
          </table:table-cell>
          <table:table-cell office:value-type="float" office:value="-179712" calcext:value-type="float">
            <text:p>-179712</text:p>
          </table:table-cell>
          <table:table-cell office:value-type="float" office:value="2621" calcext:value-type="float">
            <text:p>2621</text:p>
          </table:table-cell>
          <table:table-cell office:value-type="float" office:value="1036" calcext:value-type="float">
            <text:p>1036</text:p>
          </table:table-cell>
          <table:table-cell office:value-type="float" office:value="100" calcext:value-type="float">
            <text:p>100</text:p>
          </table:table-cell>
          <table:table-cell office:value-type="float" office:value="60.5" calcext:value-type="float">
            <text:p>60.5</text:p>
          </table:table-cell>
          <table:table-cell office:value-type="float" office:value="23.1" calcext:value-type="float">
            <text:p>23.1</text:p>
          </table:table-cell>
          <table:table-cell office:value-type="float" office:value="13.9" calcext:value-type="float">
            <text:p>13.9</text:p>
          </table:table-cell>
          <table:table-cell office:value-type="float" office:value="58.7" calcext:value-type="float">
            <text:p>58.7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0.5" calcext:value-type="float">
            <text:p>60.5</text:p>
          </table:table-cell>
          <table:table-cell office:value-type="float" office:value="23.1" calcext:value-type="float">
            <text:p>23.1</text:p>
          </table:table-cell>
          <table:table-cell office:value-type="float" office:value="13.9" calcext:value-type="float">
            <text:p>13.9</text:p>
          </table:table-cell>
          <table:table-cell office:value-type="float" office:value="58.7" calcext:value-type="float">
            <text:p>58.7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39.6" calcext:value-type="float">
            <text:p>39.6</text:p>
          </table:table-cell>
          <table:table-cell office:value-type="float" office:value="42.6" calcext:value-type="float">
            <text:p>42.6</text:p>
          </table:table-cell>
          <table:table-cell office:value-type="float" office:value="55.3" calcext:value-type="float">
            <text:p>55.3</text:p>
          </table:table-cell>
          <table:table-cell office:value-type="float" office:value="23.4" calcext:value-type="float">
            <text:p>23.4</text:p>
          </table:table-cell>
          <table:table-cell office:value-type="float" office:value="38.1" calcext:value-type="float">
            <text:p>38.1</text:p>
          </table:table-cell>
          <table:table-cell office:value-type="float" office:value="35.7" calcext:value-type="float">
            <text:p>35.7</text:p>
          </table:table-cell>
          <table:table-cell office:value-type="float" office:value="52" calcext:value-type="float">
            <text:p>52</text:p>
          </table:table-cell>
          <table:table-cell office:value-type="float" office:value="25.5" calcext:value-type="float">
            <text:p>25.5</text:p>
          </table:table-cell>
          <table:table-cell office:value-type="float" office:value="39.6" calcext:value-type="float">
            <text:p>39.6</text:p>
          </table:table-cell>
          <table:table-cell office:value-type="float" office:value="42.6" calcext:value-type="float">
            <text:p>42.6</text:p>
          </table:table-cell>
          <table:table-cell office:value-type="float" office:value="55.3" calcext:value-type="float">
            <text:p>55.3</text:p>
          </table:table-cell>
          <table:table-cell office:value-type="float" office:value="23.4" calcext:value-type="float">
            <text:p>23.4</text:p>
          </table:table-cell>
          <table:table-cell office:value-type="float" office:value="38.1" calcext:value-type="float">
            <text:p>38.1</text:p>
          </table:table-cell>
          <table:table-cell office:value-type="float" office:value="35.7" calcext:value-type="float">
            <text:p>35.7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26" calcext:value-type="float">
            <text:p>180626</text:p>
          </table:table-cell>
          <table:table-cell office:value-type="float" office:value="43277" calcext:value-type="float">
            <text:p>43277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10609" calcext:value-type="float">
            <text:p>5410609</text:p>
          </table:table-cell>
          <table:table-cell office:value-type="float" office:value="3294332" calcext:value-type="float">
            <text:p>3294332</text:p>
          </table:table-cell>
          <table:table-cell office:value-type="float" office:value="1236850" calcext:value-type="float">
            <text:p>1236850</text:p>
          </table:table-cell>
          <table:table-cell office:value-type="float" office:value="725327" calcext:value-type="float">
            <text:p>725327</text:p>
          </table:table-cell>
          <table:table-cell office:value-type="float" office:value="3218654" calcext:value-type="float">
            <text:p>3218654</text:p>
          </table:table-cell>
          <table:table-cell office:value-type="float" office:value="255566" calcext:value-type="float">
            <text:p>255566</text:p>
          </table:table-cell>
          <table:table-cell office:value-type="float" office:value="224771" calcext:value-type="float">
            <text:p>224771</text:p>
          </table:table-cell>
          <table:table-cell office:value-type="float" office:value="21121" calcext:value-type="float">
            <text:p>21121</text:p>
          </table:table-cell>
          <table:table-cell office:value-type="float" office:value="234408" calcext:value-type="float">
            <text:p>234408</text:p>
          </table:table-cell>
          <table:table-cell office:value-type="float" office:value="285849" calcext:value-type="float">
            <text:p>285849</text:p>
          </table:table-cell>
          <table:table-cell office:value-type="float" office:value="80875" calcext:value-type="float">
            <text:p>80875</text:p>
          </table:table-cell>
          <table:table-cell office:value-type="float" office:value="352241" calcext:value-type="float">
            <text:p>352241</text:p>
          </table:table-cell>
          <table:table-cell office:value-type="float" office:value="5372494" calcext:value-type="float">
            <text:p>5372494</text:p>
          </table:table-cell>
          <table:table-cell office:value-type="float" office:value="5399715" calcext:value-type="float">
            <text:p>5399715</text:p>
          </table:table-cell>
          <table:table-cell office:value-type="float" office:value="38115" calcext:value-type="float">
            <text:p>38115</text:p>
          </table:table-cell>
          <table:table-cell office:value-type="float" office:value="10894" calcext:value-type="float">
            <text:p>10894</text:p>
          </table:table-cell>
          <table:table-cell office:value-type="float" office:value="5410609" calcext:value-type="float">
            <text:p>5410609</text:p>
          </table:table-cell>
          <table:table-cell office:value-type="float" office:value="3294332" calcext:value-type="float">
            <text:p>3294332</text:p>
          </table:table-cell>
          <table:table-cell office:value-type="float" office:value="1236850" calcext:value-type="float">
            <text:p>1236850</text:p>
          </table:table-cell>
          <table:table-cell office:value-type="float" office:value="725327" calcext:value-type="float">
            <text:p>725327</text:p>
          </table:table-cell>
          <table:table-cell office:value-type="float" office:value="3218654" calcext:value-type="float">
            <text:p>3218654</text:p>
          </table:table-cell>
          <table:table-cell office:value-type="float" office:value="255566" calcext:value-type="float">
            <text:p>255566</text:p>
          </table:table-cell>
          <table:table-cell office:value-type="float" office:value="224771" calcext:value-type="float">
            <text:p>224771</text:p>
          </table:table-cell>
          <table:table-cell office:value-type="float" office:value="21121" calcext:value-type="float">
            <text:p>21121</text:p>
          </table:table-cell>
          <table:table-cell office:value-type="float" office:value="234408" calcext:value-type="float">
            <text:p>234408</text:p>
          </table:table-cell>
          <table:table-cell office:value-type="float" office:value="285849" calcext:value-type="float">
            <text:p>285849</text:p>
          </table:table-cell>
          <table:table-cell office:value-type="float" office:value="80875" calcext:value-type="float">
            <text:p>80875</text:p>
          </table:table-cell>
          <table:table-cell office:value-type="float" office:value="352241" calcext:value-type="float">
            <text:p>352241</text:p>
          </table:table-cell>
          <table:table-cell office:value-type="float" office:value="5372494" calcext:value-type="float">
            <text:p>5372494</text:p>
          </table:table-cell>
          <table:table-cell office:value-type="float" office:value="5399715" calcext:value-type="float">
            <text:p>5399715</text:p>
          </table:table-cell>
          <table:table-cell office:value-type="float" office:value="38115" calcext:value-type="float">
            <text:p>38115</text:p>
          </table:table-cell>
          <table:table-cell office:value-type="float" office:value="10894" calcext:value-type="float">
            <text:p>1089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float" office:value="32858" calcext:value-type="float">
            <text:p>32858</text:p>
          </table:table-cell>
          <table:table-cell office:value-type="float" office:value="8008" calcext:value-type="float">
            <text:p>8008</text:p>
          </table:table-cell>
          <table:table-cell office:value-type="float" office:value="40780" calcext:value-type="float">
            <text:p>40780</text:p>
          </table:table-cell>
          <table:table-cell office:value-type="float" office:value="52924" calcext:value-type="float">
            <text:p>52924</text:p>
          </table:table-cell>
          <table:table-cell office:value-type="float" office:value="-27491" calcext:value-type="float">
            <text:p>-27491</text:p>
          </table:table-cell>
          <table:table-cell office:value-type="float" office:value="-14584" calcext:value-type="float">
            <text:p>-14584</text:p>
          </table:table-cell>
          <table:table-cell office:value-type="float" office:value="2991" calcext:value-type="float">
            <text:p>2991</text:p>
          </table:table-cell>
          <table:table-cell office:value-type="float" office:value="4966" calcext:value-type="float">
            <text:p>4966</text:p>
          </table:table-cell>
          <table:table-cell office:value-type="float" office:value="-17122" calcext:value-type="float">
            <text:p>-17122</text:p>
          </table:table-cell>
          <table:table-cell office:value-type="float" office:value="-22801" calcext:value-type="float">
            <text:p>-22801</text:p>
          </table:table-cell>
          <table:table-cell office:value-type="float" office:value="-13640" calcext:value-type="float">
            <text:p>-13640</text:p>
          </table:table-cell>
          <table:table-cell office:value-type="float" office:value="5767" calcext:value-type="float">
            <text:p>5767</text:p>
          </table:table-cell>
          <table:table-cell office:value-type="float" office:value="4957" calcext:value-type="float">
            <text:p>4957</text:p>
          </table:table-cell>
          <table:table-cell office:value-type="float" office:value="-1918" calcext:value-type="float">
            <text:p>-1918</text:p>
          </table:table-cell>
          <table:table-cell office:value-type="float" office:value="-1108" calcext:value-type="float">
            <text:p>-1108</text:p>
          </table:table-cell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22.9" calcext:value-type="float">
            <text:p>22.9</text:p>
          </table:table-cell>
          <table:table-cell office:value-type="float" office:value="13.4" calcext:value-type="float">
            <text:p>13.4</text:p>
          </table:table-cell>
          <table:table-cell office:value-type="float" office:value="59.5" calcext:value-type="float">
            <text:p>59.5</text:p>
          </table:table-cell>
          <table:table-cell office:value-type="float" office:value="4.7" calcext:value-type="float">
            <text:p>4.7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22.9" calcext:value-type="float">
            <text:p>22.9</text:p>
          </table:table-cell>
          <table:table-cell office:value-type="float" office:value="13.4" calcext:value-type="float">
            <text:p>13.4</text:p>
          </table:table-cell>
          <table:table-cell office:value-type="float" office:value="59.5" calcext:value-type="float">
            <text:p>59.5</text:p>
          </table:table-cell>
          <table:table-cell office:value-type="float" office:value="4.7" calcext:value-type="float">
            <text:p>4.7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39.6" calcext:value-type="float">
            <text:p>39.6</text:p>
          </table:table-cell>
          <table:table-cell office:value-type="float" office:value="42.2" calcext:value-type="float">
            <text:p>42.2</text:p>
          </table:table-cell>
          <table:table-cell office:value-type="float" office:value="54.8" calcext:value-type="float">
            <text:p>54.8</text:p>
          </table:table-cell>
          <table:table-cell office:value-type="float" office:value="23.1" calcext:value-type="float">
            <text:p>23.1</text:p>
          </table:table-cell>
          <table:table-cell office:value-type="float" office:value="38.2" calcext:value-type="float">
            <text:p>38.2</text:p>
          </table:table-cell>
          <table:table-cell office:value-type="float" office:value="35.4" calcext:value-type="float">
            <text:p>35.4</text:p>
          </table:table-cell>
          <table:table-cell office:value-type="float" office:value="51.7" calcext:value-type="float">
            <text:p>51.7</text:p>
          </table:table-cell>
          <table:table-cell office:value-type="float" office:value="25.2" calcext:value-type="float">
            <text:p>25.2</text:p>
          </table:table-cell>
          <table:table-cell office:value-type="float" office:value="39.6" calcext:value-type="float">
            <text:p>39.6</text:p>
          </table:table-cell>
          <table:table-cell office:value-type="float" office:value="42.2" calcext:value-type="float">
            <text:p>42.2</text:p>
          </table:table-cell>
          <table:table-cell office:value-type="float" office:value="54.8" calcext:value-type="float">
            <text:p>54.8</text:p>
          </table:table-cell>
          <table:table-cell office:value-type="float" office:value="23.1" calcext:value-type="float">
            <text:p>23.1</text:p>
          </table:table-cell>
          <table:table-cell office:value-type="float" office:value="38.2" calcext:value-type="float">
            <text:p>38.2</text:p>
          </table:table-cell>
          <table:table-cell office:value-type="float" office:value="35.4" calcext:value-type="float">
            <text:p>35.4</text:p>
          </table:table-cell>
          <table:table-cell office:value-type="float" office:value="51.7" calcext:value-type="float">
            <text:p>51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19" calcext:value-type="float">
            <text:p>180619</text:p>
          </table:table-cell>
          <table:table-cell office:value-type="float" office:value="43270" calcext:value-type="float">
            <text:p>43270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06760" calcext:value-type="float">
            <text:p>5406760</text:p>
          </table:table-cell>
          <table:table-cell office:value-type="float" office:value="3261474" calcext:value-type="float">
            <text:p>3261474</text:p>
          </table:table-cell>
          <table:table-cell office:value-type="float" office:value="1228842" calcext:value-type="float">
            <text:p>1228842</text:p>
          </table:table-cell>
          <table:table-cell office:value-type="float" office:value="684547" calcext:value-type="float">
            <text:p>684547</text:p>
          </table:table-cell>
          <table:table-cell office:value-type="float" office:value="3165730" calcext:value-type="float">
            <text:p>3165730</text:p>
          </table:table-cell>
          <table:table-cell office:value-type="float" office:value="283057" calcext:value-type="float">
            <text:p>283057</text:p>
          </table:table-cell>
          <table:table-cell office:value-type="float" office:value="239355" calcext:value-type="float">
            <text:p>239355</text:p>
          </table:table-cell>
          <table:table-cell office:value-type="float" office:value="18130" calcext:value-type="float">
            <text:p>18130</text:p>
          </table:table-cell>
          <table:table-cell office:value-type="float" office:value="229442" calcext:value-type="float">
            <text:p>229442</text:p>
          </table:table-cell>
          <table:table-cell office:value-type="float" office:value="302971" calcext:value-type="float">
            <text:p>302971</text:p>
          </table:table-cell>
          <table:table-cell office:value-type="float" office:value="103676" calcext:value-type="float">
            <text:p>103676</text:p>
          </table:table-cell>
          <table:table-cell office:value-type="float" office:value="365881" calcext:value-type="float">
            <text:p>365881</text:p>
          </table:table-cell>
          <table:table-cell office:value-type="float" office:value="5366727" calcext:value-type="float">
            <text:p>5366727</text:p>
          </table:table-cell>
          <table:table-cell office:value-type="float" office:value="5394758" calcext:value-type="float">
            <text:p>5394758</text:p>
          </table:table-cell>
          <table:table-cell office:value-type="float" office:value="40033" calcext:value-type="float">
            <text:p>40033</text:p>
          </table:table-cell>
          <table:table-cell office:value-type="float" office:value="12002" calcext:value-type="float">
            <text:p>12002</text:p>
          </table:table-cell>
          <table:table-cell office:value-type="float" office:value="5406760" calcext:value-type="float">
            <text:p>5406760</text:p>
          </table:table-cell>
          <table:table-cell office:value-type="float" office:value="3261474" calcext:value-type="float">
            <text:p>3261474</text:p>
          </table:table-cell>
          <table:table-cell office:value-type="float" office:value="1228842" calcext:value-type="float">
            <text:p>1228842</text:p>
          </table:table-cell>
          <table:table-cell office:value-type="float" office:value="684547" calcext:value-type="float">
            <text:p>684547</text:p>
          </table:table-cell>
          <table:table-cell office:value-type="float" office:value="3165730" calcext:value-type="float">
            <text:p>3165730</text:p>
          </table:table-cell>
          <table:table-cell office:value-type="float" office:value="283057" calcext:value-type="float">
            <text:p>283057</text:p>
          </table:table-cell>
          <table:table-cell office:value-type="float" office:value="239355" calcext:value-type="float">
            <text:p>239355</text:p>
          </table:table-cell>
          <table:table-cell office:value-type="float" office:value="18130" calcext:value-type="float">
            <text:p>18130</text:p>
          </table:table-cell>
          <table:table-cell office:value-type="float" office:value="229442" calcext:value-type="float">
            <text:p>229442</text:p>
          </table:table-cell>
          <table:table-cell office:value-type="float" office:value="302971" calcext:value-type="float">
            <text:p>302971</text:p>
          </table:table-cell>
          <table:table-cell office:value-type="float" office:value="103676" calcext:value-type="float">
            <text:p>103676</text:p>
          </table:table-cell>
          <table:table-cell office:value-type="float" office:value="365881" calcext:value-type="float">
            <text:p>365881</text:p>
          </table:table-cell>
          <table:table-cell office:value-type="float" office:value="5366727" calcext:value-type="float">
            <text:p>5366727</text:p>
          </table:table-cell>
          <table:table-cell office:value-type="float" office:value="5394758" calcext:value-type="float">
            <text:p>5394758</text:p>
          </table:table-cell>
          <table:table-cell office:value-type="float" office:value="40033" calcext:value-type="float">
            <text:p>40033</text:p>
          </table:table-cell>
          <table:table-cell office:value-type="float" office:value="12002" calcext:value-type="float">
            <text:p>1200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0235" calcext:value-type="float">
            <text:p>80235</text:p>
          </table:table-cell>
          <table:table-cell office:value-type="float" office:value="45546" calcext:value-type="float">
            <text:p>45546</text:p>
          </table:table-cell>
          <table:table-cell office:value-type="float" office:value="2080" calcext:value-type="float">
            <text:p>2080</text:p>
          </table:table-cell>
          <table:table-cell office:value-type="float" office:value="13789" calcext:value-type="float">
            <text:p>13789</text:p>
          </table:table-cell>
          <table:table-cell office:value-type="float" office:value="55965" calcext:value-type="float">
            <text:p>55965</text:p>
          </table:table-cell>
          <table:table-cell office:value-type="float" office:value="-7487" calcext:value-type="float">
            <text:p>-7487</text:p>
          </table:table-cell>
          <table:table-cell office:value-type="float" office:value="-12391" calcext:value-type="float">
            <text:p>-12391</text:p>
          </table:table-cell>
          <table:table-cell office:value-type="float" office:value="1548" calcext:value-type="float">
            <text:p>1548</text:p>
          </table:table-cell>
          <table:table-cell office:value-type="float" office:value="18874" calcext:value-type="float">
            <text:p>18874</text:p>
          </table:table-cell>
          <table:table-cell office:value-type="float" office:value="16504" calcext:value-type="float">
            <text:p>16504</text:p>
          </table:table-cell>
          <table:table-cell office:value-type="float" office:value="7746" calcext:value-type="float">
            <text:p>7746</text:p>
          </table:table-cell>
          <table:table-cell office:value-type="float" office:value="2592" calcext:value-type="float">
            <text:p>2592</text:p>
          </table:table-cell>
          <table:table-cell office:value-type="float" office:value="77427" calcext:value-type="float">
            <text:p>77427</text:p>
          </table:table-cell>
          <table:table-cell office:value-type="float" office:value="81318" calcext:value-type="float">
            <text:p>81318</text:p>
          </table:table-cell>
          <table:table-cell office:value-type="float" office:value="2808" calcext:value-type="float">
            <text:p>2808</text:p>
          </table:table-cell>
          <table:table-cell office:value-type="float" office:value="-1083" calcext:value-type="float">
            <text:p>-1083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22.7" calcext:value-type="float">
            <text:p>22.7</text:p>
          </table:table-cell>
          <table:table-cell office:value-type="float" office:value="12.7" calcext:value-type="float">
            <text:p>12.7</text:p>
          </table:table-cell>
          <table:table-cell office:value-type="float" office:value="58.6" calcext:value-type="float">
            <text:p>58.6</text:p>
          </table:table-cell>
          <table:table-cell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5.6" calcext:value-type="float">
            <text:p>5.6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22.7" calcext:value-type="float">
            <text:p>22.7</text:p>
          </table:table-cell>
          <table:table-cell office:value-type="float" office:value="12.7" calcext:value-type="float">
            <text:p>12.7</text:p>
          </table:table-cell>
          <table:table-cell office:value-type="float" office:value="58.6" calcext:value-type="float">
            <text:p>58.6</text:p>
          </table:table-cell>
          <table:table-cell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5.6" calcext:value-type="float">
            <text:p>5.6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39.3" calcext:value-type="float">
            <text:p>39.3</text:p>
          </table:table-cell>
          <table:table-cell office:value-type="float" office:value="41.4" calcext:value-type="float">
            <text:p>41.4</text:p>
          </table:table-cell>
          <table:table-cell office:value-type="float" office:value="54.9" calcext:value-type="float">
            <text:p>54.9</text:p>
          </table:table-cell>
          <table:table-cell office:value-type="float" office:value="22.3" calcext:value-type="float">
            <text:p>22.3</text:p>
          </table:table-cell>
          <table:table-cell office:value-type="float" office:value="37.9" calcext:value-type="float">
            <text:p>37.9</text:p>
          </table:table-cell>
          <table:table-cell office:value-type="float" office:value="34.6" calcext:value-type="float">
            <text:p>34.6</text:p>
          </table:table-cell>
          <table:table-cell office:value-type="float" office:value="51" calcext:value-type="float">
            <text:p>51</text:p>
          </table:table-cell>
          <table:table-cell office:value-type="float" office:value="24.7" calcext:value-type="float">
            <text:p>24.7</text:p>
          </table:table-cell>
          <table:table-cell office:value-type="float" office:value="39.3" calcext:value-type="float">
            <text:p>39.3</text:p>
          </table:table-cell>
          <table:table-cell office:value-type="float" office:value="41.4" calcext:value-type="float">
            <text:p>41.4</text:p>
          </table:table-cell>
          <table:table-cell office:value-type="float" office:value="54.9" calcext:value-type="float">
            <text:p>54.9</text:p>
          </table:table-cell>
          <table:table-cell office:value-type="float" office:value="22.3" calcext:value-type="float">
            <text:p>22.3</text:p>
          </table:table-cell>
          <table:table-cell office:value-type="float" office:value="37.9" calcext:value-type="float">
            <text:p>37.9</text:p>
          </table:table-cell>
          <table:table-cell office:value-type="float" office:value="34.6" calcext:value-type="float">
            <text:p>34.6</text:p>
          </table:table-cell>
          <table:table-cell office:value-type="float" office:value="51" calcext:value-type="float">
            <text:p>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12" calcext:value-type="float">
            <text:p>180612</text:p>
          </table:table-cell>
          <table:table-cell office:value-type="float" office:value="43263" calcext:value-type="float">
            <text:p>43263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26525" calcext:value-type="float">
            <text:p>5326525</text:p>
          </table:table-cell>
          <table:table-cell office:value-type="float" office:value="3215928" calcext:value-type="float">
            <text:p>3215928</text:p>
          </table:table-cell>
          <table:table-cell office:value-type="float" office:value="1226762" calcext:value-type="float">
            <text:p>1226762</text:p>
          </table:table-cell>
          <table:table-cell office:value-type="float" office:value="670758" calcext:value-type="float">
            <text:p>670758</text:p>
          </table:table-cell>
          <table:table-cell office:value-type="float" office:value="3109765" calcext:value-type="float">
            <text:p>3109765</text:p>
          </table:table-cell>
          <table:table-cell office:value-type="float" office:value="290544" calcext:value-type="float">
            <text:p>290544</text:p>
          </table:table-cell>
          <table:table-cell office:value-type="float" office:value="251746" calcext:value-type="float">
            <text:p>251746</text:p>
          </table:table-cell>
          <table:table-cell office:value-type="float" office:value="16582" calcext:value-type="float">
            <text:p>16582</text:p>
          </table:table-cell>
          <table:table-cell office:value-type="float" office:value="210568" calcext:value-type="float">
            <text:p>210568</text:p>
          </table:table-cell>
          <table:table-cell office:value-type="float" office:value="286467" calcext:value-type="float">
            <text:p>286467</text:p>
          </table:table-cell>
          <table:table-cell office:value-type="float" office:value="95930" calcext:value-type="float">
            <text:p>95930</text:p>
          </table:table-cell>
          <table:table-cell office:value-type="float" office:value="363289" calcext:value-type="float">
            <text:p>363289</text:p>
          </table:table-cell>
          <table:table-cell office:value-type="float" office:value="5289300" calcext:value-type="float">
            <text:p>5289300</text:p>
          </table:table-cell>
          <table:table-cell office:value-type="float" office:value="5313440" calcext:value-type="float">
            <text:p>5313440</text:p>
          </table:table-cell>
          <table:table-cell office:value-type="float" office:value="37225" calcext:value-type="float">
            <text:p>37225</text:p>
          </table:table-cell>
          <table:table-cell office:value-type="float" office:value="13085" calcext:value-type="float">
            <text:p>13085</text:p>
          </table:table-cell>
          <table:table-cell office:value-type="float" office:value="5326525" calcext:value-type="float">
            <text:p>5326525</text:p>
          </table:table-cell>
          <table:table-cell office:value-type="float" office:value="3215928" calcext:value-type="float">
            <text:p>3215928</text:p>
          </table:table-cell>
          <table:table-cell office:value-type="float" office:value="1226762" calcext:value-type="float">
            <text:p>1226762</text:p>
          </table:table-cell>
          <table:table-cell office:value-type="float" office:value="670758" calcext:value-type="float">
            <text:p>670758</text:p>
          </table:table-cell>
          <table:table-cell office:value-type="float" office:value="3109765" calcext:value-type="float">
            <text:p>3109765</text:p>
          </table:table-cell>
          <table:table-cell office:value-type="float" office:value="290544" calcext:value-type="float">
            <text:p>290544</text:p>
          </table:table-cell>
          <table:table-cell office:value-type="float" office:value="251746" calcext:value-type="float">
            <text:p>251746</text:p>
          </table:table-cell>
          <table:table-cell office:value-type="float" office:value="16582" calcext:value-type="float">
            <text:p>16582</text:p>
          </table:table-cell>
          <table:table-cell office:value-type="float" office:value="210568" calcext:value-type="float">
            <text:p>210568</text:p>
          </table:table-cell>
          <table:table-cell office:value-type="float" office:value="286467" calcext:value-type="float">
            <text:p>286467</text:p>
          </table:table-cell>
          <table:table-cell office:value-type="float" office:value="95930" calcext:value-type="float">
            <text:p>95930</text:p>
          </table:table-cell>
          <table:table-cell office:value-type="float" office:value="363289" calcext:value-type="float">
            <text:p>363289</text:p>
          </table:table-cell>
          <table:table-cell office:value-type="float" office:value="5289300" calcext:value-type="float">
            <text:p>5289300</text:p>
          </table:table-cell>
          <table:table-cell office:value-type="float" office:value="5313440" calcext:value-type="float">
            <text:p>5313440</text:p>
          </table:table-cell>
          <table:table-cell office:value-type="float" office:value="37225" calcext:value-type="float">
            <text:p>37225</text:p>
          </table:table-cell>
          <table:table-cell office:value-type="float" office:value="13085" calcext:value-type="float">
            <text:p>1308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6357" calcext:value-type="float">
            <text:p>26357</text:p>
          </table:table-cell>
          <table:table-cell office:value-type="float" office:value="34265" calcext:value-type="float">
            <text:p>34265</text:p>
          </table:table-cell>
          <table:table-cell office:value-type="float" office:value="15569" calcext:value-type="float">
            <text:p>15569</text:p>
          </table:table-cell>
          <table:table-cell office:value-type="float" office:value="6247" calcext:value-type="float">
            <text:p>6247</text:p>
          </table:table-cell>
          <table:table-cell office:value-type="float" office:value="29052" calcext:value-type="float">
            <text:p>29052</text:p>
          </table:table-cell>
          <table:table-cell office:value-type="float" office:value="15157" calcext:value-type="float">
            <text:p>15157</text:p>
          </table:table-cell>
          <table:table-cell office:value-type="float" office:value="10625" calcext:value-type="float">
            <text:p>10625</text:p>
          </table:table-cell>
          <table:table-cell office:value-type="float" office:value="-8495" calcext:value-type="float">
            <text:p>-8495</text:p>
          </table:table-cell>
          <table:table-cell office:value-type="float" office:value="-7693" calcext:value-type="float">
            <text:p>-7693</text:p>
          </table:table-cell>
          <table:table-cell office:value-type="float" office:value="-4831" calcext:value-type="float">
            <text:p>-4831</text:p>
          </table:table-cell>
          <table:table-cell office:value-type="float" office:value="5407" calcext:value-type="float">
            <text:p>5407</text:p>
          </table:table-cell>
          <table:table-cell office:value-type="float" office:value="-23833" calcext:value-type="float">
            <text:p>-23833</text:p>
          </table:table-cell>
          <table:table-cell office:value-type="float" office:value="29937" calcext:value-type="float">
            <text:p>29937</text:p>
          </table:table-cell>
          <table:table-cell office:value-type="float" office:value="25164" calcext:value-type="float">
            <text:p>25164</text:p>
          </table:table-cell>
          <table:table-cell office:value-type="float" office:value="-3580" calcext:value-type="float">
            <text:p>-3580</text:p>
          </table:table-cell>
          <table:table-cell office:value-type="float" office:value="1193" calcext:value-type="float">
            <text:p>1193</text:p>
          </table:table-cell>
          <table:table-cell office:value-type="float" office:value="100" calcext:value-type="float">
            <text:p>100</text:p>
          </table:table-cell>
          <table:table-cell office:value-type="float" office:value="60.4" calcext:value-type="float">
            <text:p>60.4</text:p>
          </table:table-cell>
          <table:table-cell office:value-type="float" office:value="23" calcext:value-type="float">
            <text:p>23</text:p>
          </table:table-cell>
          <table:table-cell office:value-type="float" office:value="12.6" calcext:value-type="float">
            <text:p>12.6</text:p>
          </table:table-cell>
          <table:table-cell office:value-type="float" office:value="58.4" calcext:value-type="float">
            <text:p>58.4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6.8" calcext:value-type="float">
            <text:p>6.8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0.4" calcext:value-type="float">
            <text:p>60.4</text:p>
          </table:table-cell>
          <table:table-cell office:value-type="float" office:value="23" calcext:value-type="float">
            <text:p>23</text:p>
          </table:table-cell>
          <table:table-cell office:value-type="float" office:value="12.6" calcext:value-type="float">
            <text:p>12.6</text:p>
          </table:table-cell>
          <table:table-cell office:value-type="float" office:value="58.4" calcext:value-type="float">
            <text:p>58.4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6.8" calcext:value-type="float">
            <text:p>6.8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office:value-type="float" office:value="167" calcext:value-type="float">
            <text:p>167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office:value-type="float" office:value="167" calcext:value-type="float">
            <text:p>16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39.5" calcext:value-type="float">
            <text:p>39.5</text:p>
          </table:table-cell>
          <table:table-cell office:value-type="float" office:value="41.7" calcext:value-type="float">
            <text:p>41.7</text:p>
          </table:table-cell>
          <table:table-cell office:value-type="float" office:value="55" calcext:value-type="float">
            <text:p>55</text:p>
          </table:table-cell>
          <table:table-cell office:value-type="float" office:value="22.6" calcext:value-type="float">
            <text:p>22.6</text:p>
          </table:table-cell>
          <table:table-cell office:value-type="float" office:value="38" calcext:value-type="float">
            <text:p>38</text:p>
          </table:table-cell>
          <table:table-cell office:value-type="float" office:value="35.2" calcext:value-type="float">
            <text:p>35.2</text:p>
          </table:table-cell>
          <table:table-cell office:value-type="float" office:value="50.8" calcext:value-type="float">
            <text:p>50.8</text:p>
          </table:table-cell>
          <table:table-cell office:value-type="float" office:value="24.8" calcext:value-type="float">
            <text:p>24.8</text:p>
          </table:table-cell>
          <table:table-cell office:value-type="float" office:value="39.5" calcext:value-type="float">
            <text:p>39.5</text:p>
          </table:table-cell>
          <table:table-cell office:value-type="float" office:value="41.7" calcext:value-type="float">
            <text:p>41.7</text:p>
          </table:table-cell>
          <table:table-cell office:value-type="float" office:value="55" calcext:value-type="float">
            <text:p>55</text:p>
          </table:table-cell>
          <table:table-cell office:value-type="float" office:value="22.6" calcext:value-type="float">
            <text:p>22.6</text:p>
          </table:table-cell>
          <table:table-cell office:value-type="float" office:value="38" calcext:value-type="float">
            <text:p>38</text:p>
          </table:table-cell>
          <table:table-cell office:value-type="float" office:value="35.2" calcext:value-type="float">
            <text:p>35.2</text:p>
          </table:table-cell>
          <table:table-cell office:value-type="float" office:value="50.8" calcext:value-type="float">
            <text:p>5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05" calcext:value-type="float">
            <text:p>180605</text:p>
          </table:table-cell>
          <table:table-cell office:value-type="float" office:value="43256" calcext:value-type="float">
            <text:p>43256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00168" calcext:value-type="float">
            <text:p>5300168</text:p>
          </table:table-cell>
          <table:table-cell office:value-type="float" office:value="3181663" calcext:value-type="float">
            <text:p>3181663</text:p>
          </table:table-cell>
          <table:table-cell office:value-type="float" office:value="1211193" calcext:value-type="float">
            <text:p>1211193</text:p>
          </table:table-cell>
          <table:table-cell office:value-type="float" office:value="664511" calcext:value-type="float">
            <text:p>664511</text:p>
          </table:table-cell>
          <table:table-cell office:value-type="float" office:value="3080713" calcext:value-type="float">
            <text:p>3080713</text:p>
          </table:table-cell>
          <table:table-cell office:value-type="float" office:value="275387" calcext:value-type="float">
            <text:p>275387</text:p>
          </table:table-cell>
          <table:table-cell office:value-type="float" office:value="241121" calcext:value-type="float">
            <text:p>241121</text:p>
          </table:table-cell>
          <table:table-cell office:value-type="float" office:value="25077" calcext:value-type="float">
            <text:p>25077</text:p>
          </table:table-cell>
          <table:table-cell office:value-type="float" office:value="218261" calcext:value-type="float">
            <text:p>218261</text:p>
          </table:table-cell>
          <table:table-cell office:value-type="float" office:value="291298" calcext:value-type="float">
            <text:p>291298</text:p>
          </table:table-cell>
          <table:table-cell office:value-type="float" office:value="90523" calcext:value-type="float">
            <text:p>90523</text:p>
          </table:table-cell>
          <table:table-cell office:value-type="float" office:value="387122" calcext:value-type="float">
            <text:p>387122</text:p>
          </table:table-cell>
          <table:table-cell office:value-type="float" office:value="5259363" calcext:value-type="float">
            <text:p>5259363</text:p>
          </table:table-cell>
          <table:table-cell office:value-type="float" office:value="5288276" calcext:value-type="float">
            <text:p>5288276</text:p>
          </table:table-cell>
          <table:table-cell office:value-type="float" office:value="40805" calcext:value-type="float">
            <text:p>40805</text:p>
          </table:table-cell>
          <table:table-cell office:value-type="float" office:value="11892" calcext:value-type="float">
            <text:p>11892</text:p>
          </table:table-cell>
          <table:table-cell office:value-type="float" office:value="5300168" calcext:value-type="float">
            <text:p>5300168</text:p>
          </table:table-cell>
          <table:table-cell office:value-type="float" office:value="3181663" calcext:value-type="float">
            <text:p>3181663</text:p>
          </table:table-cell>
          <table:table-cell office:value-type="float" office:value="1211193" calcext:value-type="float">
            <text:p>1211193</text:p>
          </table:table-cell>
          <table:table-cell office:value-type="float" office:value="664511" calcext:value-type="float">
            <text:p>664511</text:p>
          </table:table-cell>
          <table:table-cell office:value-type="float" office:value="3080713" calcext:value-type="float">
            <text:p>3080713</text:p>
          </table:table-cell>
          <table:table-cell office:value-type="float" office:value="275387" calcext:value-type="float">
            <text:p>275387</text:p>
          </table:table-cell>
          <table:table-cell office:value-type="float" office:value="241121" calcext:value-type="float">
            <text:p>241121</text:p>
          </table:table-cell>
          <table:table-cell office:value-type="float" office:value="25077" calcext:value-type="float">
            <text:p>25077</text:p>
          </table:table-cell>
          <table:table-cell office:value-type="float" office:value="218261" calcext:value-type="float">
            <text:p>218261</text:p>
          </table:table-cell>
          <table:table-cell office:value-type="float" office:value="291298" calcext:value-type="float">
            <text:p>291298</text:p>
          </table:table-cell>
          <table:table-cell office:value-type="float" office:value="90523" calcext:value-type="float">
            <text:p>90523</text:p>
          </table:table-cell>
          <table:table-cell office:value-type="float" office:value="387122" calcext:value-type="float">
            <text:p>387122</text:p>
          </table:table-cell>
          <table:table-cell office:value-type="float" office:value="5259363" calcext:value-type="float">
            <text:p>5259363</text:p>
          </table:table-cell>
          <table:table-cell office:value-type="float" office:value="5288276" calcext:value-type="float">
            <text:p>5288276</text:p>
          </table:table-cell>
          <table:table-cell office:value-type="float" office:value="40805" calcext:value-type="float">
            <text:p>40805</text:p>
          </table:table-cell>
          <table:table-cell office:value-type="float" office:value="11892" calcext:value-type="float">
            <text:p>11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80753" calcext:value-type="float">
            <text:p>-180753</text:p>
          </table:table-cell>
          <table:table-cell office:value-type="float" office:value="-100349" calcext:value-type="float">
            <text:p>-100349</text:p>
          </table:table-cell>
          <table:table-cell office:value-type="float" office:value="-28908" calcext:value-type="float">
            <text:p>-28908</text:p>
          </table:table-cell>
          <table:table-cell office:value-type="float" office:value="-12293" calcext:value-type="float">
            <text:p>-12293</text:p>
          </table:table-cell>
          <table:table-cell office:value-type="float" office:value="-99450" calcext:value-type="float">
            <text:p>-99450</text:p>
          </table:table-cell>
          <table:table-cell office:value-type="float" office:value="-5153" calcext:value-type="float">
            <text:p>-5153</text:p>
          </table:table-cell>
          <table:table-cell office:value-type="float" office:value="3204" calcext:value-type="float">
            <text:p>3204</text:p>
          </table:table-cell>
          <table:table-cell office:value-type="float" office:value="-13563" calcext:value-type="float">
            <text:p>-13563</text:p>
          </table:table-cell>
          <table:table-cell office:value-type="float" office:value="-22629" calcext:value-type="float">
            <text:p>-22629</text:p>
          </table:table-cell>
          <table:table-cell office:value-type="float" office:value="2427" calcext:value-type="float">
            <text:p>2427</text:p>
          </table:table-cell>
          <table:table-cell office:value-type="float" office:value="37280" calcext:value-type="float">
            <text:p>37280</text:p>
          </table:table-cell>
          <table:table-cell office:value-type="float" office:value="-26156" calcext:value-type="float">
            <text:p>-26156</text:p>
          </table:table-cell>
          <table:table-cell office:value-type="float" office:value="-160949" calcext:value-type="float">
            <text:p>-160949</text:p>
          </table:table-cell>
          <table:table-cell office:value-type="float" office:value="-158579" calcext:value-type="float">
            <text:p>-158579</text:p>
          </table:table-cell>
          <table:table-cell office:value-type="float" office:value="-19804" calcext:value-type="float">
            <text:p>-19804</text:p>
          </table:table-cell>
          <table:table-cell office:value-type="float" office:value="-22174" calcext:value-type="float">
            <text:p>-2217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.9" calcext:value-type="float">
            <text:p>22.9</text:p>
          </table:table-cell>
          <table:table-cell office:value-type="float" office:value="12.5" calcext:value-type="float">
            <text:p>12.5</text:p>
          </table:table-cell>
          <table:table-cell office:value-type="float" office:value="58.1" calcext:value-type="float">
            <text:p>58.1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4.1" calcext:value-type="float">
            <text:p>4.1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7.3" calcext:value-type="float">
            <text:p>7.3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.9" calcext:value-type="float">
            <text:p>22.9</text:p>
          </table:table-cell>
          <table:table-cell office:value-type="float" office:value="12.5" calcext:value-type="float">
            <text:p>12.5</text:p>
          </table:table-cell>
          <table:table-cell office:value-type="float" office:value="58.1" calcext:value-type="float">
            <text:p>58.1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4.1" calcext:value-type="float">
            <text:p>4.1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7.3" calcext:value-type="float">
            <text:p>7.3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99" calcext:value-type="float">
            <text:p>199</text:p>
          </table:table-cell>
          <table:table-cell office:value-type="float" office:value="167" calcext:value-type="float">
            <text:p>167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99" calcext:value-type="float">
            <text:p>199</text:p>
          </table:table-cell>
          <table:table-cell office:value-type="float" office:value="167" calcext:value-type="float">
            <text:p>16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7" calcext:value-type="float">
            <text:p>25.7</text:p>
          </table:table-cell>
          <table:table-cell office:value-type="float" office:value="39.5" calcext:value-type="float">
            <text:p>39.5</text:p>
          </table:table-cell>
          <table:table-cell office:value-type="float" office:value="42.5" calcext:value-type="float">
            <text:p>42.5</text:p>
          </table:table-cell>
          <table:table-cell office:value-type="float" office:value="55.4" calcext:value-type="float">
            <text:p>55.4</text:p>
          </table:table-cell>
          <table:table-cell office:value-type="float" office:value="22.9" calcext:value-type="float">
            <text:p>22.9</text:p>
          </table:table-cell>
          <table:table-cell office:value-type="float" office:value="37.8" calcext:value-type="float">
            <text:p>37.8</text:p>
          </table:table-cell>
          <table:table-cell office:value-type="float" office:value="35.4" calcext:value-type="float">
            <text:p>35.4</text:p>
          </table:table-cell>
          <table:table-cell office:value-type="float" office:value="50.6" calcext:value-type="float">
            <text:p>50.6</text:p>
          </table:table-cell>
          <table:table-cell office:value-type="float" office:value="25.7" calcext:value-type="float">
            <text:p>25.7</text:p>
          </table:table-cell>
          <table:table-cell office:value-type="float" office:value="39.5" calcext:value-type="float">
            <text:p>39.5</text:p>
          </table:table-cell>
          <table:table-cell office:value-type="float" office:value="42.5" calcext:value-type="float">
            <text:p>42.5</text:p>
          </table:table-cell>
          <table:table-cell office:value-type="float" office:value="55.4" calcext:value-type="float">
            <text:p>55.4</text:p>
          </table:table-cell>
          <table:table-cell office:value-type="float" office:value="22.9" calcext:value-type="float">
            <text:p>22.9</text:p>
          </table:table-cell>
          <table:table-cell office:value-type="float" office:value="37.8" calcext:value-type="float">
            <text:p>37.8</text:p>
          </table:table-cell>
          <table:table-cell office:value-type="float" office:value="35.4" calcext:value-type="float">
            <text:p>35.4</text:p>
          </table:table-cell>
          <table:table-cell office:value-type="float" office:value="50.6" calcext:value-type="float">
            <text:p>5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29" calcext:value-type="float">
            <text:p>180529</text:p>
          </table:table-cell>
          <table:table-cell office:value-type="float" office:value="43249" calcext:value-type="float">
            <text:p>43249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80921" calcext:value-type="float">
            <text:p>5480921</text:p>
          </table:table-cell>
          <table:table-cell office:value-type="float" office:value="3282012" calcext:value-type="float">
            <text:p>3282012</text:p>
          </table:table-cell>
          <table:table-cell office:value-type="float" office:value="1240101" calcext:value-type="float">
            <text:p>1240101</text:p>
          </table:table-cell>
          <table:table-cell office:value-type="float" office:value="676804" calcext:value-type="float">
            <text:p>676804</text:p>
          </table:table-cell>
          <table:table-cell office:value-type="float" office:value="3180163" calcext:value-type="float">
            <text:p>3180163</text:p>
          </table:table-cell>
          <table:table-cell office:value-type="float" office:value="280540" calcext:value-type="float">
            <text:p>280540</text:p>
          </table:table-cell>
          <table:table-cell office:value-type="float" office:value="237917" calcext:value-type="float">
            <text:p>237917</text:p>
          </table:table-cell>
          <table:table-cell office:value-type="float" office:value="38640" calcext:value-type="float">
            <text:p>38640</text:p>
          </table:table-cell>
          <table:table-cell office:value-type="float" office:value="240890" calcext:value-type="float">
            <text:p>240890</text:p>
          </table:table-cell>
          <table:table-cell office:value-type="float" office:value="288871" calcext:value-type="float">
            <text:p>288871</text:p>
          </table:table-cell>
          <table:table-cell office:value-type="float" office:value="53243" calcext:value-type="float">
            <text:p>53243</text:p>
          </table:table-cell>
          <table:table-cell office:value-type="float" office:value="413278" calcext:value-type="float">
            <text:p>413278</text:p>
          </table:table-cell>
          <table:table-cell office:value-type="float" office:value="5420312" calcext:value-type="float">
            <text:p>5420312</text:p>
          </table:table-cell>
          <table:table-cell office:value-type="float" office:value="5446855" calcext:value-type="float">
            <text:p>5446855</text:p>
          </table:table-cell>
          <table:table-cell office:value-type="float" office:value="60609" calcext:value-type="float">
            <text:p>60609</text:p>
          </table:table-cell>
          <table:table-cell office:value-type="float" office:value="34066" calcext:value-type="float">
            <text:p>34066</text:p>
          </table:table-cell>
          <table:table-cell office:value-type="float" office:value="5480921" calcext:value-type="float">
            <text:p>5480921</text:p>
          </table:table-cell>
          <table:table-cell office:value-type="float" office:value="3282012" calcext:value-type="float">
            <text:p>3282012</text:p>
          </table:table-cell>
          <table:table-cell office:value-type="float" office:value="1240101" calcext:value-type="float">
            <text:p>1240101</text:p>
          </table:table-cell>
          <table:table-cell office:value-type="float" office:value="676804" calcext:value-type="float">
            <text:p>676804</text:p>
          </table:table-cell>
          <table:table-cell office:value-type="float" office:value="3180163" calcext:value-type="float">
            <text:p>3180163</text:p>
          </table:table-cell>
          <table:table-cell office:value-type="float" office:value="280540" calcext:value-type="float">
            <text:p>280540</text:p>
          </table:table-cell>
          <table:table-cell office:value-type="float" office:value="237917" calcext:value-type="float">
            <text:p>237917</text:p>
          </table:table-cell>
          <table:table-cell office:value-type="float" office:value="38640" calcext:value-type="float">
            <text:p>38640</text:p>
          </table:table-cell>
          <table:table-cell office:value-type="float" office:value="240890" calcext:value-type="float">
            <text:p>240890</text:p>
          </table:table-cell>
          <table:table-cell office:value-type="float" office:value="288871" calcext:value-type="float">
            <text:p>288871</text:p>
          </table:table-cell>
          <table:table-cell office:value-type="float" office:value="53243" calcext:value-type="float">
            <text:p>53243</text:p>
          </table:table-cell>
          <table:table-cell office:value-type="float" office:value="413278" calcext:value-type="float">
            <text:p>413278</text:p>
          </table:table-cell>
          <table:table-cell office:value-type="float" office:value="5420312" calcext:value-type="float">
            <text:p>5420312</text:p>
          </table:table-cell>
          <table:table-cell office:value-type="float" office:value="5446855" calcext:value-type="float">
            <text:p>5446855</text:p>
          </table:table-cell>
          <table:table-cell office:value-type="float" office:value="60609" calcext:value-type="float">
            <text:p>60609</text:p>
          </table:table-cell>
          <table:table-cell office:value-type="float" office:value="34066" calcext:value-type="float">
            <text:p>3406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0932" calcext:value-type="float">
            <text:p>130932</text:p>
          </table:table-cell>
          <table:table-cell office:value-type="float" office:value="39508" calcext:value-type="float">
            <text:p>39508</text:p>
          </table:table-cell>
          <table:table-cell office:value-type="float" office:value="41940" calcext:value-type="float">
            <text:p>41940</text:p>
          </table:table-cell>
          <table:table-cell office:value-type="float" office:value="27170" calcext:value-type="float">
            <text:p>27170</text:p>
          </table:table-cell>
          <table:table-cell office:value-type="float" office:value="37458" calcext:value-type="float">
            <text:p>37458</text:p>
          </table:table-cell>
          <table:table-cell office:value-type="float" office:value="-3607" calcext:value-type="float">
            <text:p>-3607</text:p>
          </table:table-cell>
          <table:table-cell office:value-type="float" office:value="2376" calcext:value-type="float">
            <text:p>2376</text:p>
          </table:table-cell>
          <table:table-cell office:value-type="float" office:value="4242" calcext:value-type="float">
            <text:p>4242</text:p>
          </table:table-cell>
          <table:table-cell office:value-type="float" office:value="9360" calcext:value-type="float">
            <text:p>9360</text:p>
          </table:table-cell>
          <table:table-cell office:value-type="float" office:value="28471" calcext:value-type="float">
            <text:p>28471</text:p>
          </table:table-cell>
          <table:table-cell office:value-type="float" office:value="9881" calcext:value-type="float">
            <text:p>9881</text:p>
          </table:table-cell>
          <table:table-cell office:value-type="float" office:value="10077" calcext:value-type="float">
            <text:p>10077</text:p>
          </table:table-cell>
          <table:table-cell office:value-type="float" office:value="113355" calcext:value-type="float">
            <text:p>113355</text:p>
          </table:table-cell>
          <table:table-cell office:value-type="float" office:value="109351" calcext:value-type="float">
            <text:p>109351</text:p>
          </table:table-cell>
          <table:table-cell office:value-type="float" office:value="17577" calcext:value-type="float">
            <text:p>17577</text:p>
          </table:table-cell>
          <table:table-cell office:value-type="float" office:value="21581" calcext:value-type="float">
            <text:p>21581</text:p>
          </table:table-cell>
          <table:table-cell office:value-type="float" office:value="100" calcext:value-type="float">
            <text:p>100</text:p>
          </table:table-cell>
          <table:table-cell office:value-type="float" office:value="59.9" calcext:value-type="float">
            <text:p>59.9</text:p>
          </table:table-cell>
          <table:table-cell office:value-type="float" office:value="22.6" calcext:value-type="float">
            <text:p>22.6</text:p>
          </table:table-cell>
          <table:table-cell office:value-type="float" office:value="12.3" calcext:value-type="float">
            <text:p>12.3</text:p>
          </table:table-cell>
          <table:table-cell office:value-type="float" office:value="58" calcext:value-type="float">
            <text:p>58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office:value-type="float" office:value="0.7" calcext:value-type="float">
            <text:p>0.7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98.9" calcext:value-type="float">
            <text:p>98.9</text:p>
          </table:table-cell>
          <table:table-cell office:value-type="float" office:value="99.4" calcext:value-type="float">
            <text:p>99.4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59.9" calcext:value-type="float">
            <text:p>59.9</text:p>
          </table:table-cell>
          <table:table-cell office:value-type="float" office:value="22.6" calcext:value-type="float">
            <text:p>22.6</text:p>
          </table:table-cell>
          <table:table-cell office:value-type="float" office:value="12.3" calcext:value-type="float">
            <text:p>12.3</text:p>
          </table:table-cell>
          <table:table-cell office:value-type="float" office:value="58" calcext:value-type="float">
            <text:p>58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office:value-type="float" office:value="0.7" calcext:value-type="float">
            <text:p>0.7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98.9" calcext:value-type="float">
            <text:p>98.9</text:p>
          </table:table-cell>
          <table:table-cell office:value-type="float" office:value="99.4" calcext:value-type="float">
            <text:p>99.4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218" calcext:value-type="float">
            <text:p>218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38.8" calcext:value-type="float">
            <text:p>38.8</text:p>
          </table:table-cell>
          <table:table-cell office:value-type="float" office:value="41.9" calcext:value-type="float">
            <text:p>41.9</text:p>
          </table:table-cell>
          <table:table-cell office:value-type="float" office:value="54.5" calcext:value-type="float">
            <text:p>54.5</text:p>
          </table:table-cell>
          <table:table-cell office:value-type="float" office:value="22.4" calcext:value-type="float">
            <text:p>22.4</text:p>
          </table:table-cell>
          <table:table-cell office:value-type="float" office:value="37.4" calcext:value-type="float">
            <text:p>37.4</text:p>
          </table:table-cell>
          <table:table-cell office:value-type="float" office:value="34.9" calcext:value-type="float">
            <text:p>34.9</text:p>
          </table:table-cell>
          <table:table-cell office:value-type="float" office:value="50" calcext:value-type="float">
            <text:p>50</text:p>
          </table:table-cell>
          <table:table-cell office:value-type="float" office:value="25.2" calcext:value-type="float">
            <text:p>25.2</text:p>
          </table:table-cell>
          <table:table-cell office:value-type="float" office:value="38.8" calcext:value-type="float">
            <text:p>38.8</text:p>
          </table:table-cell>
          <table:table-cell office:value-type="float" office:value="41.9" calcext:value-type="float">
            <text:p>41.9</text:p>
          </table:table-cell>
          <table:table-cell office:value-type="float" office:value="54.5" calcext:value-type="float">
            <text:p>54.5</text:p>
          </table:table-cell>
          <table:table-cell office:value-type="float" office:value="22.4" calcext:value-type="float">
            <text:p>22.4</text:p>
          </table:table-cell>
          <table:table-cell office:value-type="float" office:value="37.4" calcext:value-type="float">
            <text:p>37.4</text:p>
          </table:table-cell>
          <table:table-cell office:value-type="float" office:value="34.9" calcext:value-type="float">
            <text:p>34.9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22" calcext:value-type="float">
            <text:p>180522</text:p>
          </table:table-cell>
          <table:table-cell office:value-type="float" office:value="43242" calcext:value-type="float">
            <text:p>43242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49989" calcext:value-type="float">
            <text:p>5349989</text:p>
          </table:table-cell>
          <table:table-cell office:value-type="float" office:value="3242504" calcext:value-type="float">
            <text:p>3242504</text:p>
          </table:table-cell>
          <table:table-cell office:value-type="float" office:value="1198161" calcext:value-type="float">
            <text:p>1198161</text:p>
          </table:table-cell>
          <table:table-cell office:value-type="float" office:value="649634" calcext:value-type="float">
            <text:p>649634</text:p>
          </table:table-cell>
          <table:table-cell office:value-type="float" office:value="3142705" calcext:value-type="float">
            <text:p>3142705</text:p>
          </table:table-cell>
          <table:table-cell office:value-type="float" office:value="284147" calcext:value-type="float">
            <text:p>284147</text:p>
          </table:table-cell>
          <table:table-cell office:value-type="float" office:value="235541" calcext:value-type="float">
            <text:p>235541</text:p>
          </table:table-cell>
          <table:table-cell office:value-type="float" office:value="34398" calcext:value-type="float">
            <text:p>34398</text:p>
          </table:table-cell>
          <table:table-cell office:value-type="float" office:value="231530" calcext:value-type="float">
            <text:p>231530</text:p>
          </table:table-cell>
          <table:table-cell office:value-type="float" office:value="260400" calcext:value-type="float">
            <text:p>260400</text:p>
          </table:table-cell>
          <table:table-cell office:value-type="float" office:value="43362" calcext:value-type="float">
            <text:p>43362</text:p>
          </table:table-cell>
          <table:table-cell office:value-type="float" office:value="403201" calcext:value-type="float">
            <text:p>403201</text:p>
          </table:table-cell>
          <table:table-cell office:value-type="float" office:value="5306957" calcext:value-type="float">
            <text:p>5306957</text:p>
          </table:table-cell>
          <table:table-cell office:value-type="float" office:value="5337504" calcext:value-type="float">
            <text:p>5337504</text:p>
          </table:table-cell>
          <table:table-cell office:value-type="float" office:value="43032" calcext:value-type="float">
            <text:p>43032</text:p>
          </table:table-cell>
          <table:table-cell office:value-type="float" office:value="12485" calcext:value-type="float">
            <text:p>12485</text:p>
          </table:table-cell>
          <table:table-cell office:value-type="float" office:value="5349989" calcext:value-type="float">
            <text:p>5349989</text:p>
          </table:table-cell>
          <table:table-cell office:value-type="float" office:value="3242504" calcext:value-type="float">
            <text:p>3242504</text:p>
          </table:table-cell>
          <table:table-cell office:value-type="float" office:value="1198161" calcext:value-type="float">
            <text:p>1198161</text:p>
          </table:table-cell>
          <table:table-cell office:value-type="float" office:value="649634" calcext:value-type="float">
            <text:p>649634</text:p>
          </table:table-cell>
          <table:table-cell office:value-type="float" office:value="3142705" calcext:value-type="float">
            <text:p>3142705</text:p>
          </table:table-cell>
          <table:table-cell office:value-type="float" office:value="284147" calcext:value-type="float">
            <text:p>284147</text:p>
          </table:table-cell>
          <table:table-cell office:value-type="float" office:value="235541" calcext:value-type="float">
            <text:p>235541</text:p>
          </table:table-cell>
          <table:table-cell office:value-type="float" office:value="34398" calcext:value-type="float">
            <text:p>34398</text:p>
          </table:table-cell>
          <table:table-cell office:value-type="float" office:value="231530" calcext:value-type="float">
            <text:p>231530</text:p>
          </table:table-cell>
          <table:table-cell office:value-type="float" office:value="260400" calcext:value-type="float">
            <text:p>260400</text:p>
          </table:table-cell>
          <table:table-cell office:value-type="float" office:value="43362" calcext:value-type="float">
            <text:p>43362</text:p>
          </table:table-cell>
          <table:table-cell office:value-type="float" office:value="403201" calcext:value-type="float">
            <text:p>403201</text:p>
          </table:table-cell>
          <table:table-cell office:value-type="float" office:value="5306957" calcext:value-type="float">
            <text:p>5306957</text:p>
          </table:table-cell>
          <table:table-cell office:value-type="float" office:value="5337504" calcext:value-type="float">
            <text:p>5337504</text:p>
          </table:table-cell>
          <table:table-cell office:value-type="float" office:value="43032" calcext:value-type="float">
            <text:p>43032</text:p>
          </table:table-cell>
          <table:table-cell office:value-type="float" office:value="12485" calcext:value-type="float">
            <text:p>1248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74355" calcext:value-type="float">
            <text:p>74355</text:p>
          </table:table-cell>
          <table:table-cell office:value-type="float" office:value="-182548" calcext:value-type="float">
            <text:p>-182548</text:p>
          </table:table-cell>
          <table:table-cell office:value-type="float" office:value="20905" calcext:value-type="float">
            <text:p>20905</text:p>
          </table:table-cell>
          <table:table-cell office:value-type="float" office:value="203252" calcext:value-type="float">
            <text:p>203252</text:p>
          </table:table-cell>
          <table:table-cell office:value-type="float" office:value="30018" calcext:value-type="float">
            <text:p>30018</text:p>
          </table:table-cell>
          <table:table-cell office:value-type="float" office:value="29719" calcext:value-type="float">
            <text:p>29719</text:p>
          </table:table-cell>
          <table:table-cell office:value-type="float" office:value="5069" calcext:value-type="float">
            <text:p>5069</text:p>
          </table:table-cell>
          <table:table-cell office:value-type="float" office:value="5956" calcext:value-type="float">
            <text:p>5956</text:p>
          </table:table-cell>
          <table:table-cell office:value-type="float" office:value="-30014" calcext:value-type="float">
            <text:p>-30014</text:p>
          </table:table-cell>
          <table:table-cell office:value-type="float" office:value="42126" calcext:value-type="float">
            <text:p>42126</text:p>
          </table:table-cell>
          <table:table-cell office:value-type="float" office:value="9090" calcext:value-type="float">
            <text:p>9090</text:p>
          </table:table-cell>
          <table:table-cell office:value-type="float" office:value="8142" calcext:value-type="float">
            <text:p>8142</text:p>
          </table:table-cell>
          <table:table-cell office:value-type="float" office:value="75746" calcext:value-type="float">
            <text:p>75746</text:p>
          </table:table-cell>
          <table:table-cell office:value-type="float" office:value="73816" calcext:value-type="float">
            <text:p>73816</text:p>
          </table:table-cell>
          <table:table-cell office:value-type="float" office:value="-1391" calcext:value-type="float">
            <text:p>-1391</text:p>
          </table:table-cell>
          <table:table-cell office:value-type="float" office:value="539" calcext:value-type="float">
            <text:p>539</text:p>
          </table:table-cell>
          <table:table-cell office:value-type="float" office:value="100" calcext:value-type="float">
            <text:p>100</text:p>
          </table:table-cell>
          <table:table-cell office:value-type="float" office:value="60.6" calcext:value-type="float">
            <text:p>60.6</text:p>
          </table:table-cell>
          <table:table-cell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office:value-type="float" office:value="58.7" calcext:value-type="float">
            <text:p>58.7</text:p>
          </table:table-cell>
          <table:table-cell office:value-type="float" office:value="5.3" calcext:value-type="float">
            <text:p>5.3</text:p>
          </table:table-cell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office:value-type="float" office:value="7.5" calcext:value-type="float">
            <text:p>7.5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0.6" calcext:value-type="float">
            <text:p>60.6</text:p>
          </table:table-cell>
          <table:table-cell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office:value-type="float" office:value="58.7" calcext:value-type="float">
            <text:p>58.7</text:p>
          </table:table-cell>
          <table:table-cell office:value-type="float" office:value="5.3" calcext:value-type="float">
            <text:p>5.3</text:p>
          </table:table-cell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office:value-type="float" office:value="7.5" calcext:value-type="float">
            <text:p>7.5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.6" calcext:value-type="float">
            <text:p>39.6</text:p>
          </table:table-cell>
          <table:table-cell office:value-type="float" office:value="41.9" calcext:value-type="float">
            <text:p>41.9</text:p>
          </table:table-cell>
          <table:table-cell office:value-type="float" office:value="55.1" calcext:value-type="float">
            <text:p>55.1</text:p>
          </table:table-cell>
          <table:table-cell office:value-type="float" office:value="22.5" calcext:value-type="float">
            <text:p>22.5</text:p>
          </table:table-cell>
          <table:table-cell office:value-type="float" office:value="37.9" calcext:value-type="float">
            <text:p>37.9</text:p>
          </table:table-cell>
          <table:table-cell office:value-type="float" office:value="35.1" calcext:value-type="float">
            <text:p>35.1</text:p>
          </table:table-cell>
          <table:table-cell office:value-type="float" office:value="50.6" calcext:value-type="float">
            <text:p>50.6</text:p>
          </table:table-cell>
          <table:table-cell office:value-type="float" office:value="25" calcext:value-type="float">
            <text:p>25</text:p>
          </table:table-cell>
          <table:table-cell office:value-type="float" office:value="39.6" calcext:value-type="float">
            <text:p>39.6</text:p>
          </table:table-cell>
          <table:table-cell office:value-type="float" office:value="41.9" calcext:value-type="float">
            <text:p>41.9</text:p>
          </table:table-cell>
          <table:table-cell office:value-type="float" office:value="55.1" calcext:value-type="float">
            <text:p>55.1</text:p>
          </table:table-cell>
          <table:table-cell office:value-type="float" office:value="22.5" calcext:value-type="float">
            <text:p>22.5</text:p>
          </table:table-cell>
          <table:table-cell office:value-type="float" office:value="37.9" calcext:value-type="float">
            <text:p>37.9</text:p>
          </table:table-cell>
          <table:table-cell office:value-type="float" office:value="35.1" calcext:value-type="float">
            <text:p>35.1</text:p>
          </table:table-cell>
          <table:table-cell office:value-type="float" office:value="50.6" calcext:value-type="float">
            <text:p>5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15" calcext:value-type="float">
            <text:p>180515</text:p>
          </table:table-cell>
          <table:table-cell office:value-type="float" office:value="43235" calcext:value-type="float">
            <text:p>43235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75634" calcext:value-type="float">
            <text:p>5275634</text:p>
          </table:table-cell>
          <table:table-cell office:value-type="float" office:value="3425052" calcext:value-type="float">
            <text:p>3425052</text:p>
          </table:table-cell>
          <table:table-cell office:value-type="float" office:value="1177256" calcext:value-type="float">
            <text:p>1177256</text:p>
          </table:table-cell>
          <table:table-cell office:value-type="float" office:value="446382" calcext:value-type="float">
            <text:p>446382</text:p>
          </table:table-cell>
          <table:table-cell office:value-type="float" office:value="3112687" calcext:value-type="float">
            <text:p>3112687</text:p>
          </table:table-cell>
          <table:table-cell office:value-type="float" office:value="254428" calcext:value-type="float">
            <text:p>254428</text:p>
          </table:table-cell>
          <table:table-cell office:value-type="float" office:value="230472" calcext:value-type="float">
            <text:p>230472</text:p>
          </table:table-cell>
          <table:table-cell office:value-type="float" office:value="28442" calcext:value-type="float">
            <text:p>28442</text:p>
          </table:table-cell>
          <table:table-cell office:value-type="float" office:value="261544" calcext:value-type="float">
            <text:p>261544</text:p>
          </table:table-cell>
          <table:table-cell office:value-type="float" office:value="218274" calcext:value-type="float">
            <text:p>218274</text:p>
          </table:table-cell>
          <table:table-cell office:value-type="float" office:value="34272" calcext:value-type="float">
            <text:p>34272</text:p>
          </table:table-cell>
          <table:table-cell office:value-type="float" office:value="395059" calcext:value-type="float">
            <text:p>395059</text:p>
          </table:table-cell>
          <table:table-cell office:value-type="float" office:value="5231211" calcext:value-type="float">
            <text:p>5231211</text:p>
          </table:table-cell>
          <table:table-cell office:value-type="float" office:value="5263688" calcext:value-type="float">
            <text:p>5263688</text:p>
          </table:table-cell>
          <table:table-cell office:value-type="float" office:value="44423" calcext:value-type="float">
            <text:p>44423</text:p>
          </table:table-cell>
          <table:table-cell office:value-type="float" office:value="11946" calcext:value-type="float">
            <text:p>11946</text:p>
          </table:table-cell>
          <table:table-cell office:value-type="float" office:value="5275634" calcext:value-type="float">
            <text:p>5275634</text:p>
          </table:table-cell>
          <table:table-cell office:value-type="float" office:value="3425052" calcext:value-type="float">
            <text:p>3425052</text:p>
          </table:table-cell>
          <table:table-cell office:value-type="float" office:value="1177256" calcext:value-type="float">
            <text:p>1177256</text:p>
          </table:table-cell>
          <table:table-cell office:value-type="float" office:value="446382" calcext:value-type="float">
            <text:p>446382</text:p>
          </table:table-cell>
          <table:table-cell office:value-type="float" office:value="3112687" calcext:value-type="float">
            <text:p>3112687</text:p>
          </table:table-cell>
          <table:table-cell office:value-type="float" office:value="254428" calcext:value-type="float">
            <text:p>254428</text:p>
          </table:table-cell>
          <table:table-cell office:value-type="float" office:value="230472" calcext:value-type="float">
            <text:p>230472</text:p>
          </table:table-cell>
          <table:table-cell office:value-type="float" office:value="28442" calcext:value-type="float">
            <text:p>28442</text:p>
          </table:table-cell>
          <table:table-cell office:value-type="float" office:value="261544" calcext:value-type="float">
            <text:p>261544</text:p>
          </table:table-cell>
          <table:table-cell office:value-type="float" office:value="218274" calcext:value-type="float">
            <text:p>218274</text:p>
          </table:table-cell>
          <table:table-cell office:value-type="float" office:value="34272" calcext:value-type="float">
            <text:p>34272</text:p>
          </table:table-cell>
          <table:table-cell office:value-type="float" office:value="395059" calcext:value-type="float">
            <text:p>395059</text:p>
          </table:table-cell>
          <table:table-cell office:value-type="float" office:value="5231211" calcext:value-type="float">
            <text:p>5231211</text:p>
          </table:table-cell>
          <table:table-cell office:value-type="float" office:value="5263688" calcext:value-type="float">
            <text:p>5263688</text:p>
          </table:table-cell>
          <table:table-cell office:value-type="float" office:value="44423" calcext:value-type="float">
            <text:p>44423</text:p>
          </table:table-cell>
          <table:table-cell office:value-type="float" office:value="11946" calcext:value-type="float">
            <text:p>1194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2042" calcext:value-type="float">
            <text:p>42042</text:p>
          </table:table-cell>
          <table:table-cell office:value-type="float" office:value="-10464" calcext:value-type="float">
            <text:p>-10464</text:p>
          </table:table-cell>
          <table:table-cell office:value-type="float" office:value="-3153" calcext:value-type="float">
            <text:p>-3153</text:p>
          </table:table-cell>
          <table:table-cell office:value-type="float" office:value="3453" calcext:value-type="float">
            <text:p>3453</text:p>
          </table:table-cell>
          <table:table-cell office:value-type="float" office:value="47482" calcext:value-type="float">
            <text:p>47482</text:p>
          </table:table-cell>
          <table:table-cell office:value-type="float" office:value="-3834" calcext:value-type="float">
            <text:p>-3834</text:p>
          </table:table-cell>
          <table:table-cell office:value-type="float" office:value="257" calcext:value-type="float">
            <text:p>257</text:p>
          </table:table-cell>
          <table:table-cell office:value-type="float" office:value="-7693" calcext:value-type="float">
            <text:p>-7693</text:p>
          </table:table-cell>
          <table:table-cell office:value-type="float" office:value="658" calcext:value-type="float">
            <text:p>658</text:p>
          </table:table-cell>
          <table:table-cell office:value-type="float" office:value="43004" calcext:value-type="float">
            <text:p>43004</text:p>
          </table:table-cell>
          <table:table-cell office:value-type="float" office:value="-1284" calcext:value-type="float">
            <text:p>-1284</text:p>
          </table:table-cell>
          <table:table-cell office:value-type="float" office:value="8099" calcext:value-type="float">
            <text:p>8099</text:p>
          </table:table-cell>
          <table:table-cell office:value-type="float" office:value="41173" calcext:value-type="float">
            <text:p>41173</text:p>
          </table:table-cell>
          <table:table-cell office:value-type="float" office:value="40275" calcext:value-type="float">
            <text:p>40275</text:p>
          </table:table-cell>
          <table:table-cell office:value-type="float" office:value="869" calcext:value-type="float">
            <text:p>869</text:p>
          </table:table-cell>
          <table:table-cell office:value-type="float" office:value="1767" calcext:value-type="float">
            <text:p>1767</text:p>
          </table:table-cell>
          <table:table-cell office:value-type="float" office:value="100" calcext:value-type="float">
            <text:p>100</text:p>
          </table:table-cell>
          <table:table-cell office:value-type="float" office:value="64.9" calcext:value-type="float">
            <text:p>64.9</text:p>
          </table:table-cell>
          <table:table-cell office:value-type="float" office:value="22.3" calcext:value-type="float">
            <text:p>22.3</text:p>
          </table:table-cell>
          <table:table-cell office:value-type="float" office:value="8.5" calcext:value-type="float">
            <text:p>8.5</text:p>
          </table:table-cell>
          <table:table-cell office:value-type="float" office:value="59" calcext:value-type="float">
            <text:p>59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0.6" calcext:value-type="float">
            <text:p>0.6</text:p>
          </table:table-cell>
          <table:table-cell office:value-type="float" office:value="7.5" calcext:value-type="float">
            <text:p>7.5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.9" calcext:value-type="float">
            <text:p>64.9</text:p>
          </table:table-cell>
          <table:table-cell office:value-type="float" office:value="22.3" calcext:value-type="float">
            <text:p>22.3</text:p>
          </table:table-cell>
          <table:table-cell office:value-type="float" office:value="8.5" calcext:value-type="float">
            <text:p>8.5</text:p>
          </table:table-cell>
          <table:table-cell office:value-type="float" office:value="59" calcext:value-type="float">
            <text:p>59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0.6" calcext:value-type="float">
            <text:p>0.6</text:p>
          </table:table-cell>
          <table:table-cell office:value-type="float" office:value="7.5" calcext:value-type="float">
            <text:p>7.5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94" calcext:value-type="float">
            <text:p>194</text:p>
          </table:table-cell>
          <table:table-cell office:value-type="float" office:value="164" calcext:value-type="float">
            <text:p>164</text:p>
          </table:table-cell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94" calcext:value-type="float">
            <text:p>194</text:p>
          </table:table-cell>
          <table:table-cell office:value-type="float" office:value="164" calcext:value-type="float">
            <text:p>16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  <table:table-cell office:value-type="float" office:value="55.1" calcext:value-type="float">
            <text:p>55.1</text:p>
          </table:table-cell>
          <table:table-cell office:value-type="float" office:value="22.8" calcext:value-type="float">
            <text:p>22.8</text:p>
          </table:table-cell>
          <table:table-cell office:value-type="float" office:value="38.5" calcext:value-type="float">
            <text:p>38.5</text:p>
          </table:table-cell>
          <table:table-cell office:value-type="float" office:value="35.7" calcext:value-type="float">
            <text:p>35.7</text:p>
          </table:table-cell>
          <table:table-cell office:value-type="float" office:value="51.1" calcext:value-type="float">
            <text:p>51.1</text:p>
          </table:table-cell>
          <table:table-cell office:value-type="float" office:value="25.4" calcext:value-type="float">
            <text:p>25.4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  <table:table-cell office:value-type="float" office:value="55.1" calcext:value-type="float">
            <text:p>55.1</text:p>
          </table:table-cell>
          <table:table-cell office:value-type="float" office:value="22.8" calcext:value-type="float">
            <text:p>22.8</text:p>
          </table:table-cell>
          <table:table-cell office:value-type="float" office:value="38.5" calcext:value-type="float">
            <text:p>38.5</text:p>
          </table:table-cell>
          <table:table-cell office:value-type="float" office:value="35.7" calcext:value-type="float">
            <text:p>35.7</text:p>
          </table:table-cell>
          <table:table-cell office:value-type="float" office:value="51.1" calcext:value-type="float">
            <text:p>51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08" calcext:value-type="float">
            <text:p>180508</text:p>
          </table:table-cell>
          <table:table-cell office:value-type="float" office:value="43228" calcext:value-type="float">
            <text:p>43228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33592" calcext:value-type="float">
            <text:p>5233592</text:p>
          </table:table-cell>
          <table:table-cell office:value-type="float" office:value="3435516" calcext:value-type="float">
            <text:p>3435516</text:p>
          </table:table-cell>
          <table:table-cell office:value-type="float" office:value="1180409" calcext:value-type="float">
            <text:p>1180409</text:p>
          </table:table-cell>
          <table:table-cell office:value-type="float" office:value="442929" calcext:value-type="float">
            <text:p>442929</text:p>
          </table:table-cell>
          <table:table-cell office:value-type="float" office:value="3065205" calcext:value-type="float">
            <text:p>3065205</text:p>
          </table:table-cell>
          <table:table-cell office:value-type="float" office:value="258262" calcext:value-type="float">
            <text:p>258262</text:p>
          </table:table-cell>
          <table:table-cell office:value-type="float" office:value="230215" calcext:value-type="float">
            <text:p>230215</text:p>
          </table:table-cell>
          <table:table-cell office:value-type="float" office:value="36135" calcext:value-type="float">
            <text:p>36135</text:p>
          </table:table-cell>
          <table:table-cell office:value-type="float" office:value="260886" calcext:value-type="float">
            <text:p>260886</text:p>
          </table:table-cell>
          <table:table-cell office:value-type="float" office:value="175270" calcext:value-type="float">
            <text:p>175270</text:p>
          </table:table-cell>
          <table:table-cell office:value-type="float" office:value="35556" calcext:value-type="float">
            <text:p>35556</text:p>
          </table:table-cell>
          <table:table-cell office:value-type="float" office:value="386960" calcext:value-type="float">
            <text:p>386960</text:p>
          </table:table-cell>
          <table:table-cell office:value-type="float" office:value="5190038" calcext:value-type="float">
            <text:p>5190038</text:p>
          </table:table-cell>
          <table:table-cell office:value-type="float" office:value="5223413" calcext:value-type="float">
            <text:p>5223413</text:p>
          </table:table-cell>
          <table:table-cell office:value-type="float" office:value="43554" calcext:value-type="float">
            <text:p>43554</text:p>
          </table:table-cell>
          <table:table-cell office:value-type="float" office:value="10179" calcext:value-type="float">
            <text:p>10179</text:p>
          </table:table-cell>
          <table:table-cell office:value-type="float" office:value="5233592" calcext:value-type="float">
            <text:p>5233592</text:p>
          </table:table-cell>
          <table:table-cell office:value-type="float" office:value="3435516" calcext:value-type="float">
            <text:p>3435516</text:p>
          </table:table-cell>
          <table:table-cell office:value-type="float" office:value="1180409" calcext:value-type="float">
            <text:p>1180409</text:p>
          </table:table-cell>
          <table:table-cell office:value-type="float" office:value="442929" calcext:value-type="float">
            <text:p>442929</text:p>
          </table:table-cell>
          <table:table-cell office:value-type="float" office:value="3065205" calcext:value-type="float">
            <text:p>3065205</text:p>
          </table:table-cell>
          <table:table-cell office:value-type="float" office:value="258262" calcext:value-type="float">
            <text:p>258262</text:p>
          </table:table-cell>
          <table:table-cell office:value-type="float" office:value="230215" calcext:value-type="float">
            <text:p>230215</text:p>
          </table:table-cell>
          <table:table-cell office:value-type="float" office:value="36135" calcext:value-type="float">
            <text:p>36135</text:p>
          </table:table-cell>
          <table:table-cell office:value-type="float" office:value="260886" calcext:value-type="float">
            <text:p>260886</text:p>
          </table:table-cell>
          <table:table-cell office:value-type="float" office:value="175270" calcext:value-type="float">
            <text:p>175270</text:p>
          </table:table-cell>
          <table:table-cell office:value-type="float" office:value="35556" calcext:value-type="float">
            <text:p>35556</text:p>
          </table:table-cell>
          <table:table-cell office:value-type="float" office:value="386960" calcext:value-type="float">
            <text:p>386960</text:p>
          </table:table-cell>
          <table:table-cell office:value-type="float" office:value="5190038" calcext:value-type="float">
            <text:p>5190038</text:p>
          </table:table-cell>
          <table:table-cell office:value-type="float" office:value="5223413" calcext:value-type="float">
            <text:p>5223413</text:p>
          </table:table-cell>
          <table:table-cell office:value-type="float" office:value="43554" calcext:value-type="float">
            <text:p>43554</text:p>
          </table:table-cell>
          <table:table-cell office:value-type="float" office:value="10179" calcext:value-type="float">
            <text:p>1017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3574" calcext:value-type="float">
            <text:p>53574</text:p>
          </table:table-cell>
          <table:table-cell office:value-type="float" office:value="87342" calcext:value-type="float">
            <text:p>87342</text:p>
          </table:table-cell>
          <table:table-cell office:value-type="float" office:value="22343" calcext:value-type="float">
            <text:p>22343</text:p>
          </table:table-cell>
          <table:table-cell office:value-type="float" office:value="13063" calcext:value-type="float">
            <text:p>13063</text:p>
          </table:table-cell>
          <table:table-cell office:value-type="float" office:value="37988" calcext:value-type="float">
            <text:p>37988</text:p>
          </table:table-cell>
          <table:table-cell office:value-type="float" office:value="8485" calcext:value-type="float">
            <text:p>8485</text:p>
          </table:table-cell>
          <table:table-cell office:value-type="float" office:value="-2369" calcext:value-type="float">
            <text:p>-2369</text:p>
          </table:table-cell>
          <table:table-cell office:value-type="float" office:value="1527" calcext:value-type="float">
            <text:p>1527</text:p>
          </table:table-cell>
          <table:table-cell office:value-type="float" office:value="-4432" calcext:value-type="float">
            <text:p>-4432</text:p>
          </table:table-cell>
          <table:table-cell office:value-type="float" office:value="-21851" calcext:value-type="float">
            <text:p>-21851</text:p>
          </table:table-cell>
          <table:table-cell office:value-type="float" office:value="6567" calcext:value-type="float">
            <text:p>6567</text:p>
          </table:table-cell>
          <table:table-cell office:value-type="float" office:value="-18422" calcext:value-type="float">
            <text:p>-18422</text:p>
          </table:table-cell>
          <table:table-cell office:value-type="float" office:value="61816" calcext:value-type="float">
            <text:p>61816</text:p>
          </table:table-cell>
          <table:table-cell office:value-type="float" office:value="54056" calcext:value-type="float">
            <text:p>54056</text:p>
          </table:table-cell>
          <table:table-cell office:value-type="float" office:value="-8242" calcext:value-type="float">
            <text:p>-8242</text:p>
          </table:table-cell>
          <table:table-cell office:value-type="float" office:value="-482" calcext:value-type="float">
            <text:p>-482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22.6" calcext:value-type="float">
            <text:p>22.6</text:p>
          </table:table-cell>
          <table:table-cell office:value-type="float" office:value="8.5" calcext:value-type="float">
            <text:p>8.5</text:p>
          </table:table-cell>
          <table:table-cell office:value-type="float" office:value="58.6" calcext:value-type="float">
            <text:p>58.6</text:p>
          </table:table-cell>
          <table:table-cell office:value-type="float" office:value="4.9" calcext:value-type="float">
            <text:p>4.9</text:p>
          </table:table-cell>
          <table:table-cell office:value-type="float" office:value="4.4" calcext:value-type="float">
            <text:p>4.4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.4" calcext:value-type="float">
            <text:p>7.4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22.6" calcext:value-type="float">
            <text:p>22.6</text:p>
          </table:table-cell>
          <table:table-cell office:value-type="float" office:value="8.5" calcext:value-type="float">
            <text:p>8.5</text:p>
          </table:table-cell>
          <table:table-cell office:value-type="float" office:value="58.6" calcext:value-type="float">
            <text:p>58.6</text:p>
          </table:table-cell>
          <table:table-cell office:value-type="float" office:value="4.9" calcext:value-type="float">
            <text:p>4.9</text:p>
          </table:table-cell>
          <table:table-cell office:value-type="float" office:value="4.4" calcext:value-type="float">
            <text:p>4.4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.4" calcext:value-type="float">
            <text:p>7.4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40" calcext:value-type="float">
            <text:p>40</text:p>
          </table:table-cell>
          <table:table-cell office:value-type="float" office:value="43.2" calcext:value-type="float">
            <text:p>43.2</text:p>
          </table:table-cell>
          <table:table-cell office:value-type="float" office:value="55" calcext:value-type="float">
            <text:p>55</text:p>
          </table:table-cell>
          <table:table-cell office:value-type="float" office:value="22.9" calcext:value-type="float">
            <text:p>22.9</text:p>
          </table:table-cell>
          <table:table-cell office:value-type="float" office:value="38.5" calcext:value-type="float">
            <text:p>38.5</text:p>
          </table:table-cell>
          <table:table-cell office:value-type="float" office:value="36" calcext:value-type="float">
            <text:p>36</text:p>
          </table:table-cell>
          <table:table-cell office:value-type="float" office:value="51.2" calcext:value-type="float">
            <text:p>51.2</text:p>
          </table:table-cell>
          <table:table-cell office:value-type="float" office:value="25.6" calcext:value-type="float">
            <text:p>25.6</text:p>
          </table:table-cell>
          <table:table-cell office:value-type="float" office:value="40" calcext:value-type="float">
            <text:p>40</text:p>
          </table:table-cell>
          <table:table-cell office:value-type="float" office:value="43.2" calcext:value-type="float">
            <text:p>43.2</text:p>
          </table:table-cell>
          <table:table-cell office:value-type="float" office:value="55" calcext:value-type="float">
            <text:p>55</text:p>
          </table:table-cell>
          <table:table-cell office:value-type="float" office:value="22.9" calcext:value-type="float">
            <text:p>22.9</text:p>
          </table:table-cell>
          <table:table-cell office:value-type="float" office:value="38.5" calcext:value-type="float">
            <text:p>38.5</text:p>
          </table:table-cell>
          <table:table-cell office:value-type="float" office:value="36" calcext:value-type="float">
            <text:p>36</text:p>
          </table:table-cell>
          <table:table-cell office:value-type="float" office:value="51.2" calcext:value-type="float">
            <text:p>51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501" calcext:value-type="float">
            <text:p>180501</text:p>
          </table:table-cell>
          <table:table-cell office:value-type="float" office:value="43221" calcext:value-type="float">
            <text:p>43221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80018" calcext:value-type="float">
            <text:p>5180018</text:p>
          </table:table-cell>
          <table:table-cell office:value-type="float" office:value="3348174" calcext:value-type="float">
            <text:p>3348174</text:p>
          </table:table-cell>
          <table:table-cell office:value-type="float" office:value="1158066" calcext:value-type="float">
            <text:p>1158066</text:p>
          </table:table-cell>
          <table:table-cell office:value-type="float" office:value="429866" calcext:value-type="float">
            <text:p>429866</text:p>
          </table:table-cell>
          <table:table-cell office:value-type="float" office:value="3027217" calcext:value-type="float">
            <text:p>3027217</text:p>
          </table:table-cell>
          <table:table-cell office:value-type="float" office:value="249777" calcext:value-type="float">
            <text:p>249777</text:p>
          </table:table-cell>
          <table:table-cell office:value-type="float" office:value="232584" calcext:value-type="float">
            <text:p>232584</text:p>
          </table:table-cell>
          <table:table-cell office:value-type="float" office:value="34608" calcext:value-type="float">
            <text:p>34608</text:p>
          </table:table-cell>
          <table:table-cell office:value-type="float" office:value="265318" calcext:value-type="float">
            <text:p>265318</text:p>
          </table:table-cell>
          <table:table-cell office:value-type="float" office:value="197121" calcext:value-type="float">
            <text:p>197121</text:p>
          </table:table-cell>
          <table:table-cell office:value-type="float" office:value="28989" calcext:value-type="float">
            <text:p>28989</text:p>
          </table:table-cell>
          <table:table-cell office:value-type="float" office:value="405382" calcext:value-type="float">
            <text:p>405382</text:p>
          </table:table-cell>
          <table:table-cell office:value-type="float" office:value="5128222" calcext:value-type="float">
            <text:p>5128222</text:p>
          </table:table-cell>
          <table:table-cell office:value-type="float" office:value="5169357" calcext:value-type="float">
            <text:p>5169357</text:p>
          </table:table-cell>
          <table:table-cell office:value-type="float" office:value="51796" calcext:value-type="float">
            <text:p>51796</text:p>
          </table:table-cell>
          <table:table-cell office:value-type="float" office:value="10661" calcext:value-type="float">
            <text:p>10661</text:p>
          </table:table-cell>
          <table:table-cell office:value-type="float" office:value="5180018" calcext:value-type="float">
            <text:p>5180018</text:p>
          </table:table-cell>
          <table:table-cell office:value-type="float" office:value="3348174" calcext:value-type="float">
            <text:p>3348174</text:p>
          </table:table-cell>
          <table:table-cell office:value-type="float" office:value="1158066" calcext:value-type="float">
            <text:p>1158066</text:p>
          </table:table-cell>
          <table:table-cell office:value-type="float" office:value="429866" calcext:value-type="float">
            <text:p>429866</text:p>
          </table:table-cell>
          <table:table-cell office:value-type="float" office:value="3027217" calcext:value-type="float">
            <text:p>3027217</text:p>
          </table:table-cell>
          <table:table-cell office:value-type="float" office:value="249777" calcext:value-type="float">
            <text:p>249777</text:p>
          </table:table-cell>
          <table:table-cell office:value-type="float" office:value="232584" calcext:value-type="float">
            <text:p>232584</text:p>
          </table:table-cell>
          <table:table-cell office:value-type="float" office:value="34608" calcext:value-type="float">
            <text:p>34608</text:p>
          </table:table-cell>
          <table:table-cell office:value-type="float" office:value="265318" calcext:value-type="float">
            <text:p>265318</text:p>
          </table:table-cell>
          <table:table-cell office:value-type="float" office:value="197121" calcext:value-type="float">
            <text:p>197121</text:p>
          </table:table-cell>
          <table:table-cell office:value-type="float" office:value="28989" calcext:value-type="float">
            <text:p>28989</text:p>
          </table:table-cell>
          <table:table-cell office:value-type="float" office:value="405382" calcext:value-type="float">
            <text:p>405382</text:p>
          </table:table-cell>
          <table:table-cell office:value-type="float" office:value="5128222" calcext:value-type="float">
            <text:p>5128222</text:p>
          </table:table-cell>
          <table:table-cell office:value-type="float" office:value="5169357" calcext:value-type="float">
            <text:p>5169357</text:p>
          </table:table-cell>
          <table:table-cell office:value-type="float" office:value="51796" calcext:value-type="float">
            <text:p>51796</text:p>
          </table:table-cell>
          <table:table-cell office:value-type="float" office:value="10661" calcext:value-type="float">
            <text:p>1066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42847" calcext:value-type="float">
            <text:p>-242847</text:p>
          </table:table-cell>
          <table:table-cell office:value-type="float" office:value="-151795" calcext:value-type="float">
            <text:p>-151795</text:p>
          </table:table-cell>
          <table:table-cell office:value-type="float" office:value="-42370" calcext:value-type="float">
            <text:p>-42370</text:p>
          </table:table-cell>
          <table:table-cell office:value-type="float" office:value="12017" calcext:value-type="float">
            <text:p>12017</text:p>
          </table:table-cell>
          <table:table-cell office:value-type="float" office:value="-103808" calcext:value-type="float">
            <text:p>-103808</text:p>
          </table:table-cell>
          <table:table-cell office:value-type="float" office:value="-5907" calcext:value-type="float">
            <text:p>-5907</text:p>
          </table:table-cell>
          <table:table-cell office:value-type="float" office:value="-17225" calcext:value-type="float">
            <text:p>-17225</text:p>
          </table:table-cell>
          <table:table-cell office:value-type="float" office:value="-19326" calcext:value-type="float">
            <text:p>-19326</text:p>
          </table:table-cell>
          <table:table-cell office:value-type="float" office:value="-2349" calcext:value-type="float">
            <text:p>-2349</text:p>
          </table:table-cell>
          <table:table-cell office:value-type="float" office:value="-30403" calcext:value-type="float">
            <text:p>-30403</text:p>
          </table:table-cell>
          <table:table-cell office:value-type="float" office:value="-14660" calcext:value-type="float">
            <text:p>-14660</text:p>
          </table:table-cell>
          <table:table-cell office:value-type="float" office:value="-55243" calcext:value-type="float">
            <text:p>-55243</text:p>
          </table:table-cell>
          <table:table-cell office:value-type="float" office:value="-250905" calcext:value-type="float">
            <text:p>-250905</text:p>
          </table:table-cell>
          <table:table-cell office:value-type="float" office:value="-243663" calcext:value-type="float">
            <text:p>-243663</text:p>
          </table:table-cell>
          <table:table-cell office:value-type="float" office:value="8058" calcext:value-type="float">
            <text:p>8058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22.4" calcext:value-type="float">
            <text:p>22.4</text:p>
          </table:table-cell>
          <table:table-cell office:value-type="float" office:value="8.3" calcext:value-type="float">
            <text:p>8.3</text:p>
          </table:table-cell>
          <table:table-cell office:value-type="float" office:value="58.4" calcext:value-type="float">
            <text:p>58.4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7.8" calcext:value-type="float">
            <text:p>7.8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22.4" calcext:value-type="float">
            <text:p>22.4</text:p>
          </table:table-cell>
          <table:table-cell office:value-type="float" office:value="8.3" calcext:value-type="float">
            <text:p>8.3</text:p>
          </table:table-cell>
          <table:table-cell office:value-type="float" office:value="58.4" calcext:value-type="float">
            <text:p>58.4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7.8" calcext:value-type="float">
            <text:p>7.8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205" calcext:value-type="float">
            <text:p>205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39.8" calcext:value-type="float">
            <text:p>39.8</text:p>
          </table:table-cell>
          <table:table-cell office:value-type="float" office:value="43.8" calcext:value-type="float">
            <text:p>43.8</text:p>
          </table:table-cell>
          <table:table-cell office:value-type="float" office:value="55.2" calcext:value-type="float">
            <text:p>55.2</text:p>
          </table:table-cell>
          <table:table-cell office:value-type="float" office:value="22.8" calcext:value-type="float">
            <text:p>22.8</text:p>
          </table:table-cell>
          <table:table-cell office:value-type="float" office:value="38.3" calcext:value-type="float">
            <text:p>38.3</text:p>
          </table:table-cell>
          <table:table-cell office:value-type="float" office:value="35.7" calcext:value-type="float">
            <text:p>35.7</text:p>
          </table:table-cell>
          <table:table-cell office:value-type="float" office:value="51" calcext:value-type="float">
            <text:p>51</text:p>
          </table:table-cell>
          <table:table-cell office:value-type="float" office:value="25.9" calcext:value-type="float">
            <text:p>25.9</text:p>
          </table:table-cell>
          <table:table-cell office:value-type="float" office:value="39.8" calcext:value-type="float">
            <text:p>39.8</text:p>
          </table:table-cell>
          <table:table-cell office:value-type="float" office:value="43.8" calcext:value-type="float">
            <text:p>43.8</text:p>
          </table:table-cell>
          <table:table-cell office:value-type="float" office:value="55.2" calcext:value-type="float">
            <text:p>55.2</text:p>
          </table:table-cell>
          <table:table-cell office:value-type="float" office:value="22.8" calcext:value-type="float">
            <text:p>22.8</text:p>
          </table:table-cell>
          <table:table-cell office:value-type="float" office:value="38.3" calcext:value-type="float">
            <text:p>38.3</text:p>
          </table:table-cell>
          <table:table-cell office:value-type="float" office:value="35.7" calcext:value-type="float">
            <text:p>35.7</text:p>
          </table:table-cell>
          <table:table-cell office:value-type="float" office:value="51" calcext:value-type="float">
            <text:p>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24" calcext:value-type="float">
            <text:p>180424</text:p>
          </table:table-cell>
          <table:table-cell office:value-type="float" office:value="43214" calcext:value-type="float">
            <text:p>43214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22865" calcext:value-type="float">
            <text:p>5422865</text:p>
          </table:table-cell>
          <table:table-cell office:value-type="float" office:value="3499969" calcext:value-type="float">
            <text:p>3499969</text:p>
          </table:table-cell>
          <table:table-cell office:value-type="float" office:value="1200436" calcext:value-type="float">
            <text:p>1200436</text:p>
          </table:table-cell>
          <table:table-cell office:value-type="float" office:value="417849" calcext:value-type="float">
            <text:p>417849</text:p>
          </table:table-cell>
          <table:table-cell office:value-type="float" office:value="3131025" calcext:value-type="float">
            <text:p>3131025</text:p>
          </table:table-cell>
          <table:table-cell office:value-type="float" office:value="255684" calcext:value-type="float">
            <text:p>255684</text:p>
          </table:table-cell>
          <table:table-cell office:value-type="float" office:value="249809" calcext:value-type="float">
            <text:p>249809</text:p>
          </table:table-cell>
          <table:table-cell office:value-type="float" office:value="53934" calcext:value-type="float">
            <text:p>53934</text:p>
          </table:table-cell>
          <table:table-cell office:value-type="float" office:value="267667" calcext:value-type="float">
            <text:p>267667</text:p>
          </table:table-cell>
          <table:table-cell office:value-type="float" office:value="227524" calcext:value-type="float">
            <text:p>227524</text:p>
          </table:table-cell>
          <table:table-cell office:value-type="float" office:value="43649" calcext:value-type="float">
            <text:p>43649</text:p>
          </table:table-cell>
          <table:table-cell office:value-type="float" office:value="460625" calcext:value-type="float">
            <text:p>460625</text:p>
          </table:table-cell>
          <table:table-cell office:value-type="float" office:value="5379127" calcext:value-type="float">
            <text:p>5379127</text:p>
          </table:table-cell>
          <table:table-cell office:value-type="float" office:value="5413020" calcext:value-type="float">
            <text:p>5413020</text:p>
          </table:table-cell>
          <table:table-cell office:value-type="float" office:value="43738" calcext:value-type="float">
            <text:p>43738</text:p>
          </table:table-cell>
          <table:table-cell office:value-type="float" office:value="9845" calcext:value-type="float">
            <text:p>9845</text:p>
          </table:table-cell>
          <table:table-cell office:value-type="float" office:value="5422865" calcext:value-type="float">
            <text:p>5422865</text:p>
          </table:table-cell>
          <table:table-cell office:value-type="float" office:value="3499969" calcext:value-type="float">
            <text:p>3499969</text:p>
          </table:table-cell>
          <table:table-cell office:value-type="float" office:value="1200436" calcext:value-type="float">
            <text:p>1200436</text:p>
          </table:table-cell>
          <table:table-cell office:value-type="float" office:value="417849" calcext:value-type="float">
            <text:p>417849</text:p>
          </table:table-cell>
          <table:table-cell office:value-type="float" office:value="3131025" calcext:value-type="float">
            <text:p>3131025</text:p>
          </table:table-cell>
          <table:table-cell office:value-type="float" office:value="255684" calcext:value-type="float">
            <text:p>255684</text:p>
          </table:table-cell>
          <table:table-cell office:value-type="float" office:value="249809" calcext:value-type="float">
            <text:p>249809</text:p>
          </table:table-cell>
          <table:table-cell office:value-type="float" office:value="53934" calcext:value-type="float">
            <text:p>53934</text:p>
          </table:table-cell>
          <table:table-cell office:value-type="float" office:value="267667" calcext:value-type="float">
            <text:p>267667</text:p>
          </table:table-cell>
          <table:table-cell office:value-type="float" office:value="227524" calcext:value-type="float">
            <text:p>227524</text:p>
          </table:table-cell>
          <table:table-cell office:value-type="float" office:value="43649" calcext:value-type="float">
            <text:p>43649</text:p>
          </table:table-cell>
          <table:table-cell office:value-type="float" office:value="460625" calcext:value-type="float">
            <text:p>460625</text:p>
          </table:table-cell>
          <table:table-cell office:value-type="float" office:value="5379127" calcext:value-type="float">
            <text:p>5379127</text:p>
          </table:table-cell>
          <table:table-cell office:value-type="float" office:value="5413020" calcext:value-type="float">
            <text:p>5413020</text:p>
          </table:table-cell>
          <table:table-cell office:value-type="float" office:value="43738" calcext:value-type="float">
            <text:p>43738</text:p>
          </table:table-cell>
          <table:table-cell office:value-type="float" office:value="9845" calcext:value-type="float">
            <text:p>984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3149" calcext:value-type="float">
            <text:p>-3149</text:p>
          </table:table-cell>
          <table:table-cell office:value-type="float" office:value="20737" calcext:value-type="float">
            <text:p>20737</text:p>
          </table:table-cell>
          <table:table-cell office:value-type="float" office:value="-30144" calcext:value-type="float">
            <text:p>-30144</text:p>
          </table:table-cell>
          <table:table-cell office:value-type="float" office:value="12955" calcext:value-type="float">
            <text:p>12955</text:p>
          </table:table-cell>
          <table:table-cell office:value-type="float" office:value="65605" calcext:value-type="float">
            <text:p>65605</text:p>
          </table:table-cell>
          <table:table-cell office:value-type="float" office:value="-18584" calcext:value-type="float">
            <text:p>-18584</text:p>
          </table:table-cell>
          <table:table-cell office:value-type="float" office:value="-39462" calcext:value-type="float">
            <text:p>-39462</text:p>
          </table:table-cell>
          <table:table-cell office:value-type="float" office:value="4662" calcext:value-type="float">
            <text:p>4662</text:p>
          </table:table-cell>
          <table:table-cell office:value-type="float" office:value="31162" calcext:value-type="float">
            <text:p>31162</text:p>
          </table:table-cell>
          <table:table-cell office:value-type="float" office:value="18328" calcext:value-type="float">
            <text:p>18328</text:p>
          </table:table-cell>
          <table:table-cell office:value-type="float" office:value="-32140" calcext:value-type="float">
            <text:p>-32140</text:p>
          </table:table-cell>
          <table:table-cell office:value-type="float" office:value="-23959" calcext:value-type="float">
            <text:p>-23959</text:p>
          </table:table-cell>
          <table:table-cell office:value-type="float" office:value="1177" calcext:value-type="float">
            <text:p>1177</text:p>
          </table:table-cell>
          <table:table-cell office:value-type="float" office:value="-3398" calcext:value-type="float">
            <text:p>-3398</text:p>
          </table:table-cell>
          <table:table-cell office:value-type="float" office:value="-4326" calcext:value-type="float">
            <text:p>-4326</text:p>
          </table:table-cell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office:value-type="float" office:value="22.1" calcext:value-type="float">
            <text:p>22.1</text:p>
          </table:table-cell>
          <table:table-cell office:value-type="float" office:value="7.7" calcext:value-type="float">
            <text:p>7.7</text:p>
          </table:table-cell>
          <table:table-cell office:value-type="float" office:value="57.7" calcext:value-type="float">
            <text:p>57.7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office:value-type="float" office:value="0.8" calcext:value-type="float">
            <text:p>0.8</text:p>
          </table:table-cell>
          <table:table-cell office:value-type="float" office:value="8.5" calcext:value-type="float">
            <text:p>8.5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office:value-type="float" office:value="22.1" calcext:value-type="float">
            <text:p>22.1</text:p>
          </table:table-cell>
          <table:table-cell office:value-type="float" office:value="7.7" calcext:value-type="float">
            <text:p>7.7</text:p>
          </table:table-cell>
          <table:table-cell office:value-type="float" office:value="57.7" calcext:value-type="float">
            <text:p>57.7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office:value-type="float" office:value="0.8" calcext:value-type="float">
            <text:p>0.8</text:p>
          </table:table-cell>
          <table:table-cell office:value-type="float" office:value="8.5" calcext:value-type="float">
            <text:p>8.5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39" calcext:value-type="float">
            <text:p>39</text:p>
          </table:table-cell>
          <table:table-cell office:value-type="float" office:value="44.1" calcext:value-type="float">
            <text:p>44.1</text:p>
          </table:table-cell>
          <table:table-cell office:value-type="float" office:value="54.6" calcext:value-type="float">
            <text:p>54.6</text:p>
          </table:table-cell>
          <table:table-cell office:value-type="float" office:value="22.5" calcext:value-type="float">
            <text:p>22.5</text:p>
          </table:table-cell>
          <table:table-cell office:value-type="float" office:value="37.7" calcext:value-type="float">
            <text:p>37.7</text:p>
          </table:table-cell>
          <table:table-cell office:value-type="float" office:value="35" calcext:value-type="float">
            <text:p>35</text:p>
          </table:table-cell>
          <table:table-cell office:value-type="float" office:value="49.8" calcext:value-type="float">
            <text:p>49.8</text:p>
          </table:table-cell>
          <table:table-cell office:value-type="float" office:value="25.9" calcext:value-type="float">
            <text:p>25.9</text:p>
          </table:table-cell>
          <table:table-cell office:value-type="float" office:value="39" calcext:value-type="float">
            <text:p>39</text:p>
          </table:table-cell>
          <table:table-cell office:value-type="float" office:value="44.1" calcext:value-type="float">
            <text:p>44.1</text:p>
          </table:table-cell>
          <table:table-cell office:value-type="float" office:value="54.6" calcext:value-type="float">
            <text:p>54.6</text:p>
          </table:table-cell>
          <table:table-cell office:value-type="float" office:value="22.5" calcext:value-type="float">
            <text:p>22.5</text:p>
          </table:table-cell>
          <table:table-cell office:value-type="float" office:value="37.7" calcext:value-type="float">
            <text:p>37.7</text:p>
          </table:table-cell>
          <table:table-cell office:value-type="float" office:value="35" calcext:value-type="float">
            <text:p>35</text:p>
          </table:table-cell>
          <table:table-cell office:value-type="float" office:value="49.8" calcext:value-type="float">
            <text:p>49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17" calcext:value-type="float">
            <text:p>180417</text:p>
          </table:table-cell>
          <table:table-cell office:value-type="float" office:value="43207" calcext:value-type="float">
            <text:p>43207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26014" calcext:value-type="float">
            <text:p>5426014</text:p>
          </table:table-cell>
          <table:table-cell office:value-type="float" office:value="3479232" calcext:value-type="float">
            <text:p>3479232</text:p>
          </table:table-cell>
          <table:table-cell office:value-type="float" office:value="1230580" calcext:value-type="float">
            <text:p>1230580</text:p>
          </table:table-cell>
          <table:table-cell office:value-type="float" office:value="404894" calcext:value-type="float">
            <text:p>404894</text:p>
          </table:table-cell>
          <table:table-cell office:value-type="float" office:value="3065420" calcext:value-type="float">
            <text:p>3065420</text:p>
          </table:table-cell>
          <table:table-cell office:value-type="float" office:value="274268" calcext:value-type="float">
            <text:p>274268</text:p>
          </table:table-cell>
          <table:table-cell office:value-type="float" office:value="289271" calcext:value-type="float">
            <text:p>289271</text:p>
          </table:table-cell>
          <table:table-cell office:value-type="float" office:value="49272" calcext:value-type="float">
            <text:p>49272</text:p>
          </table:table-cell>
          <table:table-cell office:value-type="float" office:value="236505" calcext:value-type="float">
            <text:p>236505</text:p>
          </table:table-cell>
          <table:table-cell office:value-type="float" office:value="209196" calcext:value-type="float">
            <text:p>209196</text:p>
          </table:table-cell>
          <table:table-cell office:value-type="float" office:value="75789" calcext:value-type="float">
            <text:p>75789</text:p>
          </table:table-cell>
          <table:table-cell office:value-type="float" office:value="484584" calcext:value-type="float">
            <text:p>484584</text:p>
          </table:table-cell>
          <table:table-cell office:value-type="float" office:value="5377950" calcext:value-type="float">
            <text:p>5377950</text:p>
          </table:table-cell>
          <table:table-cell office:value-type="float" office:value="5416418" calcext:value-type="float">
            <text:p>5416418</text:p>
          </table:table-cell>
          <table:table-cell office:value-type="float" office:value="48064" calcext:value-type="float">
            <text:p>48064</text:p>
          </table:table-cell>
          <table:table-cell office:value-type="float" office:value="9596" calcext:value-type="float">
            <text:p>9596</text:p>
          </table:table-cell>
          <table:table-cell office:value-type="float" office:value="5426014" calcext:value-type="float">
            <text:p>5426014</text:p>
          </table:table-cell>
          <table:table-cell office:value-type="float" office:value="3479232" calcext:value-type="float">
            <text:p>3479232</text:p>
          </table:table-cell>
          <table:table-cell office:value-type="float" office:value="1230580" calcext:value-type="float">
            <text:p>1230580</text:p>
          </table:table-cell>
          <table:table-cell office:value-type="float" office:value="404894" calcext:value-type="float">
            <text:p>404894</text:p>
          </table:table-cell>
          <table:table-cell office:value-type="float" office:value="3065420" calcext:value-type="float">
            <text:p>3065420</text:p>
          </table:table-cell>
          <table:table-cell office:value-type="float" office:value="274268" calcext:value-type="float">
            <text:p>274268</text:p>
          </table:table-cell>
          <table:table-cell office:value-type="float" office:value="289271" calcext:value-type="float">
            <text:p>289271</text:p>
          </table:table-cell>
          <table:table-cell office:value-type="float" office:value="49272" calcext:value-type="float">
            <text:p>49272</text:p>
          </table:table-cell>
          <table:table-cell office:value-type="float" office:value="236505" calcext:value-type="float">
            <text:p>236505</text:p>
          </table:table-cell>
          <table:table-cell office:value-type="float" office:value="209196" calcext:value-type="float">
            <text:p>209196</text:p>
          </table:table-cell>
          <table:table-cell office:value-type="float" office:value="75789" calcext:value-type="float">
            <text:p>75789</text:p>
          </table:table-cell>
          <table:table-cell office:value-type="float" office:value="484584" calcext:value-type="float">
            <text:p>484584</text:p>
          </table:table-cell>
          <table:table-cell office:value-type="float" office:value="5377950" calcext:value-type="float">
            <text:p>5377950</text:p>
          </table:table-cell>
          <table:table-cell office:value-type="float" office:value="5416418" calcext:value-type="float">
            <text:p>5416418</text:p>
          </table:table-cell>
          <table:table-cell office:value-type="float" office:value="48064" calcext:value-type="float">
            <text:p>48064</text:p>
          </table:table-cell>
          <table:table-cell office:value-type="float" office:value="9596" calcext:value-type="float">
            <text:p>959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0531" calcext:value-type="float">
            <text:p>90531</text:p>
          </table:table-cell>
          <table:table-cell office:value-type="float" office:value="91554" calcext:value-type="float">
            <text:p>91554</text:p>
          </table:table-cell>
          <table:table-cell office:value-type="float" office:value="28657" calcext:value-type="float">
            <text:p>28657</text:p>
          </table:table-cell>
          <table:table-cell office:value-type="float" office:value="22302" calcext:value-type="float">
            <text:p>22302</text:p>
          </table:table-cell>
          <table:table-cell office:value-type="float" office:value="77177" calcext:value-type="float">
            <text:p>77177</text:p>
          </table:table-cell>
          <table:table-cell office:value-type="float" office:value="-4765" calcext:value-type="float">
            <text:p>-4765</text:p>
          </table:table-cell>
          <table:table-cell office:value-type="float" office:value="-33221" calcext:value-type="float">
            <text:p>-33221</text:p>
          </table:table-cell>
          <table:table-cell office:value-type="float" office:value="11292" calcext:value-type="float">
            <text:p>11292</text:p>
          </table:table-cell>
          <table:table-cell office:value-type="float" office:value="16810" calcext:value-type="float">
            <text:p>16810</text:p>
          </table:table-cell>
          <table:table-cell office:value-type="float" office:value="37084" calcext:value-type="float">
            <text:p>37084</text:p>
          </table:table-cell>
          <table:table-cell office:value-type="float" office:value="-3382" calcext:value-type="float">
            <text:p>-3382</text:p>
          </table:table-cell>
          <table:table-cell office:value-type="float" office:value="-35826" calcext:value-type="float">
            <text:p>-35826</text:p>
          </table:table-cell>
          <table:table-cell office:value-type="float" office:value="93938" calcext:value-type="float">
            <text:p>93938</text:p>
          </table:table-cell>
          <table:table-cell office:value-type="float" office:value="89963" calcext:value-type="float">
            <text:p>89963</text:p>
          </table:table-cell>
          <table:table-cell office:value-type="float" office:value="-3407" calcext:value-type="float">
            <text:p>-3407</text:p>
          </table:table-cell>
          <table:table-cell office:value-type="float" office:value="568" calcext:value-type="float">
            <text:p>568</text:p>
          </table:table-cell>
          <table:table-cell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22.7" calcext:value-type="float">
            <text:p>22.7</text:p>
          </table:table-cell>
          <table:table-cell office:value-type="float" office:value="7.5" calcext:value-type="float">
            <text:p>7.5</text:p>
          </table:table-cell>
          <table:table-cell office:value-type="float" office:value="56.5" calcext:value-type="float">
            <text:p>56.5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office:value-type="float" office:value="0.9" calcext:value-type="float">
            <text:p>0.9</text:p>
          </table:table-cell>
          <table:table-cell office:value-type="float" office:value="4.4" calcext:value-type="float">
            <text:p>4.4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99.1" calcext:value-type="float">
            <text:p>99.1</text:p>
          </table:table-cell>
          <table:table-cell office:value-type="float" office:value="99.8" calcext:value-type="float">
            <text:p>99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22.7" calcext:value-type="float">
            <text:p>22.7</text:p>
          </table:table-cell>
          <table:table-cell office:value-type="float" office:value="7.5" calcext:value-type="float">
            <text:p>7.5</text:p>
          </table:table-cell>
          <table:table-cell office:value-type="float" office:value="56.5" calcext:value-type="float">
            <text:p>56.5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office:value-type="float" office:value="0.9" calcext:value-type="float">
            <text:p>0.9</text:p>
          </table:table-cell>
          <table:table-cell office:value-type="float" office:value="4.4" calcext:value-type="float">
            <text:p>4.4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99.1" calcext:value-type="float">
            <text:p>99.1</text:p>
          </table:table-cell>
          <table:table-cell office:value-type="float" office:value="99.8" calcext:value-type="float">
            <text:p>99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38.6" calcext:value-type="float">
            <text:p>38.6</text:p>
          </table:table-cell>
          <table:table-cell office:value-type="float" office:value="44.2" calcext:value-type="float">
            <text:p>44.2</text:p>
          </table:table-cell>
          <table:table-cell office:value-type="float" office:value="54.8" calcext:value-type="float">
            <text:p>54.8</text:p>
          </table:table-cell>
          <table:table-cell office:value-type="float" office:value="22.1" calcext:value-type="float">
            <text:p>22.1</text:p>
          </table:table-cell>
          <table:table-cell office:value-type="float" office:value="37.2" calcext:value-type="float">
            <text:p>37.2</text:p>
          </table:table-cell>
          <table:table-cell office:value-type="float" office:value="34.6" calcext:value-type="float">
            <text:p>34.6</text:p>
          </table:table-cell>
          <table:table-cell office:value-type="float" office:value="49" calcext:value-type="float">
            <text:p>49</text:p>
          </table:table-cell>
          <table:table-cell office:value-type="float" office:value="26.2" calcext:value-type="float">
            <text:p>26.2</text:p>
          </table:table-cell>
          <table:table-cell office:value-type="float" office:value="38.6" calcext:value-type="float">
            <text:p>38.6</text:p>
          </table:table-cell>
          <table:table-cell office:value-type="float" office:value="44.2" calcext:value-type="float">
            <text:p>44.2</text:p>
          </table:table-cell>
          <table:table-cell office:value-type="float" office:value="54.8" calcext:value-type="float">
            <text:p>54.8</text:p>
          </table:table-cell>
          <table:table-cell office:value-type="float" office:value="22.1" calcext:value-type="float">
            <text:p>22.1</text:p>
          </table:table-cell>
          <table:table-cell office:value-type="float" office:value="37.2" calcext:value-type="float">
            <text:p>37.2</text:p>
          </table:table-cell>
          <table:table-cell office:value-type="float" office:value="34.6" calcext:value-type="float">
            <text:p>34.6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10" calcext:value-type="float">
            <text:p>180410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335483" calcext:value-type="float">
            <text:p>5335483</text:p>
          </table:table-cell>
          <table:table-cell office:value-type="float" office:value="3387678" calcext:value-type="float">
            <text:p>3387678</text:p>
          </table:table-cell>
          <table:table-cell office:value-type="float" office:value="1201923" calcext:value-type="float">
            <text:p>1201923</text:p>
          </table:table-cell>
          <table:table-cell office:value-type="float" office:value="382592" calcext:value-type="float">
            <text:p>382592</text:p>
          </table:table-cell>
          <table:table-cell office:value-type="float" office:value="2988243" calcext:value-type="float">
            <text:p>2988243</text:p>
          </table:table-cell>
          <table:table-cell office:value-type="float" office:value="279033" calcext:value-type="float">
            <text:p>279033</text:p>
          </table:table-cell>
          <table:table-cell office:value-type="float" office:value="322492" calcext:value-type="float">
            <text:p>322492</text:p>
          </table:table-cell>
          <table:table-cell office:value-type="float" office:value="37980" calcext:value-type="float">
            <text:p>37980</text:p>
          </table:table-cell>
          <table:table-cell office:value-type="float" office:value="219695" calcext:value-type="float">
            <text:p>219695</text:p>
          </table:table-cell>
          <table:table-cell office:value-type="float" office:value="172112" calcext:value-type="float">
            <text:p>172112</text:p>
          </table:table-cell>
          <table:table-cell office:value-type="float" office:value="79171" calcext:value-type="float">
            <text:p>79171</text:p>
          </table:table-cell>
          <table:table-cell office:value-type="float" office:value="520410" calcext:value-type="float">
            <text:p>520410</text:p>
          </table:table-cell>
          <table:table-cell office:value-type="float" office:value="5284012" calcext:value-type="float">
            <text:p>5284012</text:p>
          </table:table-cell>
          <table:table-cell office:value-type="float" office:value="5326455" calcext:value-type="float">
            <text:p>5326455</text:p>
          </table:table-cell>
          <table:table-cell office:value-type="float" office:value="51471" calcext:value-type="float">
            <text:p>51471</text:p>
          </table:table-cell>
          <table:table-cell office:value-type="float" office:value="9028" calcext:value-type="float">
            <text:p>9028</text:p>
          </table:table-cell>
          <table:table-cell office:value-type="float" office:value="5335483" calcext:value-type="float">
            <text:p>5335483</text:p>
          </table:table-cell>
          <table:table-cell office:value-type="float" office:value="3387678" calcext:value-type="float">
            <text:p>3387678</text:p>
          </table:table-cell>
          <table:table-cell office:value-type="float" office:value="1201923" calcext:value-type="float">
            <text:p>1201923</text:p>
          </table:table-cell>
          <table:table-cell office:value-type="float" office:value="382592" calcext:value-type="float">
            <text:p>382592</text:p>
          </table:table-cell>
          <table:table-cell office:value-type="float" office:value="2988243" calcext:value-type="float">
            <text:p>2988243</text:p>
          </table:table-cell>
          <table:table-cell office:value-type="float" office:value="279033" calcext:value-type="float">
            <text:p>279033</text:p>
          </table:table-cell>
          <table:table-cell office:value-type="float" office:value="322492" calcext:value-type="float">
            <text:p>322492</text:p>
          </table:table-cell>
          <table:table-cell office:value-type="float" office:value="37980" calcext:value-type="float">
            <text:p>37980</text:p>
          </table:table-cell>
          <table:table-cell office:value-type="float" office:value="219695" calcext:value-type="float">
            <text:p>219695</text:p>
          </table:table-cell>
          <table:table-cell office:value-type="float" office:value="172112" calcext:value-type="float">
            <text:p>172112</text:p>
          </table:table-cell>
          <table:table-cell office:value-type="float" office:value="79171" calcext:value-type="float">
            <text:p>79171</text:p>
          </table:table-cell>
          <table:table-cell office:value-type="float" office:value="520410" calcext:value-type="float">
            <text:p>520410</text:p>
          </table:table-cell>
          <table:table-cell office:value-type="float" office:value="5284012" calcext:value-type="float">
            <text:p>5284012</text:p>
          </table:table-cell>
          <table:table-cell office:value-type="float" office:value="5326455" calcext:value-type="float">
            <text:p>5326455</text:p>
          </table:table-cell>
          <table:table-cell office:value-type="float" office:value="51471" calcext:value-type="float">
            <text:p>51471</text:p>
          </table:table-cell>
          <table:table-cell office:value-type="float" office:value="9028" calcext:value-type="float">
            <text:p>90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82078" calcext:value-type="float">
            <text:p>182078</text:p>
          </table:table-cell>
          <table:table-cell office:value-type="float" office:value="163357" calcext:value-type="float">
            <text:p>163357</text:p>
          </table:table-cell>
          <table:table-cell office:value-type="float" office:value="78297" calcext:value-type="float">
            <text:p>78297</text:p>
          </table:table-cell>
          <table:table-cell office:value-type="float" office:value="9630" calcext:value-type="float">
            <text:p>9630</text:p>
          </table:table-cell>
          <table:table-cell office:value-type="float" office:value="27277" calcext:value-type="float">
            <text:p>27277</text:p>
          </table:table-cell>
          <table:table-cell office:value-type="float" office:value="32886" calcext:value-type="float">
            <text:p>32886</text:p>
          </table:table-cell>
          <table:table-cell office:value-type="float" office:value="-46902" calcext:value-type="float">
            <text:p>-46902</text:p>
          </table:table-cell>
          <table:table-cell office:value-type="float" office:value="3525" calcext:value-type="float">
            <text:p>3525</text:p>
          </table:table-cell>
          <table:table-cell office:value-type="float" office:value="12262" calcext:value-type="float">
            <text:p>12262</text:p>
          </table:table-cell>
          <table:table-cell office:value-type="float" office:value="-18210" calcext:value-type="float">
            <text:p>-18210</text:p>
          </table:table-cell>
          <table:table-cell office:value-type="float" office:value="205" calcext:value-type="float">
            <text:p>205</text:p>
          </table:table-cell>
          <table:table-cell office:value-type="float" office:value="28423" calcext:value-type="float">
            <text:p>28423</text:p>
          </table:table-cell>
          <table:table-cell office:value-type="float" office:value="181446" calcext:value-type="float">
            <text:p>181446</text:p>
          </table:table-cell>
          <table:table-cell office:value-type="float" office:value="182875" calcext:value-type="float">
            <text:p>182875</text:p>
          </table:table-cell>
          <table:table-cell office:value-type="float" office:value="632" calcext:value-type="float">
            <text:p>632</text:p>
          </table:table-cell>
          <table:table-cell office:value-type="float" office:value="-797" calcext:value-type="float">
            <text:p>-797</text:p>
          </table:table-cell>
          <table:table-cell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22.5" calcext:value-type="float">
            <text:p>22.5</text:p>
          </table:table-cell>
          <table:table-cell office:value-type="float" office:value="7.2" calcext:value-type="float">
            <text:p>7.2</text:p>
          </table:table-cell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9.8" calcext:value-type="float">
            <text:p>9.8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22.5" calcext:value-type="float">
            <text:p>22.5</text:p>
          </table:table-cell>
          <table:table-cell office:value-type="float" office:value="7.2" calcext:value-type="float">
            <text:p>7.2</text:p>
          </table:table-cell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9.8" calcext:value-type="float">
            <text:p>9.8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38.3" calcext:value-type="float">
            <text:p>38.3</text:p>
          </table:table-cell>
          <table:table-cell office:value-type="float" office:value="44.4" calcext:value-type="float">
            <text:p>44.4</text:p>
          </table:table-cell>
          <table:table-cell office:value-type="float" office:value="54.8" calcext:value-type="float">
            <text:p>54.8</text:p>
          </table:table-cell>
          <table:table-cell office:value-type="float" office:value="22.6" calcext:value-type="float">
            <text:p>22.6</text:p>
          </table:table-cell>
          <table:table-cell office:value-type="float" office:value="36.9" calcext:value-type="float">
            <text:p>36.9</text:p>
          </table:table-cell>
          <table:table-cell office:value-type="float" office:value="35" calcext:value-type="float">
            <text:p>35</text:p>
          </table:table-cell>
          <table:table-cell office:value-type="float" office:value="48.6" calcext:value-type="float">
            <text:p>48.6</text:p>
          </table:table-cell>
          <table:table-cell office:value-type="float" office:value="26.5" calcext:value-type="float">
            <text:p>26.5</text:p>
          </table:table-cell>
          <table:table-cell office:value-type="float" office:value="38.3" calcext:value-type="float">
            <text:p>38.3</text:p>
          </table:table-cell>
          <table:table-cell office:value-type="float" office:value="44.4" calcext:value-type="float">
            <text:p>44.4</text:p>
          </table:table-cell>
          <table:table-cell office:value-type="float" office:value="54.8" calcext:value-type="float">
            <text:p>54.8</text:p>
          </table:table-cell>
          <table:table-cell office:value-type="float" office:value="22.6" calcext:value-type="float">
            <text:p>22.6</text:p>
          </table:table-cell>
          <table:table-cell office:value-type="float" office:value="36.9" calcext:value-type="float">
            <text:p>36.9</text:p>
          </table:table-cell>
          <table:table-cell office:value-type="float" office:value="35" calcext:value-type="float">
            <text:p>35</text:p>
          </table:table-cell>
          <table:table-cell office:value-type="float" office:value="48.6" calcext:value-type="float">
            <text:p>48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03" calcext:value-type="float">
            <text:p>180403</text:p>
          </table:table-cell>
          <table:table-cell office:value-type="float" office:value="43193" calcext:value-type="float">
            <text:p>43193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53405" calcext:value-type="float">
            <text:p>5153405</text:p>
          </table:table-cell>
          <table:table-cell office:value-type="float" office:value="3224321" calcext:value-type="float">
            <text:p>3224321</text:p>
          </table:table-cell>
          <table:table-cell office:value-type="float" office:value="1123626" calcext:value-type="float">
            <text:p>1123626</text:p>
          </table:table-cell>
          <table:table-cell office:value-type="float" office:value="372962" calcext:value-type="float">
            <text:p>372962</text:p>
          </table:table-cell>
          <table:table-cell office:value-type="float" office:value="2960966" calcext:value-type="float">
            <text:p>2960966</text:p>
          </table:table-cell>
          <table:table-cell office:value-type="float" office:value="246147" calcext:value-type="float">
            <text:p>246147</text:p>
          </table:table-cell>
          <table:table-cell office:value-type="float" office:value="369394" calcext:value-type="float">
            <text:p>369394</text:p>
          </table:table-cell>
          <table:table-cell office:value-type="float" office:value="34455" calcext:value-type="float">
            <text:p>34455</text:p>
          </table:table-cell>
          <table:table-cell office:value-type="float" office:value="207433" calcext:value-type="float">
            <text:p>207433</text:p>
          </table:table-cell>
          <table:table-cell office:value-type="float" office:value="190322" calcext:value-type="float">
            <text:p>190322</text:p>
          </table:table-cell>
          <table:table-cell office:value-type="float" office:value="78966" calcext:value-type="float">
            <text:p>78966</text:p>
          </table:table-cell>
          <table:table-cell office:value-type="float" office:value="491987" calcext:value-type="float">
            <text:p>491987</text:p>
          </table:table-cell>
          <table:table-cell office:value-type="float" office:value="5102566" calcext:value-type="float">
            <text:p>5102566</text:p>
          </table:table-cell>
          <table:table-cell office:value-type="float" office:value="5143580" calcext:value-type="float">
            <text:p>5143580</text:p>
          </table:table-cell>
          <table:table-cell office:value-type="float" office:value="50839" calcext:value-type="float">
            <text:p>50839</text:p>
          </table:table-cell>
          <table:table-cell office:value-type="float" office:value="9825" calcext:value-type="float">
            <text:p>9825</text:p>
          </table:table-cell>
          <table:table-cell office:value-type="float" office:value="5153405" calcext:value-type="float">
            <text:p>5153405</text:p>
          </table:table-cell>
          <table:table-cell office:value-type="float" office:value="3224321" calcext:value-type="float">
            <text:p>3224321</text:p>
          </table:table-cell>
          <table:table-cell office:value-type="float" office:value="1123626" calcext:value-type="float">
            <text:p>1123626</text:p>
          </table:table-cell>
          <table:table-cell office:value-type="float" office:value="372962" calcext:value-type="float">
            <text:p>372962</text:p>
          </table:table-cell>
          <table:table-cell office:value-type="float" office:value="2960966" calcext:value-type="float">
            <text:p>2960966</text:p>
          </table:table-cell>
          <table:table-cell office:value-type="float" office:value="246147" calcext:value-type="float">
            <text:p>246147</text:p>
          </table:table-cell>
          <table:table-cell office:value-type="float" office:value="369394" calcext:value-type="float">
            <text:p>369394</text:p>
          </table:table-cell>
          <table:table-cell office:value-type="float" office:value="34455" calcext:value-type="float">
            <text:p>34455</text:p>
          </table:table-cell>
          <table:table-cell office:value-type="float" office:value="207433" calcext:value-type="float">
            <text:p>207433</text:p>
          </table:table-cell>
          <table:table-cell office:value-type="float" office:value="190322" calcext:value-type="float">
            <text:p>190322</text:p>
          </table:table-cell>
          <table:table-cell office:value-type="float" office:value="78966" calcext:value-type="float">
            <text:p>78966</text:p>
          </table:table-cell>
          <table:table-cell office:value-type="float" office:value="491987" calcext:value-type="float">
            <text:p>491987</text:p>
          </table:table-cell>
          <table:table-cell office:value-type="float" office:value="5102566" calcext:value-type="float">
            <text:p>5102566</text:p>
          </table:table-cell>
          <table:table-cell office:value-type="float" office:value="5143580" calcext:value-type="float">
            <text:p>5143580</text:p>
          </table:table-cell>
          <table:table-cell office:value-type="float" office:value="50839" calcext:value-type="float">
            <text:p>50839</text:p>
          </table:table-cell>
          <table:table-cell office:value-type="float" office:value="9825" calcext:value-type="float">
            <text:p>98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87299" calcext:value-type="float">
            <text:p>-287299</text:p>
          </table:table-cell>
          <table:table-cell office:value-type="float" office:value="-180400" calcext:value-type="float">
            <text:p>-180400</text:p>
          </table:table-cell>
          <table:table-cell office:value-type="float" office:value="-38083" calcext:value-type="float">
            <text:p>-38083</text:p>
          </table:table-cell>
          <table:table-cell office:value-type="float" office:value="5765" calcext:value-type="float">
            <text:p>5765</text:p>
          </table:table-cell>
          <table:table-cell office:value-type="float" office:value="-88319" calcext:value-type="float">
            <text:p>-88319</text:p>
          </table:table-cell>
          <table:table-cell office:value-type="float" office:value="-11655" calcext:value-type="float">
            <text:p>-11655</text:p>
          </table:table-cell>
          <table:table-cell office:value-type="float" office:value="-5603" calcext:value-type="float">
            <text:p>-5603</text:p>
          </table:table-cell>
          <table:table-cell office:value-type="float" office:value="11411" calcext:value-type="float">
            <text:p>11411</text:p>
          </table:table-cell>
          <table:table-cell office:value-type="float" office:value="-20717" calcext:value-type="float">
            <text:p>-20717</text:p>
          </table:table-cell>
          <table:table-cell office:value-type="float" office:value="-28633" calcext:value-type="float">
            <text:p>-28633</text:p>
          </table:table-cell>
          <table:table-cell office:value-type="float" office:value="-32352" calcext:value-type="float">
            <text:p>-32352</text:p>
          </table:table-cell>
          <table:table-cell office:value-type="float" office:value="-24424" calcext:value-type="float">
            <text:p>-24424</text:p>
          </table:table-cell>
          <table:table-cell office:value-type="float" office:value="-265667" calcext:value-type="float">
            <text:p>-265667</text:p>
          </table:table-cell>
          <table:table-cell office:value-type="float" office:value="-204139" calcext:value-type="float">
            <text:p>-204139</text:p>
          </table:table-cell>
          <table:table-cell office:value-type="float" office:value="-21632" calcext:value-type="float">
            <text:p>-21632</text:p>
          </table:table-cell>
          <table:table-cell office:value-type="float" office:value="-83160" calcext:value-type="float">
            <text:p>-83160</text:p>
          </table:table-cell>
          <table:table-cell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21.8" calcext:value-type="float">
            <text:p>21.8</text:p>
          </table:table-cell>
          <table:table-cell office:value-type="float" office:value="7.2" calcext:value-type="float">
            <text:p>7.2</text:p>
          </table:table-cell>
          <table:table-cell office:value-type="float" office:value="57.5" calcext:value-type="float">
            <text:p>57.5</text:p>
          </table:table-cell>
          <table:table-cell office:value-type="float" office:value="4.8" calcext:value-type="float">
            <text:p>4.8</text:p>
          </table:table-cell>
          <table:table-cell office:value-type="float" office:value="7.2" calcext:value-type="float">
            <text:p>7.2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9.5" calcext:value-type="float">
            <text:p>9.5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21.8" calcext:value-type="float">
            <text:p>21.8</text:p>
          </table:table-cell>
          <table:table-cell office:value-type="float" office:value="7.2" calcext:value-type="float">
            <text:p>7.2</text:p>
          </table:table-cell>
          <table:table-cell office:value-type="float" office:value="57.5" calcext:value-type="float">
            <text:p>57.5</text:p>
          </table:table-cell>
          <table:table-cell office:value-type="float" office:value="4.8" calcext:value-type="float">
            <text:p>4.8</text:p>
          </table:table-cell>
          <table:table-cell office:value-type="float" office:value="7.2" calcext:value-type="float">
            <text:p>7.2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9.5" calcext:value-type="float">
            <text:p>9.5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  <table:table-cell office:value-type="float" office:value="168" calcext:value-type="float">
            <text:p>1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39.1" calcext:value-type="float">
            <text:p>39.1</text:p>
          </table:table-cell>
          <table:table-cell office:value-type="float" office:value="43.2" calcext:value-type="float">
            <text:p>43.2</text:p>
          </table:table-cell>
          <table:table-cell office:value-type="float" office:value="55.4" calcext:value-type="float">
            <text:p>55.4</text:p>
          </table:table-cell>
          <table:table-cell office:value-type="float" office:value="22.9" calcext:value-type="float">
            <text:p>22.9</text:p>
          </table:table-cell>
          <table:table-cell office:value-type="float" office:value="37.8" calcext:value-type="float">
            <text:p>37.8</text:p>
          </table:table-cell>
          <table:table-cell office:value-type="float" office:value="35.8" calcext:value-type="float">
            <text:p>35.8</text:p>
          </table:table-cell>
          <table:table-cell office:value-type="float" office:value="49.8" calcext:value-type="float">
            <text:p>49.8</text:p>
          </table:table-cell>
          <table:table-cell office:value-type="float" office:value="26.8" calcext:value-type="float">
            <text:p>26.8</text:p>
          </table:table-cell>
          <table:table-cell office:value-type="float" office:value="39.1" calcext:value-type="float">
            <text:p>39.1</text:p>
          </table:table-cell>
          <table:table-cell office:value-type="float" office:value="43.2" calcext:value-type="float">
            <text:p>43.2</text:p>
          </table:table-cell>
          <table:table-cell office:value-type="float" office:value="55.4" calcext:value-type="float">
            <text:p>55.4</text:p>
          </table:table-cell>
          <table:table-cell office:value-type="float" office:value="22.9" calcext:value-type="float">
            <text:p>22.9</text:p>
          </table:table-cell>
          <table:table-cell office:value-type="float" office:value="37.8" calcext:value-type="float">
            <text:p>37.8</text:p>
          </table:table-cell>
          <table:table-cell office:value-type="float" office:value="35.8" calcext:value-type="float">
            <text:p>35.8</text:p>
          </table:table-cell>
          <table:table-cell office:value-type="float" office:value="49.8" calcext:value-type="float">
            <text:p>49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27" calcext:value-type="float">
            <text:p>180327</text:p>
          </table:table-cell>
          <table:table-cell office:value-type="float" office:value="43186" calcext:value-type="float">
            <text:p>43186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440704" calcext:value-type="float">
            <text:p>5440704</text:p>
          </table:table-cell>
          <table:table-cell office:value-type="float" office:value="3404721" calcext:value-type="float">
            <text:p>3404721</text:p>
          </table:table-cell>
          <table:table-cell office:value-type="float" office:value="1161709" calcext:value-type="float">
            <text:p>1161709</text:p>
          </table:table-cell>
          <table:table-cell office:value-type="float" office:value="367197" calcext:value-type="float">
            <text:p>367197</text:p>
          </table:table-cell>
          <table:table-cell office:value-type="float" office:value="3049285" calcext:value-type="float">
            <text:p>3049285</text:p>
          </table:table-cell>
          <table:table-cell office:value-type="float" office:value="257802" calcext:value-type="float">
            <text:p>257802</text:p>
          </table:table-cell>
          <table:table-cell office:value-type="float" office:value="374997" calcext:value-type="float">
            <text:p>374997</text:p>
          </table:table-cell>
          <table:table-cell office:value-type="float" office:value="23044" calcext:value-type="float">
            <text:p>23044</text:p>
          </table:table-cell>
          <table:table-cell office:value-type="float" office:value="228150" calcext:value-type="float">
            <text:p>228150</text:p>
          </table:table-cell>
          <table:table-cell office:value-type="float" office:value="218955" calcext:value-type="float">
            <text:p>218955</text:p>
          </table:table-cell>
          <table:table-cell office:value-type="float" office:value="111318" calcext:value-type="float">
            <text:p>111318</text:p>
          </table:table-cell>
          <table:table-cell office:value-type="float" office:value="516411" calcext:value-type="float">
            <text:p>516411</text:p>
          </table:table-cell>
          <table:table-cell office:value-type="float" office:value="5368233" calcext:value-type="float">
            <text:p>5368233</text:p>
          </table:table-cell>
          <table:table-cell office:value-type="float" office:value="5347719" calcext:value-type="float">
            <text:p>5347719</text:p>
          </table:table-cell>
          <table:table-cell office:value-type="float" office:value="72471" calcext:value-type="float">
            <text:p>72471</text:p>
          </table:table-cell>
          <table:table-cell office:value-type="float" office:value="92985" calcext:value-type="float">
            <text:p>92985</text:p>
          </table:table-cell>
          <table:table-cell office:value-type="float" office:value="5440704" calcext:value-type="float">
            <text:p>5440704</text:p>
          </table:table-cell>
          <table:table-cell office:value-type="float" office:value="3404721" calcext:value-type="float">
            <text:p>3404721</text:p>
          </table:table-cell>
          <table:table-cell office:value-type="float" office:value="1161709" calcext:value-type="float">
            <text:p>1161709</text:p>
          </table:table-cell>
          <table:table-cell office:value-type="float" office:value="367197" calcext:value-type="float">
            <text:p>367197</text:p>
          </table:table-cell>
          <table:table-cell office:value-type="float" office:value="3049285" calcext:value-type="float">
            <text:p>3049285</text:p>
          </table:table-cell>
          <table:table-cell office:value-type="float" office:value="257802" calcext:value-type="float">
            <text:p>257802</text:p>
          </table:table-cell>
          <table:table-cell office:value-type="float" office:value="374997" calcext:value-type="float">
            <text:p>374997</text:p>
          </table:table-cell>
          <table:table-cell office:value-type="float" office:value="23044" calcext:value-type="float">
            <text:p>23044</text:p>
          </table:table-cell>
          <table:table-cell office:value-type="float" office:value="228150" calcext:value-type="float">
            <text:p>228150</text:p>
          </table:table-cell>
          <table:table-cell office:value-type="float" office:value="218955" calcext:value-type="float">
            <text:p>218955</text:p>
          </table:table-cell>
          <table:table-cell office:value-type="float" office:value="111318" calcext:value-type="float">
            <text:p>111318</text:p>
          </table:table-cell>
          <table:table-cell office:value-type="float" office:value="516411" calcext:value-type="float">
            <text:p>516411</text:p>
          </table:table-cell>
          <table:table-cell office:value-type="float" office:value="5368233" calcext:value-type="float">
            <text:p>5368233</text:p>
          </table:table-cell>
          <table:table-cell office:value-type="float" office:value="5347719" calcext:value-type="float">
            <text:p>5347719</text:p>
          </table:table-cell>
          <table:table-cell office:value-type="float" office:value="72471" calcext:value-type="float">
            <text:p>72471</text:p>
          </table:table-cell>
          <table:table-cell office:value-type="float" office:value="92985" calcext:value-type="float">
            <text:p>9298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0232" calcext:value-type="float">
            <text:p>170232</text:p>
          </table:table-cell>
          <table:table-cell office:value-type="float" office:value="152038" calcext:value-type="float">
            <text:p>152038</text:p>
          </table:table-cell>
          <table:table-cell office:value-type="float" office:value="-11914" calcext:value-type="float">
            <text:p>-11914</text:p>
          </table:table-cell>
          <table:table-cell office:value-type="float" office:value="-25732" calcext:value-type="float">
            <text:p>-25732</text:p>
          </table:table-cell>
          <table:table-cell office:value-type="float" office:value="25130" calcext:value-type="float">
            <text:p>25130</text:p>
          </table:table-cell>
          <table:table-cell office:value-type="float" office:value="10715" calcext:value-type="float">
            <text:p>10715</text:p>
          </table:table-cell>
          <table:table-cell office:value-type="float" office:value="7209" calcext:value-type="float">
            <text:p>7209</text:p>
          </table:table-cell>
          <table:table-cell office:value-type="float" office:value="-853" calcext:value-type="float">
            <text:p>-853</text:p>
          </table:table-cell>
          <table:table-cell office:value-type="float" office:value="3562" calcext:value-type="float">
            <text:p>3562</text:p>
          </table:table-cell>
          <table:table-cell office:value-type="float" office:value="15642" calcext:value-type="float">
            <text:p>15642</text:p>
          </table:table-cell>
          <table:table-cell office:value-type="float" office:value="74371" calcext:value-type="float">
            <text:p>74371</text:p>
          </table:table-cell>
          <table:table-cell office:value-type="float" office:value="-12225" calcext:value-type="float">
            <text:p>-12225</text:p>
          </table:table-cell>
          <table:table-cell office:value-type="float" office:value="151209" calcext:value-type="float">
            <text:p>151209</text:p>
          </table:table-cell>
          <table:table-cell office:value-type="float" office:value="88786" calcext:value-type="float">
            <text:p>88786</text:p>
          </table:table-cell>
          <table:table-cell office:value-type="float" office:value="19023" calcext:value-type="float">
            <text:p>19023</text:p>
          </table:table-cell>
          <table:table-cell office:value-type="float" office:value="81446" calcext:value-type="float">
            <text:p>81446</text:p>
          </table:table-cell>
          <table:table-cell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21.4" calcext:value-type="float">
            <text:p>21.4</text:p>
          </table:table-cell>
          <table:table-cell office:value-type="float" office:value="6.7" calcext:value-type="float">
            <text:p>6.7</text:p>
          </table:table-cell>
          <table:table-cell office:value-type="float" office:value="56" calcext:value-type="float">
            <text:p>56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98.7" calcext:value-type="float">
            <text:p>98.7</text:p>
          </table:table-cell>
          <table:table-cell office:value-type="float" office:value="98.3" calcext:value-type="float">
            <text:p>98.3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21.4" calcext:value-type="float">
            <text:p>21.4</text:p>
          </table:table-cell>
          <table:table-cell office:value-type="float" office:value="6.7" calcext:value-type="float">
            <text:p>6.7</text:p>
          </table:table-cell>
          <table:table-cell office:value-type="float" office:value="56" calcext:value-type="float">
            <text:p>56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98.7" calcext:value-type="float">
            <text:p>98.7</text:p>
          </table:table-cell>
          <table:table-cell office:value-type="float" office:value="98.3" calcext:value-type="float">
            <text:p>98.3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173" calcext:value-type="float">
            <text:p>173</text:p>
          </table:table-cell>
          <table:table-cell office:value-type="float" office:value="212" calcext:value-type="float">
            <text:p>21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173" calcext:value-type="float">
            <text:p>17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38.7" calcext:value-type="float">
            <text:p>38.7</text:p>
          </table:table-cell>
          <table:table-cell office:value-type="float" office:value="43.1" calcext:value-type="float">
            <text:p>43.1</text:p>
          </table:table-cell>
          <table:table-cell office:value-type="float" office:value="54.3" calcext:value-type="float">
            <text:p>54.3</text:p>
          </table:table-cell>
          <table:table-cell office:value-type="float" office:value="22.8" calcext:value-type="float">
            <text:p>22.8</text:p>
          </table:table-cell>
          <table:table-cell office:value-type="float" office:value="36.6" calcext:value-type="float">
            <text:p>36.6</text:p>
          </table:table-cell>
          <table:table-cell office:value-type="float" office:value="34.7" calcext:value-type="float">
            <text:p>34.7</text:p>
          </table:table-cell>
          <table:table-cell office:value-type="float" office:value="47.9" calcext:value-type="float">
            <text:p>47.9</text:p>
          </table:table-cell>
          <table:table-cell office:value-type="float" office:value="26.3" calcext:value-type="float">
            <text:p>26.3</text:p>
          </table:table-cell>
          <table:table-cell office:value-type="float" office:value="38.7" calcext:value-type="float">
            <text:p>38.7</text:p>
          </table:table-cell>
          <table:table-cell office:value-type="float" office:value="43.1" calcext:value-type="float">
            <text:p>43.1</text:p>
          </table:table-cell>
          <table:table-cell office:value-type="float" office:value="54.3" calcext:value-type="float">
            <text:p>54.3</text:p>
          </table:table-cell>
          <table:table-cell office:value-type="float" office:value="22.8" calcext:value-type="float">
            <text:p>22.8</text:p>
          </table:table-cell>
          <table:table-cell office:value-type="float" office:value="36.6" calcext:value-type="float">
            <text:p>36.6</text:p>
          </table:table-cell>
          <table:table-cell office:value-type="float" office:value="34.7" calcext:value-type="float">
            <text:p>34.7</text:p>
          </table:table-cell>
          <table:table-cell office:value-type="float" office:value="47.9" calcext:value-type="float">
            <text:p>47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20" calcext:value-type="float">
            <text:p>180320</text:p>
          </table:table-cell>
          <table:table-cell office:value-type="float" office:value="43179" calcext:value-type="float">
            <text:p>43179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70472" calcext:value-type="float">
            <text:p>5270472</text:p>
          </table:table-cell>
          <table:table-cell office:value-type="float" office:value="3252683" calcext:value-type="float">
            <text:p>3252683</text:p>
          </table:table-cell>
          <table:table-cell office:value-type="float" office:value="1173623" calcext:value-type="float">
            <text:p>1173623</text:p>
          </table:table-cell>
          <table:table-cell office:value-type="float" office:value="392929" calcext:value-type="float">
            <text:p>392929</text:p>
          </table:table-cell>
          <table:table-cell office:value-type="float" office:value="3024155" calcext:value-type="float">
            <text:p>3024155</text:p>
          </table:table-cell>
          <table:table-cell office:value-type="float" office:value="247087" calcext:value-type="float">
            <text:p>247087</text:p>
          </table:table-cell>
          <table:table-cell office:value-type="float" office:value="367788" calcext:value-type="float">
            <text:p>367788</text:p>
          </table:table-cell>
          <table:table-cell office:value-type="float" office:value="23897" calcext:value-type="float">
            <text:p>23897</text:p>
          </table:table-cell>
          <table:table-cell office:value-type="float" office:value="224588" calcext:value-type="float">
            <text:p>224588</text:p>
          </table:table-cell>
          <table:table-cell office:value-type="float" office:value="203313" calcext:value-type="float">
            <text:p>203313</text:p>
          </table:table-cell>
          <table:table-cell office:value-type="float" office:value="36947" calcext:value-type="float">
            <text:p>36947</text:p>
          </table:table-cell>
          <table:table-cell office:value-type="float" office:value="528636" calcext:value-type="float">
            <text:p>528636</text:p>
          </table:table-cell>
          <table:table-cell office:value-type="float" office:value="5217024" calcext:value-type="float">
            <text:p>5217024</text:p>
          </table:table-cell>
          <table:table-cell office:value-type="float" office:value="5258933" calcext:value-type="float">
            <text:p>5258933</text:p>
          </table:table-cell>
          <table:table-cell office:value-type="float" office:value="53448" calcext:value-type="float">
            <text:p>53448</text:p>
          </table:table-cell>
          <table:table-cell office:value-type="float" office:value="11539" calcext:value-type="float">
            <text:p>11539</text:p>
          </table:table-cell>
          <table:table-cell office:value-type="float" office:value="5270472" calcext:value-type="float">
            <text:p>5270472</text:p>
          </table:table-cell>
          <table:table-cell office:value-type="float" office:value="3252683" calcext:value-type="float">
            <text:p>3252683</text:p>
          </table:table-cell>
          <table:table-cell office:value-type="float" office:value="1173623" calcext:value-type="float">
            <text:p>1173623</text:p>
          </table:table-cell>
          <table:table-cell office:value-type="float" office:value="392929" calcext:value-type="float">
            <text:p>392929</text:p>
          </table:table-cell>
          <table:table-cell office:value-type="float" office:value="3024155" calcext:value-type="float">
            <text:p>3024155</text:p>
          </table:table-cell>
          <table:table-cell office:value-type="float" office:value="247087" calcext:value-type="float">
            <text:p>247087</text:p>
          </table:table-cell>
          <table:table-cell office:value-type="float" office:value="367788" calcext:value-type="float">
            <text:p>367788</text:p>
          </table:table-cell>
          <table:table-cell office:value-type="float" office:value="23897" calcext:value-type="float">
            <text:p>23897</text:p>
          </table:table-cell>
          <table:table-cell office:value-type="float" office:value="224588" calcext:value-type="float">
            <text:p>224588</text:p>
          </table:table-cell>
          <table:table-cell office:value-type="float" office:value="203313" calcext:value-type="float">
            <text:p>203313</text:p>
          </table:table-cell>
          <table:table-cell office:value-type="float" office:value="36947" calcext:value-type="float">
            <text:p>36947</text:p>
          </table:table-cell>
          <table:table-cell office:value-type="float" office:value="528636" calcext:value-type="float">
            <text:p>528636</text:p>
          </table:table-cell>
          <table:table-cell office:value-type="float" office:value="5217024" calcext:value-type="float">
            <text:p>5217024</text:p>
          </table:table-cell>
          <table:table-cell office:value-type="float" office:value="5258933" calcext:value-type="float">
            <text:p>5258933</text:p>
          </table:table-cell>
          <table:table-cell office:value-type="float" office:value="53448" calcext:value-type="float">
            <text:p>53448</text:p>
          </table:table-cell>
          <table:table-cell office:value-type="float" office:value="11539" calcext:value-type="float">
            <text:p>1153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2272" calcext:value-type="float">
            <text:p>52272</text:p>
          </table:table-cell>
          <table:table-cell office:value-type="float" office:value="67010" calcext:value-type="float">
            <text:p>67010</text:p>
          </table:table-cell>
          <table:table-cell office:value-type="float" office:value="25549" calcext:value-type="float">
            <text:p>25549</text:p>
          </table:table-cell>
          <table:table-cell office:value-type="float" office:value="63254" calcext:value-type="float">
            <text:p>63254</text:p>
          </table:table-cell>
          <table:table-cell office:value-type="float" office:value="22326" calcext:value-type="float">
            <text:p>22326</text:p>
          </table:table-cell>
          <table:table-cell office:value-type="float" office:value="-23057" calcext:value-type="float">
            <text:p>-23057</text:p>
          </table:table-cell>
          <table:table-cell office:value-type="float" office:value="-34526" calcext:value-type="float">
            <text:p>-34526</text:p>
          </table:table-cell>
          <table:table-cell office:value-type="float" office:value="-76" calcext:value-type="float">
            <text:p>-76</text:p>
          </table:table-cell>
          <table:table-cell office:value-type="float" office:value="-10852" calcext:value-type="float">
            <text:p>-10852</text:p>
          </table:table-cell>
          <table:table-cell office:value-type="float" office:value="-60455" calcext:value-type="float">
            <text:p>-60455</text:p>
          </table:table-cell>
          <table:table-cell office:value-type="float" office:value="-8912" calcext:value-type="float">
            <text:p>-8912</text:p>
          </table:table-cell>
          <table:table-cell office:value-type="float" office:value="46882" calcext:value-type="float">
            <text:p>46882</text:p>
          </table:table-cell>
          <table:table-cell office:value-type="float" office:value="48256" calcext:value-type="float">
            <text:p>48256</text:p>
          </table:table-cell>
          <table:table-cell office:value-type="float" office:value="51860" calcext:value-type="float">
            <text:p>51860</text:p>
          </table:table-cell>
          <table:table-cell office:value-type="float" office:value="4016" calcext:value-type="float">
            <text:p>4016</text:p>
          </table:table-cell>
          <table:table-cell office:value-type="float" office:value="412" calcext:value-type="float">
            <text:p>412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22.3" calcext:value-type="float">
            <text:p>22.3</text:p>
          </table:table-cell>
          <table:table-cell office:value-type="float" office:value="7.5" calcext:value-type="float">
            <text:p>7.5</text:p>
          </table:table-cell>
          <table:table-cell office:value-type="float" office:value="57.4" calcext:value-type="float">
            <text:p>57.4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22.3" calcext:value-type="float">
            <text:p>22.3</text:p>
          </table:table-cell>
          <table:table-cell office:value-type="float" office:value="7.5" calcext:value-type="float">
            <text:p>7.5</text:p>
          </table:table-cell>
          <table:table-cell office:value-type="float" office:value="57.4" calcext:value-type="float">
            <text:p>57.4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39.5" calcext:value-type="float">
            <text:p>39.5</text:p>
          </table:table-cell>
          <table:table-cell office:value-type="float" office:value="42.2" calcext:value-type="float">
            <text:p>42.2</text:p>
          </table:table-cell>
          <table:table-cell office:value-type="float" office:value="56.4" calcext:value-type="float">
            <text:p>56.4</text:p>
          </table:table-cell>
          <table:table-cell office:value-type="float" office:value="21.8" calcext:value-type="float">
            <text:p>21.8</text:p>
          </table:table-cell>
          <table:table-cell office:value-type="float" office:value="37.7" calcext:value-type="float">
            <text:p>37.7</text:p>
          </table:table-cell>
          <table:table-cell office:value-type="float" office:value="34.4" calcext:value-type="float">
            <text:p>34.4</text:p>
          </table:table-cell>
          <table:table-cell office:value-type="float" office:value="49.2" calcext:value-type="float">
            <text:p>49.2</text:p>
          </table:table-cell>
          <table:table-cell office:value-type="float" office:value="26.4" calcext:value-type="float">
            <text:p>26.4</text:p>
          </table:table-cell>
          <table:table-cell office:value-type="float" office:value="39.5" calcext:value-type="float">
            <text:p>39.5</text:p>
          </table:table-cell>
          <table:table-cell office:value-type="float" office:value="42.2" calcext:value-type="float">
            <text:p>42.2</text:p>
          </table:table-cell>
          <table:table-cell office:value-type="float" office:value="56.4" calcext:value-type="float">
            <text:p>56.4</text:p>
          </table:table-cell>
          <table:table-cell office:value-type="float" office:value="21.8" calcext:value-type="float">
            <text:p>21.8</text:p>
          </table:table-cell>
          <table:table-cell office:value-type="float" office:value="37.7" calcext:value-type="float">
            <text:p>37.7</text:p>
          </table:table-cell>
          <table:table-cell office:value-type="float" office:value="34.4" calcext:value-type="float">
            <text:p>34.4</text:p>
          </table:table-cell>
          <table:table-cell office:value-type="float" office:value="49.2" calcext:value-type="float">
            <text:p>49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13" calcext:value-type="float">
            <text:p>180313</text:p>
          </table:table-cell>
          <table:table-cell office:value-type="float" office:value="43172" calcext:value-type="float">
            <text:p>43172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18200" calcext:value-type="float">
            <text:p>5218200</text:p>
          </table:table-cell>
          <table:table-cell office:value-type="float" office:value="3185673" calcext:value-type="float">
            <text:p>3185673</text:p>
          </table:table-cell>
          <table:table-cell office:value-type="float" office:value="1148074" calcext:value-type="float">
            <text:p>1148074</text:p>
          </table:table-cell>
          <table:table-cell office:value-type="float" office:value="329675" calcext:value-type="float">
            <text:p>329675</text:p>
          </table:table-cell>
          <table:table-cell office:value-type="float" office:value="3001829" calcext:value-type="float">
            <text:p>3001829</text:p>
          </table:table-cell>
          <table:table-cell office:value-type="float" office:value="270144" calcext:value-type="float">
            <text:p>270144</text:p>
          </table:table-cell>
          <table:table-cell office:value-type="float" office:value="402314" calcext:value-type="float">
            <text:p>402314</text:p>
          </table:table-cell>
          <table:table-cell office:value-type="float" office:value="23973" calcext:value-type="float">
            <text:p>23973</text:p>
          </table:table-cell>
          <table:table-cell office:value-type="float" office:value="235440" calcext:value-type="float">
            <text:p>235440</text:p>
          </table:table-cell>
          <table:table-cell office:value-type="float" office:value="263768" calcext:value-type="float">
            <text:p>263768</text:p>
          </table:table-cell>
          <table:table-cell office:value-type="float" office:value="45859" calcext:value-type="float">
            <text:p>45859</text:p>
          </table:table-cell>
          <table:table-cell office:value-type="float" office:value="481754" calcext:value-type="float">
            <text:p>481754</text:p>
          </table:table-cell>
          <table:table-cell office:value-type="float" office:value="5168768" calcext:value-type="float">
            <text:p>5168768</text:p>
          </table:table-cell>
          <table:table-cell office:value-type="float" office:value="5207073" calcext:value-type="float">
            <text:p>5207073</text:p>
          </table:table-cell>
          <table:table-cell office:value-type="float" office:value="49432" calcext:value-type="float">
            <text:p>49432</text:p>
          </table:table-cell>
          <table:table-cell office:value-type="float" office:value="11127" calcext:value-type="float">
            <text:p>11127</text:p>
          </table:table-cell>
          <table:table-cell office:value-type="float" office:value="5218200" calcext:value-type="float">
            <text:p>5218200</text:p>
          </table:table-cell>
          <table:table-cell office:value-type="float" office:value="3185673" calcext:value-type="float">
            <text:p>3185673</text:p>
          </table:table-cell>
          <table:table-cell office:value-type="float" office:value="1148074" calcext:value-type="float">
            <text:p>1148074</text:p>
          </table:table-cell>
          <table:table-cell office:value-type="float" office:value="329675" calcext:value-type="float">
            <text:p>329675</text:p>
          </table:table-cell>
          <table:table-cell office:value-type="float" office:value="3001829" calcext:value-type="float">
            <text:p>3001829</text:p>
          </table:table-cell>
          <table:table-cell office:value-type="float" office:value="270144" calcext:value-type="float">
            <text:p>270144</text:p>
          </table:table-cell>
          <table:table-cell office:value-type="float" office:value="402314" calcext:value-type="float">
            <text:p>402314</text:p>
          </table:table-cell>
          <table:table-cell office:value-type="float" office:value="23973" calcext:value-type="float">
            <text:p>23973</text:p>
          </table:table-cell>
          <table:table-cell office:value-type="float" office:value="235440" calcext:value-type="float">
            <text:p>235440</text:p>
          </table:table-cell>
          <table:table-cell office:value-type="float" office:value="263768" calcext:value-type="float">
            <text:p>263768</text:p>
          </table:table-cell>
          <table:table-cell office:value-type="float" office:value="45859" calcext:value-type="float">
            <text:p>45859</text:p>
          </table:table-cell>
          <table:table-cell office:value-type="float" office:value="481754" calcext:value-type="float">
            <text:p>481754</text:p>
          </table:table-cell>
          <table:table-cell office:value-type="float" office:value="5168768" calcext:value-type="float">
            <text:p>5168768</text:p>
          </table:table-cell>
          <table:table-cell office:value-type="float" office:value="5207073" calcext:value-type="float">
            <text:p>5207073</text:p>
          </table:table-cell>
          <table:table-cell office:value-type="float" office:value="49432" calcext:value-type="float">
            <text:p>49432</text:p>
          </table:table-cell>
          <table:table-cell office:value-type="float" office:value="11127" calcext:value-type="float">
            <text:p>1112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8326" calcext:value-type="float">
            <text:p>108326</text:p>
          </table:table-cell>
          <table:table-cell office:value-type="float" office:value="44291" calcext:value-type="float">
            <text:p>44291</text:p>
          </table:table-cell>
          <table:table-cell office:value-type="float" office:value="7028" calcext:value-type="float">
            <text:p>7028</text:p>
          </table:table-cell>
          <table:table-cell office:value-type="float" office:value="19004" calcext:value-type="float">
            <text:p>19004</text:p>
          </table:table-cell>
          <table:table-cell office:value-type="float" office:value="112564" calcext:value-type="float">
            <text:p>112564</text:p>
          </table:table-cell>
          <table:table-cell office:value-type="float" office:value="-13232" calcext:value-type="float">
            <text:p>-13232</text:p>
          </table:table-cell>
          <table:table-cell office:value-type="float" office:value="-1708" calcext:value-type="float">
            <text:p>-1708</text:p>
          </table:table-cell>
          <table:table-cell office:value-type="float" office:value="-4696" calcext:value-type="float">
            <text:p>-4696</text:p>
          </table:table-cell>
          <table:table-cell office:value-type="float" office:value="17109" calcext:value-type="float">
            <text:p>17109</text:p>
          </table:table-cell>
          <table:table-cell office:value-type="float" office:value="45044" calcext:value-type="float">
            <text:p>45044</text:p>
          </table:table-cell>
          <table:table-cell office:value-type="float" office:value="-8699" calcext:value-type="float">
            <text:p>-8699</text:p>
          </table:table-cell>
          <table:table-cell office:value-type="float" office:value="278" calcext:value-type="float">
            <text:p>278</text:p>
          </table:table-cell>
          <table:table-cell office:value-type="float" office:value="110786" calcext:value-type="float">
            <text:p>110786</text:p>
          </table:table-cell>
          <table:table-cell office:value-type="float" office:value="110352" calcext:value-type="float">
            <text:p>110352</text:p>
          </table:table-cell>
          <table:table-cell office:value-type="float" office:value="-2460" calcext:value-type="float">
            <text:p>-2460</text:p>
          </table:table-cell>
          <table:table-cell office:value-type="float" office:value="-2026" calcext:value-type="float">
            <text:p>-2026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.3</text:p>
          </table:table-cell>
          <table:table-cell office:value-type="float" office:value="57.5" calcext:value-type="float">
            <text:p>57.5</text:p>
          </table:table-cell>
          <table:table-cell office:value-type="float" office:value="5.2" calcext:value-type="float">
            <text:p>5.2</text:p>
          </table:table-cell>
          <table:table-cell office:value-type="float" office:value="7.7" calcext:value-type="float">
            <text:p>7.7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office:value-type="float" office:value="0.9" calcext:value-type="float">
            <text:p>0.9</text:p>
          </table:table-cell>
          <table:table-cell office:value-type="float" office:value="9.2" calcext:value-type="float">
            <text:p>9.2</text:p>
          </table:table-cell>
          <table:table-cell office:value-type="float" office:value="99.1" calcext:value-type="float">
            <text:p>99.1</text:p>
          </table:table-cell>
          <table:table-cell office:value-type="float" office:value="99.8" calcext:value-type="float">
            <text:p>99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.3</text:p>
          </table:table-cell>
          <table:table-cell office:value-type="float" office:value="57.5" calcext:value-type="float">
            <text:p>57.5</text:p>
          </table:table-cell>
          <table:table-cell office:value-type="float" office:value="5.2" calcext:value-type="float">
            <text:p>5.2</text:p>
          </table:table-cell>
          <table:table-cell office:value-type="float" office:value="7.7" calcext:value-type="float">
            <text:p>7.7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office:value-type="float" office:value="0.9" calcext:value-type="float">
            <text:p>0.9</text:p>
          </table:table-cell>
          <table:table-cell office:value-type="float" office:value="9.2" calcext:value-type="float">
            <text:p>9.2</text:p>
          </table:table-cell>
          <table:table-cell office:value-type="float" office:value="99.1" calcext:value-type="float">
            <text:p>99.1</text:p>
          </table:table-cell>
          <table:table-cell office:value-type="float" office:value="99.8" calcext:value-type="float">
            <text:p>99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39.2" calcext:value-type="float">
            <text:p>39.2</text:p>
          </table:table-cell>
          <table:table-cell office:value-type="float" office:value="43.9" calcext:value-type="float">
            <text:p>43.9</text:p>
          </table:table-cell>
          <table:table-cell office:value-type="float" office:value="56.2" calcext:value-type="float">
            <text:p>56.2</text:p>
          </table:table-cell>
          <table:table-cell office:value-type="float" office:value="22.8" calcext:value-type="float">
            <text:p>22.8</text:p>
          </table:table-cell>
          <table:table-cell office:value-type="float" office:value="37.8" calcext:value-type="float">
            <text:p>37.8</text:p>
          </table:table-cell>
          <table:table-cell office:value-type="float" office:value="34.3" calcext:value-type="float">
            <text:p>34.3</text:p>
          </table:table-cell>
          <table:table-cell office:value-type="float" office:value="49.2" calcext:value-type="float">
            <text:p>49.2</text:p>
          </table:table-cell>
          <table:table-cell office:value-type="float" office:value="28.3" calcext:value-type="float">
            <text:p>28.3</text:p>
          </table:table-cell>
          <table:table-cell office:value-type="float" office:value="39.2" calcext:value-type="float">
            <text:p>39.2</text:p>
          </table:table-cell>
          <table:table-cell office:value-type="float" office:value="43.9" calcext:value-type="float">
            <text:p>43.9</text:p>
          </table:table-cell>
          <table:table-cell office:value-type="float" office:value="56.2" calcext:value-type="float">
            <text:p>56.2</text:p>
          </table:table-cell>
          <table:table-cell office:value-type="float" office:value="22.8" calcext:value-type="float">
            <text:p>22.8</text:p>
          </table:table-cell>
          <table:table-cell office:value-type="float" office:value="37.8" calcext:value-type="float">
            <text:p>37.8</text:p>
          </table:table-cell>
          <table:table-cell office:value-type="float" office:value="34.3" calcext:value-type="float">
            <text:p>34.3</text:p>
          </table:table-cell>
          <table:table-cell office:value-type="float" office:value="49.2" calcext:value-type="float">
            <text:p>49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06" calcext:value-type="float">
            <text:p>180306</text:p>
          </table:table-cell>
          <table:table-cell office:value-type="float" office:value="43165" calcext:value-type="float">
            <text:p>43165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09874" calcext:value-type="float">
            <text:p>5109874</text:p>
          </table:table-cell>
          <table:table-cell office:value-type="float" office:value="3141382" calcext:value-type="float">
            <text:p>3141382</text:p>
          </table:table-cell>
          <table:table-cell office:value-type="float" office:value="1141046" calcext:value-type="float">
            <text:p>1141046</text:p>
          </table:table-cell>
          <table:table-cell office:value-type="float" office:value="310671" calcext:value-type="float">
            <text:p>310671</text:p>
          </table:table-cell>
          <table:table-cell office:value-type="float" office:value="2889265" calcext:value-type="float">
            <text:p>2889265</text:p>
          </table:table-cell>
          <table:table-cell office:value-type="float" office:value="283376" calcext:value-type="float">
            <text:p>283376</text:p>
          </table:table-cell>
          <table:table-cell office:value-type="float" office:value="404022" calcext:value-type="float">
            <text:p>404022</text:p>
          </table:table-cell>
          <table:table-cell office:value-type="float" office:value="28669" calcext:value-type="float">
            <text:p>28669</text:p>
          </table:table-cell>
          <table:table-cell office:value-type="float" office:value="218331" calcext:value-type="float">
            <text:p>218331</text:p>
          </table:table-cell>
          <table:table-cell office:value-type="float" office:value="218724" calcext:value-type="float">
            <text:p>218724</text:p>
          </table:table-cell>
          <table:table-cell office:value-type="float" office:value="54558" calcext:value-type="float">
            <text:p>54558</text:p>
          </table:table-cell>
          <table:table-cell office:value-type="float" office:value="481476" calcext:value-type="float">
            <text:p>481476</text:p>
          </table:table-cell>
          <table:table-cell office:value-type="float" office:value="5057982" calcext:value-type="float">
            <text:p>5057982</text:p>
          </table:table-cell>
          <table:table-cell office:value-type="float" office:value="5096721" calcext:value-type="float">
            <text:p>5096721</text:p>
          </table:table-cell>
          <table:table-cell office:value-type="float" office:value="51892" calcext:value-type="float">
            <text:p>51892</text:p>
          </table:table-cell>
          <table:table-cell office:value-type="float" office:value="13153" calcext:value-type="float">
            <text:p>13153</text:p>
          </table:table-cell>
          <table:table-cell office:value-type="float" office:value="5109874" calcext:value-type="float">
            <text:p>5109874</text:p>
          </table:table-cell>
          <table:table-cell office:value-type="float" office:value="3141382" calcext:value-type="float">
            <text:p>3141382</text:p>
          </table:table-cell>
          <table:table-cell office:value-type="float" office:value="1141046" calcext:value-type="float">
            <text:p>1141046</text:p>
          </table:table-cell>
          <table:table-cell office:value-type="float" office:value="310671" calcext:value-type="float">
            <text:p>310671</text:p>
          </table:table-cell>
          <table:table-cell office:value-type="float" office:value="2889265" calcext:value-type="float">
            <text:p>2889265</text:p>
          </table:table-cell>
          <table:table-cell office:value-type="float" office:value="283376" calcext:value-type="float">
            <text:p>283376</text:p>
          </table:table-cell>
          <table:table-cell office:value-type="float" office:value="404022" calcext:value-type="float">
            <text:p>404022</text:p>
          </table:table-cell>
          <table:table-cell office:value-type="float" office:value="28669" calcext:value-type="float">
            <text:p>28669</text:p>
          </table:table-cell>
          <table:table-cell office:value-type="float" office:value="218331" calcext:value-type="float">
            <text:p>218331</text:p>
          </table:table-cell>
          <table:table-cell office:value-type="float" office:value="218724" calcext:value-type="float">
            <text:p>218724</text:p>
          </table:table-cell>
          <table:table-cell office:value-type="float" office:value="54558" calcext:value-type="float">
            <text:p>54558</text:p>
          </table:table-cell>
          <table:table-cell office:value-type="float" office:value="481476" calcext:value-type="float">
            <text:p>481476</text:p>
          </table:table-cell>
          <table:table-cell office:value-type="float" office:value="5057982" calcext:value-type="float">
            <text:p>5057982</text:p>
          </table:table-cell>
          <table:table-cell office:value-type="float" office:value="5096721" calcext:value-type="float">
            <text:p>5096721</text:p>
          </table:table-cell>
          <table:table-cell office:value-type="float" office:value="51892" calcext:value-type="float">
            <text:p>51892</text:p>
          </table:table-cell>
          <table:table-cell office:value-type="float" office:value="13153" calcext:value-type="float">
            <text:p>1315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014" calcext:value-type="float">
            <text:p>100014</text:p>
          </table:table-cell>
          <table:table-cell office:value-type="float" office:value="39142" calcext:value-type="float">
            <text:p>39142</text:p>
          </table:table-cell>
          <table:table-cell office:value-type="float" office:value="47741" calcext:value-type="float">
            <text:p>47741</text:p>
          </table:table-cell>
          <table:table-cell office:value-type="float" office:value="14034" calcext:value-type="float">
            <text:p>14034</text:p>
          </table:table-cell>
          <table:table-cell office:value-type="float" office:value="60196" calcext:value-type="float">
            <text:p>60196</text:p>
          </table:table-cell>
          <table:table-cell office:value-type="float" office:value="-12643" calcext:value-type="float">
            <text:p>-12643</text:p>
          </table:table-cell>
          <table:table-cell office:value-type="float" office:value="-2946" calcext:value-type="float">
            <text:p>-2946</text:p>
          </table:table-cell>
          <table:table-cell office:value-type="float" office:value="3612" calcext:value-type="float">
            <text:p>3612</text:p>
          </table:table-cell>
          <table:table-cell office:value-type="float" office:value="24065" calcext:value-type="float">
            <text:p>24065</text:p>
          </table:table-cell>
          <table:table-cell office:value-type="float" office:value="45321" calcext:value-type="float">
            <text:p>45321</text:p>
          </table:table-cell>
          <table:table-cell office:value-type="float" office:value="-10818" calcext:value-type="float">
            <text:p>-10818</text:p>
          </table:table-cell>
          <table:table-cell office:value-type="float" office:value="-11300" calcext:value-type="float">
            <text:p>-11300</text:p>
          </table:table-cell>
          <table:table-cell office:value-type="float" office:value="95673" calcext:value-type="float">
            <text:p>95673</text:p>
          </table:table-cell>
          <table:table-cell office:value-type="float" office:value="100853" calcext:value-type="float">
            <text:p>100853</text:p>
          </table:table-cell>
          <table:table-cell office:value-type="float" office:value="4341" calcext:value-type="float">
            <text:p>4341</text:p>
          </table:table-cell>
          <table:table-cell office:value-type="float" office:value="-839" calcext:value-type="float">
            <text:p>-839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22.3" calcext:value-type="float">
            <text:p>22.3</text:p>
          </table:table-cell>
          <table:table-cell office:value-type="float" office:value="6.1" calcext:value-type="float">
            <text:p>6.1</text:p>
          </table:table-cell>
          <table:table-cell office:value-type="float" office:value="56.5" calcext:value-type="float">
            <text:p>56.5</text:p>
          </table:table-cell>
          <table:table-cell office:value-type="float" office:value="5.5" calcext:value-type="float">
            <text:p>5.5</text:p>
          </table:table-cell>
          <table:table-cell office:value-type="float" office:value="7.9" calcext:value-type="float">
            <text:p>7.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office:value-type="float" office:value="9.4" calcext:value-type="float">
            <text:p>9.4</text:p>
          </table:table-cell>
          <table:table-cell office:value-type="float" office:value="99" calcext:value-type="float">
            <text:p>99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22.3" calcext:value-type="float">
            <text:p>22.3</text:p>
          </table:table-cell>
          <table:table-cell office:value-type="float" office:value="6.1" calcext:value-type="float">
            <text:p>6.1</text:p>
          </table:table-cell>
          <table:table-cell office:value-type="float" office:value="56.5" calcext:value-type="float">
            <text:p>56.5</text:p>
          </table:table-cell>
          <table:table-cell office:value-type="float" office:value="5.5" calcext:value-type="float">
            <text:p>5.5</text:p>
          </table:table-cell>
          <table:table-cell office:value-type="float" office:value="7.9" calcext:value-type="float">
            <text:p>7.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office:value-type="float" office:value="9.4" calcext:value-type="float">
            <text:p>9.4</text:p>
          </table:table-cell>
          <table:table-cell office:value-type="float" office:value="99" calcext:value-type="float">
            <text:p>99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82" calcext:value-type="float">
            <text:p>182</text:p>
          </table:table-cell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82" calcext:value-type="float">
            <text:p>182</text:p>
          </table:table-cell>
          <table:table-cell office:value-type="float" office:value="157" calcext:value-type="float">
            <text:p>15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38.7" calcext:value-type="float">
            <text:p>38.7</text:p>
          </table:table-cell>
          <table:table-cell office:value-type="float" office:value="43.7" calcext:value-type="float">
            <text:p>43.7</text:p>
          </table:table-cell>
          <table:table-cell office:value-type="float" office:value="55.5" calcext:value-type="float">
            <text:p>55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4.7" calcext:value-type="float">
            <text:p>34.7</text:p>
          </table:table-cell>
          <table:table-cell office:value-type="float" office:value="48.1" calcext:value-type="float">
            <text:p>48.1</text:p>
          </table:table-cell>
          <table:table-cell office:value-type="float" office:value="28.4" calcext:value-type="float">
            <text:p>28.4</text:p>
          </table:table-cell>
          <table:table-cell office:value-type="float" office:value="38.7" calcext:value-type="float">
            <text:p>38.7</text:p>
          </table:table-cell>
          <table:table-cell office:value-type="float" office:value="43.7" calcext:value-type="float">
            <text:p>43.7</text:p>
          </table:table-cell>
          <table:table-cell office:value-type="float" office:value="55.5" calcext:value-type="float">
            <text:p>55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4.7" calcext:value-type="float">
            <text:p>34.7</text:p>
          </table:table-cell>
          <table:table-cell office:value-type="float" office:value="48.1" calcext:value-type="float">
            <text:p>48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27" calcext:value-type="float">
            <text:p>180227</text:p>
          </table:table-cell>
          <table:table-cell office:value-type="float" office:value="43158" calcext:value-type="float">
            <text:p>43158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009860" calcext:value-type="float">
            <text:p>5009860</text:p>
          </table:table-cell>
          <table:table-cell office:value-type="float" office:value="3102240" calcext:value-type="float">
            <text:p>3102240</text:p>
          </table:table-cell>
          <table:table-cell office:value-type="float" office:value="1093305" calcext:value-type="float">
            <text:p>1093305</text:p>
          </table:table-cell>
          <table:table-cell office:value-type="float" office:value="296637" calcext:value-type="float">
            <text:p>296637</text:p>
          </table:table-cell>
          <table:table-cell office:value-type="float" office:value="2829069" calcext:value-type="float">
            <text:p>2829069</text:p>
          </table:table-cell>
          <table:table-cell office:value-type="float" office:value="296019" calcext:value-type="float">
            <text:p>296019</text:p>
          </table:table-cell>
          <table:table-cell office:value-type="float" office:value="406968" calcext:value-type="float">
            <text:p>406968</text:p>
          </table:table-cell>
          <table:table-cell office:value-type="float" office:value="25057" calcext:value-type="float">
            <text:p>25057</text:p>
          </table:table-cell>
          <table:table-cell office:value-type="float" office:value="194266" calcext:value-type="float">
            <text:p>194266</text:p>
          </table:table-cell>
          <table:table-cell office:value-type="float" office:value="173403" calcext:value-type="float">
            <text:p>173403</text:p>
          </table:table-cell>
          <table:table-cell office:value-type="float" office:value="65376" calcext:value-type="float">
            <text:p>65376</text:p>
          </table:table-cell>
          <table:table-cell office:value-type="float" office:value="492776" calcext:value-type="float">
            <text:p>492776</text:p>
          </table:table-cell>
          <table:table-cell office:value-type="float" office:value="4962309" calcext:value-type="float">
            <text:p>4962309</text:p>
          </table:table-cell>
          <table:table-cell office:value-type="float" office:value="4995868" calcext:value-type="float">
            <text:p>4995868</text:p>
          </table:table-cell>
          <table:table-cell office:value-type="float" office:value="47551" calcext:value-type="float">
            <text:p>47551</text:p>
          </table:table-cell>
          <table:table-cell office:value-type="float" office:value="13992" calcext:value-type="float">
            <text:p>13992</text:p>
          </table:table-cell>
          <table:table-cell office:value-type="float" office:value="5009860" calcext:value-type="float">
            <text:p>5009860</text:p>
          </table:table-cell>
          <table:table-cell office:value-type="float" office:value="3102240" calcext:value-type="float">
            <text:p>3102240</text:p>
          </table:table-cell>
          <table:table-cell office:value-type="float" office:value="1093305" calcext:value-type="float">
            <text:p>1093305</text:p>
          </table:table-cell>
          <table:table-cell office:value-type="float" office:value="296637" calcext:value-type="float">
            <text:p>296637</text:p>
          </table:table-cell>
          <table:table-cell office:value-type="float" office:value="2829069" calcext:value-type="float">
            <text:p>2829069</text:p>
          </table:table-cell>
          <table:table-cell office:value-type="float" office:value="296019" calcext:value-type="float">
            <text:p>296019</text:p>
          </table:table-cell>
          <table:table-cell office:value-type="float" office:value="406968" calcext:value-type="float">
            <text:p>406968</text:p>
          </table:table-cell>
          <table:table-cell office:value-type="float" office:value="25057" calcext:value-type="float">
            <text:p>25057</text:p>
          </table:table-cell>
          <table:table-cell office:value-type="float" office:value="194266" calcext:value-type="float">
            <text:p>194266</text:p>
          </table:table-cell>
          <table:table-cell office:value-type="float" office:value="173403" calcext:value-type="float">
            <text:p>173403</text:p>
          </table:table-cell>
          <table:table-cell office:value-type="float" office:value="65376" calcext:value-type="float">
            <text:p>65376</text:p>
          </table:table-cell>
          <table:table-cell office:value-type="float" office:value="492776" calcext:value-type="float">
            <text:p>492776</text:p>
          </table:table-cell>
          <table:table-cell office:value-type="float" office:value="4962309" calcext:value-type="float">
            <text:p>4962309</text:p>
          </table:table-cell>
          <table:table-cell office:value-type="float" office:value="4995868" calcext:value-type="float">
            <text:p>4995868</text:p>
          </table:table-cell>
          <table:table-cell office:value-type="float" office:value="47551" calcext:value-type="float">
            <text:p>47551</text:p>
          </table:table-cell>
          <table:table-cell office:value-type="float" office:value="13992" calcext:value-type="float">
            <text:p>139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18695" calcext:value-type="float">
            <text:p>-218695</text:p>
          </table:table-cell>
          <table:table-cell office:value-type="float" office:value="-140295" calcext:value-type="float">
            <text:p>-140295</text:p>
          </table:table-cell>
          <table:table-cell office:value-type="float" office:value="-26144" calcext:value-type="float">
            <text:p>-26144</text:p>
          </table:table-cell>
          <table:table-cell office:value-type="float" office:value="-15084" calcext:value-type="float">
            <text:p>-15084</text:p>
          </table:table-cell>
          <table:table-cell office:value-type="float" office:value="-95015" calcext:value-type="float">
            <text:p>-95015</text:p>
          </table:table-cell>
          <table:table-cell office:value-type="float" office:value="-11992" calcext:value-type="float">
            <text:p>-11992</text:p>
          </table:table-cell>
          <table:table-cell office:value-type="float" office:value="-17515" calcext:value-type="float">
            <text:p>-17515</text:p>
          </table:table-cell>
          <table:table-cell office:value-type="float" office:value="-4740" calcext:value-type="float">
            <text:p>-4740</text:p>
          </table:table-cell>
          <table:table-cell office:value-type="float" office:value="-16148" calcext:value-type="float">
            <text:p>-16148</text:p>
          </table:table-cell>
          <table:table-cell office:value-type="float" office:value="31258" calcext:value-type="float">
            <text:p>31258</text:p>
          </table:table-cell>
          <table:table-cell office:value-type="float" office:value="-12110" calcext:value-type="float">
            <text:p>-12110</text:p>
          </table:table-cell>
          <table:table-cell office:value-type="float" office:value="-52808" calcext:value-type="float">
            <text:p>-52808</text:p>
          </table:table-cell>
          <table:table-cell office:value-type="float" office:value="-222584" calcext:value-type="float">
            <text:p>-222584</text:p>
          </table:table-cell>
          <table:table-cell office:value-type="float" office:value="-218957" calcext:value-type="float">
            <text:p>-218957</text:p>
          </table:table-cell>
          <table:table-cell office:value-type="float" office:value="3889" calcext:value-type="float">
            <text:p>3889</text:p>
          </table:table-cell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float" office:value="61.9" calcext:value-type="float">
            <text:p>61.9</text:p>
          </table:table-cell>
          <table:table-cell office:value-type="float" office:value="21.8" calcext:value-type="float">
            <text:p>21.8</text:p>
          </table:table-cell>
          <table:table-cell office:value-type="float" office:value="5.9" calcext:value-type="float">
            <text:p>5.9</text:p>
          </table:table-cell>
          <table:table-cell office:value-type="float" office:value="56.5" calcext:value-type="float">
            <text:p>56.5</text:p>
          </table:table-cell>
          <table:table-cell office:value-type="float" office:value="5.9" calcext:value-type="float">
            <text:p>5.9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9.8" calcext:value-type="float">
            <text:p>9.8</text:p>
          </table:table-cell>
          <table:table-cell office:value-type="float" office:value="99.1" calcext:value-type="float">
            <text:p>99.1</text:p>
          </table:table-cell>
          <table:table-cell office:value-type="float" office:value="99.7" calcext:value-type="float">
            <text:p>99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61.9" calcext:value-type="float">
            <text:p>61.9</text:p>
          </table:table-cell>
          <table:table-cell office:value-type="float" office:value="21.8" calcext:value-type="float">
            <text:p>21.8</text:p>
          </table:table-cell>
          <table:table-cell office:value-type="float" office:value="5.9" calcext:value-type="float">
            <text:p>5.9</text:p>
          </table:table-cell>
          <table:table-cell office:value-type="float" office:value="56.5" calcext:value-type="float">
            <text:p>56.5</text:p>
          </table:table-cell>
          <table:table-cell office:value-type="float" office:value="5.9" calcext:value-type="float">
            <text:p>5.9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9.8" calcext:value-type="float">
            <text:p>9.8</text:p>
          </table:table-cell>
          <table:table-cell office:value-type="float" office:value="99.1" calcext:value-type="float">
            <text:p>99.1</text:p>
          </table:table-cell>
          <table:table-cell office:value-type="float" office:value="99.7" calcext:value-type="float">
            <text:p>99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39.3" calcext:value-type="float">
            <text:p>39.3</text:p>
          </table:table-cell>
          <table:table-cell office:value-type="float" office:value="43.6" calcext:value-type="float">
            <text:p>43.6</text:p>
          </table:table-cell>
          <table:table-cell office:value-type="float" office:value="56.3" calcext:value-type="float">
            <text:p>56.3</text:p>
          </table:table-cell>
          <table:table-cell office:value-type="float" office:value="23.5" calcext:value-type="float">
            <text:p>23.5</text:p>
          </table:table-cell>
          <table:table-cell office:value-type="float" office:value="37.1" calcext:value-type="float">
            <text:p>37.1</text:p>
          </table:table-cell>
          <table:table-cell office:value-type="float" office:value="35.3" calcext:value-type="float">
            <text:p>35.3</text:p>
          </table:table-cell>
          <table:table-cell office:value-type="float" office:value="48.2" calcext:value-type="float">
            <text:p>48.2</text:p>
          </table:table-cell>
          <table:table-cell office:value-type="float" office:value="28.7" calcext:value-type="float">
            <text:p>28.7</text:p>
          </table:table-cell>
          <table:table-cell office:value-type="float" office:value="39.3" calcext:value-type="float">
            <text:p>39.3</text:p>
          </table:table-cell>
          <table:table-cell office:value-type="float" office:value="43.6" calcext:value-type="float">
            <text:p>43.6</text:p>
          </table:table-cell>
          <table:table-cell office:value-type="float" office:value="56.3" calcext:value-type="float">
            <text:p>56.3</text:p>
          </table:table-cell>
          <table:table-cell office:value-type="float" office:value="23.5" calcext:value-type="float">
            <text:p>23.5</text:p>
          </table:table-cell>
          <table:table-cell office:value-type="float" office:value="37.1" calcext:value-type="float">
            <text:p>37.1</text:p>
          </table:table-cell>
          <table:table-cell office:value-type="float" office:value="35.3" calcext:value-type="float">
            <text:p>35.3</text:p>
          </table:table-cell>
          <table:table-cell office:value-type="float" office:value="48.2" calcext:value-type="float">
            <text:p>48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20" calcext:value-type="float">
            <text:p>180220</text:p>
          </table:table-cell>
          <table:table-cell office:value-type="float" office:value="43151" calcext:value-type="float">
            <text:p>43151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28555" calcext:value-type="float">
            <text:p>5228555</text:p>
          </table:table-cell>
          <table:table-cell office:value-type="float" office:value="3242535" calcext:value-type="float">
            <text:p>3242535</text:p>
          </table:table-cell>
          <table:table-cell office:value-type="float" office:value="1119449" calcext:value-type="float">
            <text:p>1119449</text:p>
          </table:table-cell>
          <table:table-cell office:value-type="float" office:value="311721" calcext:value-type="float">
            <text:p>311721</text:p>
          </table:table-cell>
          <table:table-cell office:value-type="float" office:value="2924084" calcext:value-type="float">
            <text:p>2924084</text:p>
          </table:table-cell>
          <table:table-cell office:value-type="float" office:value="308011" calcext:value-type="float">
            <text:p>308011</text:p>
          </table:table-cell>
          <table:table-cell office:value-type="float" office:value="424483" calcext:value-type="float">
            <text:p>424483</text:p>
          </table:table-cell>
          <table:table-cell office:value-type="float" office:value="29797" calcext:value-type="float">
            <text:p>29797</text:p>
          </table:table-cell>
          <table:table-cell office:value-type="float" office:value="210414" calcext:value-type="float">
            <text:p>210414</text:p>
          </table:table-cell>
          <table:table-cell office:value-type="float" office:value="142145" calcext:value-type="float">
            <text:p>142145</text:p>
          </table:table-cell>
          <table:table-cell office:value-type="float" office:value="77486" calcext:value-type="float">
            <text:p>77486</text:p>
          </table:table-cell>
          <table:table-cell office:value-type="float" office:value="545584" calcext:value-type="float">
            <text:p>545584</text:p>
          </table:table-cell>
          <table:table-cell office:value-type="float" office:value="5184893" calcext:value-type="float">
            <text:p>5184893</text:p>
          </table:table-cell>
          <table:table-cell office:value-type="float" office:value="5214825" calcext:value-type="float">
            <text:p>5214825</text:p>
          </table:table-cell>
          <table:table-cell office:value-type="float" office:value="43662" calcext:value-type="float">
            <text:p>43662</text:p>
          </table:table-cell>
          <table:table-cell office:value-type="float" office:value="13730" calcext:value-type="float">
            <text:p>13730</text:p>
          </table:table-cell>
          <table:table-cell office:value-type="float" office:value="5228555" calcext:value-type="float">
            <text:p>5228555</text:p>
          </table:table-cell>
          <table:table-cell office:value-type="float" office:value="3242535" calcext:value-type="float">
            <text:p>3242535</text:p>
          </table:table-cell>
          <table:table-cell office:value-type="float" office:value="1119449" calcext:value-type="float">
            <text:p>1119449</text:p>
          </table:table-cell>
          <table:table-cell office:value-type="float" office:value="311721" calcext:value-type="float">
            <text:p>311721</text:p>
          </table:table-cell>
          <table:table-cell office:value-type="float" office:value="2924084" calcext:value-type="float">
            <text:p>2924084</text:p>
          </table:table-cell>
          <table:table-cell office:value-type="float" office:value="308011" calcext:value-type="float">
            <text:p>308011</text:p>
          </table:table-cell>
          <table:table-cell office:value-type="float" office:value="424483" calcext:value-type="float">
            <text:p>424483</text:p>
          </table:table-cell>
          <table:table-cell office:value-type="float" office:value="29797" calcext:value-type="float">
            <text:p>29797</text:p>
          </table:table-cell>
          <table:table-cell office:value-type="float" office:value="210414" calcext:value-type="float">
            <text:p>210414</text:p>
          </table:table-cell>
          <table:table-cell office:value-type="float" office:value="142145" calcext:value-type="float">
            <text:p>142145</text:p>
          </table:table-cell>
          <table:table-cell office:value-type="float" office:value="77486" calcext:value-type="float">
            <text:p>77486</text:p>
          </table:table-cell>
          <table:table-cell office:value-type="float" office:value="545584" calcext:value-type="float">
            <text:p>545584</text:p>
          </table:table-cell>
          <table:table-cell office:value-type="float" office:value="5184893" calcext:value-type="float">
            <text:p>5184893</text:p>
          </table:table-cell>
          <table:table-cell office:value-type="float" office:value="5214825" calcext:value-type="float">
            <text:p>5214825</text:p>
          </table:table-cell>
          <table:table-cell office:value-type="float" office:value="43662" calcext:value-type="float">
            <text:p>43662</text:p>
          </table:table-cell>
          <table:table-cell office:value-type="float" office:value="13730" calcext:value-type="float">
            <text:p>1373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6474" calcext:value-type="float">
            <text:p>26474</text:p>
          </table:table-cell>
          <table:table-cell office:value-type="float" office:value="57691" calcext:value-type="float">
            <text:p>57691</text:p>
          </table:table-cell>
          <table:table-cell office:value-type="float" office:value="-6984" calcext:value-type="float">
            <text:p>-6984</text:p>
          </table:table-cell>
          <table:table-cell office:value-type="float" office:value="-22590" calcext:value-type="float">
            <text:p>-22590</text:p>
          </table:table-cell>
          <table:table-cell office:value-type="float" office:value="60306" calcext:value-type="float">
            <text:p>60306</text:p>
          </table:table-cell>
          <table:table-cell office:value-type="float" office:value="-219" calcext:value-type="float">
            <text:p>-219</text:p>
          </table:table-cell>
          <table:table-cell office:value-type="float" office:value="18832" calcext:value-type="float">
            <text:p>18832</text:p>
          </table:table-cell>
          <table:table-cell office:value-type="float" office:value="-1505" calcext:value-type="float">
            <text:p>-1505</text:p>
          </table:table-cell>
          <table:table-cell office:value-type="float" office:value="-22200" calcext:value-type="float">
            <text:p>-22200</text:p>
          </table:table-cell>
          <table:table-cell office:value-type="float" office:value="-15148" calcext:value-type="float">
            <text:p>-15148</text:p>
          </table:table-cell>
          <table:table-cell office:value-type="float" office:value="-12989" calcext:value-type="float">
            <text:p>-12989</text:p>
          </table:table-cell>
          <table:table-cell office:value-type="float" office:value="8803" calcext:value-type="float">
            <text:p>8803</text:p>
          </table:table-cell>
          <table:table-cell office:value-type="float" office:value="25169" calcext:value-type="float">
            <text:p>25169</text:p>
          </table:table-cell>
          <table:table-cell office:value-type="float" office:value="25212" calcext:value-type="float">
            <text:p>25212</text:p>
          </table:table-cell>
          <table:table-cell office:value-type="float" office:value="1305" calcext:value-type="float">
            <text:p>1305</text:p>
          </table:table-cell>
          <table:table-cell office:value-type="float" office:value="1262" calcext:value-type="float">
            <text:p>1262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1.4" calcext:value-type="float">
            <text:p>21.4</text:p>
          </table:table-cell>
          <table:table-cell office:value-type="float" office:value="6" calcext:value-type="float">
            <text:p>6</text:p>
          </table:table-cell>
          <table:table-cell office:value-type="float" office:value="55.9" calcext:value-type="float">
            <text:p>55.9</text:p>
          </table:table-cell>
          <table:table-cell office:value-type="float" office:value="5.9" calcext:value-type="float">
            <text:p>5.9</text:p>
          </table:table-cell>
          <table:table-cell office:value-type="float" office:value="8.1" calcext:value-type="float">
            <text:p>8.1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10.4" calcext:value-type="float">
            <text:p>10.4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1.4" calcext:value-type="float">
            <text:p>21.4</text:p>
          </table:table-cell>
          <table:table-cell office:value-type="float" office:value="6" calcext:value-type="float">
            <text:p>6</text:p>
          </table:table-cell>
          <table:table-cell office:value-type="float" office:value="55.9" calcext:value-type="float">
            <text:p>55.9</text:p>
          </table:table-cell>
          <table:table-cell office:value-type="float" office:value="5.9" calcext:value-type="float">
            <text:p>5.9</text:p>
          </table:table-cell>
          <table:table-cell office:value-type="float" office:value="8.1" calcext:value-type="float">
            <text:p>8.1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10.4" calcext:value-type="float">
            <text:p>10.4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169" calcext:value-type="float">
            <text:p>16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38.4" calcext:value-type="float">
            <text:p>38.4</text:p>
          </table:table-cell>
          <table:table-cell office:value-type="float" office:value="44.2" calcext:value-type="float">
            <text:p>44.2</text:p>
          </table:table-cell>
          <table:table-cell office:value-type="float" office:value="54.9" calcext:value-type="float">
            <text:p>54.9</text:p>
          </table:table-cell>
          <table:table-cell office:value-type="float" office:value="23.9" calcext:value-type="float">
            <text:p>23.9</text:p>
          </table:table-cell>
          <table:table-cell office:value-type="float" office:value="36.7" calcext:value-type="float">
            <text:p>36.7</text:p>
          </table:table-cell>
          <table:table-cell office:value-type="float" office:value="35.1" calcext:value-type="float">
            <text:p>35.1</text:p>
          </table:table-cell>
          <table:table-cell office:value-type="float" office:value="47.4" calcext:value-type="float">
            <text:p>47.4</text:p>
          </table:table-cell>
          <table:table-cell office:value-type="float" office:value="28.8" calcext:value-type="float">
            <text:p>28.8</text:p>
          </table:table-cell>
          <table:table-cell office:value-type="float" office:value="38.4" calcext:value-type="float">
            <text:p>38.4</text:p>
          </table:table-cell>
          <table:table-cell office:value-type="float" office:value="44.2" calcext:value-type="float">
            <text:p>44.2</text:p>
          </table:table-cell>
          <table:table-cell office:value-type="float" office:value="54.9" calcext:value-type="float">
            <text:p>54.9</text:p>
          </table:table-cell>
          <table:table-cell office:value-type="float" office:value="23.9" calcext:value-type="float">
            <text:p>23.9</text:p>
          </table:table-cell>
          <table:table-cell office:value-type="float" office:value="36.7" calcext:value-type="float">
            <text:p>36.7</text:p>
          </table:table-cell>
          <table:table-cell office:value-type="float" office:value="35.1" calcext:value-type="float">
            <text:p>35.1</text:p>
          </table:table-cell>
          <table:table-cell office:value-type="float" office:value="47.4" calcext:value-type="float">
            <text:p>47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13" calcext:value-type="float">
            <text:p>180213</text:p>
          </table:table-cell>
          <table:table-cell office:value-type="float" office:value="43144" calcext:value-type="float">
            <text:p>43144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02081" calcext:value-type="float">
            <text:p>5202081</text:p>
          </table:table-cell>
          <table:table-cell office:value-type="float" office:value="3184844" calcext:value-type="float">
            <text:p>3184844</text:p>
          </table:table-cell>
          <table:table-cell office:value-type="float" office:value="1126433" calcext:value-type="float">
            <text:p>1126433</text:p>
          </table:table-cell>
          <table:table-cell office:value-type="float" office:value="334311" calcext:value-type="float">
            <text:p>334311</text:p>
          </table:table-cell>
          <table:table-cell office:value-type="float" office:value="2863778" calcext:value-type="float">
            <text:p>2863778</text:p>
          </table:table-cell>
          <table:table-cell office:value-type="float" office:value="308230" calcext:value-type="float">
            <text:p>308230</text:p>
          </table:table-cell>
          <table:table-cell office:value-type="float" office:value="405651" calcext:value-type="float">
            <text:p>405651</text:p>
          </table:table-cell>
          <table:table-cell office:value-type="float" office:value="31302" calcext:value-type="float">
            <text:p>31302</text:p>
          </table:table-cell>
          <table:table-cell office:value-type="float" office:value="232614" calcext:value-type="float">
            <text:p>232614</text:p>
          </table:table-cell>
          <table:table-cell office:value-type="float" office:value="157293" calcext:value-type="float">
            <text:p>157293</text:p>
          </table:table-cell>
          <table:table-cell office:value-type="float" office:value="90475" calcext:value-type="float">
            <text:p>90475</text:p>
          </table:table-cell>
          <table:table-cell office:value-type="float" office:value="536781" calcext:value-type="float">
            <text:p>536781</text:p>
          </table:table-cell>
          <table:table-cell office:value-type="float" office:value="5159724" calcext:value-type="float">
            <text:p>5159724</text:p>
          </table:table-cell>
          <table:table-cell office:value-type="float" office:value="5189613" calcext:value-type="float">
            <text:p>5189613</text:p>
          </table:table-cell>
          <table:table-cell office:value-type="float" office:value="42357" calcext:value-type="float">
            <text:p>42357</text:p>
          </table:table-cell>
          <table:table-cell office:value-type="float" office:value="12468" calcext:value-type="float">
            <text:p>12468</text:p>
          </table:table-cell>
          <table:table-cell office:value-type="float" office:value="5202081" calcext:value-type="float">
            <text:p>5202081</text:p>
          </table:table-cell>
          <table:table-cell office:value-type="float" office:value="3184844" calcext:value-type="float">
            <text:p>3184844</text:p>
          </table:table-cell>
          <table:table-cell office:value-type="float" office:value="1126433" calcext:value-type="float">
            <text:p>1126433</text:p>
          </table:table-cell>
          <table:table-cell office:value-type="float" office:value="334311" calcext:value-type="float">
            <text:p>334311</text:p>
          </table:table-cell>
          <table:table-cell office:value-type="float" office:value="2863778" calcext:value-type="float">
            <text:p>2863778</text:p>
          </table:table-cell>
          <table:table-cell office:value-type="float" office:value="308230" calcext:value-type="float">
            <text:p>308230</text:p>
          </table:table-cell>
          <table:table-cell office:value-type="float" office:value="405651" calcext:value-type="float">
            <text:p>405651</text:p>
          </table:table-cell>
          <table:table-cell office:value-type="float" office:value="31302" calcext:value-type="float">
            <text:p>31302</text:p>
          </table:table-cell>
          <table:table-cell office:value-type="float" office:value="232614" calcext:value-type="float">
            <text:p>232614</text:p>
          </table:table-cell>
          <table:table-cell office:value-type="float" office:value="157293" calcext:value-type="float">
            <text:p>157293</text:p>
          </table:table-cell>
          <table:table-cell office:value-type="float" office:value="90475" calcext:value-type="float">
            <text:p>90475</text:p>
          </table:table-cell>
          <table:table-cell office:value-type="float" office:value="536781" calcext:value-type="float">
            <text:p>536781</text:p>
          </table:table-cell>
          <table:table-cell office:value-type="float" office:value="5159724" calcext:value-type="float">
            <text:p>5159724</text:p>
          </table:table-cell>
          <table:table-cell office:value-type="float" office:value="5189613" calcext:value-type="float">
            <text:p>5189613</text:p>
          </table:table-cell>
          <table:table-cell office:value-type="float" office:value="42357" calcext:value-type="float">
            <text:p>42357</text:p>
          </table:table-cell>
          <table:table-cell office:value-type="float" office:value="12468" calcext:value-type="float">
            <text:p>1246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635" calcext:value-type="float">
            <text:p>14635</text:p>
          </table:table-cell>
          <table:table-cell office:value-type="float" office:value="145236" calcext:value-type="float">
            <text:p>145236</text:p>
          </table:table-cell>
          <table:table-cell office:value-type="float" office:value="-6191" calcext:value-type="float">
            <text:p>-6191</text:p>
          </table:table-cell>
          <table:table-cell office:value-type="float" office:value="11086" calcext:value-type="float">
            <text:p>11086</text:p>
          </table:table-cell>
          <table:table-cell office:value-type="float" office:value="29840" calcext:value-type="float">
            <text:p>29840</text:p>
          </table:table-cell>
          <table:table-cell office:value-type="float" office:value="-9674" calcext:value-type="float">
            <text:p>-9674</text:p>
          </table:table-cell>
          <table:table-cell office:value-type="float" office:value="-5008" calcext:value-type="float">
            <text:p>-5008</text:p>
          </table:table-cell>
          <table:table-cell office:value-type="float" office:value="5898" calcext:value-type="float">
            <text:p>5898</text:p>
          </table:table-cell>
          <table:table-cell office:value-type="float" office:value="-32191" calcext:value-type="float">
            <text:p>-32191</text:p>
          </table:table-cell>
          <table:table-cell office:value-type="float" office:value="-109683" calcext:value-type="float">
            <text:p>-109683</text:p>
          </table:table-cell>
          <table:table-cell office:value-type="float" office:value="8714" calcext:value-type="float">
            <text:p>8714</text:p>
          </table:table-cell>
          <table:table-cell office:value-type="float" office:value="19672" calcext:value-type="float">
            <text:p>19672</text:p>
          </table:table-cell>
          <table:table-cell office:value-type="float" office:value="19438" calcext:value-type="float">
            <text:p>19438</text:p>
          </table:table-cell>
          <table:table-cell office:value-type="float" office:value="16068" calcext:value-type="float">
            <text:p>16068</text:p>
          </table:table-cell>
          <table:table-cell office:value-type="float" office:value="-4803" calcext:value-type="float">
            <text:p>-4803</text:p>
          </table:table-cell>
          <table:table-cell office:value-type="float" office:value="-1433" calcext:value-type="float">
            <text:p>-1433</text:p>
          </table:table-cell>
          <table:table-cell office:value-type="float" office:value="100" calcext:value-type="float">
            <text:p>100</text:p>
          </table:table-cell>
          <table:table-cell office:value-type="float" office:value="61.2" calcext:value-type="float">
            <text:p>61.2</text:p>
          </table:table-cell>
          <table:table-cell office:value-type="float" office:value="21.7" calcext:value-type="float">
            <text:p>21.7</text:p>
          </table:table-cell>
          <table:table-cell office:value-type="float" office:value="6.4" calcext:value-type="float">
            <text:p>6.4</text:p>
          </table:table-cell>
          <table:table-cell office:value-type="float" office:value="55.1" calcext:value-type="float">
            <text:p>55.1</text:p>
          </table:table-cell>
          <table:table-cell office:value-type="float" office:value="5.9" calcext:value-type="float">
            <text:p>5.9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10.3" calcext:value-type="float">
            <text:p>10.3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1.2" calcext:value-type="float">
            <text:p>61.2</text:p>
          </table:table-cell>
          <table:table-cell office:value-type="float" office:value="21.7" calcext:value-type="float">
            <text:p>21.7</text:p>
          </table:table-cell>
          <table:table-cell office:value-type="float" office:value="6.4" calcext:value-type="float">
            <text:p>6.4</text:p>
          </table:table-cell>
          <table:table-cell office:value-type="float" office:value="55.1" calcext:value-type="float">
            <text:p>55.1</text:p>
          </table:table-cell>
          <table:table-cell office:value-type="float" office:value="5.9" calcext:value-type="float">
            <text:p>5.9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10.3" calcext:value-type="float">
            <text:p>10.3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38.3" calcext:value-type="float">
            <text:p>38.3</text:p>
          </table:table-cell>
          <table:table-cell office:value-type="float" office:value="44.2" calcext:value-type="float">
            <text:p>44.2</text:p>
          </table:table-cell>
          <table:table-cell office:value-type="float" office:value="54.7" calcext:value-type="float">
            <text:p>54.7</text:p>
          </table:table-cell>
          <table:table-cell office:value-type="float" office:value="23.2" calcext:value-type="float">
            <text:p>23.2</text:p>
          </table:table-cell>
          <table:table-cell office:value-type="float" office:value="36.5" calcext:value-type="float">
            <text:p>36.5</text:p>
          </table:table-cell>
          <table:table-cell office:value-type="float" office:value="34.4" calcext:value-type="float">
            <text:p>34.4</text:p>
          </table:table-cell>
          <table:table-cell office:value-type="float" office:value="47" calcext:value-type="float">
            <text:p>47</text:p>
          </table:table-cell>
          <table:table-cell office:value-type="float" office:value="28.8" calcext:value-type="float">
            <text:p>28.8</text:p>
          </table:table-cell>
          <table:table-cell office:value-type="float" office:value="38.3" calcext:value-type="float">
            <text:p>38.3</text:p>
          </table:table-cell>
          <table:table-cell office:value-type="float" office:value="44.2" calcext:value-type="float">
            <text:p>44.2</text:p>
          </table:table-cell>
          <table:table-cell office:value-type="float" office:value="54.7" calcext:value-type="float">
            <text:p>54.7</text:p>
          </table:table-cell>
          <table:table-cell office:value-type="float" office:value="23.2" calcext:value-type="float">
            <text:p>23.2</text:p>
          </table:table-cell>
          <table:table-cell office:value-type="float" office:value="36.5" calcext:value-type="float">
            <text:p>36.5</text:p>
          </table:table-cell>
          <table:table-cell office:value-type="float" office:value="34.4" calcext:value-type="float">
            <text:p>34.4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06" calcext:value-type="float">
            <text:p>180206</text:p>
          </table:table-cell>
          <table:table-cell office:value-type="float" office:value="43137" calcext:value-type="float">
            <text:p>43137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87446" calcext:value-type="float">
            <text:p>5187446</text:p>
          </table:table-cell>
          <table:table-cell office:value-type="float" office:value="3039608" calcext:value-type="float">
            <text:p>3039608</text:p>
          </table:table-cell>
          <table:table-cell office:value-type="float" office:value="1132624" calcext:value-type="float">
            <text:p>1132624</text:p>
          </table:table-cell>
          <table:table-cell office:value-type="float" office:value="323225" calcext:value-type="float">
            <text:p>323225</text:p>
          </table:table-cell>
          <table:table-cell office:value-type="float" office:value="2833938" calcext:value-type="float">
            <text:p>2833938</text:p>
          </table:table-cell>
          <table:table-cell office:value-type="float" office:value="317904" calcext:value-type="float">
            <text:p>317904</text:p>
          </table:table-cell>
          <table:table-cell office:value-type="float" office:value="410659" calcext:value-type="float">
            <text:p>410659</text:p>
          </table:table-cell>
          <table:table-cell office:value-type="float" office:value="25404" calcext:value-type="float">
            <text:p>25404</text:p>
          </table:table-cell>
          <table:table-cell office:value-type="float" office:value="264805" calcext:value-type="float">
            <text:p>264805</text:p>
          </table:table-cell>
          <table:table-cell office:value-type="float" office:value="266976" calcext:value-type="float">
            <text:p>266976</text:p>
          </table:table-cell>
          <table:table-cell office:value-type="float" office:value="81761" calcext:value-type="float">
            <text:p>81761</text:p>
          </table:table-cell>
          <table:table-cell office:value-type="float" office:value="517109" calcext:value-type="float">
            <text:p>517109</text:p>
          </table:table-cell>
          <table:table-cell office:value-type="float" office:value="5140286" calcext:value-type="float">
            <text:p>5140286</text:p>
          </table:table-cell>
          <table:table-cell office:value-type="float" office:value="5173545" calcext:value-type="float">
            <text:p>5173545</text:p>
          </table:table-cell>
          <table:table-cell office:value-type="float" office:value="47160" calcext:value-type="float">
            <text:p>47160</text:p>
          </table:table-cell>
          <table:table-cell office:value-type="float" office:value="13901" calcext:value-type="float">
            <text:p>13901</text:p>
          </table:table-cell>
          <table:table-cell office:value-type="float" office:value="5187446" calcext:value-type="float">
            <text:p>5187446</text:p>
          </table:table-cell>
          <table:table-cell office:value-type="float" office:value="3039608" calcext:value-type="float">
            <text:p>3039608</text:p>
          </table:table-cell>
          <table:table-cell office:value-type="float" office:value="1132624" calcext:value-type="float">
            <text:p>1132624</text:p>
          </table:table-cell>
          <table:table-cell office:value-type="float" office:value="323225" calcext:value-type="float">
            <text:p>323225</text:p>
          </table:table-cell>
          <table:table-cell office:value-type="float" office:value="2833938" calcext:value-type="float">
            <text:p>2833938</text:p>
          </table:table-cell>
          <table:table-cell office:value-type="float" office:value="317904" calcext:value-type="float">
            <text:p>317904</text:p>
          </table:table-cell>
          <table:table-cell office:value-type="float" office:value="410659" calcext:value-type="float">
            <text:p>410659</text:p>
          </table:table-cell>
          <table:table-cell office:value-type="float" office:value="25404" calcext:value-type="float">
            <text:p>25404</text:p>
          </table:table-cell>
          <table:table-cell office:value-type="float" office:value="264805" calcext:value-type="float">
            <text:p>264805</text:p>
          </table:table-cell>
          <table:table-cell office:value-type="float" office:value="266976" calcext:value-type="float">
            <text:p>266976</text:p>
          </table:table-cell>
          <table:table-cell office:value-type="float" office:value="81761" calcext:value-type="float">
            <text:p>81761</text:p>
          </table:table-cell>
          <table:table-cell office:value-type="float" office:value="517109" calcext:value-type="float">
            <text:p>517109</text:p>
          </table:table-cell>
          <table:table-cell office:value-type="float" office:value="5140286" calcext:value-type="float">
            <text:p>5140286</text:p>
          </table:table-cell>
          <table:table-cell office:value-type="float" office:value="5173545" calcext:value-type="float">
            <text:p>5173545</text:p>
          </table:table-cell>
          <table:table-cell office:value-type="float" office:value="47160" calcext:value-type="float">
            <text:p>47160</text:p>
          </table:table-cell>
          <table:table-cell office:value-type="float" office:value="13901" calcext:value-type="float">
            <text:p>139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0139" calcext:value-type="float">
            <text:p>30139</text:p>
          </table:table-cell>
          <table:table-cell office:value-type="float" office:value="14735" calcext:value-type="float">
            <text:p>14735</text:p>
          </table:table-cell>
          <table:table-cell office:value-type="float" office:value="6243" calcext:value-type="float">
            <text:p>6243</text:p>
          </table:table-cell>
          <table:table-cell office:value-type="float" office:value="31788" calcext:value-type="float">
            <text:p>31788</text:p>
          </table:table-cell>
          <table:table-cell office:value-type="float" office:value="-47054" calcext:value-type="float">
            <text:p>-47054</text:p>
          </table:table-cell>
          <table:table-cell office:value-type="float" office:value="21" calcext:value-type="float">
            <text:p>21</text:p>
          </table:table-cell>
          <table:table-cell office:value-type="float" office:value="1830" calcext:value-type="float">
            <text:p>1830</text:p>
          </table:table-cell>
          <table:table-cell office:value-type="float" office:value="3355" calcext:value-type="float">
            <text:p>3355</text:p>
          </table:table-cell>
          <table:table-cell office:value-type="float" office:value="5567" calcext:value-type="float">
            <text:p>5567</text:p>
          </table:table-cell>
          <table:table-cell office:value-type="float" office:value="-68377" calcext:value-type="float">
            <text:p>-68377</text:p>
          </table:table-cell>
          <table:table-cell office:value-type="float" office:value="20133" calcext:value-type="float">
            <text:p>20133</text:p>
          </table:table-cell>
          <table:table-cell office:value-type="float" office:value="41961" calcext:value-type="float">
            <text:p>41961</text:p>
          </table:table-cell>
          <table:table-cell office:value-type="float" office:value="27525" calcext:value-type="float">
            <text:p>27525</text:p>
          </table:table-cell>
          <table:table-cell office:value-type="float" office:value="30226" calcext:value-type="float">
            <text:p>30226</text:p>
          </table:table-cell>
          <table:table-cell office:value-type="float" office:value="2614" calcext:value-type="float">
            <text:p>2614</text:p>
          </table:table-cell>
          <table:table-cell office:value-type="float" office:value="-87" calcext:value-type="float">
            <text:p>-87</text:p>
          </table:table-cell>
          <table:table-cell office:value-type="float" office:value="100" calcext:value-type="float">
            <text:p>100</text:p>
          </table:table-cell>
          <table:table-cell office:value-type="float" office:value="58.6" calcext:value-type="float">
            <text:p>58.6</text:p>
          </table:table-cell>
          <table:table-cell office:value-type="float" office:value="21.8" calcext:value-type="float">
            <text:p>21.8</text:p>
          </table:table-cell>
          <table:table-cell office:value-type="float" office:value="6.2" calcext:value-type="float">
            <text:p>6.2</text:p>
          </table:table-cell>
          <table:table-cell office:value-type="float" office:value="54.6" calcext:value-type="float">
            <text:p>54.6</text:p>
          </table:table-cell>
          <table:table-cell office:value-type="float" office:value="6.1" calcext:value-type="float">
            <text:p>6.1</text:p>
          </table:table-cell>
          <table:table-cell office:value-type="float" office:value="7.9" calcext:value-type="float">
            <text:p>7.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99.1" calcext:value-type="float">
            <text:p>99.1</text:p>
          </table:table-cell>
          <table:table-cell office:value-type="float" office:value="99.7" calcext:value-type="float">
            <text:p>99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58.6" calcext:value-type="float">
            <text:p>58.6</text:p>
          </table:table-cell>
          <table:table-cell office:value-type="float" office:value="21.8" calcext:value-type="float">
            <text:p>21.8</text:p>
          </table:table-cell>
          <table:table-cell office:value-type="float" office:value="6.2" calcext:value-type="float">
            <text:p>6.2</text:p>
          </table:table-cell>
          <table:table-cell office:value-type="float" office:value="54.6" calcext:value-type="float">
            <text:p>54.6</text:p>
          </table:table-cell>
          <table:table-cell office:value-type="float" office:value="6.1" calcext:value-type="float">
            <text:p>6.1</text:p>
          </table:table-cell>
          <table:table-cell office:value-type="float" office:value="7.9" calcext:value-type="float">
            <text:p>7.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99.1" calcext:value-type="float">
            <text:p>99.1</text:p>
          </table:table-cell>
          <table:table-cell office:value-type="float" office:value="99.7" calcext:value-type="float">
            <text:p>99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94" calcext:value-type="float">
            <text:p>194</text:p>
          </table:table-cell>
          <table:table-cell office:value-type="float" office:value="162" calcext:value-type="float">
            <text:p>162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94" calcext:value-type="float">
            <text:p>194</text:p>
          </table:table-cell>
          <table:table-cell office:value-type="float" office:value="162" calcext:value-type="float">
            <text:p>1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37.5" calcext:value-type="float">
            <text:p>37.5</text:p>
          </table:table-cell>
          <table:table-cell office:value-type="float" office:value="44.1" calcext:value-type="float">
            <text:p>44.1</text:p>
          </table:table-cell>
          <table:table-cell office:value-type="float" office:value="53.6" calcext:value-type="float">
            <text:p>53.6</text:p>
          </table:table-cell>
          <table:table-cell office:value-type="float" office:value="22.3" calcext:value-type="float">
            <text:p>22.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6.2" calcext:value-type="float">
            <text:p>46.2</text:p>
          </table:table-cell>
          <table:table-cell office:value-type="float" office:value="28.9" calcext:value-type="float">
            <text:p>28.9</text:p>
          </table:table-cell>
          <table:table-cell office:value-type="float" office:value="37.5" calcext:value-type="float">
            <text:p>37.5</text:p>
          </table:table-cell>
          <table:table-cell office:value-type="float" office:value="44.1" calcext:value-type="float">
            <text:p>44.1</text:p>
          </table:table-cell>
          <table:table-cell office:value-type="float" office:value="53.6" calcext:value-type="float">
            <text:p>53.6</text:p>
          </table:table-cell>
          <table:table-cell office:value-type="float" office:value="22.3" calcext:value-type="float">
            <text:p>22.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6.2" calcext:value-type="float">
            <text:p>46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130" calcext:value-type="float">
            <text:p>180130</text:p>
          </table:table-cell>
          <table:table-cell office:value-type="float" office:value="43130" calcext:value-type="float">
            <text:p>43130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57307" calcext:value-type="float">
            <text:p>5157307</text:p>
          </table:table-cell>
          <table:table-cell office:value-type="float" office:value="3024873" calcext:value-type="float">
            <text:p>3024873</text:p>
          </table:table-cell>
          <table:table-cell office:value-type="float" office:value="1126381" calcext:value-type="float">
            <text:p>1126381</text:p>
          </table:table-cell>
          <table:table-cell office:value-type="float" office:value="291437" calcext:value-type="float">
            <text:p>291437</text:p>
          </table:table-cell>
          <table:table-cell office:value-type="float" office:value="2880992" calcext:value-type="float">
            <text:p>2880992</text:p>
          </table:table-cell>
          <table:table-cell office:value-type="float" office:value="317883" calcext:value-type="float">
            <text:p>317883</text:p>
          </table:table-cell>
          <table:table-cell office:value-type="float" office:value="408829" calcext:value-type="float">
            <text:p>408829</text:p>
          </table:table-cell>
          <table:table-cell office:value-type="float" office:value="22049" calcext:value-type="float">
            <text:p>22049</text:p>
          </table:table-cell>
          <table:table-cell office:value-type="float" office:value="259238" calcext:value-type="float">
            <text:p>259238</text:p>
          </table:table-cell>
          <table:table-cell office:value-type="float" office:value="335353" calcext:value-type="float">
            <text:p>335353</text:p>
          </table:table-cell>
          <table:table-cell office:value-type="float" office:value="61628" calcext:value-type="float">
            <text:p>61628</text:p>
          </table:table-cell>
          <table:table-cell office:value-type="float" office:value="475148" calcext:value-type="float">
            <text:p>475148</text:p>
          </table:table-cell>
          <table:table-cell office:value-type="float" office:value="5112761" calcext:value-type="float">
            <text:p>5112761</text:p>
          </table:table-cell>
          <table:table-cell office:value-type="float" office:value="5143319" calcext:value-type="float">
            <text:p>5143319</text:p>
          </table:table-cell>
          <table:table-cell office:value-type="float" office:value="44546" calcext:value-type="float">
            <text:p>44546</text:p>
          </table:table-cell>
          <table:table-cell office:value-type="float" office:value="13988" calcext:value-type="float">
            <text:p>13988</text:p>
          </table:table-cell>
          <table:table-cell office:value-type="float" office:value="5157307" calcext:value-type="float">
            <text:p>5157307</text:p>
          </table:table-cell>
          <table:table-cell office:value-type="float" office:value="3024873" calcext:value-type="float">
            <text:p>3024873</text:p>
          </table:table-cell>
          <table:table-cell office:value-type="float" office:value="1126381" calcext:value-type="float">
            <text:p>1126381</text:p>
          </table:table-cell>
          <table:table-cell office:value-type="float" office:value="291437" calcext:value-type="float">
            <text:p>291437</text:p>
          </table:table-cell>
          <table:table-cell office:value-type="float" office:value="2880992" calcext:value-type="float">
            <text:p>2880992</text:p>
          </table:table-cell>
          <table:table-cell office:value-type="float" office:value="317883" calcext:value-type="float">
            <text:p>317883</text:p>
          </table:table-cell>
          <table:table-cell office:value-type="float" office:value="408829" calcext:value-type="float">
            <text:p>408829</text:p>
          </table:table-cell>
          <table:table-cell office:value-type="float" office:value="22049" calcext:value-type="float">
            <text:p>22049</text:p>
          </table:table-cell>
          <table:table-cell office:value-type="float" office:value="259238" calcext:value-type="float">
            <text:p>259238</text:p>
          </table:table-cell>
          <table:table-cell office:value-type="float" office:value="335353" calcext:value-type="float">
            <text:p>335353</text:p>
          </table:table-cell>
          <table:table-cell office:value-type="float" office:value="61628" calcext:value-type="float">
            <text:p>61628</text:p>
          </table:table-cell>
          <table:table-cell office:value-type="float" office:value="475148" calcext:value-type="float">
            <text:p>475148</text:p>
          </table:table-cell>
          <table:table-cell office:value-type="float" office:value="5112761" calcext:value-type="float">
            <text:p>5112761</text:p>
          </table:table-cell>
          <table:table-cell office:value-type="float" office:value="5143319" calcext:value-type="float">
            <text:p>5143319</text:p>
          </table:table-cell>
          <table:table-cell office:value-type="float" office:value="44546" calcext:value-type="float">
            <text:p>44546</text:p>
          </table:table-cell>
          <table:table-cell office:value-type="float" office:value="13988" calcext:value-type="float">
            <text:p>1398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38645" calcext:value-type="float">
            <text:p>-138645</text:p>
          </table:table-cell>
          <table:table-cell office:value-type="float" office:value="-128891" calcext:value-type="float">
            <text:p>-128891</text:p>
          </table:table-cell>
          <table:table-cell office:value-type="float" office:value="-62777" calcext:value-type="float">
            <text:p>-62777</text:p>
          </table:table-cell>
          <table:table-cell office:value-type="float" office:value="-9245" calcext:value-type="float">
            <text:p>-9245</text:p>
          </table:table-cell>
          <table:table-cell office:value-type="float" office:value="1915" calcext:value-type="float">
            <text:p>1915</text:p>
          </table:table-cell>
          <table:table-cell office:value-type="float" office:value="19371" calcext:value-type="float">
            <text:p>19371</text:p>
          </table:table-cell>
          <table:table-cell office:value-type="float" office:value="-16761" calcext:value-type="float">
            <text:p>-16761</text:p>
          </table:table-cell>
          <table:table-cell office:value-type="float" office:value="-2679" calcext:value-type="float">
            <text:p>-2679</text:p>
          </table:table-cell>
          <table:table-cell office:value-type="float" office:value="-44959" calcext:value-type="float">
            <text:p>-44959</text:p>
          </table:table-cell>
          <table:table-cell office:value-type="float" office:value="102549" calcext:value-type="float">
            <text:p>102549</text:p>
          </table:table-cell>
          <table:table-cell office:value-type="float" office:value="12094" calcext:value-type="float">
            <text:p>12094</text:p>
          </table:table-cell>
          <table:table-cell office:value-type="float" office:value="-64811" calcext:value-type="float">
            <text:p>-64811</text:p>
          </table:table-cell>
          <table:table-cell office:value-type="float" office:value="-142747" calcext:value-type="float">
            <text:p>-142747</text:p>
          </table:table-cell>
          <table:table-cell office:value-type="float" office:value="-141846" calcext:value-type="float">
            <text:p>-141846</text:p>
          </table:table-cell>
          <table:table-cell office:value-type="float" office:value="4102" calcext:value-type="float">
            <text:p>4102</text:p>
          </table:table-cell>
          <table:table-cell office:value-type="float" office:value="3201" calcext:value-type="float">
            <text:p>3201</text:p>
          </table:table-cell>
          <table:table-cell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21.8" calcext:value-type="float">
            <text:p>21.8</text:p>
          </table:table-cell>
          <table:table-cell office:value-type="float" office:value="5.7" calcext:value-type="float">
            <text:p>5.7</text:p>
          </table:table-cell>
          <table:table-cell office:value-type="float" office:value="55.9" calcext:value-type="float">
            <text:p>55.9</text:p>
          </table:table-cell>
          <table:table-cell office:value-type="float" office:value="6.2" calcext:value-type="float">
            <text:p>6.2</text:p>
          </table:table-cell>
          <table:table-cell office:value-type="float" office:value="7.9" calcext:value-type="float">
            <text:p>7.9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1.2" calcext:value-type="float">
            <text:p>1.2</text:p>
          </table:table-cell>
          <table:table-cell office:value-type="float" office:value="9.2" calcext:value-type="float">
            <text:p>9.2</text:p>
          </table:table-cell>
          <table:table-cell office:value-type="float" office:value="99.1" calcext:value-type="float">
            <text:p>99.1</text:p>
          </table:table-cell>
          <table:table-cell office:value-type="float" office:value="99.7" calcext:value-type="float">
            <text:p>99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21.8" calcext:value-type="float">
            <text:p>21.8</text:p>
          </table:table-cell>
          <table:table-cell office:value-type="float" office:value="5.7" calcext:value-type="float">
            <text:p>5.7</text:p>
          </table:table-cell>
          <table:table-cell office:value-type="float" office:value="55.9" calcext:value-type="float">
            <text:p>55.9</text:p>
          </table:table-cell>
          <table:table-cell office:value-type="float" office:value="6.2" calcext:value-type="float">
            <text:p>6.2</text:p>
          </table:table-cell>
          <table:table-cell office:value-type="float" office:value="7.9" calcext:value-type="float">
            <text:p>7.9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1.2" calcext:value-type="float">
            <text:p>1.2</text:p>
          </table:table-cell>
          <table:table-cell office:value-type="float" office:value="9.2" calcext:value-type="float">
            <text:p>9.2</text:p>
          </table:table-cell>
          <table:table-cell office:value-type="float" office:value="99.1" calcext:value-type="float">
            <text:p>99.1</text:p>
          </table:table-cell>
          <table:table-cell office:value-type="float" office:value="99.7" calcext:value-type="float">
            <text:p>99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206" calcext:value-type="float">
            <text:p>206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37.3" calcext:value-type="float">
            <text:p>37.3</text:p>
          </table:table-cell>
          <table:table-cell office:value-type="float" office:value="45.9" calcext:value-type="float">
            <text:p>45.9</text:p>
          </table:table-cell>
          <table:table-cell office:value-type="float" office:value="53.8" calcext:value-type="float">
            <text:p>53.8</text:p>
          </table:table-cell>
          <table:table-cell office:value-type="float" office:value="23.7" calcext:value-type="float">
            <text:p>23.7</text:p>
          </table:table-cell>
          <table:table-cell office:value-type="float" office:value="36" calcext:value-type="float">
            <text:p>36</text:p>
          </table:table-cell>
          <table:table-cell office:value-type="float" office:value="34.3" calcext:value-type="float">
            <text:p>34.3</text:p>
          </table:table-cell>
          <table:table-cell office:value-type="float" office:value="47.3" calcext:value-type="float">
            <text:p>47.3</text:p>
          </table:table-cell>
          <table:table-cell office:value-type="float" office:value="30.5" calcext:value-type="float">
            <text:p>30.5</text:p>
          </table:table-cell>
          <table:table-cell office:value-type="float" office:value="37.3" calcext:value-type="float">
            <text:p>37.3</text:p>
          </table:table-cell>
          <table:table-cell office:value-type="float" office:value="45.9" calcext:value-type="float">
            <text:p>45.9</text:p>
          </table:table-cell>
          <table:table-cell office:value-type="float" office:value="53.8" calcext:value-type="float">
            <text:p>53.8</text:p>
          </table:table-cell>
          <table:table-cell office:value-type="float" office:value="23.7" calcext:value-type="float">
            <text:p>23.7</text:p>
          </table:table-cell>
          <table:table-cell office:value-type="float" office:value="36" calcext:value-type="float">
            <text:p>36</text:p>
          </table:table-cell>
          <table:table-cell office:value-type="float" office:value="34.3" calcext:value-type="float">
            <text:p>34.3</text:p>
          </table:table-cell>
          <table:table-cell office:value-type="float" office:value="47.3" calcext:value-type="float">
            <text:p>47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23" calcext:value-type="float">
            <text:p>180123</text:p>
          </table:table-cell>
          <table:table-cell office:value-type="float" office:value="43123" calcext:value-type="float">
            <text:p>43123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295952" calcext:value-type="float">
            <text:p>5295952</text:p>
          </table:table-cell>
          <table:table-cell office:value-type="float" office:value="3153764" calcext:value-type="float">
            <text:p>3153764</text:p>
          </table:table-cell>
          <table:table-cell office:value-type="float" office:value="1189158" calcext:value-type="float">
            <text:p>1189158</text:p>
          </table:table-cell>
          <table:table-cell office:value-type="float" office:value="300682" calcext:value-type="float">
            <text:p>300682</text:p>
          </table:table-cell>
          <table:table-cell office:value-type="float" office:value="2879077" calcext:value-type="float">
            <text:p>2879077</text:p>
          </table:table-cell>
          <table:table-cell office:value-type="float" office:value="298512" calcext:value-type="float">
            <text:p>298512</text:p>
          </table:table-cell>
          <table:table-cell office:value-type="float" office:value="425590" calcext:value-type="float">
            <text:p>425590</text:p>
          </table:table-cell>
          <table:table-cell office:value-type="float" office:value="24728" calcext:value-type="float">
            <text:p>24728</text:p>
          </table:table-cell>
          <table:table-cell office:value-type="float" office:value="304197" calcext:value-type="float">
            <text:p>304197</text:p>
          </table:table-cell>
          <table:table-cell office:value-type="float" office:value="232804" calcext:value-type="float">
            <text:p>232804</text:p>
          </table:table-cell>
          <table:table-cell office:value-type="float" office:value="49534" calcext:value-type="float">
            <text:p>49534</text:p>
          </table:table-cell>
          <table:table-cell office:value-type="float" office:value="539959" calcext:value-type="float">
            <text:p>539959</text:p>
          </table:table-cell>
          <table:table-cell office:value-type="float" office:value="5255508" calcext:value-type="float">
            <text:p>5255508</text:p>
          </table:table-cell>
          <table:table-cell office:value-type="float" office:value="5285165" calcext:value-type="float">
            <text:p>5285165</text:p>
          </table:table-cell>
          <table:table-cell office:value-type="float" office:value="40444" calcext:value-type="float">
            <text:p>40444</text:p>
          </table:table-cell>
          <table:table-cell office:value-type="float" office:value="10787" calcext:value-type="float">
            <text:p>10787</text:p>
          </table:table-cell>
          <table:table-cell office:value-type="float" office:value="5295952" calcext:value-type="float">
            <text:p>5295952</text:p>
          </table:table-cell>
          <table:table-cell office:value-type="float" office:value="3153764" calcext:value-type="float">
            <text:p>3153764</text:p>
          </table:table-cell>
          <table:table-cell office:value-type="float" office:value="1189158" calcext:value-type="float">
            <text:p>1189158</text:p>
          </table:table-cell>
          <table:table-cell office:value-type="float" office:value="300682" calcext:value-type="float">
            <text:p>300682</text:p>
          </table:table-cell>
          <table:table-cell office:value-type="float" office:value="2879077" calcext:value-type="float">
            <text:p>2879077</text:p>
          </table:table-cell>
          <table:table-cell office:value-type="float" office:value="298512" calcext:value-type="float">
            <text:p>298512</text:p>
          </table:table-cell>
          <table:table-cell office:value-type="float" office:value="425590" calcext:value-type="float">
            <text:p>425590</text:p>
          </table:table-cell>
          <table:table-cell office:value-type="float" office:value="24728" calcext:value-type="float">
            <text:p>24728</text:p>
          </table:table-cell>
          <table:table-cell office:value-type="float" office:value="304197" calcext:value-type="float">
            <text:p>304197</text:p>
          </table:table-cell>
          <table:table-cell office:value-type="float" office:value="232804" calcext:value-type="float">
            <text:p>232804</text:p>
          </table:table-cell>
          <table:table-cell office:value-type="float" office:value="49534" calcext:value-type="float">
            <text:p>49534</text:p>
          </table:table-cell>
          <table:table-cell office:value-type="float" office:value="539959" calcext:value-type="float">
            <text:p>539959</text:p>
          </table:table-cell>
          <table:table-cell office:value-type="float" office:value="5255508" calcext:value-type="float">
            <text:p>5255508</text:p>
          </table:table-cell>
          <table:table-cell office:value-type="float" office:value="5285165" calcext:value-type="float">
            <text:p>5285165</text:p>
          </table:table-cell>
          <table:table-cell office:value-type="float" office:value="40444" calcext:value-type="float">
            <text:p>40444</text:p>
          </table:table-cell>
          <table:table-cell office:value-type="float" office:value="10787" calcext:value-type="float">
            <text:p>1078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6826" calcext:value-type="float">
            <text:p>106826</text:p>
          </table:table-cell>
          <table:table-cell office:value-type="float" office:value="63425" calcext:value-type="float">
            <text:p>63425</text:p>
          </table:table-cell>
          <table:table-cell office:value-type="float" office:value="15875" calcext:value-type="float">
            <text:p>15875</text:p>
          </table:table-cell>
          <table:table-cell office:value-type="float" office:value="197" calcext:value-type="float">
            <text:p>197</text:p>
          </table:table-cell>
          <table:table-cell office:value-type="float" office:value="105954" calcext:value-type="float">
            <text:p>105954</text:p>
          </table:table-cell>
          <table:table-cell office:value-type="float" office:value="4878" calcext:value-type="float">
            <text:p>4878</text:p>
          </table:table-cell>
          <table:table-cell office:value-type="float" office:value="-11136" calcext:value-type="float">
            <text:p>-11136</text:p>
          </table:table-cell>
          <table:table-cell office:value-type="float" office:value="876" calcext:value-type="float">
            <text:p>876</text:p>
          </table:table-cell>
          <table:table-cell office:value-type="float" office:value="-3765" calcext:value-type="float">
            <text:p>-3765</text:p>
          </table:table-cell>
          <table:table-cell office:value-type="float" office:value="42526" calcext:value-type="float">
            <text:p>42526</text:p>
          </table:table-cell>
          <table:table-cell office:value-type="float" office:value="-27239" calcext:value-type="float">
            <text:p>-27239</text:p>
          </table:table-cell>
          <table:table-cell office:value-type="float" office:value="11350" calcext:value-type="float">
            <text:p>11350</text:p>
          </table:table-cell>
          <table:table-cell office:value-type="float" office:value="107475" calcext:value-type="float">
            <text:p>107475</text:p>
          </table:table-cell>
          <table:table-cell office:value-type="float" office:value="107929" calcext:value-type="float">
            <text:p>107929</text:p>
          </table:table-cell>
          <table:table-cell office:value-type="float" office:value="-649" calcext:value-type="float">
            <text:p>-649</text:p>
          </table:table-cell>
          <table:table-cell office:value-type="float" office:value="-1103" calcext:value-type="float">
            <text:p>-1103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22.5" calcext:value-type="float">
            <text:p>22.5</text:p>
          </table:table-cell>
          <table:table-cell office:value-type="float" office:value="5.7" calcext:value-type="float">
            <text:p>5.7</text:p>
          </table:table-cell>
          <table:table-cell office:value-type="float" office:value="54.4" calcext:value-type="float">
            <text:p>54.4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office:value-type="float" office:value="10.2" calcext:value-type="float">
            <text:p>10.2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22.5" calcext:value-type="float">
            <text:p>22.5</text:p>
          </table:table-cell>
          <table:table-cell office:value-type="float" office:value="5.7" calcext:value-type="float">
            <text:p>5.7</text:p>
          </table:table-cell>
          <table:table-cell office:value-type="float" office:value="54.4" calcext:value-type="float">
            <text:p>54.4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office:value-type="float" office:value="10.2" calcext:value-type="float">
            <text:p>10.2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11" calcext:value-type="float">
            <text:p>211</text:p>
          </table:table-cell>
          <table:table-cell office:value-type="float" office:value="179" calcext:value-type="float">
            <text:p>179</text:p>
          </table:table-cell>
          <table:table-cell office:value-type="float" office:value="226" calcext:value-type="float">
            <text:p>226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11" calcext:value-type="float">
            <text:p>211</text:p>
          </table:table-cell>
          <table:table-cell office:value-type="float" office:value="179" calcext:value-type="float">
            <text:p>17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36.1" calcext:value-type="float">
            <text:p>36.1</text:p>
          </table:table-cell>
          <table:table-cell office:value-type="float" office:value="44.6" calcext:value-type="float">
            <text:p>44.6</text:p>
          </table:table-cell>
          <table:table-cell office:value-type="float" office:value="52.3" calcext:value-type="float">
            <text:p>52.3</text:p>
          </table:table-cell>
          <table:table-cell office:value-type="float" office:value="23.4" calcext:value-type="float">
            <text:p>23.4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9.5" calcext:value-type="float">
            <text:p>29.5</text:p>
          </table:table-cell>
          <table:table-cell office:value-type="float" office:value="36.1" calcext:value-type="float">
            <text:p>36.1</text:p>
          </table:table-cell>
          <table:table-cell office:value-type="float" office:value="44.6" calcext:value-type="float">
            <text:p>44.6</text:p>
          </table:table-cell>
          <table:table-cell office:value-type="float" office:value="52.3" calcext:value-type="float">
            <text:p>52.3</text:p>
          </table:table-cell>
          <table:table-cell office:value-type="float" office:value="23.4" calcext:value-type="float">
            <text:p>23.4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16" calcext:value-type="float">
            <text:p>180116</text:p>
          </table:table-cell>
          <table:table-cell office:value-type="float" office:value="43116" calcext:value-type="float">
            <text:p>43116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189126" calcext:value-type="float">
            <text:p>5189126</text:p>
          </table:table-cell>
          <table:table-cell office:value-type="float" office:value="3090339" calcext:value-type="float">
            <text:p>3090339</text:p>
          </table:table-cell>
          <table:table-cell office:value-type="float" office:value="1173283" calcext:value-type="float">
            <text:p>1173283</text:p>
          </table:table-cell>
          <table:table-cell office:value-type="float" office:value="300485" calcext:value-type="float">
            <text:p>300485</text:p>
          </table:table-cell>
          <table:table-cell office:value-type="float" office:value="2773123" calcext:value-type="float">
            <text:p>2773123</text:p>
          </table:table-cell>
          <table:table-cell office:value-type="float" office:value="293634" calcext:value-type="float">
            <text:p>293634</text:p>
          </table:table-cell>
          <table:table-cell office:value-type="float" office:value="436726" calcext:value-type="float">
            <text:p>436726</text:p>
          </table:table-cell>
          <table:table-cell office:value-type="float" office:value="23852" calcext:value-type="float">
            <text:p>23852</text:p>
          </table:table-cell>
          <table:table-cell office:value-type="float" office:value="307962" calcext:value-type="float">
            <text:p>307962</text:p>
          </table:table-cell>
          <table:table-cell office:value-type="float" office:value="190278" calcext:value-type="float">
            <text:p>190278</text:p>
          </table:table-cell>
          <table:table-cell office:value-type="float" office:value="76773" calcext:value-type="float">
            <text:p>76773</text:p>
          </table:table-cell>
          <table:table-cell office:value-type="float" office:value="528609" calcext:value-type="float">
            <text:p>528609</text:p>
          </table:table-cell>
          <table:table-cell office:value-type="float" office:value="5148033" calcext:value-type="float">
            <text:p>5148033</text:p>
          </table:table-cell>
          <table:table-cell office:value-type="float" office:value="5177236" calcext:value-type="float">
            <text:p>5177236</text:p>
          </table:table-cell>
          <table:table-cell office:value-type="float" office:value="41093" calcext:value-type="float">
            <text:p>41093</text:p>
          </table:table-cell>
          <table:table-cell office:value-type="float" office:value="11890" calcext:value-type="float">
            <text:p>11890</text:p>
          </table:table-cell>
          <table:table-cell office:value-type="float" office:value="5189126" calcext:value-type="float">
            <text:p>5189126</text:p>
          </table:table-cell>
          <table:table-cell office:value-type="float" office:value="3090339" calcext:value-type="float">
            <text:p>3090339</text:p>
          </table:table-cell>
          <table:table-cell office:value-type="float" office:value="1173283" calcext:value-type="float">
            <text:p>1173283</text:p>
          </table:table-cell>
          <table:table-cell office:value-type="float" office:value="300485" calcext:value-type="float">
            <text:p>300485</text:p>
          </table:table-cell>
          <table:table-cell office:value-type="float" office:value="2773123" calcext:value-type="float">
            <text:p>2773123</text:p>
          </table:table-cell>
          <table:table-cell office:value-type="float" office:value="293634" calcext:value-type="float">
            <text:p>293634</text:p>
          </table:table-cell>
          <table:table-cell office:value-type="float" office:value="436726" calcext:value-type="float">
            <text:p>436726</text:p>
          </table:table-cell>
          <table:table-cell office:value-type="float" office:value="23852" calcext:value-type="float">
            <text:p>23852</text:p>
          </table:table-cell>
          <table:table-cell office:value-type="float" office:value="307962" calcext:value-type="float">
            <text:p>307962</text:p>
          </table:table-cell>
          <table:table-cell office:value-type="float" office:value="190278" calcext:value-type="float">
            <text:p>190278</text:p>
          </table:table-cell>
          <table:table-cell office:value-type="float" office:value="76773" calcext:value-type="float">
            <text:p>76773</text:p>
          </table:table-cell>
          <table:table-cell office:value-type="float" office:value="528609" calcext:value-type="float">
            <text:p>528609</text:p>
          </table:table-cell>
          <table:table-cell office:value-type="float" office:value="5148033" calcext:value-type="float">
            <text:p>5148033</text:p>
          </table:table-cell>
          <table:table-cell office:value-type="float" office:value="5177236" calcext:value-type="float">
            <text:p>5177236</text:p>
          </table:table-cell>
          <table:table-cell office:value-type="float" office:value="41093" calcext:value-type="float">
            <text:p>41093</text:p>
          </table:table-cell>
          <table:table-cell office:value-type="float" office:value="11890" calcext:value-type="float">
            <text:p>1189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237" calcext:value-type="float">
            <text:p>100237</text:p>
          </table:table-cell>
          <table:table-cell office:value-type="float" office:value="62258" calcext:value-type="float">
            <text:p>62258</text:p>
          </table:table-cell>
          <table:table-cell office:value-type="float" office:value="20547" calcext:value-type="float">
            <text:p>20547</text:p>
          </table:table-cell>
          <table:table-cell office:value-type="float" office:value="-15821" calcext:value-type="float">
            <text:p>-15821</text:p>
          </table:table-cell>
          <table:table-cell office:value-type="float" office:value="84105" calcext:value-type="float">
            <text:p>84105</text:p>
          </table:table-cell>
          <table:table-cell office:value-type="float" office:value="31168" calcext:value-type="float">
            <text:p>31168</text:p>
          </table:table-cell>
          <table:table-cell office:value-type="float" office:value="20909" calcext:value-type="float">
            <text:p>20909</text:p>
          </table:table-cell>
          <table:table-cell office:value-type="float" office:value="-546" calcext:value-type="float">
            <text:p>-546</text:p>
          </table:table-cell>
          <table:table-cell office:value-type="float" office:value="-12329" calcext:value-type="float">
            <text:p>-12329</text:p>
          </table:table-cell>
          <table:table-cell office:value-type="float" office:value="32652" calcext:value-type="float">
            <text:p>32652</text:p>
          </table:table-cell>
          <table:table-cell office:value-type="float" office:value="-5490" calcext:value-type="float">
            <text:p>-5490</text:p>
          </table:table-cell>
          <table:table-cell office:value-type="float" office:value="-19548" calcext:value-type="float">
            <text:p>-19548</text:p>
          </table:table-cell>
          <table:table-cell office:value-type="float" office:value="99289" calcext:value-type="float">
            <text:p>99289</text:p>
          </table:table-cell>
          <table:table-cell office:value-type="float" office:value="97907" calcext:value-type="float">
            <text:p>97907</text:p>
          </table:table-cell>
          <table:table-cell office:value-type="float" office:value="948" calcext:value-type="float">
            <text:p>948</text:p>
          </table:table-cell>
          <table:table-cell office:value-type="float" office:value="2330" calcext:value-type="float">
            <text:p>2330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22.6" calcext:value-type="float">
            <text:p>22.6</text:p>
          </table:table-cell>
          <table:table-cell office:value-type="float" office:value="5.8" calcext:value-type="float">
            <text:p>5.8</text:p>
          </table:table-cell>
          <table:table-cell office:value-type="float" office:value="53.4" calcext:value-type="float">
            <text:p>53.4</text:p>
          </table:table-cell>
          <table:table-cell office:value-type="float" office:value="5.7" calcext:value-type="float">
            <text:p>5.7</text:p>
          </table:table-cell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10.2" calcext:value-type="float">
            <text:p>10.2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22.6" calcext:value-type="float">
            <text:p>22.6</text:p>
          </table:table-cell>
          <table:table-cell office:value-type="float" office:value="5.8" calcext:value-type="float">
            <text:p>5.8</text:p>
          </table:table-cell>
          <table:table-cell office:value-type="float" office:value="53.4" calcext:value-type="float">
            <text:p>53.4</text:p>
          </table:table-cell>
          <table:table-cell office:value-type="float" office:value="5.7" calcext:value-type="float">
            <text:p>5.7</text:p>
          </table:table-cell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10.2" calcext:value-type="float">
            <text:p>10.2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office:value-type="float" office:value="36.2" calcext:value-type="float">
            <text:p>36.2</text:p>
          </table:table-cell>
          <table:table-cell office:value-type="float" office:value="45.1" calcext:value-type="float">
            <text:p>45.1</text:p>
          </table:table-cell>
          <table:table-cell office:value-type="float" office:value="52.2" calcext:value-type="float">
            <text:p>52.2</text:p>
          </table:table-cell>
          <table:table-cell office:value-type="float" office:value="23.6" calcext:value-type="float">
            <text:p>23.6</text:p>
          </table:table-cell>
          <table:table-cell office:value-type="float" office:value="35.1" calcext:value-type="float">
            <text:p>35.1</text:p>
          </table:table-cell>
          <table:table-cell office:value-type="float" office:value="34.4" calcext:value-type="float">
            <text:p>34.4</text:p>
          </table:table-cell>
          <table:table-cell office:value-type="float" office:value="45.8" calcext:value-type="float">
            <text:p>45.8</text:p>
          </table:table-cell>
          <table:table-cell office:value-type="float" office:value="29.4" calcext:value-type="float">
            <text:p>29.4</text:p>
          </table:table-cell>
          <table:table-cell office:value-type="float" office:value="36.2" calcext:value-type="float">
            <text:p>36.2</text:p>
          </table:table-cell>
          <table:table-cell office:value-type="float" office:value="45.1" calcext:value-type="float">
            <text:p>45.1</text:p>
          </table:table-cell>
          <table:table-cell office:value-type="float" office:value="52.2" calcext:value-type="float">
            <text:p>52.2</text:p>
          </table:table-cell>
          <table:table-cell office:value-type="float" office:value="23.6" calcext:value-type="float">
            <text:p>23.6</text:p>
          </table:table-cell>
          <table:table-cell office:value-type="float" office:value="35.1" calcext:value-type="float">
            <text:p>35.1</text:p>
          </table:table-cell>
          <table:table-cell office:value-type="float" office:value="34.4" calcext:value-type="float">
            <text:p>34.4</text:p>
          </table:table-cell>
          <table:table-cell office:value-type="float" office:value="45.8" calcext:value-type="float">
            <text:p>45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09" calcext:value-type="float">
            <text:p>180109</text:p>
          </table:table-cell>
          <table:table-cell office:value-type="float" office:value="43109" calcext:value-type="float">
            <text:p>43109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088889" calcext:value-type="float">
            <text:p>5088889</text:p>
          </table:table-cell>
          <table:table-cell office:value-type="float" office:value="3028081" calcext:value-type="float">
            <text:p>3028081</text:p>
          </table:table-cell>
          <table:table-cell office:value-type="float" office:value="1152736" calcext:value-type="float">
            <text:p>1152736</text:p>
          </table:table-cell>
          <table:table-cell office:value-type="float" office:value="316306" calcext:value-type="float">
            <text:p>316306</text:p>
          </table:table-cell>
          <table:table-cell office:value-type="float" office:value="2689018" calcext:value-type="float">
            <text:p>2689018</text:p>
          </table:table-cell>
          <table:table-cell office:value-type="float" office:value="262466" calcext:value-type="float">
            <text:p>262466</text:p>
          </table:table-cell>
          <table:table-cell office:value-type="float" office:value="415817" calcext:value-type="float">
            <text:p>415817</text:p>
          </table:table-cell>
          <table:table-cell office:value-type="float" office:value="24398" calcext:value-type="float">
            <text:p>24398</text:p>
          </table:table-cell>
          <table:table-cell office:value-type="float" office:value="320291" calcext:value-type="float">
            <text:p>320291</text:p>
          </table:table-cell>
          <table:table-cell office:value-type="float" office:value="157626" calcext:value-type="float">
            <text:p>157626</text:p>
          </table:table-cell>
          <table:table-cell office:value-type="float" office:value="82263" calcext:value-type="float">
            <text:p>82263</text:p>
          </table:table-cell>
          <table:table-cell office:value-type="float" office:value="548157" calcext:value-type="float">
            <text:p>548157</text:p>
          </table:table-cell>
          <table:table-cell office:value-type="float" office:value="5048744" calcext:value-type="float">
            <text:p>5048744</text:p>
          </table:table-cell>
          <table:table-cell office:value-type="float" office:value="5079329" calcext:value-type="float">
            <text:p>5079329</text:p>
          </table:table-cell>
          <table:table-cell office:value-type="float" office:value="40145" calcext:value-type="float">
            <text:p>40145</text:p>
          </table:table-cell>
          <table:table-cell office:value-type="float" office:value="9560" calcext:value-type="float">
            <text:p>9560</text:p>
          </table:table-cell>
          <table:table-cell office:value-type="float" office:value="5088889" calcext:value-type="float">
            <text:p>5088889</text:p>
          </table:table-cell>
          <table:table-cell office:value-type="float" office:value="3028081" calcext:value-type="float">
            <text:p>3028081</text:p>
          </table:table-cell>
          <table:table-cell office:value-type="float" office:value="1152736" calcext:value-type="float">
            <text:p>1152736</text:p>
          </table:table-cell>
          <table:table-cell office:value-type="float" office:value="316306" calcext:value-type="float">
            <text:p>316306</text:p>
          </table:table-cell>
          <table:table-cell office:value-type="float" office:value="2689018" calcext:value-type="float">
            <text:p>2689018</text:p>
          </table:table-cell>
          <table:table-cell office:value-type="float" office:value="262466" calcext:value-type="float">
            <text:p>262466</text:p>
          </table:table-cell>
          <table:table-cell office:value-type="float" office:value="415817" calcext:value-type="float">
            <text:p>415817</text:p>
          </table:table-cell>
          <table:table-cell office:value-type="float" office:value="24398" calcext:value-type="float">
            <text:p>24398</text:p>
          </table:table-cell>
          <table:table-cell office:value-type="float" office:value="320291" calcext:value-type="float">
            <text:p>320291</text:p>
          </table:table-cell>
          <table:table-cell office:value-type="float" office:value="157626" calcext:value-type="float">
            <text:p>157626</text:p>
          </table:table-cell>
          <table:table-cell office:value-type="float" office:value="82263" calcext:value-type="float">
            <text:p>82263</text:p>
          </table:table-cell>
          <table:table-cell office:value-type="float" office:value="548157" calcext:value-type="float">
            <text:p>548157</text:p>
          </table:table-cell>
          <table:table-cell office:value-type="float" office:value="5048744" calcext:value-type="float">
            <text:p>5048744</text:p>
          </table:table-cell>
          <table:table-cell office:value-type="float" office:value="5079329" calcext:value-type="float">
            <text:p>5079329</text:p>
          </table:table-cell>
          <table:table-cell office:value-type="float" office:value="40145" calcext:value-type="float">
            <text:p>40145</text:p>
          </table:table-cell>
          <table:table-cell office:value-type="float" office:value="9560" calcext:value-type="float">
            <text:p>956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5781" calcext:value-type="float">
            <text:p>-5781</text:p>
          </table:table-cell>
          <table:table-cell office:value-type="float" office:value="33082" calcext:value-type="float">
            <text:p>33082</text:p>
          </table:table-cell>
          <table:table-cell office:value-type="float" office:value="46749" calcext:value-type="float">
            <text:p>46749</text:p>
          </table:table-cell>
          <table:table-cell office:value-type="float" office:value="-10514" calcext:value-type="float">
            <text:p>-10514</text:p>
          </table:table-cell>
          <table:table-cell office:value-type="float" office:value="23545" calcext:value-type="float">
            <text:p>23545</text:p>
          </table:table-cell>
          <table:table-cell office:value-type="float" office:value="-4754" calcext:value-type="float">
            <text:p>-4754</text:p>
          </table:table-cell>
          <table:table-cell office:value-type="float" office:value="-8722" calcext:value-type="float">
            <text:p>-8722</text:p>
          </table:table-cell>
          <table:table-cell office:value-type="float" office:value="2879" calcext:value-type="float">
            <text:p>2879</text:p>
          </table:table-cell>
          <table:table-cell office:value-type="float" office:value="-21003" calcext:value-type="float">
            <text:p>-21003</text:p>
          </table:table-cell>
          <table:table-cell office:value-type="float" office:value="26119" calcext:value-type="float">
            <text:p>26119</text:p>
          </table:table-cell>
          <table:table-cell office:value-type="float" office:value="-32046" calcext:value-type="float">
            <text:p>-32046</text:p>
          </table:table-cell>
          <table:table-cell office:value-type="float" office:value="-16965" calcext:value-type="float">
            <text:p>-16965</text:p>
          </table:table-cell>
          <table:table-cell office:value-type="float" office:value="-2757" calcext:value-type="float">
            <text:p>-2757</text:p>
          </table:table-cell>
          <table:table-cell office:value-type="float" office:value="-1595" calcext:value-type="float">
            <text:p>-1595</text:p>
          </table:table-cell>
          <table:table-cell office:value-type="float" office:value="-3024" calcext:value-type="float">
            <text:p>-3024</text:p>
          </table:table-cell>
          <table:table-cell office:value-type="float" office:value="-4186" calcext:value-type="float">
            <text:p>-4186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22.7" calcext:value-type="float">
            <text:p>22.7</text:p>
          </table:table-cell>
          <table:table-cell office:value-type="float" office:value="6.2" calcext:value-type="float">
            <text:p>6.2</text:p>
          </table:table-cell>
          <table:table-cell office:value-type="float" office:value="52.8" calcext:value-type="float">
            <text:p>52.8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10.8" calcext:value-type="float">
            <text:p>10.8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22.7" calcext:value-type="float">
            <text:p>22.7</text:p>
          </table:table-cell>
          <table:table-cell office:value-type="float" office:value="6.2" calcext:value-type="float">
            <text:p>6.2</text:p>
          </table:table-cell>
          <table:table-cell office:value-type="float" office:value="52.8" calcext:value-type="float">
            <text:p>52.8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10.8" calcext:value-type="float">
            <text:p>10.8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36.7" calcext:value-type="float">
            <text:p>36.7</text:p>
          </table:table-cell>
          <table:table-cell office:value-type="float" office:value="45.1" calcext:value-type="float">
            <text:p>45.1</text:p>
          </table:table-cell>
          <table:table-cell office:value-type="float" office:value="53" calcext:value-type="float">
            <text:p>53</text:p>
          </table:table-cell>
          <table:table-cell office:value-type="float" office:value="23.2" calcext:value-type="float">
            <text:p>23.2</text:p>
          </table:table-cell>
          <table:table-cell office:value-type="float" office:value="35.1" calcext:value-type="float">
            <text:p>35.1</text:p>
          </table:table-cell>
          <table:table-cell office:value-type="float" office:value="34.1" calcext:value-type="float">
            <text:p>34.1</text:p>
          </table:table-cell>
          <table:table-cell office:value-type="float" office:value="45.6" calcext:value-type="float">
            <text:p>45.6</text:p>
          </table:table-cell>
          <table:table-cell office:value-type="float" office:value="29.5" calcext:value-type="float">
            <text:p>29.5</text:p>
          </table:table-cell>
          <table:table-cell office:value-type="float" office:value="36.7" calcext:value-type="float">
            <text:p>36.7</text:p>
          </table:table-cell>
          <table:table-cell office:value-type="float" office:value="45.1" calcext:value-type="float">
            <text:p>45.1</text:p>
          </table:table-cell>
          <table:table-cell office:value-type="float" office:value="53" calcext:value-type="float">
            <text:p>53</text:p>
          </table:table-cell>
          <table:table-cell office:value-type="float" office:value="23.2" calcext:value-type="float">
            <text:p>23.2</text:p>
          </table:table-cell>
          <table:table-cell office:value-type="float" office:value="35.1" calcext:value-type="float">
            <text:p>35.1</text:p>
          </table:table-cell>
          <table:table-cell office:value-type="float" office:value="34.1" calcext:value-type="float">
            <text:p>34.1</text:p>
          </table:table-cell>
          <table:table-cell office:value-type="float" office:value="45.6" calcext:value-type="float">
            <text:p>45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02" calcext:value-type="float">
            <text:p>180102</text:p>
          </table:table-cell>
          <table:table-cell office:value-type="float" office:value="43102" calcext:value-type="float">
            <text:p>43102</text:p>
          </table:table-cell>
          <table:table-cell office:value-type="string" calcext:value-type="string">
            <text:p>023391</text:p>
          </table:table-cell>
          <table:table-cell office:value-type="string" calcext:value-type="string">
            <text:p>IF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3 </text:p>
          </table:table-cell>
          <table:table-cell office:value-type="float" office:value="5094670" calcext:value-type="float">
            <text:p>5094670</text:p>
          </table:table-cell>
          <table:table-cell office:value-type="float" office:value="2994999" calcext:value-type="float">
            <text:p>2994999</text:p>
          </table:table-cell>
          <table:table-cell office:value-type="float" office:value="1105987" calcext:value-type="float">
            <text:p>1105987</text:p>
          </table:table-cell>
          <table:table-cell office:value-type="float" office:value="326820" calcext:value-type="float">
            <text:p>326820</text:p>
          </table:table-cell>
          <table:table-cell office:value-type="float" office:value="2665473" calcext:value-type="float">
            <text:p>2665473</text:p>
          </table:table-cell>
          <table:table-cell office:value-type="float" office:value="267220" calcext:value-type="float">
            <text:p>267220</text:p>
          </table:table-cell>
          <table:table-cell office:value-type="float" office:value="424539" calcext:value-type="float">
            <text:p>424539</text:p>
          </table:table-cell>
          <table:table-cell office:value-type="float" office:value="21519" calcext:value-type="float">
            <text:p>21519</text:p>
          </table:table-cell>
          <table:table-cell office:value-type="float" office:value="341294" calcext:value-type="float">
            <text:p>341294</text:p>
          </table:table-cell>
          <table:table-cell office:value-type="float" office:value="131507" calcext:value-type="float">
            <text:p>131507</text:p>
          </table:table-cell>
          <table:table-cell office:value-type="float" office:value="114309" calcext:value-type="float">
            <text:p>114309</text:p>
          </table:table-cell>
          <table:table-cell office:value-type="float" office:value="565122" calcext:value-type="float">
            <text:p>565122</text:p>
          </table:table-cell>
          <table:table-cell office:value-type="float" office:value="5051501" calcext:value-type="float">
            <text:p>5051501</text:p>
          </table:table-cell>
          <table:table-cell office:value-type="float" office:value="5080924" calcext:value-type="float">
            <text:p>5080924</text:p>
          </table:table-cell>
          <table:table-cell office:value-type="float" office:value="43169" calcext:value-type="float">
            <text:p>43169</text:p>
          </table:table-cell>
          <table:table-cell office:value-type="float" office:value="13746" calcext:value-type="float">
            <text:p>13746</text:p>
          </table:table-cell>
          <table:table-cell office:value-type="float" office:value="5094670" calcext:value-type="float">
            <text:p>5094670</text:p>
          </table:table-cell>
          <table:table-cell office:value-type="float" office:value="2994999" calcext:value-type="float">
            <text:p>2994999</text:p>
          </table:table-cell>
          <table:table-cell office:value-type="float" office:value="1105987" calcext:value-type="float">
            <text:p>1105987</text:p>
          </table:table-cell>
          <table:table-cell office:value-type="float" office:value="326820" calcext:value-type="float">
            <text:p>326820</text:p>
          </table:table-cell>
          <table:table-cell office:value-type="float" office:value="2665473" calcext:value-type="float">
            <text:p>2665473</text:p>
          </table:table-cell>
          <table:table-cell office:value-type="float" office:value="267220" calcext:value-type="float">
            <text:p>267220</text:p>
          </table:table-cell>
          <table:table-cell office:value-type="float" office:value="424539" calcext:value-type="float">
            <text:p>424539</text:p>
          </table:table-cell>
          <table:table-cell office:value-type="float" office:value="21519" calcext:value-type="float">
            <text:p>21519</text:p>
          </table:table-cell>
          <table:table-cell office:value-type="float" office:value="341294" calcext:value-type="float">
            <text:p>341294</text:p>
          </table:table-cell>
          <table:table-cell office:value-type="float" office:value="131507" calcext:value-type="float">
            <text:p>131507</text:p>
          </table:table-cell>
          <table:table-cell office:value-type="float" office:value="114309" calcext:value-type="float">
            <text:p>114309</text:p>
          </table:table-cell>
          <table:table-cell office:value-type="float" office:value="565122" calcext:value-type="float">
            <text:p>565122</text:p>
          </table:table-cell>
          <table:table-cell office:value-type="float" office:value="5051501" calcext:value-type="float">
            <text:p>5051501</text:p>
          </table:table-cell>
          <table:table-cell office:value-type="float" office:value="5080924" calcext:value-type="float">
            <text:p>5080924</text:p>
          </table:table-cell>
          <table:table-cell office:value-type="float" office:value="43169" calcext:value-type="float">
            <text:p>43169</text:p>
          </table:table-cell>
          <table:table-cell office:value-type="float" office:value="13746" calcext:value-type="float">
            <text:p>1374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4290" calcext:value-type="float">
            <text:p>-24290</text:p>
          </table:table-cell>
          <table:table-cell office:value-type="float" office:value="-31916" calcext:value-type="float">
            <text:p>-31916</text:p>
          </table:table-cell>
          <table:table-cell office:value-type="float" office:value="-37041" calcext:value-type="float">
            <text:p>-37041</text:p>
          </table:table-cell>
          <table:table-cell office:value-type="float" office:value="-42031" calcext:value-type="float">
            <text:p>-42031</text:p>
          </table:table-cell>
          <table:table-cell office:value-type="float" office:value="-92134" calcext:value-type="float">
            <text:p>-92134</text:p>
          </table:table-cell>
          <table:table-cell office:value-type="float" office:value="22620" calcext:value-type="float">
            <text:p>22620</text:p>
          </table:table-cell>
          <table:table-cell office:value-type="float" office:value="-9674" calcext:value-type="float">
            <text:p>-9674</text:p>
          </table:table-cell>
          <table:table-cell office:value-type="float" office:value="-3004" calcext:value-type="float">
            <text:p>-3004</text:p>
          </table:table-cell>
          <table:table-cell office:value-type="float" office:value="70465" calcext:value-type="float">
            <text:p>70465</text:p>
          </table:table-cell>
          <table:table-cell office:value-type="float" office:value="-63482" calcext:value-type="float">
            <text:p>-63482</text:p>
          </table:table-cell>
          <table:table-cell office:value-type="float" office:value="-13001" calcext:value-type="float">
            <text:p>-13001</text:p>
          </table:table-cell>
          <table:table-cell office:value-type="float" office:value="21475" calcext:value-type="float">
            <text:p>21475</text:p>
          </table:table-cell>
          <table:table-cell office:value-type="float" office:value="-32543" calcext:value-type="float">
            <text:p>-32543</text:p>
          </table:table-cell>
          <table:table-cell office:value-type="float" office:value="-30620" calcext:value-type="float">
            <text:p>-30620</text:p>
          </table:table-cell>
          <table:table-cell office:value-type="float" office:value="8253" calcext:value-type="float">
            <text:p>8253</text:p>
          </table:table-cell>
          <table:table-cell office:value-type="float" office:value="6330" calcext:value-type="float">
            <text:p>6330</text:p>
          </table:table-cell>
          <table:table-cell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21.7" calcext:value-type="float">
            <text:p>21.7</text:p>
          </table:table-cell>
          <table:table-cell office:value-type="float" office:value="6.4" calcext:value-type="float">
            <text:p>6.4</text:p>
          </table:table-cell>
          <table:table-cell office:value-type="float" office:value="52.3" calcext:value-type="float">
            <text:p>52.3</text:p>
          </table:table-cell>
          <table:table-cell office:value-type="float" office:value="5.2" calcext:value-type="float">
            <text:p>5.2</text:p>
          </table:table-cell>
          <table:table-cell office:value-type="float" office:value="8.3" calcext:value-type="float">
            <text:p>8.3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11.1" calcext:value-type="float">
            <text:p>11.1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21.7" calcext:value-type="float">
            <text:p>21.7</text:p>
          </table:table-cell>
          <table:table-cell office:value-type="float" office:value="6.4" calcext:value-type="float">
            <text:p>6.4</text:p>
          </table:table-cell>
          <table:table-cell office:value-type="float" office:value="52.3" calcext:value-type="float">
            <text:p>52.3</text:p>
          </table:table-cell>
          <table:table-cell office:value-type="float" office:value="5.2" calcext:value-type="float">
            <text:p>5.2</text:p>
          </table:table-cell>
          <table:table-cell office:value-type="float" office:value="8.3" calcext:value-type="float">
            <text:p>8.3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11.1" calcext:value-type="float">
            <text:p>11.1</text:p>
          </table:table-cell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37.1" calcext:value-type="float">
            <text:p>37.1</text:p>
          </table:table-cell>
          <table:table-cell office:value-type="float" office:value="45.1" calcext:value-type="float">
            <text:p>45.1</text:p>
          </table:table-cell>
          <table:table-cell office:value-type="float" office:value="53.3" calcext:value-type="float">
            <text:p>53.3</text:p>
          </table:table-cell>
          <table:table-cell office:value-type="float" office:value="23.2" calcext:value-type="float">
            <text:p>23.2</text:p>
          </table:table-cell>
          <table:table-cell office:value-type="float" office:value="35.1" calcext:value-type="float">
            <text:p>35.1</text:p>
          </table:table-cell>
          <table:table-cell office:value-type="float" office:value="34.1" calcext:value-type="float">
            <text:p>34.1</text:p>
          </table:table-cell>
          <table:table-cell office:value-type="float" office:value="45.3" calcext:value-type="float">
            <text:p>45.3</text:p>
          </table:table-cell>
          <table:table-cell office:value-type="float" office:value="29.6" calcext:value-type="float">
            <text:p>29.6</text:p>
          </table:table-cell>
          <table:table-cell office:value-type="float" office:value="37.1" calcext:value-type="float">
            <text:p>37.1</text:p>
          </table:table-cell>
          <table:table-cell office:value-type="float" office:value="45.1" calcext:value-type="float">
            <text:p>45.1</text:p>
          </table:table-cell>
          <table:table-cell office:value-type="float" office:value="53.3" calcext:value-type="float">
            <text:p>53.3</text:p>
          </table:table-cell>
          <table:table-cell office:value-type="float" office:value="23.2" calcext:value-type="float">
            <text:p>23.2</text:p>
          </table:table-cell>
          <table:table-cell office:value-type="float" office:value="35.1" calcext:value-type="float">
            <text:p>35.1</text:p>
          </table:table-cell>
          <table:table-cell office:value-type="float" office:value="34.1" calcext:value-type="float">
            <text:p>34.1</text:p>
          </table:table-cell>
          <table:table-cell office:value-type="float" office:value="45.3" calcext:value-type="float">
            <text:p>45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00 MMBtus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FutOnly</text:p>
          </table:table-cell>
        </table:table-row>
        <table:table-row table:style-name="ro2" table:number-rows-repeated="6">
          <table:table-cell table:style-name="ce12" table:number-columns-repeated="2"/>
          <table:table-cell table:style-name="ce14"/>
          <table:table-cell table:style-name="ce12" table:number-columns-repeated="123"/>
          <table:table-cell/>
          <table:table-cell table:style-name="ce12" table:number-columns-repeated="13"/>
          <table:table-cell/>
          <table:table-cell table:style-name="ce12" table:number-columns-repeated="47"/>
        </table:table-row>
        <table:table-row table:style-name="ro2" table:number-rows-repeated="7">
          <table:table-cell table:style-name="ce12" table:number-columns-repeated="2"/>
          <table:table-cell table:style-name="ce14"/>
          <table:table-cell table:style-name="ce12" table:number-columns-repeated="185"/>
        </table:table-row>
        <table:table-row table:style-name="ro2">
          <table:table-cell table:style-name="ce12" table:number-columns-repeated="2"/>
          <table:table-cell table:style-name="ce14"/>
          <table:table-cell table:style-name="ce12" table:number-columns-repeated="123"/>
          <table:table-cell/>
          <table:table-cell table:style-name="ce12" table:number-columns-repeated="13"/>
          <table:table-cell/>
          <table:table-cell table:style-name="ce12" table:number-columns-repeated="47"/>
        </table:table-row>
        <table:table-row table:style-name="ro2" table:number-rows-repeated="3">
          <table:table-cell table:style-name="ce12" table:number-columns-repeated="2"/>
          <table:table-cell table:style-name="ce14"/>
          <table:table-cell table:style-name="ce12" table:number-columns-repeated="185"/>
        </table:table-row>
        <table:table-row table:style-name="ro2" table:number-rows-repeated="2">
          <table:table-cell table:style-name="ce12" table:number-columns-repeated="2"/>
          <table:table-cell table:style-name="ce14"/>
          <table:table-cell table:style-name="ce12" table:number-columns-repeated="123"/>
          <table:table-cell/>
          <table:table-cell table:style-name="ce12" table:number-columns-repeated="13"/>
          <table:table-cell/>
          <table:table-cell table:style-name="ce12" table:number-columns-repeated="47"/>
        </table:table-row>
        <table:table-row table:style-name="ro2" table:number-rows-repeated="2">
          <table:table-cell table:style-name="ce12" table:number-columns-repeated="2"/>
          <table:table-cell table:style-name="ce14"/>
          <table:table-cell table:style-name="ce12" table:number-columns-repeated="185"/>
        </table:table-row>
        <table:table-row table:style-name="ro2" table:number-rows-repeated="3">
          <table:table-cell table:style-name="ce12" table:number-columns-repeated="2"/>
          <table:table-cell table:style-name="ce14"/>
          <table:table-cell table:style-name="ce12" table:number-columns-repeated="123"/>
          <table:table-cell/>
          <table:table-cell table:style-name="ce12" table:number-columns-repeated="13"/>
          <table:table-cell/>
          <table:table-cell table:style-name="ce12" table:number-columns-repeated="47"/>
        </table:table-row>
        <table:table-row table:style-name="ro2">
          <table:table-cell table:style-name="ce12" table:number-columns-repeated="2"/>
          <table:table-cell table:style-name="ce14"/>
          <table:table-cell table:style-name="ce12" table:number-columns-repeated="185"/>
        </table:table-row>
        <table:table-row table:style-name="ro2">
          <table:table-cell table:style-name="ce12" table:number-columns-repeated="2"/>
          <table:table-cell table:style-name="ce14"/>
          <table:table-cell table:style-name="ce12" table:number-columns-repeated="123"/>
          <table:table-cell/>
          <table:table-cell table:style-name="ce12" table:number-columns-repeated="13"/>
          <table:table-cell/>
          <table:table-cell table:style-name="ce12" table:number-columns-repeated="47"/>
        </table:table-row>
        <table:table-row table:style-name="ro2">
          <table:table-cell table:style-name="ce12" table:number-columns-repeated="2"/>
          <table:table-cell table:style-name="ce14"/>
          <table:table-cell table:style-name="ce12" table:number-columns-repeated="185"/>
        </table:table-row>
        <table:table-row table:style-name="ro2" table:number-rows-repeated="2">
          <table:table-cell table:style-name="ce12" table:number-columns-repeated="2"/>
          <table:table-cell table:style-name="ce14"/>
          <table:table-cell table:style-name="ce12" table:number-columns-repeated="123"/>
          <table:table-cell/>
          <table:table-cell table:style-name="ce12" table:number-columns-repeated="13"/>
          <table:table-cell/>
          <table:table-cell table:style-name="ce12" table:number-columns-repeated="47"/>
        </table:table-row>
        <table:table-row table:style-name="ro2" table:number-rows-repeated="3">
          <table:table-cell table:style-name="ce12" table:number-columns-repeated="2"/>
          <table:table-cell table:style-name="ce14"/>
          <table:table-cell table:style-name="ce12" table:number-columns-repeated="185"/>
        </table:table-row>
        <table:table-row table:style-name="ro2">
          <table:table-cell table:style-name="ce12" table:number-columns-repeated="2"/>
          <table:table-cell table:style-name="ce14"/>
          <table:table-cell table:style-name="ce12" table:number-columns-repeated="123"/>
          <table:table-cell/>
          <table:table-cell table:style-name="ce12" table:number-columns-repeated="13"/>
          <table:table-cell/>
          <table:table-cell table:style-name="ce12" table:number-columns-repeated="47"/>
        </table:table-row>
        <table:table-row table:style-name="ro2">
          <table:table-cell table:style-name="ce12" table:number-columns-repeated="2"/>
          <table:table-cell table:style-name="ce14"/>
          <table:table-cell table:style-name="ce12" table:number-columns-repeated="185"/>
        </table:table-row>
      </table:table>
      <table:table table:name="2018_analysi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54"/>
        <table:table-column table:style-name="co8" table:default-cell-style-name="ce54"/>
        <table:table-column table:style-name="co9" table:default-cell-style-name="ce56"/>
        <table:table-column table:style-name="co10" table:default-cell-style-name="ce56"/>
        <table:table-column table:style-name="co9" table:default-cell-style-name="ce57"/>
        <table:table-column table:style-name="co11" table:default-cell-style-name="ce57"/>
        <table:table-column table:style-name="co11" table:default-cell-style-name="ce58"/>
        <table:table-column table:style-name="co12" table:default-cell-style-name="ce58"/>
        <table:table-column table:style-name="co13" table:default-cell-style-name="ce54"/>
        <table:table-column table:style-name="co14" table:default-cell-style-name="ce54"/>
        <table:table-column table:style-name="co11" table:number-columns-repeated="2" table:default-cell-style-name="ce56"/>
        <table:table-column table:style-name="co11" table:default-cell-style-name="ce57"/>
        <table:table-column table:style-name="co15" table:default-cell-style-name="ce57"/>
        <table:table-column table:style-name="co7" table:default-cell-style-name="ce58"/>
        <table:table-column table:style-name="co16" table:default-cell-style-name="ce58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5" table:default-cell-style-name="Default"/>
        <table:table-column table:style-name="co24" table:default-cell-style-name="Default"/>
        <table:table-row table:style-name="ro1">
          <table:table-cell table:formula="of:=[2018_data.A1]" office:value-type="string" office:string-value="Market_and_Exchange_Names" calcext:value-type="string">
            <text:p>Market_and_Exchange_Names</text:p>
          </table:table-cell>
          <table:table-cell table:formula="of:=[2018_data.B1]" office:value-type="string" office:string-value="As_of_Date_In_Form_YYMMDD" calcext:value-type="string">
            <text:p>As_of_Date_In_Form_YYMMDD</text:p>
          </table:table-cell>
          <table:table-cell table:formula="of:=[2018_data.I1]" office:value-type="string" office:string-value="Prod_Merc_Positions_Long_ALL" calcext:value-type="string">
            <text:p>Prod_Merc_Positions_Long_ALL</text:p>
          </table:table-cell>
          <table:table-cell table:formula="of:=[2018_data.J1]" office:value-type="string" office:string-value="Prod_Merc_Positions_Short_ALL" calcext:value-type="string">
            <text:p>Prod_Merc_Positions_Short_ALL</text:p>
          </table:table-cell>
          <table:table-cell table:formula="of:=[2018_data.K1]" office:value-type="string" office:string-value="Swap_Positions_Long_All" calcext:value-type="string">
            <text:p>Swap_Positions_Long_All</text:p>
          </table:table-cell>
          <table:table-cell table:formula="of:=[2018_data.L1]" office:value-type="string" office:string-value="Swap__Positions_Short_All" calcext:value-type="string">
            <text:p>Swap__Positions_Short_All</text:p>
          </table:table-cell>
          <table:table-cell table:formula="of:=[2018_data.N1]" office:value-type="string" office:string-value="M_Money_Positions_Long_ALL" calcext:value-type="string">
            <text:p>M_Money_Positions_Long_ALL</text:p>
          </table:table-cell>
          <table:table-cell table:formula="of:=[2018_data.O1]" office:value-type="string" office:string-value="M_Money_Positions_Short_ALL" calcext:value-type="string">
            <text:p>M_Money_Positions_Short_ALL</text:p>
          </table:table-cell>
          <table:table-cell table:formula="of:=[2018_data.Q1]" office:value-type="string" office:string-value="Other_Rept_Positions_Long_ALL" calcext:value-type="string">
            <text:p>Other_Rept_Positions_Long_ALL</text:p>
          </table:table-cell>
          <table:table-cell table:formula="of:=[2018_data.R1]" office:value-type="string" office:string-value="Other_Rept_Positions_Short_ALL" calcext:value-type="string">
            <text:p>Other_Rept_Positions_Short_ALL</text:p>
          </table:table-cell>
          <table:table-cell table:formula="of:=[2018_data.BE1]" office:value-type="string" office:string-value="Change_in_Prod_Merc_Long_All" calcext:value-type="string">
            <text:p>Change_in_Prod_Merc_Long_All</text:p>
          </table:table-cell>
          <table:table-cell table:formula="of:=[2018_data.BF1]" office:value-type="string" office:string-value="Change_in_Prod_Merc_Short_All" calcext:value-type="string">
            <text:p>Change_in_Prod_Merc_Short_All</text:p>
          </table:table-cell>
          <table:table-cell table:formula="of:=[2018_data.BG1]" office:value-type="string" office:string-value="Change_in_Swap_Long_All" calcext:value-type="string">
            <text:p>Change_in_Swap_Long_All</text:p>
          </table:table-cell>
          <table:table-cell table:formula="of:=[2018_data.BH1]" office:value-type="string" office:string-value="Change_in_Swap_Short_All" calcext:value-type="string">
            <text:p>Change_in_Swap_Short_All</text:p>
          </table:table-cell>
          <table:table-cell table:formula="of:=[2018_data.BJ1]" office:value-type="string" office:string-value="Change_in_M_Money_Long_All" calcext:value-type="string">
            <text:p>Change_in_M_Money_Long_All</text:p>
          </table:table-cell>
          <table:table-cell table:formula="of:=[2018_data.BK1]" office:value-type="string" office:string-value="Change_in_M_Money_Short_All" calcext:value-type="string">
            <text:p>Change_in_M_Money_Short_All</text:p>
          </table:table-cell>
          <table:table-cell table:formula="of:=[2018_data.BM1]" office:value-type="string" office:string-value="Change_in_Other_Rept_Long_All" calcext:value-type="string">
            <text:p>Change_in_Other_Rept_Long_All</text:p>
          </table:table-cell>
          <table:table-cell table:formula="of:=[2018_data.BN1]" office:value-type="string" office:string-value="Change_in_Other_Rept_Short_All" calcext:value-type="string">
            <text:p>Change_in_Other_Rept_Short_All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price</text:p>
          </table:table-cell>
          <table:table-cell table:number-columns-repeated="9"/>
          <table:table-cell office:value-type="string" calcext:value-type="string">
            <text:p>Supply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est. inv change</text:p>
          </table:table-cell>
        </table:table-row>
        <table:table-row table:style-name="ro1">
          <table:table-cell table:formula="of:=[2018_data.A2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]" office:value-type="float" office:value="181231" calcext:value-type="float">
            <text:p>181231</text:p>
          </table:table-cell>
          <table:table-cell table:formula="of:=[2018_data.I2]" office:value-type="float" office:value="3293061" calcext:value-type="float">
            <text:p>3293061</text:p>
          </table:table-cell>
          <table:table-cell table:formula="of:=[2018_data.J2]" office:value-type="float" office:value="940477" calcext:value-type="float">
            <text:p>940477</text:p>
          </table:table-cell>
          <table:table-cell table:formula="of:=[2018_data.K2]" office:value-type="float" office:value="585105" calcext:value-type="float">
            <text:p>585105</text:p>
          </table:table-cell>
          <table:table-cell table:formula="of:=[2018_data.L2]" office:value-type="float" office:value="3140826" calcext:value-type="float">
            <text:p>3140826</text:p>
          </table:table-cell>
          <table:table-cell table:formula="of:=[2018_data.N2]" office:value-type="float" office:value="70399" calcext:value-type="float">
            <text:p>70399</text:p>
          </table:table-cell>
          <table:table-cell table:formula="of:=[2018_data.O2]" office:value-type="float" office:value="29298" calcext:value-type="float">
            <text:p>29298</text:p>
          </table:table-cell>
          <table:table-cell table:formula="of:=[2018_data.Q2]" office:value-type="float" office:value="159810" calcext:value-type="float">
            <text:p>159810</text:p>
          </table:table-cell>
          <table:table-cell table:formula="of:=[2018_data.R2]" office:value-type="float" office:value="30359" calcext:value-type="float">
            <text:p>30359</text:p>
          </table:table-cell>
          <table:table-cell table:formula="of:=[2018_data.BE2]" office:value-type="float" office:value="-213756" calcext:value-type="float">
            <text:p>-213756</text:p>
          </table:table-cell>
          <table:table-cell table:formula="of:=[2018_data.BF2]" office:value-type="float" office:value="-60725" calcext:value-type="float">
            <text:p>-60725</text:p>
          </table:table-cell>
          <table:table-cell table:formula="of:=[2018_data.BG2]" office:value-type="float" office:value="-7500" calcext:value-type="float">
            <text:p>-7500</text:p>
          </table:table-cell>
          <table:table-cell table:formula="of:=[2018_data.BH2]" office:value-type="float" office:value="-164821" calcext:value-type="float">
            <text:p>-164821</text:p>
          </table:table-cell>
          <table:table-cell table:formula="of:=[2018_data.BJ2]" office:value-type="float" office:value="-21968" calcext:value-type="float">
            <text:p>-21968</text:p>
          </table:table-cell>
          <table:table-cell table:formula="of:=[2018_data.BK2]" office:value-type="float" office:value="443" calcext:value-type="float">
            <text:p>443</text:p>
          </table:table-cell>
          <table:table-cell table:formula="of:=[2018_data.BM2]" office:value-type="float" office:value="13602" calcext:value-type="float">
            <text:p>13602</text:p>
          </table:table-cell>
          <table:table-cell table:formula="of:=[2018_data.BN2]" office:value-type="float" office:value="-2865" calcext:value-type="float">
            <text:p>-2865</text:p>
          </table:table-cell>
          <table:table-cell office:value-type="float" office:value="2505" calcext:value-type="float">
            <text:p>2505</text:p>
          </table:table-cell>
          <table:table-cell office:value-type="float" office:value="70" calcext:value-type="float">
            <text:p>70</text:p>
          </table:table-cell>
          <table:table-cell office:value-type="float" office:value="2.921" calcext:value-type="float">
            <text:p>2.921</text:p>
          </table:table-cell>
          <table:table-cell table:number-columns-repeated="12"/>
        </table:table-row>
        <table:table-row table:style-name="ro1">
          <table:table-cell table:formula="of:=[2018_data.A3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3]" office:value-type="float" office:value="181224" calcext:value-type="float">
            <text:p>181224</text:p>
          </table:table-cell>
          <table:table-cell table:formula="of:=[2018_data.I3]" office:value-type="float" office:value="3506817" calcext:value-type="float">
            <text:p>3506817</text:p>
          </table:table-cell>
          <table:table-cell table:formula="of:=[2018_data.J3]" office:value-type="float" office:value="1001202" calcext:value-type="float">
            <text:p>1001202</text:p>
          </table:table-cell>
          <table:table-cell table:formula="of:=[2018_data.K3]" office:value-type="float" office:value="592605" calcext:value-type="float">
            <text:p>592605</text:p>
          </table:table-cell>
          <table:table-cell table:formula="of:=[2018_data.L3]" office:value-type="float" office:value="3305647" calcext:value-type="float">
            <text:p>3305647</text:p>
          </table:table-cell>
          <table:table-cell table:formula="of:=[2018_data.N3]" office:value-type="float" office:value="92367" calcext:value-type="float">
            <text:p>92367</text:p>
          </table:table-cell>
          <table:table-cell table:formula="of:=[2018_data.O3]" office:value-type="float" office:value="28855" calcext:value-type="float">
            <text:p>28855</text:p>
          </table:table-cell>
          <table:table-cell table:formula="of:=[2018_data.Q3]" office:value-type="float" office:value="146208" calcext:value-type="float">
            <text:p>146208</text:p>
          </table:table-cell>
          <table:table-cell table:formula="of:=[2018_data.R3]" office:value-type="float" office:value="33224" calcext:value-type="float">
            <text:p>33224</text:p>
          </table:table-cell>
          <table:table-cell table:formula="of:=[2018_data.BE3]" office:value-type="float" office:value="55245" calcext:value-type="float">
            <text:p>55245</text:p>
          </table:table-cell>
          <table:table-cell table:formula="of:=[2018_data.BF3]" office:value-type="float" office:value="8580" calcext:value-type="float">
            <text:p>8580</text:p>
          </table:table-cell>
          <table:table-cell table:formula="of:=[2018_data.BG3]" office:value-type="float" office:value="-10496" calcext:value-type="float">
            <text:p>-10496</text:p>
          </table:table-cell>
          <table:table-cell table:formula="of:=[2018_data.BH3]" office:value-type="float" office:value="29311" calcext:value-type="float">
            <text:p>29311</text:p>
          </table:table-cell>
          <table:table-cell table:formula="of:=[2018_data.BJ3]" office:value-type="float" office:value="656" calcext:value-type="float">
            <text:p>656</text:p>
          </table:table-cell>
          <table:table-cell table:formula="of:=[2018_data.BK3]" office:value-type="float" office:value="-5669" calcext:value-type="float">
            <text:p>-5669</text:p>
          </table:table-cell>
          <table:table-cell table:formula="of:=[2018_data.BM3]" office:value-type="float" office:value="-21801" calcext:value-type="float">
            <text:p>-21801</text:p>
          </table:table-cell>
          <table:table-cell table:formula="of:=[2018_data.BN3]" office:value-type="float" office:value="-7029" calcext:value-type="float">
            <text:p>-7029</text:p>
          </table:table-cell>
          <table:table-cell office:value-type="float" office:value="2435" calcext:value-type="float">
            <text:p>2435</text:p>
          </table:table-cell>
          <table:table-cell office:value-type="float" office:value="48" calcext:value-type="float">
            <text:p>48</text:p>
          </table:table-cell>
          <table:table-cell office:value-type="float" office:value="2.917" calcext:value-type="float">
            <text:p>2.917</text:p>
          </table:table-cell>
          <table:table-cell table:number-columns-repeated="12"/>
        </table:table-row>
        <table:table-row table:style-name="ro1">
          <table:table-cell table:formula="of:=[2018_data.A4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4]" office:value-type="float" office:value="181218" calcext:value-type="float">
            <text:p>181218</text:p>
          </table:table-cell>
          <table:table-cell table:formula="of:=[2018_data.I4]" office:value-type="float" office:value="3451572" calcext:value-type="float">
            <text:p>3451572</text:p>
          </table:table-cell>
          <table:table-cell table:formula="of:=[2018_data.J4]" office:value-type="float" office:value="992622" calcext:value-type="float">
            <text:p>992622</text:p>
          </table:table-cell>
          <table:table-cell table:formula="of:=[2018_data.K4]" office:value-type="float" office:value="603101" calcext:value-type="float">
            <text:p>603101</text:p>
          </table:table-cell>
          <table:table-cell table:formula="of:=[2018_data.L4]" office:value-type="float" office:value="3276336" calcext:value-type="float">
            <text:p>3276336</text:p>
          </table:table-cell>
          <table:table-cell table:formula="of:=[2018_data.N4]" office:value-type="float" office:value="91711" calcext:value-type="float">
            <text:p>91711</text:p>
          </table:table-cell>
          <table:table-cell table:formula="of:=[2018_data.O4]" office:value-type="float" office:value="34524" calcext:value-type="float">
            <text:p>34524</text:p>
          </table:table-cell>
          <table:table-cell table:formula="of:=[2018_data.Q4]" office:value-type="float" office:value="168009" calcext:value-type="float">
            <text:p>168009</text:p>
          </table:table-cell>
          <table:table-cell table:formula="of:=[2018_data.R4]" office:value-type="float" office:value="40253" calcext:value-type="float">
            <text:p>40253</text:p>
          </table:table-cell>
          <table:table-cell table:formula="of:=[2018_data.BE4]" office:value-type="float" office:value="690" calcext:value-type="float">
            <text:p>690</text:p>
          </table:table-cell>
          <table:table-cell table:formula="of:=[2018_data.BF4]" office:value-type="float" office:value="-9821" calcext:value-type="float">
            <text:p>-9821</text:p>
          </table:table-cell>
          <table:table-cell table:formula="of:=[2018_data.BG4]" office:value-type="float" office:value="9725" calcext:value-type="float">
            <text:p>9725</text:p>
          </table:table-cell>
          <table:table-cell table:formula="of:=[2018_data.BH4]" office:value-type="float" office:value="75283" calcext:value-type="float">
            <text:p>75283</text:p>
          </table:table-cell>
          <table:table-cell table:formula="of:=[2018_data.BJ4]" office:value-type="float" office:value="-5638" calcext:value-type="float">
            <text:p>-5638</text:p>
          </table:table-cell>
          <table:table-cell table:formula="of:=[2018_data.BK4]" office:value-type="float" office:value="4985" calcext:value-type="float">
            <text:p>4985</text:p>
          </table:table-cell>
          <table:table-cell table:formula="of:=[2018_data.BM4]" office:value-type="float" office:value="39416" calcext:value-type="float">
            <text:p>39416</text:p>
          </table:table-cell>
          <table:table-cell table:formula="of:=[2018_data.BN4]" office:value-type="float" office:value="-25382" calcext:value-type="float">
            <text:p>-25382</text:p>
          </table:table-cell>
          <table:table-cell office:value-type="float" office:value="2387" calcext:value-type="float">
            <text:p>2387</text:p>
          </table:table-cell>
          <table:table-cell office:value-type="float" office:value="33" calcext:value-type="float">
            <text:p>33</text:p>
          </table:table-cell>
          <table:table-cell office:value-type="float" office:value="2.946" calcext:value-type="float">
            <text:p>2.946</text:p>
          </table:table-cell>
          <table:table-cell table:number-columns-repeated="12"/>
        </table:table-row>
        <table:table-row table:style-name="ro1">
          <table:table-cell table:formula="of:=[2018_data.A5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5]" office:value-type="float" office:value="181211" calcext:value-type="float">
            <text:p>181211</text:p>
          </table:table-cell>
          <table:table-cell table:formula="of:=[2018_data.I5]" office:value-type="float" office:value="3450882" calcext:value-type="float">
            <text:p>3450882</text:p>
          </table:table-cell>
          <table:table-cell table:formula="of:=[2018_data.J5]" office:value-type="float" office:value="1002443" calcext:value-type="float">
            <text:p>1002443</text:p>
          </table:table-cell>
          <table:table-cell table:formula="of:=[2018_data.K5]" office:value-type="float" office:value="593376" calcext:value-type="float">
            <text:p>593376</text:p>
          </table:table-cell>
          <table:table-cell table:formula="of:=[2018_data.L5]" office:value-type="float" office:value="3201053" calcext:value-type="float">
            <text:p>3201053</text:p>
          </table:table-cell>
          <table:table-cell table:formula="of:=[2018_data.N5]" office:value-type="float" office:value="97349" calcext:value-type="float">
            <text:p>97349</text:p>
          </table:table-cell>
          <table:table-cell table:formula="of:=[2018_data.O5]" office:value-type="float" office:value="29539" calcext:value-type="float">
            <text:p>29539</text:p>
          </table:table-cell>
          <table:table-cell table:formula="of:=[2018_data.Q5]" office:value-type="float" office:value="128593" calcext:value-type="float">
            <text:p>128593</text:p>
          </table:table-cell>
          <table:table-cell table:formula="of:=[2018_data.R5]" office:value-type="float" office:value="65635" calcext:value-type="float">
            <text:p>65635</text:p>
          </table:table-cell>
          <table:table-cell table:formula="of:=[2018_data.BE5]" office:value-type="float" office:value="71597" calcext:value-type="float">
            <text:p>71597</text:p>
          </table:table-cell>
          <table:table-cell table:formula="of:=[2018_data.BF5]" office:value-type="float" office:value="-11895" calcext:value-type="float">
            <text:p>-11895</text:p>
          </table:table-cell>
          <table:table-cell table:formula="of:=[2018_data.BG5]" office:value-type="float" office:value="-10410" calcext:value-type="float">
            <text:p>-10410</text:p>
          </table:table-cell>
          <table:table-cell table:formula="of:=[2018_data.BH5]" office:value-type="float" office:value="5415" calcext:value-type="float">
            <text:p>5415</text:p>
          </table:table-cell>
          <table:table-cell table:formula="of:=[2018_data.BJ5]" office:value-type="float" office:value="-28935" calcext:value-type="float">
            <text:p>-28935</text:p>
          </table:table-cell>
          <table:table-cell table:formula="of:=[2018_data.BK5]" office:value-type="float" office:value="3990" calcext:value-type="float">
            <text:p>3990</text:p>
          </table:table-cell>
          <table:table-cell table:formula="of:=[2018_data.BM5]" office:value-type="float" office:value="-26675" calcext:value-type="float">
            <text:p>-26675</text:p>
          </table:table-cell>
          <table:table-cell table:formula="of:=[2018_data.BN5]" office:value-type="float" office:value="8136" calcext:value-type="float">
            <text:p>8136</text:p>
          </table:table-cell>
          <table:table-cell office:value-type="float" office:value="2354" calcext:value-type="float">
            <text:p>2354</text:p>
          </table:table-cell>
          <table:table-cell office:value-type="float" office:value="46" calcext:value-type="float">
            <text:p>46</text:p>
          </table:table-cell>
          <table:table-cell office:value-type="float" office:value="2.944" calcext:value-type="float">
            <text:p>2.944</text:p>
          </table:table-cell>
          <table:table-cell table:number-columns-repeated="12"/>
        </table:table-row>
        <table:table-row table:style-name="ro1">
          <table:table-cell table:formula="of:=[2018_data.A6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6]" office:value-type="float" office:value="181204" calcext:value-type="float">
            <text:p>181204</text:p>
          </table:table-cell>
          <table:table-cell table:formula="of:=[2018_data.I6]" office:value-type="float" office:value="3379285" calcext:value-type="float">
            <text:p>3379285</text:p>
          </table:table-cell>
          <table:table-cell table:formula="of:=[2018_data.J6]" office:value-type="float" office:value="1014338" calcext:value-type="float">
            <text:p>1014338</text:p>
          </table:table-cell>
          <table:table-cell table:formula="of:=[2018_data.K6]" office:value-type="float" office:value="603786" calcext:value-type="float">
            <text:p>603786</text:p>
          </table:table-cell>
          <table:table-cell table:formula="of:=[2018_data.L6]" office:value-type="float" office:value="3195638" calcext:value-type="float">
            <text:p>3195638</text:p>
          </table:table-cell>
          <table:table-cell table:formula="of:=[2018_data.N6]" office:value-type="float" office:value="126284" calcext:value-type="float">
            <text:p>126284</text:p>
          </table:table-cell>
          <table:table-cell table:formula="of:=[2018_data.O6]" office:value-type="float" office:value="25549" calcext:value-type="float">
            <text:p>25549</text:p>
          </table:table-cell>
          <table:table-cell table:formula="of:=[2018_data.Q6]" office:value-type="float" office:value="155268" calcext:value-type="float">
            <text:p>155268</text:p>
          </table:table-cell>
          <table:table-cell table:formula="of:=[2018_data.R6]" office:value-type="float" office:value="57499" calcext:value-type="float">
            <text:p>57499</text:p>
          </table:table-cell>
          <table:table-cell table:formula="of:=[2018_data.BE6]" office:value-type="float" office:value="-145110" calcext:value-type="float">
            <text:p>-145110</text:p>
          </table:table-cell>
          <table:table-cell table:formula="of:=[2018_data.BF6]" office:value-type="float" office:value="-87954" calcext:value-type="float">
            <text:p>-87954</text:p>
          </table:table-cell>
          <table:table-cell table:formula="of:=[2018_data.BG6]" office:value-type="float" office:value="-20363" calcext:value-type="float">
            <text:p>-20363</text:p>
          </table:table-cell>
          <table:table-cell table:formula="of:=[2018_data.BH6]" office:value-type="float" office:value="-169444" calcext:value-type="float">
            <text:p>-169444</text:p>
          </table:table-cell>
          <table:table-cell table:formula="of:=[2018_data.BJ6]" office:value-type="float" office:value="-13120" calcext:value-type="float">
            <text:p>-13120</text:p>
          </table:table-cell>
          <table:table-cell table:formula="of:=[2018_data.BK6]" office:value-type="float" office:value="3805" calcext:value-type="float">
            <text:p>3805</text:p>
          </table:table-cell>
          <table:table-cell table:formula="of:=[2018_data.BM6]" office:value-type="float" office:value="-52977" calcext:value-type="float">
            <text:p>-52977</text:p>
          </table:table-cell>
          <table:table-cell table:formula="of:=[2018_data.BN6]" office:value-type="float" office:value="24444" calcext:value-type="float">
            <text:p>24444</text:p>
          </table:table-cell>
          <table:table-cell office:value-type="float" office:value="2308" calcext:value-type="float">
            <text:p>2308</text:p>
          </table:table-cell>
          <table:table-cell office:value-type="float" office:value="35" calcext:value-type="float">
            <text:p>35</text:p>
          </table:table-cell>
          <table:table-cell office:value-type="float" office:value="2.845" calcext:value-type="float">
            <text:p>2.845</text:p>
          </table:table-cell>
          <table:table-cell table:number-columns-repeated="12"/>
        </table:table-row>
        <table:table-row table:style-name="ro1">
          <table:table-cell table:formula="of:=[2018_data.A7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7]" office:value-type="float" office:value="181127" calcext:value-type="float">
            <text:p>181127</text:p>
          </table:table-cell>
          <table:table-cell table:formula="of:=[2018_data.I7]" office:value-type="float" office:value="3524395" calcext:value-type="float">
            <text:p>3524395</text:p>
          </table:table-cell>
          <table:table-cell table:formula="of:=[2018_data.J7]" office:value-type="float" office:value="1102292" calcext:value-type="float">
            <text:p>1102292</text:p>
          </table:table-cell>
          <table:table-cell table:formula="of:=[2018_data.K7]" office:value-type="float" office:value="624149" calcext:value-type="float">
            <text:p>624149</text:p>
          </table:table-cell>
          <table:table-cell table:formula="of:=[2018_data.L7]" office:value-type="float" office:value="3365082" calcext:value-type="float">
            <text:p>3365082</text:p>
          </table:table-cell>
          <table:table-cell table:formula="of:=[2018_data.N7]" office:value-type="float" office:value="139404" calcext:value-type="float">
            <text:p>139404</text:p>
          </table:table-cell>
          <table:table-cell table:formula="of:=[2018_data.O7]" office:value-type="float" office:value="21744" calcext:value-type="float">
            <text:p>21744</text:p>
          </table:table-cell>
          <table:table-cell table:formula="of:=[2018_data.Q7]" office:value-type="float" office:value="208245" calcext:value-type="float">
            <text:p>208245</text:p>
          </table:table-cell>
          <table:table-cell table:formula="of:=[2018_data.R7]" office:value-type="float" office:value="33055" calcext:value-type="float">
            <text:p>33055</text:p>
          </table:table-cell>
          <table:table-cell table:formula="of:=[2018_data.BE7]" office:value-type="float" office:value="-29747" calcext:value-type="float">
            <text:p>-29747</text:p>
          </table:table-cell>
          <table:table-cell table:formula="of:=[2018_data.BF7]" office:value-type="float" office:value="-9302" calcext:value-type="float">
            <text:p>-9302</text:p>
          </table:table-cell>
          <table:table-cell table:formula="of:=[2018_data.BG7]" office:value-type="float" office:value="7536" calcext:value-type="float">
            <text:p>7536</text:p>
          </table:table-cell>
          <table:table-cell table:formula="of:=[2018_data.BH7]" office:value-type="float" office:value="-8896" calcext:value-type="float">
            <text:p>-8896</text:p>
          </table:table-cell>
          <table:table-cell table:formula="of:=[2018_data.BJ7]" office:value-type="float" office:value="-20492" calcext:value-type="float">
            <text:p>-20492</text:p>
          </table:table-cell>
          <table:table-cell table:formula="of:=[2018_data.BK7]" office:value-type="float" office:value="982" calcext:value-type="float">
            <text:p>982</text:p>
          </table:table-cell>
          <table:table-cell table:formula="of:=[2018_data.BM7]" office:value-type="float" office:value="15549" calcext:value-type="float">
            <text:p>15549</text:p>
          </table:table-cell>
          <table:table-cell table:formula="of:=[2018_data.BN7]" office:value-type="float" office:value="-10606" calcext:value-type="float">
            <text:p>-10606</text:p>
          </table:table-cell>
          <table:table-cell office:value-type="float" office:value="2273" calcext:value-type="float">
            <text:p>2273</text:p>
          </table:table-cell>
          <table:table-cell office:value-type="float" office:value="24" calcext:value-type="float">
            <text:p>24</text:p>
          </table:table-cell>
          <table:table-cell office:value-type="float" office:value="2.785" calcext:value-type="float">
            <text:p>2.785</text:p>
          </table:table-cell>
          <table:table-cell table:number-columns-repeated="12"/>
        </table:table-row>
        <table:table-row table:style-name="ro1">
          <table:table-cell table:formula="of:=[2018_data.A8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8]" office:value-type="float" office:value="181120" calcext:value-type="float">
            <text:p>181120</text:p>
          </table:table-cell>
          <table:table-cell table:formula="of:=[2018_data.I8]" office:value-type="float" office:value="3554142" calcext:value-type="float">
            <text:p>3554142</text:p>
          </table:table-cell>
          <table:table-cell table:formula="of:=[2018_data.J8]" office:value-type="float" office:value="1111594" calcext:value-type="float">
            <text:p>1111594</text:p>
          </table:table-cell>
          <table:table-cell table:formula="of:=[2018_data.K8]" office:value-type="float" office:value="616613" calcext:value-type="float">
            <text:p>616613</text:p>
          </table:table-cell>
          <table:table-cell table:formula="of:=[2018_data.L8]" office:value-type="float" office:value="3373978" calcext:value-type="float">
            <text:p>3373978</text:p>
          </table:table-cell>
          <table:table-cell table:formula="of:=[2018_data.N8]" office:value-type="float" office:value="159896" calcext:value-type="float">
            <text:p>159896</text:p>
          </table:table-cell>
          <table:table-cell table:formula="of:=[2018_data.O8]" office:value-type="float" office:value="20762" calcext:value-type="float">
            <text:p>20762</text:p>
          </table:table-cell>
          <table:table-cell table:formula="of:=[2018_data.Q8]" office:value-type="float" office:value="192696" calcext:value-type="float">
            <text:p>192696</text:p>
          </table:table-cell>
          <table:table-cell table:formula="of:=[2018_data.R8]" office:value-type="float" office:value="43661" calcext:value-type="float">
            <text:p>43661</text:p>
          </table:table-cell>
          <table:table-cell table:formula="of:=[2018_data.BE8]" office:value-type="float" office:value="107029" calcext:value-type="float">
            <text:p>107029</text:p>
          </table:table-cell>
          <table:table-cell table:formula="of:=[2018_data.BF8]" office:value-type="float" office:value="-32477" calcext:value-type="float">
            <text:p>-32477</text:p>
          </table:table-cell>
          <table:table-cell table:formula="of:=[2018_data.BG8]" office:value-type="float" office:value="8878" calcext:value-type="float">
            <text:p>8878</text:p>
          </table:table-cell>
          <table:table-cell table:formula="of:=[2018_data.BH8]" office:value-type="float" office:value="76791" calcext:value-type="float">
            <text:p>76791</text:p>
          </table:table-cell>
          <table:table-cell table:formula="of:=[2018_data.BJ8]" office:value-type="float" office:value="5554" calcext:value-type="float">
            <text:p>5554</text:p>
          </table:table-cell>
          <table:table-cell table:formula="of:=[2018_data.BK8]" office:value-type="float" office:value="-3289" calcext:value-type="float">
            <text:p>-3289</text:p>
          </table:table-cell>
          <table:table-cell table:formula="of:=[2018_data.BM8]" office:value-type="float" office:value="-85722" calcext:value-type="float">
            <text:p>-85722</text:p>
          </table:table-cell>
          <table:table-cell table:formula="of:=[2018_data.BN8]" office:value-type="float" office:value="-5358" calcext:value-type="float">
            <text:p>-5358</text:p>
          </table:table-cell>
          <table:table-cell office:value-type="float" office:value="2249" calcext:value-type="float">
            <text:p>2249</text:p>
          </table:table-cell>
          <table:table-cell office:value-type="float" office:value="46" calcext:value-type="float">
            <text:p>46</text:p>
          </table:table-cell>
          <table:table-cell office:value-type="float" office:value="2.763" calcext:value-type="float">
            <text:p>2.763</text:p>
          </table:table-cell>
          <table:table-cell table:number-columns-repeated="12"/>
        </table:table-row>
        <table:table-row table:style-name="ro1">
          <table:table-cell table:formula="of:=[2018_data.A9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9]" office:value-type="float" office:value="181113" calcext:value-type="float">
            <text:p>181113</text:p>
          </table:table-cell>
          <table:table-cell table:formula="of:=[2018_data.I9]" office:value-type="float" office:value="3447113" calcext:value-type="float">
            <text:p>3447113</text:p>
          </table:table-cell>
          <table:table-cell table:formula="of:=[2018_data.J9]" office:value-type="float" office:value="1144071" calcext:value-type="float">
            <text:p>1144071</text:p>
          </table:table-cell>
          <table:table-cell table:formula="of:=[2018_data.K9]" office:value-type="float" office:value="607735" calcext:value-type="float">
            <text:p>607735</text:p>
          </table:table-cell>
          <table:table-cell table:formula="of:=[2018_data.L9]" office:value-type="float" office:value="3297187" calcext:value-type="float">
            <text:p>3297187</text:p>
          </table:table-cell>
          <table:table-cell table:formula="of:=[2018_data.N9]" office:value-type="float" office:value="154342" calcext:value-type="float">
            <text:p>154342</text:p>
          </table:table-cell>
          <table:table-cell table:formula="of:=[2018_data.O9]" office:value-type="float" office:value="24051" calcext:value-type="float">
            <text:p>24051</text:p>
          </table:table-cell>
          <table:table-cell table:formula="of:=[2018_data.Q9]" office:value-type="float" office:value="278418" calcext:value-type="float">
            <text:p>278418</text:p>
          </table:table-cell>
          <table:table-cell table:formula="of:=[2018_data.R9]" office:value-type="float" office:value="49019" calcext:value-type="float">
            <text:p>49019</text:p>
          </table:table-cell>
          <table:table-cell table:formula="of:=[2018_data.BE9]" office:value-type="float" office:value="58609" calcext:value-type="float">
            <text:p>58609</text:p>
          </table:table-cell>
          <table:table-cell table:formula="of:=[2018_data.BF9]" office:value-type="float" office:value="22165" calcext:value-type="float">
            <text:p>22165</text:p>
          </table:table-cell>
          <table:table-cell table:formula="of:=[2018_data.BG9]" office:value-type="float" office:value="-35257" calcext:value-type="float">
            <text:p>-35257</text:p>
          </table:table-cell>
          <table:table-cell table:formula="of:=[2018_data.BH9]" office:value-type="float" office:value="142417" calcext:value-type="float">
            <text:p>142417</text:p>
          </table:table-cell>
          <table:table-cell table:formula="of:=[2018_data.BJ9]" office:value-type="float" office:value="21701" calcext:value-type="float">
            <text:p>21701</text:p>
          </table:table-cell>
          <table:table-cell table:formula="of:=[2018_data.BK9]" office:value-type="float" office:value="-7055" calcext:value-type="float">
            <text:p>-7055</text:p>
          </table:table-cell>
          <table:table-cell table:formula="of:=[2018_data.BM9]" office:value-type="float" office:value="83708" calcext:value-type="float">
            <text:p>83708</text:p>
          </table:table-cell>
          <table:table-cell table:formula="of:=[2018_data.BN9]" office:value-type="float" office:value="-27927" calcext:value-type="float">
            <text:p>-27927</text:p>
          </table:table-cell>
          <table:table-cell office:value-type="float" office:value="2203" calcext:value-type="float">
            <text:p>2203</text:p>
          </table:table-cell>
          <table:table-cell office:value-type="float" office:value="51" calcext:value-type="float">
            <text:p>51</text:p>
          </table:table-cell>
          <table:table-cell office:value-type="float" office:value="2.758" calcext:value-type="float">
            <text:p>2.758</text:p>
          </table:table-cell>
          <table:table-cell table:number-columns-repeated="12"/>
        </table:table-row>
        <table:table-row table:style-name="ro1">
          <table:table-cell table:formula="of:=[2018_data.A10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10]" office:value-type="float" office:value="181106" calcext:value-type="float">
            <text:p>181106</text:p>
          </table:table-cell>
          <table:table-cell table:formula="of:=[2018_data.I10]" office:value-type="float" office:value="3388504" calcext:value-type="float">
            <text:p>3388504</text:p>
          </table:table-cell>
          <table:table-cell table:formula="of:=[2018_data.J10]" office:value-type="float" office:value="1121906" calcext:value-type="float">
            <text:p>1121906</text:p>
          </table:table-cell>
          <table:table-cell table:formula="of:=[2018_data.K10]" office:value-type="float" office:value="642992" calcext:value-type="float">
            <text:p>642992</text:p>
          </table:table-cell>
          <table:table-cell table:formula="of:=[2018_data.L10]" office:value-type="float" office:value="3154770" calcext:value-type="float">
            <text:p>3154770</text:p>
          </table:table-cell>
          <table:table-cell table:formula="of:=[2018_data.N10]" office:value-type="float" office:value="132641" calcext:value-type="float">
            <text:p>132641</text:p>
          </table:table-cell>
          <table:table-cell table:formula="of:=[2018_data.O10]" office:value-type="float" office:value="31106" calcext:value-type="float">
            <text:p>31106</text:p>
          </table:table-cell>
          <table:table-cell table:formula="of:=[2018_data.Q10]" office:value-type="float" office:value="194710" calcext:value-type="float">
            <text:p>194710</text:p>
          </table:table-cell>
          <table:table-cell table:formula="of:=[2018_data.R10]" office:value-type="float" office:value="76946" calcext:value-type="float">
            <text:p>76946</text:p>
          </table:table-cell>
          <table:table-cell table:formula="of:=[2018_data.BE10]" office:value-type="float" office:value="61647" calcext:value-type="float">
            <text:p>61647</text:p>
          </table:table-cell>
          <table:table-cell table:formula="of:=[2018_data.BF10]" office:value-type="float" office:value="30437" calcext:value-type="float">
            <text:p>30437</text:p>
          </table:table-cell>
          <table:table-cell table:formula="of:=[2018_data.BG10]" office:value-type="float" office:value="15904" calcext:value-type="float">
            <text:p>15904</text:p>
          </table:table-cell>
          <table:table-cell table:formula="of:=[2018_data.BH10]" office:value-type="float" office:value="47001" calcext:value-type="float">
            <text:p>47001</text:p>
          </table:table-cell>
          <table:table-cell table:formula="of:=[2018_data.BJ10]" office:value-type="float" office:value="-9211" calcext:value-type="float">
            <text:p>-9211</text:p>
          </table:table-cell>
          <table:table-cell table:formula="of:=[2018_data.BK10]" office:value-type="float" office:value="-1897" calcext:value-type="float">
            <text:p>-1897</text:p>
          </table:table-cell>
          <table:table-cell table:formula="of:=[2018_data.BM10]" office:value-type="float" office:value="-9925" calcext:value-type="float">
            <text:p>-9925</text:p>
          </table:table-cell>
          <table:table-cell table:formula="of:=[2018_data.BN10]" office:value-type="float" office:value="-15077" calcext:value-type="float">
            <text:p>-15077</text:p>
          </table:table-cell>
          <table:table-cell office:value-type="float" office:value="2152" calcext:value-type="float">
            <text:p>2152</text:p>
          </table:table-cell>
          <table:table-cell office:value-type="float" office:value="78" calcext:value-type="float">
            <text:p>78</text:p>
          </table:table-cell>
          <table:table-cell office:value-type="float" office:value="2.858" calcext:value-type="float">
            <text:p>2.858</text:p>
          </table:table-cell>
          <table:table-cell table:number-columns-repeated="12"/>
        </table:table-row>
        <table:table-row table:style-name="ro1">
          <table:table-cell table:formula="of:=[2018_data.A11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11]" office:value-type="float" office:value="181030" calcext:value-type="float">
            <text:p>181030</text:p>
          </table:table-cell>
          <table:table-cell table:formula="of:=[2018_data.I11]" office:value-type="float" office:value="3326857" calcext:value-type="float">
            <text:p>3326857</text:p>
          </table:table-cell>
          <table:table-cell table:formula="of:=[2018_data.J11]" office:value-type="float" office:value="1091469" calcext:value-type="float">
            <text:p>1091469</text:p>
          </table:table-cell>
          <table:table-cell table:formula="of:=[2018_data.K11]" office:value-type="float" office:value="627088" calcext:value-type="float">
            <text:p>627088</text:p>
          </table:table-cell>
          <table:table-cell table:formula="of:=[2018_data.L11]" office:value-type="float" office:value="3107769" calcext:value-type="float">
            <text:p>3107769</text:p>
          </table:table-cell>
          <table:table-cell table:formula="of:=[2018_data.N11]" office:value-type="float" office:value="141852" calcext:value-type="float">
            <text:p>141852</text:p>
          </table:table-cell>
          <table:table-cell table:formula="of:=[2018_data.O11]" office:value-type="float" office:value="33003" calcext:value-type="float">
            <text:p>33003</text:p>
          </table:table-cell>
          <table:table-cell table:formula="of:=[2018_data.Q11]" office:value-type="float" office:value="204635" calcext:value-type="float">
            <text:p>204635</text:p>
          </table:table-cell>
          <table:table-cell table:formula="of:=[2018_data.R11]" office:value-type="float" office:value="92023" calcext:value-type="float">
            <text:p>92023</text:p>
          </table:table-cell>
          <table:table-cell table:formula="of:=[2018_data.BE11]" office:value-type="float" office:value="-151722" calcext:value-type="float">
            <text:p>-151722</text:p>
          </table:table-cell>
          <table:table-cell table:formula="of:=[2018_data.BF11]" office:value-type="float" office:value="-92048" calcext:value-type="float">
            <text:p>-92048</text:p>
          </table:table-cell>
          <table:table-cell table:formula="of:=[2018_data.BG11]" office:value-type="float" office:value="-18144" calcext:value-type="float">
            <text:p>-18144</text:p>
          </table:table-cell>
          <table:table-cell table:formula="of:=[2018_data.BH11]" office:value-type="float" office:value="-148954" calcext:value-type="float">
            <text:p>-148954</text:p>
          </table:table-cell>
          <table:table-cell table:formula="of:=[2018_data.BJ11]" office:value-type="float" office:value="24490" calcext:value-type="float">
            <text:p>24490</text:p>
          </table:table-cell>
          <table:table-cell table:formula="of:=[2018_data.BK11]" office:value-type="float" office:value="-516" calcext:value-type="float">
            <text:p>-516</text:p>
          </table:table-cell>
          <table:table-cell table:formula="of:=[2018_data.BM11]" office:value-type="float" office:value="-56577" calcext:value-type="float">
            <text:p>-56577</text:p>
          </table:table-cell>
          <table:table-cell table:formula="of:=[2018_data.BN11]" office:value-type="float" office:value="36036" calcext:value-type="float">
            <text:p>36036</text:p>
          </table:table-cell>
          <table:table-cell office:value-type="float" office:value="2074" calcext:value-type="float">
            <text:p>2074</text:p>
          </table:table-cell>
          <table:table-cell office:value-type="float" office:value="66" calcext:value-type="float">
            <text:p>66</text:p>
          </table:table-cell>
          <table:table-cell office:value-type="float" office:value="2.921" calcext:value-type="float">
            <text:p>2.921</text:p>
          </table:table-cell>
          <table:table-cell table:number-columns-repeated="12"/>
        </table:table-row>
        <table:table-row table:style-name="ro1">
          <table:table-cell table:formula="of:=[2018_data.A12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12]" office:value-type="float" office:value="181023" calcext:value-type="float">
            <text:p>181023</text:p>
          </table:table-cell>
          <table:table-cell table:formula="of:=[2018_data.I12]" office:value-type="float" office:value="3478579" calcext:value-type="float">
            <text:p>3478579</text:p>
          </table:table-cell>
          <table:table-cell table:formula="of:=[2018_data.J12]" office:value-type="float" office:value="1183517" calcext:value-type="float">
            <text:p>1183517</text:p>
          </table:table-cell>
          <table:table-cell table:formula="of:=[2018_data.K12]" office:value-type="float" office:value="645232" calcext:value-type="float">
            <text:p>645232</text:p>
          </table:table-cell>
          <table:table-cell table:formula="of:=[2018_data.L12]" office:value-type="float" office:value="3256723" calcext:value-type="float">
            <text:p>3256723</text:p>
          </table:table-cell>
          <table:table-cell table:formula="of:=[2018_data.N12]" office:value-type="float" office:value="117362" calcext:value-type="float">
            <text:p>117362</text:p>
          </table:table-cell>
          <table:table-cell table:formula="of:=[2018_data.O12]" office:value-type="float" office:value="33519" calcext:value-type="float">
            <text:p>33519</text:p>
          </table:table-cell>
          <table:table-cell table:formula="of:=[2018_data.Q12]" office:value-type="float" office:value="261212" calcext:value-type="float">
            <text:p>261212</text:p>
          </table:table-cell>
          <table:table-cell table:formula="of:=[2018_data.R12]" office:value-type="float" office:value="55987" calcext:value-type="float">
            <text:p>55987</text:p>
          </table:table-cell>
          <table:table-cell table:formula="of:=[2018_data.BE12]" office:value-type="float" office:value="95024" calcext:value-type="float">
            <text:p>95024</text:p>
          </table:table-cell>
          <table:table-cell table:formula="of:=[2018_data.BF12]" office:value-type="float" office:value="8945" calcext:value-type="float">
            <text:p>8945</text:p>
          </table:table-cell>
          <table:table-cell table:formula="of:=[2018_data.BG12]" office:value-type="float" office:value="-26872" calcext:value-type="float">
            <text:p>-26872</text:p>
          </table:table-cell>
          <table:table-cell table:formula="of:=[2018_data.BH12]" office:value-type="float" office:value="74151" calcext:value-type="float">
            <text:p>74151</text:p>
          </table:table-cell>
          <table:table-cell table:formula="of:=[2018_data.BJ12]" office:value-type="float" office:value="-19070" calcext:value-type="float">
            <text:p>-19070</text:p>
          </table:table-cell>
          <table:table-cell table:formula="of:=[2018_data.BK12]" office:value-type="float" office:value="4300" calcext:value-type="float">
            <text:p>4300</text:p>
          </table:table-cell>
          <table:table-cell table:formula="of:=[2018_data.BM12]" office:value-type="float" office:value="19643" calcext:value-type="float">
            <text:p>19643</text:p>
          </table:table-cell>
          <table:table-cell table:formula="of:=[2018_data.BN12]" office:value-type="float" office:value="-22326" calcext:value-type="float">
            <text:p>-22326</text:p>
          </table:table-cell>
          <table:table-cell office:value-type="float" office:value="2008" calcext:value-type="float">
            <text:p>2008</text:p>
          </table:table-cell>
          <table:table-cell office:value-type="float" office:value="95" calcext:value-type="float">
            <text:p>95</text:p>
          </table:table-cell>
          <table:table-cell office:value-type="float" office:value="2.934" calcext:value-type="float">
            <text:p>2.934</text:p>
          </table:table-cell>
          <table:table-cell table:number-columns-repeated="12"/>
        </table:table-row>
        <table:table-row table:style-name="ro1">
          <table:table-cell table:formula="of:=[2018_data.A13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13]" office:value-type="float" office:value="181016" calcext:value-type="float">
            <text:p>181016</text:p>
          </table:table-cell>
          <table:table-cell table:formula="of:=[2018_data.I13]" office:value-type="float" office:value="3383555" calcext:value-type="float">
            <text:p>3383555</text:p>
          </table:table-cell>
          <table:table-cell table:formula="of:=[2018_data.J13]" office:value-type="float" office:value="1174572" calcext:value-type="float">
            <text:p>1174572</text:p>
          </table:table-cell>
          <table:table-cell table:formula="of:=[2018_data.K13]" office:value-type="float" office:value="672104" calcext:value-type="float">
            <text:p>672104</text:p>
          </table:table-cell>
          <table:table-cell table:formula="of:=[2018_data.L13]" office:value-type="float" office:value="3182572" calcext:value-type="float">
            <text:p>3182572</text:p>
          </table:table-cell>
          <table:table-cell table:formula="of:=[2018_data.N13]" office:value-type="float" office:value="136432" calcext:value-type="float">
            <text:p>136432</text:p>
          </table:table-cell>
          <table:table-cell table:formula="of:=[2018_data.O13]" office:value-type="float" office:value="29219" calcext:value-type="float">
            <text:p>29219</text:p>
          </table:table-cell>
          <table:table-cell table:formula="of:=[2018_data.Q13]" office:value-type="float" office:value="241569" calcext:value-type="float">
            <text:p>241569</text:p>
          </table:table-cell>
          <table:table-cell table:formula="of:=[2018_data.R13]" office:value-type="float" office:value="78313" calcext:value-type="float">
            <text:p>78313</text:p>
          </table:table-cell>
          <table:table-cell table:formula="of:=[2018_data.BE13]" office:value-type="float" office:value="76744" calcext:value-type="float">
            <text:p>76744</text:p>
          </table:table-cell>
          <table:table-cell table:formula="of:=[2018_data.BF13]" office:value-type="float" office:value="-4229" calcext:value-type="float">
            <text:p>-4229</text:p>
          </table:table-cell>
          <table:table-cell table:formula="of:=[2018_data.BG13]" office:value-type="float" office:value="12007" calcext:value-type="float">
            <text:p>12007</text:p>
          </table:table-cell>
          <table:table-cell table:formula="of:=[2018_data.BH13]" office:value-type="float" office:value="60879" calcext:value-type="float">
            <text:p>60879</text:p>
          </table:table-cell>
          <table:table-cell table:formula="of:=[2018_data.BJ13]" office:value-type="float" office:value="-4379" calcext:value-type="float">
            <text:p>-4379</text:p>
          </table:table-cell>
          <table:table-cell table:formula="of:=[2018_data.BK13]" office:value-type="float" office:value="-2688" calcext:value-type="float">
            <text:p>-2688</text:p>
          </table:table-cell>
          <table:table-cell table:formula="of:=[2018_data.BM13]" office:value-type="float" office:value="-1642" calcext:value-type="float">
            <text:p>-1642</text:p>
          </table:table-cell>
          <table:table-cell table:formula="of:=[2018_data.BN13]" office:value-type="float" office:value="-439" calcext:value-type="float">
            <text:p>-439</text:p>
          </table:table-cell>
          <table:table-cell office:value-type="float" office:value="1913" calcext:value-type="float">
            <text:p>1913</text:p>
          </table:table-cell>
          <table:table-cell office:value-type="float" office:value="96" calcext:value-type="float">
            <text:p>96</text:p>
          </table:table-cell>
          <table:table-cell office:value-type="float" office:value="3.032" calcext:value-type="float">
            <text:p>3.032</text:p>
          </table:table-cell>
          <table:table-cell table:number-columns-repeated="12"/>
        </table:table-row>
        <table:table-row table:style-name="ro1">
          <table:table-cell table:formula="of:=[2018_data.A14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14]" office:value-type="float" office:value="181009" calcext:value-type="float">
            <text:p>181009</text:p>
          </table:table-cell>
          <table:table-cell table:formula="of:=[2018_data.I14]" office:value-type="float" office:value="3306811" calcext:value-type="float">
            <text:p>3306811</text:p>
          </table:table-cell>
          <table:table-cell table:formula="of:=[2018_data.J14]" office:value-type="float" office:value="1178801" calcext:value-type="float">
            <text:p>1178801</text:p>
          </table:table-cell>
          <table:table-cell table:formula="of:=[2018_data.K14]" office:value-type="float" office:value="660097" calcext:value-type="float">
            <text:p>660097</text:p>
          </table:table-cell>
          <table:table-cell table:formula="of:=[2018_data.L14]" office:value-type="float" office:value="3121693" calcext:value-type="float">
            <text:p>3121693</text:p>
          </table:table-cell>
          <table:table-cell table:formula="of:=[2018_data.N14]" office:value-type="float" office:value="140811" calcext:value-type="float">
            <text:p>140811</text:p>
          </table:table-cell>
          <table:table-cell table:formula="of:=[2018_data.O14]" office:value-type="float" office:value="31907" calcext:value-type="float">
            <text:p>31907</text:p>
          </table:table-cell>
          <table:table-cell table:formula="of:=[2018_data.Q14]" office:value-type="float" office:value="243211" calcext:value-type="float">
            <text:p>243211</text:p>
          </table:table-cell>
          <table:table-cell table:formula="of:=[2018_data.R14]" office:value-type="float" office:value="78752" calcext:value-type="float">
            <text:p>78752</text:p>
          </table:table-cell>
          <table:table-cell table:formula="of:=[2018_data.BE14]" office:value-type="float" office:value="122368" calcext:value-type="float">
            <text:p>122368</text:p>
          </table:table-cell>
          <table:table-cell table:formula="of:=[2018_data.BF14]" office:value-type="float" office:value="74180" calcext:value-type="float">
            <text:p>74180</text:p>
          </table:table-cell>
          <table:table-cell table:formula="of:=[2018_data.BG14]" office:value-type="float" office:value="-65251" calcext:value-type="float">
            <text:p>-65251</text:p>
          </table:table-cell>
          <table:table-cell table:formula="of:=[2018_data.BH14]" office:value-type="float" office:value="66586" calcext:value-type="float">
            <text:p>66586</text:p>
          </table:table-cell>
          <table:table-cell table:formula="of:=[2018_data.BJ14]" office:value-type="float" office:value="3233" calcext:value-type="float">
            <text:p>3233</text:p>
          </table:table-cell>
          <table:table-cell table:formula="of:=[2018_data.BK14]" office:value-type="float" office:value="9061" calcext:value-type="float">
            <text:p>9061</text:p>
          </table:table-cell>
          <table:table-cell table:formula="of:=[2018_data.BM14]" office:value-type="float" office:value="68751" calcext:value-type="float">
            <text:p>68751</text:p>
          </table:table-cell>
          <table:table-cell table:formula="of:=[2018_data.BN14]" office:value-type="float" office:value="6700" calcext:value-type="float">
            <text:p>6700</text:p>
          </table:table-cell>
          <table:table-cell office:value-type="float" office:value="1817" calcext:value-type="float">
            <text:p>1817</text:p>
          </table:table-cell>
          <table:table-cell office:value-type="float" office:value="92" calcext:value-type="float">
            <text:p>92</text:p>
          </table:table-cell>
          <table:table-cell office:value-type="float" office:value="2.901" calcext:value-type="float">
            <text:p>2.901</text:p>
          </table:table-cell>
          <table:table-cell table:number-columns-repeated="12"/>
        </table:table-row>
        <table:table-row table:style-name="ro1">
          <table:table-cell table:formula="of:=[2018_data.A15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15]" office:value-type="float" office:value="181002" calcext:value-type="float">
            <text:p>181002</text:p>
          </table:table-cell>
          <table:table-cell table:formula="of:=[2018_data.I15]" office:value-type="float" office:value="3184443" calcext:value-type="float">
            <text:p>3184443</text:p>
          </table:table-cell>
          <table:table-cell table:formula="of:=[2018_data.J15]" office:value-type="float" office:value="1104621" calcext:value-type="float">
            <text:p>1104621</text:p>
          </table:table-cell>
          <table:table-cell table:formula="of:=[2018_data.K15]" office:value-type="float" office:value="725348" calcext:value-type="float">
            <text:p>725348</text:p>
          </table:table-cell>
          <table:table-cell table:formula="of:=[2018_data.L15]" office:value-type="float" office:value="3055107" calcext:value-type="float">
            <text:p>3055107</text:p>
          </table:table-cell>
          <table:table-cell table:formula="of:=[2018_data.N15]" office:value-type="float" office:value="137578" calcext:value-type="float">
            <text:p>137578</text:p>
          </table:table-cell>
          <table:table-cell table:formula="of:=[2018_data.O15]" office:value-type="float" office:value="22846" calcext:value-type="float">
            <text:p>22846</text:p>
          </table:table-cell>
          <table:table-cell table:formula="of:=[2018_data.Q15]" office:value-type="float" office:value="174460" calcext:value-type="float">
            <text:p>174460</text:p>
          </table:table-cell>
          <table:table-cell table:formula="of:=[2018_data.R15]" office:value-type="float" office:value="72052" calcext:value-type="float">
            <text:p>72052</text:p>
          </table:table-cell>
          <table:table-cell table:formula="of:=[2018_data.BE15]" office:value-type="float" office:value="-209012" calcext:value-type="float">
            <text:p>-209012</text:p>
          </table:table-cell>
          <table:table-cell table:formula="of:=[2018_data.BF15]" office:value-type="float" office:value="-101642" calcext:value-type="float">
            <text:p>-101642</text:p>
          </table:table-cell>
          <table:table-cell table:formula="of:=[2018_data.BG15]" office:value-type="float" office:value="-28570" calcext:value-type="float">
            <text:p>-28570</text:p>
          </table:table-cell>
          <table:table-cell table:formula="of:=[2018_data.BH15]" office:value-type="float" office:value="-70011" calcext:value-type="float">
            <text:p>-70011</text:p>
          </table:table-cell>
          <table:table-cell table:formula="of:=[2018_data.BJ15]" office:value-type="float" office:value="6176" calcext:value-type="float">
            <text:p>6176</text:p>
          </table:table-cell>
          <table:table-cell table:formula="of:=[2018_data.BK15]" office:value-type="float" office:value="-20073" calcext:value-type="float">
            <text:p>-20073</text:p>
          </table:table-cell>
          <table:table-cell table:formula="of:=[2018_data.BM15]" office:value-type="float" office:value="59268" calcext:value-type="float">
            <text:p>59268</text:p>
          </table:table-cell>
          <table:table-cell table:formula="of:=[2018_data.BN15]" office:value-type="float" office:value="25647" calcext:value-type="float">
            <text:p>25647</text:p>
          </table:table-cell>
          <table:table-cell office:value-type="float" office:value="1725" calcext:value-type="float">
            <text:p>1725</text:p>
          </table:table-cell>
          <table:table-cell office:value-type="float" office:value="96" calcext:value-type="float">
            <text:p>96</text:p>
          </table:table-cell>
          <table:table-cell office:value-type="float" office:value="2.982" calcext:value-type="float">
            <text:p>2.982</text:p>
          </table:table-cell>
          <table:table-cell table:number-columns-repeated="12"/>
        </table:table-row>
        <table:table-row table:style-name="ro1">
          <table:table-cell table:formula="of:=[2018_data.A16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16]" office:value-type="float" office:value="180925" calcext:value-type="float">
            <text:p>180925</text:p>
          </table:table-cell>
          <table:table-cell table:formula="of:=[2018_data.I16]" office:value-type="float" office:value="3393455" calcext:value-type="float">
            <text:p>3393455</text:p>
          </table:table-cell>
          <table:table-cell table:formula="of:=[2018_data.J16]" office:value-type="float" office:value="1206263" calcext:value-type="float">
            <text:p>1206263</text:p>
          </table:table-cell>
          <table:table-cell table:formula="of:=[2018_data.K16]" office:value-type="float" office:value="753918" calcext:value-type="float">
            <text:p>753918</text:p>
          </table:table-cell>
          <table:table-cell table:formula="of:=[2018_data.L16]" office:value-type="float" office:value="3125118" calcext:value-type="float">
            <text:p>3125118</text:p>
          </table:table-cell>
          <table:table-cell table:formula="of:=[2018_data.N16]" office:value-type="float" office:value="131402" calcext:value-type="float">
            <text:p>131402</text:p>
          </table:table-cell>
          <table:table-cell table:formula="of:=[2018_data.O16]" office:value-type="float" office:value="42919" calcext:value-type="float">
            <text:p>42919</text:p>
          </table:table-cell>
          <table:table-cell table:formula="of:=[2018_data.Q16]" office:value-type="float" office:value="115192" calcext:value-type="float">
            <text:p>115192</text:p>
          </table:table-cell>
          <table:table-cell table:formula="of:=[2018_data.R16]" office:value-type="float" office:value="46405" calcext:value-type="float">
            <text:p>46405</text:p>
          </table:table-cell>
          <table:table-cell table:formula="of:=[2018_data.BE16]" office:value-type="float" office:value="51358" calcext:value-type="float">
            <text:p>51358</text:p>
          </table:table-cell>
          <table:table-cell table:formula="of:=[2018_data.BF16]" office:value-type="float" office:value="23257" calcext:value-type="float">
            <text:p>23257</text:p>
          </table:table-cell>
          <table:table-cell table:formula="of:=[2018_data.BG16]" office:value-type="float" office:value="-4753" calcext:value-type="float">
            <text:p>-4753</text:p>
          </table:table-cell>
          <table:table-cell table:formula="of:=[2018_data.BH16]" office:value-type="float" office:value="52052" calcext:value-type="float">
            <text:p>52052</text:p>
          </table:table-cell>
          <table:table-cell table:formula="of:=[2018_data.BJ16]" office:value-type="float" office:value="-73253" calcext:value-type="float">
            <text:p>-73253</text:p>
          </table:table-cell>
          <table:table-cell table:formula="of:=[2018_data.BK16]" office:value-type="float" office:value="16874" calcext:value-type="float">
            <text:p>16874</text:p>
          </table:table-cell>
          <table:table-cell table:formula="of:=[2018_data.BM16]" office:value-type="float" office:value="45071" calcext:value-type="float">
            <text:p>45071</text:p>
          </table:table-cell>
          <table:table-cell table:formula="of:=[2018_data.BN16]" office:value-type="float" office:value="-78299" calcext:value-type="float">
            <text:p>-78299</text:p>
          </table:table-cell>
          <table:table-cell office:value-type="float" office:value="1629" calcext:value-type="float">
            <text:p>1629</text:p>
          </table:table-cell>
          <table:table-cell office:value-type="float" office:value="91" calcext:value-type="float">
            <text:p>91</text:p>
          </table:table-cell>
          <table:table-cell office:value-type="float" office:value="2.929" calcext:value-type="float">
            <text:p>2.929</text:p>
          </table:table-cell>
          <table:table-cell table:number-columns-repeated="12"/>
        </table:table-row>
        <table:table-row table:style-name="ro1">
          <table:table-cell table:formula="of:=[2018_data.A17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17]" office:value-type="float" office:value="180918" calcext:value-type="float">
            <text:p>180918</text:p>
          </table:table-cell>
          <table:table-cell table:formula="of:=[2018_data.I17]" office:value-type="float" office:value="3342097" calcext:value-type="float">
            <text:p>3342097</text:p>
          </table:table-cell>
          <table:table-cell table:formula="of:=[2018_data.J17]" office:value-type="float" office:value="1183006" calcext:value-type="float">
            <text:p>1183006</text:p>
          </table:table-cell>
          <table:table-cell table:formula="of:=[2018_data.K17]" office:value-type="float" office:value="758671" calcext:value-type="float">
            <text:p>758671</text:p>
          </table:table-cell>
          <table:table-cell table:formula="of:=[2018_data.L17]" office:value-type="float" office:value="3073066" calcext:value-type="float">
            <text:p>3073066</text:p>
          </table:table-cell>
          <table:table-cell table:formula="of:=[2018_data.N17]" office:value-type="float" office:value="204655" calcext:value-type="float">
            <text:p>204655</text:p>
          </table:table-cell>
          <table:table-cell table:formula="of:=[2018_data.O17]" office:value-type="float" office:value="26045" calcext:value-type="float">
            <text:p>26045</text:p>
          </table:table-cell>
          <table:table-cell table:formula="of:=[2018_data.Q17]" office:value-type="float" office:value="70121" calcext:value-type="float">
            <text:p>70121</text:p>
          </table:table-cell>
          <table:table-cell table:formula="of:=[2018_data.R17]" office:value-type="float" office:value="124704" calcext:value-type="float">
            <text:p>124704</text:p>
          </table:table-cell>
          <table:table-cell table:formula="of:=[2018_data.BE17]" office:value-type="float" office:value="52021" calcext:value-type="float">
            <text:p>52021</text:p>
          </table:table-cell>
          <table:table-cell table:formula="of:=[2018_data.BF17]" office:value-type="float" office:value="-32309" calcext:value-type="float">
            <text:p>-32309</text:p>
          </table:table-cell>
          <table:table-cell table:formula="of:=[2018_data.BG17]" office:value-type="float" office:value="17565" calcext:value-type="float">
            <text:p>17565</text:p>
          </table:table-cell>
          <table:table-cell table:formula="of:=[2018_data.BH17]" office:value-type="float" office:value="28911" calcext:value-type="float">
            <text:p>28911</text:p>
          </table:table-cell>
          <table:table-cell table:formula="of:=[2018_data.BJ17]" office:value-type="float" office:value="-25581" calcext:value-type="float">
            <text:p>-25581</text:p>
          </table:table-cell>
          <table:table-cell table:formula="of:=[2018_data.BK17]" office:value-type="float" office:value="4637" calcext:value-type="float">
            <text:p>4637</text:p>
          </table:table-cell>
          <table:table-cell table:formula="of:=[2018_data.BM17]" office:value-type="float" office:value="-8886" calcext:value-type="float">
            <text:p>-8886</text:p>
          </table:table-cell>
          <table:table-cell table:formula="of:=[2018_data.BN17]" office:value-type="float" office:value="34913" calcext:value-type="float">
            <text:p>34913</text:p>
          </table:table-cell>
          <table:table-cell office:value-type="float" office:value="1538" calcext:value-type="float">
            <text:p>1538</text:p>
          </table:table-cell>
          <table:table-cell office:value-type="float" office:value="106" calcext:value-type="float">
            <text:p>106</text:p>
          </table:table-cell>
          <table:table-cell office:value-type="float" office:value="2.837" calcext:value-type="float">
            <text:p>2.837</text:p>
          </table:table-cell>
          <table:table-cell table:number-columns-repeated="12"/>
        </table:table-row>
        <table:table-row table:style-name="ro1">
          <table:table-cell table:formula="of:=[2018_data.A18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18]" office:value-type="float" office:value="180911" calcext:value-type="float">
            <text:p>180911</text:p>
          </table:table-cell>
          <table:table-cell table:formula="of:=[2018_data.I18]" office:value-type="float" office:value="3290076" calcext:value-type="float">
            <text:p>3290076</text:p>
          </table:table-cell>
          <table:table-cell table:formula="of:=[2018_data.J18]" office:value-type="float" office:value="1215315" calcext:value-type="float">
            <text:p>1215315</text:p>
          </table:table-cell>
          <table:table-cell table:formula="of:=[2018_data.K18]" office:value-type="float" office:value="741106" calcext:value-type="float">
            <text:p>741106</text:p>
          </table:table-cell>
          <table:table-cell table:formula="of:=[2018_data.L18]" office:value-type="float" office:value="3044155" calcext:value-type="float">
            <text:p>3044155</text:p>
          </table:table-cell>
          <table:table-cell table:formula="of:=[2018_data.N18]" office:value-type="float" office:value="230236" calcext:value-type="float">
            <text:p>230236</text:p>
          </table:table-cell>
          <table:table-cell table:formula="of:=[2018_data.O18]" office:value-type="float" office:value="21408" calcext:value-type="float">
            <text:p>21408</text:p>
          </table:table-cell>
          <table:table-cell table:formula="of:=[2018_data.Q18]" office:value-type="float" office:value="79007" calcext:value-type="float">
            <text:p>79007</text:p>
          </table:table-cell>
          <table:table-cell table:formula="of:=[2018_data.R18]" office:value-type="float" office:value="89791" calcext:value-type="float">
            <text:p>89791</text:p>
          </table:table-cell>
          <table:table-cell table:formula="of:=[2018_data.BE18]" office:value-type="float" office:value="110091" calcext:value-type="float">
            <text:p>110091</text:p>
          </table:table-cell>
          <table:table-cell table:formula="of:=[2018_data.BF18]" office:value-type="float" office:value="16570" calcext:value-type="float">
            <text:p>16570</text:p>
          </table:table-cell>
          <table:table-cell table:formula="of:=[2018_data.BG18]" office:value-type="float" office:value="10544" calcext:value-type="float">
            <text:p>10544</text:p>
          </table:table-cell>
          <table:table-cell table:formula="of:=[2018_data.BH18]" office:value-type="float" office:value="-9704" calcext:value-type="float">
            <text:p>-9704</text:p>
          </table:table-cell>
          <table:table-cell table:formula="of:=[2018_data.BJ18]" office:value-type="float" office:value="181" calcext:value-type="float">
            <text:p>181</text:p>
          </table:table-cell>
          <table:table-cell table:formula="of:=[2018_data.BK18]" office:value-type="float" office:value="-12267" calcext:value-type="float">
            <text:p>-12267</text:p>
          </table:table-cell>
          <table:table-cell table:formula="of:=[2018_data.BM18]" office:value-type="float" office:value="-66732" calcext:value-type="float">
            <text:p>-66732</text:p>
          </table:table-cell>
          <table:table-cell table:formula="of:=[2018_data.BN18]" office:value-type="float" office:value="59299" calcext:value-type="float">
            <text:p>59299</text:p>
          </table:table-cell>
          <table:table-cell office:value-type="float" office:value="1432" calcext:value-type="float">
            <text:p>1432</text:p>
          </table:table-cell>
          <table:table-cell office:value-type="float" office:value="89" calcext:value-type="float">
            <text:p>89</text:p>
          </table:table-cell>
          <table:table-cell office:value-type="float" office:value="2.814" calcext:value-type="float">
            <text:p>2.814</text:p>
          </table:table-cell>
          <table:table-cell table:number-columns-repeated="12"/>
        </table:table-row>
        <table:table-row table:style-name="ro1">
          <table:table-cell table:formula="of:=[2018_data.A19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19]" office:value-type="float" office:value="180904" calcext:value-type="float">
            <text:p>180904</text:p>
          </table:table-cell>
          <table:table-cell table:formula="of:=[2018_data.I19]" office:value-type="float" office:value="3179985" calcext:value-type="float">
            <text:p>3179985</text:p>
          </table:table-cell>
          <table:table-cell table:formula="of:=[2018_data.J19]" office:value-type="float" office:value="1198745" calcext:value-type="float">
            <text:p>1198745</text:p>
          </table:table-cell>
          <table:table-cell table:formula="of:=[2018_data.K19]" office:value-type="float" office:value="730562" calcext:value-type="float">
            <text:p>730562</text:p>
          </table:table-cell>
          <table:table-cell table:formula="of:=[2018_data.L19]" office:value-type="float" office:value="3053859" calcext:value-type="float">
            <text:p>3053859</text:p>
          </table:table-cell>
          <table:table-cell table:formula="of:=[2018_data.N19]" office:value-type="float" office:value="230055" calcext:value-type="float">
            <text:p>230055</text:p>
          </table:table-cell>
          <table:table-cell table:formula="of:=[2018_data.O19]" office:value-type="float" office:value="33675" calcext:value-type="float">
            <text:p>33675</text:p>
          </table:table-cell>
          <table:table-cell table:formula="of:=[2018_data.Q19]" office:value-type="float" office:value="145739" calcext:value-type="float">
            <text:p>145739</text:p>
          </table:table-cell>
          <table:table-cell table:formula="of:=[2018_data.R19]" office:value-type="float" office:value="30492" calcext:value-type="float">
            <text:p>30492</text:p>
          </table:table-cell>
          <table:table-cell table:formula="of:=[2018_data.BE19]" office:value-type="float" office:value="-68992" calcext:value-type="float">
            <text:p>-68992</text:p>
          </table:table-cell>
          <table:table-cell table:formula="of:=[2018_data.BF19]" office:value-type="float" office:value="-54987" calcext:value-type="float">
            <text:p>-54987</text:p>
          </table:table-cell>
          <table:table-cell table:formula="of:=[2018_data.BG19]" office:value-type="float" office:value="-11715" calcext:value-type="float">
            <text:p>-11715</text:p>
          </table:table-cell>
          <table:table-cell table:formula="of:=[2018_data.BH19]" office:value-type="float" office:value="-115600" calcext:value-type="float">
            <text:p>-115600</text:p>
          </table:table-cell>
          <table:table-cell table:formula="of:=[2018_data.BJ19]" office:value-type="float" office:value="26608" calcext:value-type="float">
            <text:p>26608</text:p>
          </table:table-cell>
          <table:table-cell table:formula="of:=[2018_data.BK19]" office:value-type="float" office:value="4780" calcext:value-type="float">
            <text:p>4780</text:p>
          </table:table-cell>
          <table:table-cell table:formula="of:=[2018_data.BM19]" office:value-type="float" office:value="-113883" calcext:value-type="float">
            <text:p>-113883</text:p>
          </table:table-cell>
          <table:table-cell table:formula="of:=[2018_data.BN19]" office:value-type="float" office:value="2359" calcext:value-type="float">
            <text:p>2359</text:p>
          </table:table-cell>
          <table:table-cell office:value-type="float" office:value="1343" calcext:value-type="float">
            <text:p>1343</text:p>
          </table:table-cell>
          <table:table-cell office:value-type="float" office:value="62" calcext:value-type="float">
            <text:p>62</text:p>
          </table:table-cell>
          <table:table-cell office:value-type="float" office:value="2.715" calcext:value-type="float">
            <text:p>2.715</text:p>
          </table:table-cell>
          <table:table-cell table:number-columns-repeated="12"/>
        </table:table-row>
        <table:table-row table:style-name="ro1">
          <table:table-cell table:formula="of:=[2018_data.A20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0]" office:value-type="float" office:value="180828" calcext:value-type="float">
            <text:p>180828</text:p>
          </table:table-cell>
          <table:table-cell table:formula="of:=[2018_data.I20]" office:value-type="float" office:value="3248977" calcext:value-type="float">
            <text:p>3248977</text:p>
          </table:table-cell>
          <table:table-cell table:formula="of:=[2018_data.J20]" office:value-type="float" office:value="1253732" calcext:value-type="float">
            <text:p>1253732</text:p>
          </table:table-cell>
          <table:table-cell table:formula="of:=[2018_data.K20]" office:value-type="float" office:value="742277" calcext:value-type="float">
            <text:p>742277</text:p>
          </table:table-cell>
          <table:table-cell table:formula="of:=[2018_data.L20]" office:value-type="float" office:value="3169459" calcext:value-type="float">
            <text:p>3169459</text:p>
          </table:table-cell>
          <table:table-cell table:formula="of:=[2018_data.N20]" office:value-type="float" office:value="203447" calcext:value-type="float">
            <text:p>203447</text:p>
          </table:table-cell>
          <table:table-cell table:formula="of:=[2018_data.O20]" office:value-type="float" office:value="28895" calcext:value-type="float">
            <text:p>28895</text:p>
          </table:table-cell>
          <table:table-cell table:formula="of:=[2018_data.Q20]" office:value-type="float" office:value="259622" calcext:value-type="float">
            <text:p>259622</text:p>
          </table:table-cell>
          <table:table-cell table:formula="of:=[2018_data.R20]" office:value-type="float" office:value="28133" calcext:value-type="float">
            <text:p>28133</text:p>
          </table:table-cell>
          <table:table-cell table:formula="of:=[2018_data.BE20]" office:value-type="float" office:value="118350" calcext:value-type="float">
            <text:p>118350</text:p>
          </table:table-cell>
          <table:table-cell table:formula="of:=[2018_data.BF20]" office:value-type="float" office:value="28591" calcext:value-type="float">
            <text:p>28591</text:p>
          </table:table-cell>
          <table:table-cell table:formula="of:=[2018_data.BG20]" office:value-type="float" office:value="3126" calcext:value-type="float">
            <text:p>3126</text:p>
          </table:table-cell>
          <table:table-cell table:formula="of:=[2018_data.BH20]" office:value-type="float" office:value="75721" calcext:value-type="float">
            <text:p>75721</text:p>
          </table:table-cell>
          <table:table-cell table:formula="of:=[2018_data.BJ20]" office:value-type="float" office:value="-4976" calcext:value-type="float">
            <text:p>-4976</text:p>
          </table:table-cell>
          <table:table-cell table:formula="of:=[2018_data.BK20]" office:value-type="float" office:value="93" calcext:value-type="float">
            <text:p>93</text:p>
          </table:table-cell>
          <table:table-cell table:formula="of:=[2018_data.BM20]" office:value-type="float" office:value="-5006" calcext:value-type="float">
            <text:p>-5006</text:p>
          </table:table-cell>
          <table:table-cell table:formula="of:=[2018_data.BN20]" office:value-type="float" office:value="8640" calcext:value-type="float">
            <text:p>8640</text:p>
          </table:table-cell>
          <table:table-cell office:value-type="float" office:value="1281" calcext:value-type="float">
            <text:p>1281</text:p>
          </table:table-cell>
          <table:table-cell office:value-type="float" office:value="-18" calcext:value-type="float">
            <text:p>-18</text:p>
          </table:table-cell>
          <table:table-cell office:value-type="float" office:value="2.771" calcext:value-type="float">
            <text:p>2.771</text:p>
          </table:table-cell>
          <table:table-cell table:number-columns-repeated="12"/>
        </table:table-row>
        <table:table-row table:style-name="ro1">
          <table:table-cell table:formula="of:=[2018_data.A21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1]" office:value-type="float" office:value="180821" calcext:value-type="float">
            <text:p>180821</text:p>
          </table:table-cell>
          <table:table-cell table:formula="of:=[2018_data.I21]" office:value-type="float" office:value="3130627" calcext:value-type="float">
            <text:p>3130627</text:p>
          </table:table-cell>
          <table:table-cell table:formula="of:=[2018_data.J21]" office:value-type="float" office:value="1225141" calcext:value-type="float">
            <text:p>1225141</text:p>
          </table:table-cell>
          <table:table-cell table:formula="of:=[2018_data.K21]" office:value-type="float" office:value="739151" calcext:value-type="float">
            <text:p>739151</text:p>
          </table:table-cell>
          <table:table-cell table:formula="of:=[2018_data.L21]" office:value-type="float" office:value="3093738" calcext:value-type="float">
            <text:p>3093738</text:p>
          </table:table-cell>
          <table:table-cell table:formula="of:=[2018_data.N21]" office:value-type="float" office:value="208423" calcext:value-type="float">
            <text:p>208423</text:p>
          </table:table-cell>
          <table:table-cell table:formula="of:=[2018_data.O21]" office:value-type="float" office:value="28802" calcext:value-type="float">
            <text:p>28802</text:p>
          </table:table-cell>
          <table:table-cell table:formula="of:=[2018_data.Q21]" office:value-type="float" office:value="264628" calcext:value-type="float">
            <text:p>264628</text:p>
          </table:table-cell>
          <table:table-cell table:formula="of:=[2018_data.R21]" office:value-type="float" office:value="19493" calcext:value-type="float">
            <text:p>19493</text:p>
          </table:table-cell>
          <table:table-cell table:formula="of:=[2018_data.BE21]" office:value-type="float" office:value="50343" calcext:value-type="float">
            <text:p>50343</text:p>
          </table:table-cell>
          <table:table-cell table:formula="of:=[2018_data.BF21]" office:value-type="float" office:value="27594" calcext:value-type="float">
            <text:p>27594</text:p>
          </table:table-cell>
          <table:table-cell table:formula="of:=[2018_data.BG21]" office:value-type="float" office:value="-2597" calcext:value-type="float">
            <text:p>-2597</text:p>
          </table:table-cell>
          <table:table-cell table:formula="of:=[2018_data.BH21]" office:value-type="float" office:value="23153" calcext:value-type="float">
            <text:p>23153</text:p>
          </table:table-cell>
          <table:table-cell table:formula="of:=[2018_data.BJ21]" office:value-type="float" office:value="12724" calcext:value-type="float">
            <text:p>12724</text:p>
          </table:table-cell>
          <table:table-cell table:formula="of:=[2018_data.BK21]" office:value-type="float" office:value="-3494" calcext:value-type="float">
            <text:p>-3494</text:p>
          </table:table-cell>
          <table:table-cell table:formula="of:=[2018_data.BM21]" office:value-type="float" office:value="-9327" calcext:value-type="float">
            <text:p>-9327</text:p>
          </table:table-cell>
          <table:table-cell table:formula="of:=[2018_data.BN21]" office:value-type="float" office:value="643" calcext:value-type="float">
            <text:p>643</text:p>
          </table:table-cell>
          <table:table-cell office:value-type="float" office:value="1299" calcext:value-type="float">
            <text:p>1299</text:p>
          </table:table-cell>
          <table:table-cell office:value-type="float" office:value="-36" calcext:value-type="float">
            <text:p>-36</text:p>
          </table:table-cell>
          <table:table-cell office:value-type="float" office:value="2.744" calcext:value-type="float">
            <text:p>2.744</text:p>
          </table:table-cell>
          <table:table-cell table:number-columns-repeated="12"/>
        </table:table-row>
        <table:table-row table:style-name="ro1">
          <table:table-cell table:formula="of:=[2018_data.A22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2]" office:value-type="float" office:value="180814" calcext:value-type="float">
            <text:p>180814</text:p>
          </table:table-cell>
          <table:table-cell table:formula="of:=[2018_data.I22]" office:value-type="float" office:value="3080284" calcext:value-type="float">
            <text:p>3080284</text:p>
          </table:table-cell>
          <table:table-cell table:formula="of:=[2018_data.J22]" office:value-type="float" office:value="1197547" calcext:value-type="float">
            <text:p>1197547</text:p>
          </table:table-cell>
          <table:table-cell table:formula="of:=[2018_data.K22]" office:value-type="float" office:value="741748" calcext:value-type="float">
            <text:p>741748</text:p>
          </table:table-cell>
          <table:table-cell table:formula="of:=[2018_data.L22]" office:value-type="float" office:value="3070585" calcext:value-type="float">
            <text:p>3070585</text:p>
          </table:table-cell>
          <table:table-cell table:formula="of:=[2018_data.N22]" office:value-type="float" office:value="195699" calcext:value-type="float">
            <text:p>195699</text:p>
          </table:table-cell>
          <table:table-cell table:formula="of:=[2018_data.O22]" office:value-type="float" office:value="32296" calcext:value-type="float">
            <text:p>32296</text:p>
          </table:table-cell>
          <table:table-cell table:formula="of:=[2018_data.Q22]" office:value-type="float" office:value="273955" calcext:value-type="float">
            <text:p>273955</text:p>
          </table:table-cell>
          <table:table-cell table:formula="of:=[2018_data.R22]" office:value-type="float" office:value="18850" calcext:value-type="float">
            <text:p>18850</text:p>
          </table:table-cell>
          <table:table-cell table:formula="of:=[2018_data.BE22]" office:value-type="float" office:value="24829" calcext:value-type="float">
            <text:p>24829</text:p>
          </table:table-cell>
          <table:table-cell table:formula="of:=[2018_data.BF22]" office:value-type="float" office:value="22326" calcext:value-type="float">
            <text:p>22326</text:p>
          </table:table-cell>
          <table:table-cell table:formula="of:=[2018_data.BG22]" office:value-type="float" office:value="-23005" calcext:value-type="float">
            <text:p>-23005</text:p>
          </table:table-cell>
          <table:table-cell table:formula="of:=[2018_data.BH22]" office:value-type="float" office:value="62109" calcext:value-type="float">
            <text:p>62109</text:p>
          </table:table-cell>
          <table:table-cell table:formula="of:=[2018_data.BJ22]" office:value-type="float" office:value="1695" calcext:value-type="float">
            <text:p>1695</text:p>
          </table:table-cell>
          <table:table-cell table:formula="of:=[2018_data.BK22]" office:value-type="float" office:value="5806" calcext:value-type="float">
            <text:p>5806</text:p>
          </table:table-cell>
          <table:table-cell table:formula="of:=[2018_data.BM22]" office:value-type="float" office:value="88237" calcext:value-type="float">
            <text:p>88237</text:p>
          </table:table-cell>
          <table:table-cell table:formula="of:=[2018_data.BN22]" office:value-type="float" office:value="-606" calcext:value-type="float">
            <text:p>-606</text:p>
          </table:table-cell>
          <table:table-cell office:value-type="float" office:value="1335" calcext:value-type="float">
            <text:p>1335</text:p>
          </table:table-cell>
          <table:table-cell office:value-type="float" office:value="-19" calcext:value-type="float">
            <text:p>-19</text:p>
          </table:table-cell>
          <table:table-cell office:value-type="float" office:value="2.737" calcext:value-type="float">
            <text:p>2.737</text:p>
          </table:table-cell>
          <table:table-cell table:number-columns-repeated="12"/>
        </table:table-row>
        <table:table-row table:style-name="ro1">
          <table:table-cell table:formula="of:=[2018_data.A23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3]" office:value-type="float" office:value="180807" calcext:value-type="float">
            <text:p>180807</text:p>
          </table:table-cell>
          <table:table-cell table:formula="of:=[2018_data.I23]" office:value-type="float" office:value="3055455" calcext:value-type="float">
            <text:p>3055455</text:p>
          </table:table-cell>
          <table:table-cell table:formula="of:=[2018_data.J23]" office:value-type="float" office:value="1175221" calcext:value-type="float">
            <text:p>1175221</text:p>
          </table:table-cell>
          <table:table-cell table:formula="of:=[2018_data.K23]" office:value-type="float" office:value="764753" calcext:value-type="float">
            <text:p>764753</text:p>
          </table:table-cell>
          <table:table-cell table:formula="of:=[2018_data.L23]" office:value-type="float" office:value="3008476" calcext:value-type="float">
            <text:p>3008476</text:p>
          </table:table-cell>
          <table:table-cell table:formula="of:=[2018_data.N23]" office:value-type="float" office:value="194004" calcext:value-type="float">
            <text:p>194004</text:p>
          </table:table-cell>
          <table:table-cell table:formula="of:=[2018_data.O23]" office:value-type="float" office:value="26490" calcext:value-type="float">
            <text:p>26490</text:p>
          </table:table-cell>
          <table:table-cell table:formula="of:=[2018_data.Q23]" office:value-type="float" office:value="185718" calcext:value-type="float">
            <text:p>185718</text:p>
          </table:table-cell>
          <table:table-cell table:formula="of:=[2018_data.R23]" office:value-type="float" office:value="19456" calcext:value-type="float">
            <text:p>19456</text:p>
          </table:table-cell>
          <table:table-cell table:formula="of:=[2018_data.BE23]" office:value-type="float" office:value="-17536" calcext:value-type="float">
            <text:p>-17536</text:p>
          </table:table-cell>
          <table:table-cell table:formula="of:=[2018_data.BF23]" office:value-type="float" office:value="29058" calcext:value-type="float">
            <text:p>29058</text:p>
          </table:table-cell>
          <table:table-cell table:formula="of:=[2018_data.BG23]" office:value-type="float" office:value="2832" calcext:value-type="float">
            <text:p>2832</text:p>
          </table:table-cell>
          <table:table-cell table:formula="of:=[2018_data.BH23]" office:value-type="float" office:value="29117" calcext:value-type="float">
            <text:p>29117</text:p>
          </table:table-cell>
          <table:table-cell table:formula="of:=[2018_data.BJ23]" office:value-type="float" office:value="-1532" calcext:value-type="float">
            <text:p>-1532</text:p>
          </table:table-cell>
          <table:table-cell table:formula="of:=[2018_data.BK23]" office:value-type="float" office:value="3540" calcext:value-type="float">
            <text:p>3540</text:p>
          </table:table-cell>
          <table:table-cell table:formula="of:=[2018_data.BM23]" office:value-type="float" office:value="58622" calcext:value-type="float">
            <text:p>58622</text:p>
          </table:table-cell>
          <table:table-cell table:formula="of:=[2018_data.BN23]" office:value-type="float" office:value="-17567" calcext:value-type="float">
            <text:p>-17567</text:p>
          </table:table-cell>
          <table:table-cell office:value-type="float" office:value="1354" calcext:value-type="float">
            <text:p>1354</text:p>
          </table:table-cell>
          <table:table-cell office:value-type="float" office:value="-29" calcext:value-type="float">
            <text:p>-29</text:p>
          </table:table-cell>
          <table:table-cell office:value-type="float" office:value="2.699" calcext:value-type="float">
            <text:p>2.699</text:p>
          </table:table-cell>
          <table:table-cell table:number-columns-repeated="12"/>
        </table:table-row>
        <table:table-row table:style-name="ro1">
          <table:table-cell table:formula="of:=[2018_data.A24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4]" office:value-type="float" office:value="180731" calcext:value-type="float">
            <text:p>180731</text:p>
          </table:table-cell>
          <table:table-cell table:formula="of:=[2018_data.I24]" office:value-type="float" office:value="3072991" calcext:value-type="float">
            <text:p>3072991</text:p>
          </table:table-cell>
          <table:table-cell table:formula="of:=[2018_data.J24]" office:value-type="float" office:value="1146163" calcext:value-type="float">
            <text:p>1146163</text:p>
          </table:table-cell>
          <table:table-cell table:formula="of:=[2018_data.K24]" office:value-type="float" office:value="761921" calcext:value-type="float">
            <text:p>761921</text:p>
          </table:table-cell>
          <table:table-cell table:formula="of:=[2018_data.L24]" office:value-type="float" office:value="2979359" calcext:value-type="float">
            <text:p>2979359</text:p>
          </table:table-cell>
          <table:table-cell table:formula="of:=[2018_data.N24]" office:value-type="float" office:value="195536" calcext:value-type="float">
            <text:p>195536</text:p>
          </table:table-cell>
          <table:table-cell table:formula="of:=[2018_data.O24]" office:value-type="float" office:value="22950" calcext:value-type="float">
            <text:p>22950</text:p>
          </table:table-cell>
          <table:table-cell table:formula="of:=[2018_data.Q24]" office:value-type="float" office:value="127096" calcext:value-type="float">
            <text:p>127096</text:p>
          </table:table-cell>
          <table:table-cell table:formula="of:=[2018_data.R24]" office:value-type="float" office:value="37023" calcext:value-type="float">
            <text:p>37023</text:p>
          </table:table-cell>
          <table:table-cell table:formula="of:=[2018_data.BE24]" office:value-type="float" office:value="-169518" calcext:value-type="float">
            <text:p>-169518</text:p>
          </table:table-cell>
          <table:table-cell table:formula="of:=[2018_data.BF24]" office:value-type="float" office:value="-30940" calcext:value-type="float">
            <text:p>-30940</text:p>
          </table:table-cell>
          <table:table-cell table:formula="of:=[2018_data.BG24]" office:value-type="float" office:value="-16137" calcext:value-type="float">
            <text:p>-16137</text:p>
          </table:table-cell>
          <table:table-cell table:formula="of:=[2018_data.BH24]" office:value-type="float" office:value="-127332" calcext:value-type="float">
            <text:p>-127332</text:p>
          </table:table-cell>
          <table:table-cell table:formula="of:=[2018_data.BJ24]" office:value-type="float" office:value="-22011" calcext:value-type="float">
            <text:p>-22011</text:p>
          </table:table-cell>
          <table:table-cell table:formula="of:=[2018_data.BK24]" office:value-type="float" office:value="6094" calcext:value-type="float">
            <text:p>6094</text:p>
          </table:table-cell>
          <table:table-cell table:formula="of:=[2018_data.BM24]" office:value-type="float" office:value="40352" calcext:value-type="float">
            <text:p>40352</text:p>
          </table:table-cell>
          <table:table-cell table:formula="of:=[2018_data.BN24]" office:value-type="float" office:value="-14476" calcext:value-type="float">
            <text:p>-14476</text:p>
          </table:table-cell>
          <table:table-cell office:value-type="float" office:value="1383" calcext:value-type="float">
            <text:p>1383</text:p>
          </table:table-cell>
          <table:table-cell office:value-type="float" office:value="-63" calcext:value-type="float">
            <text:p>-63</text:p>
          </table:table-cell>
          <table:table-cell office:value-type="float" office:value="2.735" calcext:value-type="float">
            <text:p>2.735</text:p>
          </table:table-cell>
          <table:table-cell table:number-columns-repeated="12"/>
        </table:table-row>
        <table:table-row table:style-name="ro1">
          <table:table-cell table:formula="of:=[2018_data.A25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5]" office:value-type="float" office:value="180724" calcext:value-type="float">
            <text:p>180724</text:p>
          </table:table-cell>
          <table:table-cell table:formula="of:=[2018_data.I25]" office:value-type="float" office:value="3242509" calcext:value-type="float">
            <text:p>3242509</text:p>
          </table:table-cell>
          <table:table-cell table:formula="of:=[2018_data.J25]" office:value-type="float" office:value="1177103" calcext:value-type="float">
            <text:p>1177103</text:p>
          </table:table-cell>
          <table:table-cell table:formula="of:=[2018_data.K25]" office:value-type="float" office:value="778058" calcext:value-type="float">
            <text:p>778058</text:p>
          </table:table-cell>
          <table:table-cell table:formula="of:=[2018_data.L25]" office:value-type="float" office:value="3106691" calcext:value-type="float">
            <text:p>3106691</text:p>
          </table:table-cell>
          <table:table-cell table:formula="of:=[2018_data.N25]" office:value-type="float" office:value="217547" calcext:value-type="float">
            <text:p>217547</text:p>
          </table:table-cell>
          <table:table-cell table:formula="of:=[2018_data.O25]" office:value-type="float" office:value="16856" calcext:value-type="float">
            <text:p>16856</text:p>
          </table:table-cell>
          <table:table-cell table:formula="of:=[2018_data.Q25]" office:value-type="float" office:value="86744" calcext:value-type="float">
            <text:p>86744</text:p>
          </table:table-cell>
          <table:table-cell table:formula="of:=[2018_data.R25]" office:value-type="float" office:value="51499" calcext:value-type="float">
            <text:p>51499</text:p>
          </table:table-cell>
          <table:table-cell table:formula="of:=[2018_data.BE25]" office:value-type="float" office:value="-34323" calcext:value-type="float">
            <text:p>-34323</text:p>
          </table:table-cell>
          <table:table-cell table:formula="of:=[2018_data.BF25]" office:value-type="float" office:value="-16249" calcext:value-type="float">
            <text:p>-16249</text:p>
          </table:table-cell>
          <table:table-cell table:formula="of:=[2018_data.BG25]" office:value-type="float" office:value="22855" calcext:value-type="float">
            <text:p>22855</text:p>
          </table:table-cell>
          <table:table-cell table:formula="of:=[2018_data.BH25]" office:value-type="float" office:value="-16523" calcext:value-type="float">
            <text:p>-16523</text:p>
          </table:table-cell>
          <table:table-cell table:formula="of:=[2018_data.BJ25]" office:value-type="float" office:value="-7619" calcext:value-type="float">
            <text:p>-7619</text:p>
          </table:table-cell>
          <table:table-cell table:formula="of:=[2018_data.BK25]" office:value-type="float" office:value="791" calcext:value-type="float">
            <text:p>791</text:p>
          </table:table-cell>
          <table:table-cell table:formula="of:=[2018_data.BM25]" office:value-type="float" office:value="-31496" calcext:value-type="float">
            <text:p>-31496</text:p>
          </table:table-cell>
          <table:table-cell table:formula="of:=[2018_data.BN25]" office:value-type="float" office:value="-19088" calcext:value-type="float">
            <text:p>-19088</text:p>
          </table:table-cell>
          <table:table-cell office:value-type="float" office:value="1446" calcext:value-type="float">
            <text:p>1446</text:p>
          </table:table-cell>
          <table:table-cell office:value-type="float" office:value="-86" calcext:value-type="float">
            <text:p>-86</text:p>
          </table:table-cell>
          <table:table-cell office:value-type="float" office:value="2.587" calcext:value-type="float">
            <text:p>2.587</text:p>
          </table:table-cell>
          <table:table-cell table:number-columns-repeated="12"/>
        </table:table-row>
        <table:table-row table:style-name="ro1">
          <table:table-cell table:formula="of:=[2018_data.A26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6]" office:value-type="float" office:value="180717" calcext:value-type="float">
            <text:p>180717</text:p>
          </table:table-cell>
          <table:table-cell table:formula="of:=[2018_data.I26]" office:value-type="float" office:value="3276832" calcext:value-type="float">
            <text:p>3276832</text:p>
          </table:table-cell>
          <table:table-cell table:formula="of:=[2018_data.J26]" office:value-type="float" office:value="1193352" calcext:value-type="float">
            <text:p>1193352</text:p>
          </table:table-cell>
          <table:table-cell table:formula="of:=[2018_data.K26]" office:value-type="float" office:value="755203" calcext:value-type="float">
            <text:p>755203</text:p>
          </table:table-cell>
          <table:table-cell table:formula="of:=[2018_data.L26]" office:value-type="float" office:value="3123214" calcext:value-type="float">
            <text:p>3123214</text:p>
          </table:table-cell>
          <table:table-cell table:formula="of:=[2018_data.N26]" office:value-type="float" office:value="225166" calcext:value-type="float">
            <text:p>225166</text:p>
          </table:table-cell>
          <table:table-cell table:formula="of:=[2018_data.O26]" office:value-type="float" office:value="16065" calcext:value-type="float">
            <text:p>16065</text:p>
          </table:table-cell>
          <table:table-cell table:formula="of:=[2018_data.Q26]" office:value-type="float" office:value="118240" calcext:value-type="float">
            <text:p>118240</text:p>
          </table:table-cell>
          <table:table-cell table:formula="of:=[2018_data.R26]" office:value-type="float" office:value="70587" calcext:value-type="float">
            <text:p>70587</text:p>
          </table:table-cell>
          <table:table-cell table:formula="of:=[2018_data.BE26]" office:value-type="float" office:value="68470" calcext:value-type="float">
            <text:p>68470</text:p>
          </table:table-cell>
          <table:table-cell table:formula="of:=[2018_data.BF26]" office:value-type="float" office:value="-17623" calcext:value-type="float">
            <text:p>-17623</text:p>
          </table:table-cell>
          <table:table-cell table:formula="of:=[2018_data.BG26]" office:value-type="float" office:value="18336" calcext:value-type="float">
            <text:p>18336</text:p>
          </table:table-cell>
          <table:table-cell table:formula="of:=[2018_data.BH26]" office:value-type="float" office:value="26430" calcext:value-type="float">
            <text:p>26430</text:p>
          </table:table-cell>
          <table:table-cell table:formula="of:=[2018_data.BJ26]" office:value-type="float" office:value="-4235" calcext:value-type="float">
            <text:p>-4235</text:p>
          </table:table-cell>
          <table:table-cell table:formula="of:=[2018_data.BK26]" office:value-type="float" office:value="-4225" calcext:value-type="float">
            <text:p>-4225</text:p>
          </table:table-cell>
          <table:table-cell table:formula="of:=[2018_data.BM26]" office:value-type="float" office:value="-67072" calcext:value-type="float">
            <text:p>-67072</text:p>
          </table:table-cell>
          <table:table-cell table:formula="of:=[2018_data.BN26]" office:value-type="float" office:value="11860" calcext:value-type="float">
            <text:p>11860</text:p>
          </table:table-cell>
          <table:table-cell office:value-type="float" office:value="1532" calcext:value-type="float">
            <text:p>1532</text:p>
          </table:table-cell>
          <table:table-cell office:value-type="float" office:value="-93" calcext:value-type="float">
            <text:p>-93</text:p>
          </table:table-cell>
          <table:table-cell office:value-type="float" office:value="2.696" calcext:value-type="float">
            <text:p>2.696</text:p>
          </table:table-cell>
          <table:table-cell table:number-columns-repeated="12"/>
        </table:table-row>
        <table:table-row table:style-name="ro1">
          <table:table-cell table:formula="of:=[2018_data.A27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7]" office:value-type="float" office:value="180710" calcext:value-type="float">
            <text:p>180710</text:p>
          </table:table-cell>
          <table:table-cell table:formula="of:=[2018_data.I27]" office:value-type="float" office:value="3208362" calcext:value-type="float">
            <text:p>3208362</text:p>
          </table:table-cell>
          <table:table-cell table:formula="of:=[2018_data.J27]" office:value-type="float" office:value="1210975" calcext:value-type="float">
            <text:p>1210975</text:p>
          </table:table-cell>
          <table:table-cell table:formula="of:=[2018_data.K27]" office:value-type="float" office:value="736867" calcext:value-type="float">
            <text:p>736867</text:p>
          </table:table-cell>
          <table:table-cell table:formula="of:=[2018_data.L27]" office:value-type="float" office:value="3096784" calcext:value-type="float">
            <text:p>3096784</text:p>
          </table:table-cell>
          <table:table-cell table:formula="of:=[2018_data.N27]" office:value-type="float" office:value="229401" calcext:value-type="float">
            <text:p>229401</text:p>
          </table:table-cell>
          <table:table-cell table:formula="of:=[2018_data.O27]" office:value-type="float" office:value="20290" calcext:value-type="float">
            <text:p>20290</text:p>
          </table:table-cell>
          <table:table-cell table:formula="of:=[2018_data.Q27]" office:value-type="float" office:value="185312" calcext:value-type="float">
            <text:p>185312</text:p>
          </table:table-cell>
          <table:table-cell table:formula="of:=[2018_data.R27]" office:value-type="float" office:value="58727" calcext:value-type="float">
            <text:p>58727</text:p>
          </table:table-cell>
          <table:table-cell table:formula="of:=[2018_data.BE27]" office:value-type="float" office:value="43555" calcext:value-type="float">
            <text:p>43555</text:p>
          </table:table-cell>
          <table:table-cell table:formula="of:=[2018_data.BF27]" office:value-type="float" office:value="3180" calcext:value-type="float">
            <text:p>3180</text:p>
          </table:table-cell>
          <table:table-cell table:formula="of:=[2018_data.BG27]" office:value-type="float" office:value="11748" calcext:value-type="float">
            <text:p>11748</text:p>
          </table:table-cell>
          <table:table-cell table:formula="of:=[2018_data.BH27]" office:value-type="float" office:value="23122" calcext:value-type="float">
            <text:p>23122</text:p>
          </table:table-cell>
          <table:table-cell table:formula="of:=[2018_data.BJ27]" office:value-type="float" office:value="-5100" calcext:value-type="float">
            <text:p>-5100</text:p>
          </table:table-cell>
          <table:table-cell table:formula="of:=[2018_data.BK27]" office:value-type="float" office:value="-4284" calcext:value-type="float">
            <text:p>-4284</text:p>
          </table:table-cell>
          <table:table-cell table:formula="of:=[2018_data.BM27]" office:value-type="float" office:value="-35338" calcext:value-type="float">
            <text:p>-35338</text:p>
          </table:table-cell>
          <table:table-cell table:formula="of:=[2018_data.BN27]" office:value-type="float" office:value="-9125" calcext:value-type="float">
            <text:p>-9125</text:p>
          </table:table-cell>
          <table:table-cell office:value-type="float" office:value="1625" calcext:value-type="float">
            <text:p>1625</text:p>
          </table:table-cell>
          <table:table-cell office:value-type="float" office:value="-57" calcext:value-type="float">
            <text:p>-57</text:p>
          </table:table-cell>
          <table:table-cell office:value-type="float" office:value="2.718" calcext:value-type="float">
            <text:p>2.718</text:p>
          </table:table-cell>
          <table:table-cell table:number-columns-repeated="12"/>
        </table:table-row>
        <table:table-row table:style-name="ro1">
          <table:table-cell table:formula="of:=[2018_data.A28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8]" office:value-type="float" office:value="180703" calcext:value-type="float">
            <text:p>180703</text:p>
          </table:table-cell>
          <table:table-cell table:formula="of:=[2018_data.I28]" office:value-type="float" office:value="3164807" calcext:value-type="float">
            <text:p>3164807</text:p>
          </table:table-cell>
          <table:table-cell table:formula="of:=[2018_data.J28]" office:value-type="float" office:value="1207795" calcext:value-type="float">
            <text:p>1207795</text:p>
          </table:table-cell>
          <table:table-cell table:formula="of:=[2018_data.K28]" office:value-type="float" office:value="725119" calcext:value-type="float">
            <text:p>725119</text:p>
          </table:table-cell>
          <table:table-cell table:formula="of:=[2018_data.L28]" office:value-type="float" office:value="3073662" calcext:value-type="float">
            <text:p>3073662</text:p>
          </table:table-cell>
          <table:table-cell table:formula="of:=[2018_data.N28]" office:value-type="float" office:value="234501" calcext:value-type="float">
            <text:p>234501</text:p>
          </table:table-cell>
          <table:table-cell table:formula="of:=[2018_data.O28]" office:value-type="float" office:value="24574" calcext:value-type="float">
            <text:p>24574</text:p>
          </table:table-cell>
          <table:table-cell table:formula="of:=[2018_data.Q28]" office:value-type="float" office:value="220650" calcext:value-type="float">
            <text:p>220650</text:p>
          </table:table-cell>
          <table:table-cell table:formula="of:=[2018_data.R28]" office:value-type="float" office:value="67852" calcext:value-type="float">
            <text:p>67852</text:p>
          </table:table-cell>
          <table:table-cell table:formula="of:=[2018_data.BE28]" office:value-type="float" office:value="-129525" calcext:value-type="float">
            <text:p>-129525</text:p>
          </table:table-cell>
          <table:table-cell table:formula="of:=[2018_data.BF28]" office:value-type="float" office:value="-29055" calcext:value-type="float">
            <text:p>-29055</text:p>
          </table:table-cell>
          <table:table-cell table:formula="of:=[2018_data.BG28]" office:value-type="float" office:value="-208" calcext:value-type="float">
            <text:p>-208</text:p>
          </table:table-cell>
          <table:table-cell table:formula="of:=[2018_data.BH28]" office:value-type="float" office:value="-144992" calcext:value-type="float">
            <text:p>-144992</text:p>
          </table:table-cell>
          <table:table-cell table:formula="of:=[2018_data.BJ28]" office:value-type="float" office:value="9730" calcext:value-type="float">
            <text:p>9730</text:p>
          </table:table-cell>
          <table:table-cell table:formula="of:=[2018_data.BK28]" office:value-type="float" office:value="3453" calcext:value-type="float">
            <text:p>3453</text:p>
          </table:table-cell>
          <table:table-cell table:formula="of:=[2018_data.BM28]" office:value-type="float" office:value="-65199" calcext:value-type="float">
            <text:p>-65199</text:p>
          </table:table-cell>
          <table:table-cell table:formula="of:=[2018_data.BN28]" office:value-type="float" office:value="-13023" calcext:value-type="float">
            <text:p>-13023</text:p>
          </table:table-cell>
          <table:table-cell office:value-type="float" office:value="1682" calcext:value-type="float">
            <text:p>1682</text:p>
          </table:table-cell>
          <table:table-cell office:value-type="float" office:value="-78" calcext:value-type="float">
            <text:p>-78</text:p>
          </table:table-cell>
          <table:table-cell office:value-type="float" office:value="2.712" calcext:value-type="float">
            <text:p>2.712</text:p>
          </table:table-cell>
          <table:table-cell table:number-columns-repeated="12"/>
        </table:table-row>
        <table:table-row table:style-name="ro1">
          <table:table-cell table:formula="of:=[2018_data.A29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29]" office:value-type="float" office:value="180626" calcext:value-type="float">
            <text:p>180626</text:p>
          </table:table-cell>
          <table:table-cell table:formula="of:=[2018_data.I29]" office:value-type="float" office:value="3294332" calcext:value-type="float">
            <text:p>3294332</text:p>
          </table:table-cell>
          <table:table-cell table:formula="of:=[2018_data.J29]" office:value-type="float" office:value="1236850" calcext:value-type="float">
            <text:p>1236850</text:p>
          </table:table-cell>
          <table:table-cell table:formula="of:=[2018_data.K29]" office:value-type="float" office:value="725327" calcext:value-type="float">
            <text:p>725327</text:p>
          </table:table-cell>
          <table:table-cell table:formula="of:=[2018_data.L29]" office:value-type="float" office:value="3218654" calcext:value-type="float">
            <text:p>3218654</text:p>
          </table:table-cell>
          <table:table-cell table:formula="of:=[2018_data.N29]" office:value-type="float" office:value="224771" calcext:value-type="float">
            <text:p>224771</text:p>
          </table:table-cell>
          <table:table-cell table:formula="of:=[2018_data.O29]" office:value-type="float" office:value="21121" calcext:value-type="float">
            <text:p>21121</text:p>
          </table:table-cell>
          <table:table-cell table:formula="of:=[2018_data.Q29]" office:value-type="float" office:value="285849" calcext:value-type="float">
            <text:p>285849</text:p>
          </table:table-cell>
          <table:table-cell table:formula="of:=[2018_data.R29]" office:value-type="float" office:value="80875" calcext:value-type="float">
            <text:p>80875</text:p>
          </table:table-cell>
          <table:table-cell table:formula="of:=[2018_data.BE29]" office:value-type="float" office:value="32858" calcext:value-type="float">
            <text:p>32858</text:p>
          </table:table-cell>
          <table:table-cell table:formula="of:=[2018_data.BF29]" office:value-type="float" office:value="8008" calcext:value-type="float">
            <text:p>8008</text:p>
          </table:table-cell>
          <table:table-cell table:formula="of:=[2018_data.BG29]" office:value-type="float" office:value="40780" calcext:value-type="float">
            <text:p>40780</text:p>
          </table:table-cell>
          <table:table-cell table:formula="of:=[2018_data.BH29]" office:value-type="float" office:value="52924" calcext:value-type="float">
            <text:p>52924</text:p>
          </table:table-cell>
          <table:table-cell table:formula="of:=[2018_data.BJ29]" office:value-type="float" office:value="-14584" calcext:value-type="float">
            <text:p>-14584</text:p>
          </table:table-cell>
          <table:table-cell table:formula="of:=[2018_data.BK29]" office:value-type="float" office:value="2991" calcext:value-type="float">
            <text:p>2991</text:p>
          </table:table-cell>
          <table:table-cell table:formula="of:=[2018_data.BM29]" office:value-type="float" office:value="-17122" calcext:value-type="float">
            <text:p>-17122</text:p>
          </table:table-cell>
          <table:table-cell table:formula="of:=[2018_data.BN29]" office:value-type="float" office:value="-22801" calcext:value-type="float">
            <text:p>-22801</text:p>
          </table:table-cell>
          <table:table-cell office:value-type="float" office:value="1760" calcext:value-type="float">
            <text:p>1760</text:p>
          </table:table-cell>
          <table:table-cell table:formula="of:=[.S29]-[.S30]" office:value-type="float" office:value="-124" calcext:value-type="float">
            <text:p>-124</text:p>
          </table:table-cell>
          <table:table-cell office:value-type="float" office:value="2.63" calcext:value-type="float">
            <text:p>2.63</text:p>
          </table:table-cell>
          <table:table-cell table:number-columns-repeated="12"/>
        </table:table-row>
        <table:table-row table:style-name="ro1">
          <table:table-cell table:formula="of:=[2018_data.A30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30]" office:value-type="float" office:value="180619" calcext:value-type="float">
            <text:p>180619</text:p>
          </table:table-cell>
          <table:table-cell table:formula="of:=[2018_data.I30]" office:value-type="float" office:value="3261474" calcext:value-type="float">
            <text:p>3261474</text:p>
          </table:table-cell>
          <table:table-cell table:formula="of:=[2018_data.J30]" office:value-type="float" office:value="1228842" calcext:value-type="float">
            <text:p>1228842</text:p>
          </table:table-cell>
          <table:table-cell table:formula="of:=[2018_data.K30]" office:value-type="float" office:value="684547" calcext:value-type="float">
            <text:p>684547</text:p>
          </table:table-cell>
          <table:table-cell table:formula="of:=[2018_data.L30]" office:value-type="float" office:value="3165730" calcext:value-type="float">
            <text:p>3165730</text:p>
          </table:table-cell>
          <table:table-cell table:formula="of:=[2018_data.N30]" office:value-type="float" office:value="239355" calcext:value-type="float">
            <text:p>239355</text:p>
          </table:table-cell>
          <table:table-cell table:formula="of:=[2018_data.O30]" office:value-type="float" office:value="18130" calcext:value-type="float">
            <text:p>18130</text:p>
          </table:table-cell>
          <table:table-cell table:formula="of:=[2018_data.Q30]" office:value-type="float" office:value="302971" calcext:value-type="float">
            <text:p>302971</text:p>
          </table:table-cell>
          <table:table-cell table:formula="of:=[2018_data.R30]" office:value-type="float" office:value="103676" calcext:value-type="float">
            <text:p>103676</text:p>
          </table:table-cell>
          <table:table-cell table:formula="of:=[2018_data.BE30]" office:value-type="float" office:value="45546" calcext:value-type="float">
            <text:p>45546</text:p>
          </table:table-cell>
          <table:table-cell table:formula="of:=[2018_data.BF30]" office:value-type="float" office:value="2080" calcext:value-type="float">
            <text:p>2080</text:p>
          </table:table-cell>
          <table:table-cell table:formula="of:=[2018_data.BG30]" office:value-type="float" office:value="13789" calcext:value-type="float">
            <text:p>13789</text:p>
          </table:table-cell>
          <table:table-cell table:formula="of:=[2018_data.BH30]" office:value-type="float" office:value="55965" calcext:value-type="float">
            <text:p>55965</text:p>
          </table:table-cell>
          <table:table-cell table:formula="of:=[2018_data.BJ30]" office:value-type="float" office:value="-12391" calcext:value-type="float">
            <text:p>-12391</text:p>
          </table:table-cell>
          <table:table-cell table:formula="of:=[2018_data.BK30]" office:value-type="float" office:value="1548" calcext:value-type="float">
            <text:p>1548</text:p>
          </table:table-cell>
          <table:table-cell table:formula="of:=[2018_data.BM30]" office:value-type="float" office:value="16504" calcext:value-type="float">
            <text:p>16504</text:p>
          </table:table-cell>
          <table:table-cell table:formula="of:=[2018_data.BN30]" office:value-type="float" office:value="7746" calcext:value-type="float">
            <text:p>7746</text:p>
          </table:table-cell>
          <table:table-cell office:value-type="float" office:value="1884" calcext:value-type="float">
            <text:p>1884</text:p>
          </table:table-cell>
          <table:table-cell table:formula="of:=[.S30]-[.S31]" office:value-type="float" office:value="-194" calcext:value-type="float">
            <text:p>-194</text:p>
          </table:table-cell>
          <table:table-cell office:value-type="float" office:value="2.558" calcext:value-type="float">
            <text:p>2.558</text:p>
          </table:table-cell>
          <table:table-cell table:number-columns-repeated="12"/>
        </table:table-row>
        <table:table-row table:style-name="ro1">
          <table:table-cell table:formula="of:=[2018_data.A31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31]" office:value-type="float" office:value="180612" calcext:value-type="float">
            <text:p>180612</text:p>
          </table:table-cell>
          <table:table-cell table:formula="of:=[2018_data.I31]" office:value-type="float" office:value="3215928" calcext:value-type="float">
            <text:p>3215928</text:p>
          </table:table-cell>
          <table:table-cell table:formula="of:=[2018_data.J31]" office:value-type="float" office:value="1226762" calcext:value-type="float">
            <text:p>1226762</text:p>
          </table:table-cell>
          <table:table-cell table:formula="of:=[2018_data.K31]" office:value-type="float" office:value="670758" calcext:value-type="float">
            <text:p>670758</text:p>
          </table:table-cell>
          <table:table-cell table:formula="of:=[2018_data.L31]" office:value-type="float" office:value="3109765" calcext:value-type="float">
            <text:p>3109765</text:p>
          </table:table-cell>
          <table:table-cell table:formula="of:=[2018_data.N31]" office:value-type="float" office:value="251746" calcext:value-type="float">
            <text:p>251746</text:p>
          </table:table-cell>
          <table:table-cell table:formula="of:=[2018_data.O31]" office:value-type="float" office:value="16582" calcext:value-type="float">
            <text:p>16582</text:p>
          </table:table-cell>
          <table:table-cell table:formula="of:=[2018_data.Q31]" office:value-type="float" office:value="286467" calcext:value-type="float">
            <text:p>286467</text:p>
          </table:table-cell>
          <table:table-cell table:formula="of:=[2018_data.R31]" office:value-type="float" office:value="95930" calcext:value-type="float">
            <text:p>95930</text:p>
          </table:table-cell>
          <table:table-cell table:formula="of:=[2018_data.BE31]" office:value-type="float" office:value="34265" calcext:value-type="float">
            <text:p>34265</text:p>
          </table:table-cell>
          <table:table-cell table:formula="of:=[2018_data.BF31]" office:value-type="float" office:value="15569" calcext:value-type="float">
            <text:p>15569</text:p>
          </table:table-cell>
          <table:table-cell table:formula="of:=[2018_data.BG31]" office:value-type="float" office:value="6247" calcext:value-type="float">
            <text:p>6247</text:p>
          </table:table-cell>
          <table:table-cell table:formula="of:=[2018_data.BH31]" office:value-type="float" office:value="29052" calcext:value-type="float">
            <text:p>29052</text:p>
          </table:table-cell>
          <table:table-cell table:formula="of:=[2018_data.BJ31]" office:value-type="float" office:value="10625" calcext:value-type="float">
            <text:p>10625</text:p>
          </table:table-cell>
          <table:table-cell table:formula="of:=[2018_data.BK31]" office:value-type="float" office:value="-8495" calcext:value-type="float">
            <text:p>-8495</text:p>
          </table:table-cell>
          <table:table-cell table:formula="of:=[2018_data.BM31]" office:value-type="float" office:value="-4831" calcext:value-type="float">
            <text:p>-4831</text:p>
          </table:table-cell>
          <table:table-cell table:formula="of:=[2018_data.BN31]" office:value-type="float" office:value="5407" calcext:value-type="float">
            <text:p>5407</text:p>
          </table:table-cell>
          <table:table-cell office:value-type="float" office:value="2078" calcext:value-type="float">
            <text:p>2078</text:p>
          </table:table-cell>
          <table:table-cell table:formula="of:=[.S31]-[.S32]" office:value-type="float" office:value="-119" calcext:value-type="float">
            <text:p>-119</text:p>
          </table:table-cell>
          <table:table-cell office:value-type="float" office:value="2.584" calcext:value-type="float">
            <text:p>2.584</text:p>
          </table:table-cell>
          <table:table-cell table:number-columns-repeated="12"/>
        </table:table-row>
        <table:table-row table:style-name="ro1">
          <table:table-cell table:formula="of:=[2018_data.A32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32]" office:value-type="float" office:value="180605" calcext:value-type="float">
            <text:p>180605</text:p>
          </table:table-cell>
          <table:table-cell table:formula="of:=[2018_data.I32]" office:value-type="float" office:value="3181663" calcext:value-type="float">
            <text:p>3181663</text:p>
          </table:table-cell>
          <table:table-cell table:formula="of:=[2018_data.J32]" office:value-type="float" office:value="1211193" calcext:value-type="float">
            <text:p>1211193</text:p>
          </table:table-cell>
          <table:table-cell table:formula="of:=[2018_data.K32]" office:value-type="float" office:value="664511" calcext:value-type="float">
            <text:p>664511</text:p>
          </table:table-cell>
          <table:table-cell table:formula="of:=[2018_data.L32]" office:value-type="float" office:value="3080713" calcext:value-type="float">
            <text:p>3080713</text:p>
          </table:table-cell>
          <table:table-cell table:formula="of:=[2018_data.N32]" office:value-type="float" office:value="241121" calcext:value-type="float">
            <text:p>241121</text:p>
          </table:table-cell>
          <table:table-cell table:formula="of:=[2018_data.O32]" office:value-type="float" office:value="25077" calcext:value-type="float">
            <text:p>25077</text:p>
          </table:table-cell>
          <table:table-cell table:formula="of:=[2018_data.Q32]" office:value-type="float" office:value="291298" calcext:value-type="float">
            <text:p>291298</text:p>
          </table:table-cell>
          <table:table-cell table:formula="of:=[2018_data.R32]" office:value-type="float" office:value="90523" calcext:value-type="float">
            <text:p>90523</text:p>
          </table:table-cell>
          <table:table-cell table:formula="of:=[2018_data.BE32]" office:value-type="float" office:value="-100349" calcext:value-type="float">
            <text:p>-100349</text:p>
          </table:table-cell>
          <table:table-cell table:formula="of:=[2018_data.BF32]" office:value-type="float" office:value="-28908" calcext:value-type="float">
            <text:p>-28908</text:p>
          </table:table-cell>
          <table:table-cell table:formula="of:=[2018_data.BG32]" office:value-type="float" office:value="-12293" calcext:value-type="float">
            <text:p>-12293</text:p>
          </table:table-cell>
          <table:table-cell table:formula="of:=[2018_data.BH32]" office:value-type="float" office:value="-99450" calcext:value-type="float">
            <text:p>-99450</text:p>
          </table:table-cell>
          <table:table-cell table:formula="of:=[2018_data.BJ32]" office:value-type="float" office:value="3204" calcext:value-type="float">
            <text:p>3204</text:p>
          </table:table-cell>
          <table:table-cell table:formula="of:=[2018_data.BK32]" office:value-type="float" office:value="-13563" calcext:value-type="float">
            <text:p>-13563</text:p>
          </table:table-cell>
          <table:table-cell table:formula="of:=[2018_data.BM32]" office:value-type="float" office:value="2427" calcext:value-type="float">
            <text:p>2427</text:p>
          </table:table-cell>
          <table:table-cell table:formula="of:=[2018_data.BN32]" office:value-type="float" office:value="37280" calcext:value-type="float">
            <text:p>37280</text:p>
          </table:table-cell>
          <table:table-cell office:value-type="float" office:value="2197" calcext:value-type="float">
            <text:p>2197</text:p>
          </table:table-cell>
          <table:table-cell office:value-type="float" office:value="-99" calcext:value-type="float">
            <text:p>-99</text:p>
          </table:table-cell>
          <table:table-cell office:value-type="float" office:value="2.863" calcext:value-type="float">
            <text:p>2.863</text:p>
          </table:table-cell>
          <table:table-cell table:number-columns-repeated="12"/>
        </table:table-row>
        <table:table-row table:style-name="ro1">
          <table:table-cell table:formula="of:=[2018_data.A33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33]" office:value-type="float" office:value="180529" calcext:value-type="float">
            <text:p>180529</text:p>
          </table:table-cell>
          <table:table-cell table:formula="of:=[2018_data.I33]" office:value-type="float" office:value="3282012" calcext:value-type="float">
            <text:p>3282012</text:p>
          </table:table-cell>
          <table:table-cell table:formula="of:=[2018_data.J33]" office:value-type="float" office:value="1240101" calcext:value-type="float">
            <text:p>1240101</text:p>
          </table:table-cell>
          <table:table-cell table:formula="of:=[2018_data.K33]" office:value-type="float" office:value="676804" calcext:value-type="float">
            <text:p>676804</text:p>
          </table:table-cell>
          <table:table-cell table:formula="of:=[2018_data.L33]" office:value-type="float" office:value="3180163" calcext:value-type="float">
            <text:p>3180163</text:p>
          </table:table-cell>
          <table:table-cell table:formula="of:=[2018_data.N33]" office:value-type="float" office:value="237917" calcext:value-type="float">
            <text:p>237917</text:p>
          </table:table-cell>
          <table:table-cell table:formula="of:=[2018_data.O33]" office:value-type="float" office:value="38640" calcext:value-type="float">
            <text:p>38640</text:p>
          </table:table-cell>
          <table:table-cell table:formula="of:=[2018_data.Q33]" office:value-type="float" office:value="288871" calcext:value-type="float">
            <text:p>288871</text:p>
          </table:table-cell>
          <table:table-cell table:formula="of:=[2018_data.R33]" office:value-type="float" office:value="53243" calcext:value-type="float">
            <text:p>53243</text:p>
          </table:table-cell>
          <table:table-cell table:formula="of:=[2018_data.BE33]" office:value-type="float" office:value="39508" calcext:value-type="float">
            <text:p>39508</text:p>
          </table:table-cell>
          <table:table-cell table:formula="of:=[2018_data.BF33]" office:value-type="float" office:value="41940" calcext:value-type="float">
            <text:p>41940</text:p>
          </table:table-cell>
          <table:table-cell table:formula="of:=[2018_data.BG33]" office:value-type="float" office:value="27170" calcext:value-type="float">
            <text:p>27170</text:p>
          </table:table-cell>
          <table:table-cell table:formula="of:=[2018_data.BH33]" office:value-type="float" office:value="37458" calcext:value-type="float">
            <text:p>37458</text:p>
          </table:table-cell>
          <table:table-cell table:formula="of:=[2018_data.BJ33]" office:value-type="float" office:value="2376" calcext:value-type="float">
            <text:p>2376</text:p>
          </table:table-cell>
          <table:table-cell table:formula="of:=[2018_data.BK33]" office:value-type="float" office:value="4242" calcext:value-type="float">
            <text:p>4242</text:p>
          </table:table-cell>
          <table:table-cell table:formula="of:=[2018_data.BM33]" office:value-type="float" office:value="28471" calcext:value-type="float">
            <text:p>28471</text:p>
          </table:table-cell>
          <table:table-cell table:formula="of:=[2018_data.BN33]" office:value-type="float" office:value="9881" calcext:value-type="float">
            <text:p>9881</text:p>
          </table:table-cell>
          <table:table-cell office:value-type="float" office:value="2296" calcext:value-type="float">
            <text:p>2296</text:p>
          </table:table-cell>
          <table:table-cell office:value-type="float" office:value="-288" calcext:value-type="float">
            <text:p>-288</text:p>
          </table:table-cell>
          <table:table-cell office:value-type="float" office:value="3.505" calcext:value-type="float">
            <text:p>3.505</text:p>
          </table:table-cell>
          <table:table-cell table:number-columns-repeated="12"/>
        </table:table-row>
        <table:table-row table:style-name="ro1">
          <table:table-cell table:formula="of:=[2018_data.A34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34]" office:value-type="float" office:value="180522" calcext:value-type="float">
            <text:p>180522</text:p>
          </table:table-cell>
          <table:table-cell table:formula="of:=[2018_data.I34]" office:value-type="float" office:value="3242504" calcext:value-type="float">
            <text:p>3242504</text:p>
          </table:table-cell>
          <table:table-cell table:formula="of:=[2018_data.J34]" office:value-type="float" office:value="1198161" calcext:value-type="float">
            <text:p>1198161</text:p>
          </table:table-cell>
          <table:table-cell table:formula="of:=[2018_data.K34]" office:value-type="float" office:value="649634" calcext:value-type="float">
            <text:p>649634</text:p>
          </table:table-cell>
          <table:table-cell table:formula="of:=[2018_data.L34]" office:value-type="float" office:value="3142705" calcext:value-type="float">
            <text:p>3142705</text:p>
          </table:table-cell>
          <table:table-cell table:formula="of:=[2018_data.N34]" office:value-type="float" office:value="235541" calcext:value-type="float">
            <text:p>235541</text:p>
          </table:table-cell>
          <table:table-cell table:formula="of:=[2018_data.O34]" office:value-type="float" office:value="34398" calcext:value-type="float">
            <text:p>34398</text:p>
          </table:table-cell>
          <table:table-cell table:formula="of:=[2018_data.Q34]" office:value-type="float" office:value="260400" calcext:value-type="float">
            <text:p>260400</text:p>
          </table:table-cell>
          <table:table-cell table:formula="of:=[2018_data.R34]" office:value-type="float" office:value="43362" calcext:value-type="float">
            <text:p>43362</text:p>
          </table:table-cell>
          <table:table-cell table:formula="of:=[2018_data.BE34]" office:value-type="float" office:value="-182548" calcext:value-type="float">
            <text:p>-182548</text:p>
          </table:table-cell>
          <table:table-cell table:formula="of:=[2018_data.BF34]" office:value-type="float" office:value="20905" calcext:value-type="float">
            <text:p>20905</text:p>
          </table:table-cell>
          <table:table-cell table:formula="of:=[2018_data.BG34]" office:value-type="float" office:value="203252" calcext:value-type="float">
            <text:p>203252</text:p>
          </table:table-cell>
          <table:table-cell table:formula="of:=[2018_data.BH34]" office:value-type="float" office:value="30018" calcext:value-type="float">
            <text:p>30018</text:p>
          </table:table-cell>
          <table:table-cell table:formula="of:=[2018_data.BJ34]" office:value-type="float" office:value="5069" calcext:value-type="float">
            <text:p>5069</text:p>
          </table:table-cell>
          <table:table-cell table:formula="of:=[2018_data.BK34]" office:value-type="float" office:value="5956" calcext:value-type="float">
            <text:p>5956</text:p>
          </table:table-cell>
          <table:table-cell table:formula="of:=[2018_data.BM34]" office:value-type="float" office:value="42126" calcext:value-type="float">
            <text:p>42126</text:p>
          </table:table-cell>
          <table:table-cell table:formula="of:=[2018_data.BN34]" office:value-type="float" office:value="9090" calcext:value-type="float">
            <text:p>9090</text:p>
          </table:table-cell>
          <table:table-cell office:value-type="float" office:value="2584" calcext:value-type="float">
            <text:p>2584</text:p>
          </table:table-cell>
          <table:table-cell office:value-type="float" office:value="-183" calcext:value-type="float">
            <text:p>-183</text:p>
          </table:table-cell>
          <table:table-cell office:value-type="float" office:value="3.184" calcext:value-type="float">
            <text:p>3.184</text:p>
          </table:table-cell>
          <table:table-cell table:number-columns-repeated="12"/>
        </table:table-row>
        <table:table-row table:style-name="ro1">
          <table:table-cell table:formula="of:=[2018_data.A35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35]" office:value-type="float" office:value="180515" calcext:value-type="float">
            <text:p>180515</text:p>
          </table:table-cell>
          <table:table-cell table:formula="of:=[2018_data.I35]" office:value-type="float" office:value="3425052" calcext:value-type="float">
            <text:p>3425052</text:p>
          </table:table-cell>
          <table:table-cell table:formula="of:=[2018_data.J35]" office:value-type="float" office:value="1177256" calcext:value-type="float">
            <text:p>1177256</text:p>
          </table:table-cell>
          <table:table-cell table:formula="of:=[2018_data.K35]" office:value-type="float" office:value="446382" calcext:value-type="float">
            <text:p>446382</text:p>
          </table:table-cell>
          <table:table-cell table:formula="of:=[2018_data.L35]" office:value-type="float" office:value="3112687" calcext:value-type="float">
            <text:p>3112687</text:p>
          </table:table-cell>
          <table:table-cell table:formula="of:=[2018_data.N35]" office:value-type="float" office:value="230472" calcext:value-type="float">
            <text:p>230472</text:p>
          </table:table-cell>
          <table:table-cell table:formula="of:=[2018_data.O35]" office:value-type="float" office:value="28442" calcext:value-type="float">
            <text:p>28442</text:p>
          </table:table-cell>
          <table:table-cell table:formula="of:=[2018_data.Q35]" office:value-type="float" office:value="218274" calcext:value-type="float">
            <text:p>218274</text:p>
          </table:table-cell>
          <table:table-cell table:formula="of:=[2018_data.R35]" office:value-type="float" office:value="34272" calcext:value-type="float">
            <text:p>34272</text:p>
          </table:table-cell>
          <table:table-cell table:formula="of:=[2018_data.BE35]" office:value-type="float" office:value="-10464" calcext:value-type="float">
            <text:p>-10464</text:p>
          </table:table-cell>
          <table:table-cell table:formula="of:=[2018_data.BF35]" office:value-type="float" office:value="-3153" calcext:value-type="float">
            <text:p>-3153</text:p>
          </table:table-cell>
          <table:table-cell table:formula="of:=[2018_data.BG35]" office:value-type="float" office:value="3453" calcext:value-type="float">
            <text:p>3453</text:p>
          </table:table-cell>
          <table:table-cell table:formula="of:=[2018_data.BH35]" office:value-type="float" office:value="47482" calcext:value-type="float">
            <text:p>47482</text:p>
          </table:table-cell>
          <table:table-cell table:formula="of:=[2018_data.BJ35]" office:value-type="float" office:value="257" calcext:value-type="float">
            <text:p>257</text:p>
          </table:table-cell>
          <table:table-cell table:formula="of:=[2018_data.BK35]" office:value-type="float" office:value="-7693" calcext:value-type="float">
            <text:p>-7693</text:p>
          </table:table-cell>
          <table:table-cell table:formula="of:=[2018_data.BM35]" office:value-type="float" office:value="43004" calcext:value-type="float">
            <text:p>43004</text:p>
          </table:table-cell>
          <table:table-cell table:formula="of:=[2018_data.BN35]" office:value-type="float" office:value="-1284" calcext:value-type="float">
            <text:p>-1284</text:p>
          </table:table-cell>
          <table:table-cell office:value-type="float" office:value="2767" calcext:value-type="float">
            <text:p>2767</text:p>
          </table:table-cell>
          <table:table-cell office:value-type="float" office:value="-359" calcext:value-type="float">
            <text:p>-359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 table:formula="of:=[2018_data.A36]" office:value-type="string" office:string-value="NATURAL GAS HENRY LD1 FIXED - ICE FUTURES ENERGY DIV" calcext:value-type="string">
            <text:p>NATURAL GAS HENRY LD1 FIXED - ICE FUTURES ENERGY DIV</text:p>
          </table:table-cell>
          <table:table-cell table:formula="of:=[2018_data.B36]" office:value-type="float" office:value="180508" calcext:value-type="float">
            <text:p>180508</text:p>
          </table:table-cell>
          <table:table-cell table:formula="of:=[2018_data.I36]" office:value-type="float" office:value="3435516" calcext:value-type="float">
            <text:p>3435516</text:p>
          </table:table-cell>
          <table:table-cell table:formula="of:=[2018_data.J36]" office:value-type="float" office:value="1180409" calcext:value-type="float">
            <text:p>1180409</text:p>
          </table:table-cell>
          <table:table-cell table:formula="of:=[2018_data.K36]" office:value-type="float" office:value="442929" calcext:value-type="float">
            <text:p>442929</text:p>
          </table:table-cell>
          <table:table-cell table:formula="of:=[2018_data.L36]" office:value-type="float" office:value="3065205" calcext:value-type="float">
            <text:p>3065205</text:p>
          </table:table-cell>
          <table:table-cell table:formula="of:=[2018_data.N36]" office:value-type="float" office:value="230215" calcext:value-type="float">
            <text:p>230215</text:p>
          </table:table-cell>
          <table:table-cell table:formula="of:=[2018_data.O36]" office:value-type="float" office:value="36135" calcext:value-type="float">
            <text:p>36135</text:p>
          </table:table-cell>
          <table:table-cell table:formula="of:=[2018_data.Q36]" office:value-type="float" office:value="175270" calcext:value-type="float">
            <text:p>175270</text:p>
          </table:table-cell>
          <table:table-cell table:formula="of:=[2018_data.R36]" office:value-type="float" office:value="35556" calcext:value-type="float">
            <text:p>35556</text:p>
          </table:table-cell>
          <table:table-cell table:formula="of:=[2018_data.BE36]" office:value-type="float" office:value="87342" calcext:value-type="float">
            <text:p>87342</text:p>
          </table:table-cell>
          <table:table-cell table:formula="of:=[2018_data.BF36]" office:value-type="float" office:value="22343" calcext:value-type="float">
            <text:p>22343</text:p>
          </table:table-cell>
          <table:table-cell table:formula="of:=[2018_data.BG36]" office:value-type="float" office:value="13063" calcext:value-type="float">
            <text:p>13063</text:p>
          </table:table-cell>
          <table:table-cell table:formula="of:=[2018_data.BH36]" office:value-type="float" office:value="37988" calcext:value-type="float">
            <text:p>37988</text:p>
          </table:table-cell>
          <table:table-cell table:formula="of:=[2018_data.BJ36]" office:value-type="float" office:value="-2369" calcext:value-type="float">
            <text:p>-2369</text:p>
          </table:table-cell>
          <table:table-cell table:formula="of:=[2018_data.BK36]" office:value-type="float" office:value="1527" calcext:value-type="float">
            <text:p>1527</text:p>
          </table:table-cell>
          <table:table-cell table:formula="of:=[2018_data.BM36]" office:value-type="float" office:value="-21851" calcext:value-type="float">
            <text:p>-21851</text:p>
          </table:table-cell>
          <table:table-cell table:formula="of:=[2018_data.BN36]" office:value-type="float" office:value="6567" calcext:value-type="float">
            <text:p>6567</text:p>
          </table:table-cell>
          <table:table-cell office:value-type="float" office:value="3126" calcext:value-type="float">
            <text:p>3126</text:p>
          </table:table-cell>
          <table:table-cell/>
          <table:table-cell office:value-type="float" office:value="2.787" calcext:value-type="float">
            <text:p>2.787</text:p>
          </table:table-cell>
          <table:table-cell table:number-columns-repeated="12"/>
        </table:table-row>
        <table:table-row table:style-name="ro1">
          <table:table-cell table:formula="of:=[2018_data.A37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37]" office:value-type="float" office:value="180501" calcext:value-type="float">
            <text:p>180501</text:p>
          </table:table-cell>
          <table:table-cell table:formula="of:=[2018_data.I37]" office:value-type="float" office:value="3348174" calcext:value-type="float">
            <text:p>3348174</text:p>
          </table:table-cell>
          <table:table-cell table:formula="of:=[2018_data.J37]" office:value-type="float" office:value="1158066" calcext:value-type="float">
            <text:p>1158066</text:p>
          </table:table-cell>
          <table:table-cell table:formula="of:=[2018_data.K37]" office:value-type="float" office:value="429866" calcext:value-type="float">
            <text:p>429866</text:p>
          </table:table-cell>
          <table:table-cell table:formula="of:=[2018_data.L37]" office:value-type="float" office:value="3027217" calcext:value-type="float">
            <text:p>3027217</text:p>
          </table:table-cell>
          <table:table-cell table:formula="of:=[2018_data.N37]" office:value-type="float" office:value="232584" calcext:value-type="float">
            <text:p>232584</text:p>
          </table:table-cell>
          <table:table-cell table:formula="of:=[2018_data.O37]" office:value-type="float" office:value="34608" calcext:value-type="float">
            <text:p>34608</text:p>
          </table:table-cell>
          <table:table-cell table:formula="of:=[2018_data.Q37]" office:value-type="float" office:value="197121" calcext:value-type="float">
            <text:p>197121</text:p>
          </table:table-cell>
          <table:table-cell table:formula="of:=[2018_data.R37]" office:value-type="float" office:value="28989" calcext:value-type="float">
            <text:p>28989</text:p>
          </table:table-cell>
          <table:table-cell table:formula="of:=[2018_data.BE37]" office:value-type="float" office:value="-151795" calcext:value-type="float">
            <text:p>-151795</text:p>
          </table:table-cell>
          <table:table-cell table:formula="of:=[2018_data.BF37]" office:value-type="float" office:value="-42370" calcext:value-type="float">
            <text:p>-42370</text:p>
          </table:table-cell>
          <table:table-cell table:formula="of:=[2018_data.BG37]" office:value-type="float" office:value="12017" calcext:value-type="float">
            <text:p>12017</text:p>
          </table:table-cell>
          <table:table-cell table:formula="of:=[2018_data.BH37]" office:value-type="float" office:value="-103808" calcext:value-type="float">
            <text:p>-103808</text:p>
          </table:table-cell>
          <table:table-cell table:formula="of:=[2018_data.BJ37]" office:value-type="float" office:value="-17225" calcext:value-type="float">
            <text:p>-17225</text:p>
          </table:table-cell>
          <table:table-cell table:formula="of:=[2018_data.BK37]" office:value-type="float" office:value="-19326" calcext:value-type="float">
            <text:p>-19326</text:p>
          </table:table-cell>
          <table:table-cell table:formula="of:=[2018_data.BM37]" office:value-type="float" office:value="-30403" calcext:value-type="float">
            <text:p>-30403</text:p>
          </table:table-cell>
          <table:table-cell table:formula="of:=[2018_data.BN37]" office:value-type="float" office:value="-14660" calcext:value-type="float">
            <text:p>-14660</text:p>
          </table:table-cell>
          <table:table-cell table:number-columns-repeated="15"/>
        </table:table-row>
        <table:table-row table:style-name="ro1">
          <table:table-cell table:formula="of:=[2018_data.A38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38]" office:value-type="float" office:value="180424" calcext:value-type="float">
            <text:p>180424</text:p>
          </table:table-cell>
          <table:table-cell table:formula="of:=[2018_data.I38]" office:value-type="float" office:value="3499969" calcext:value-type="float">
            <text:p>3499969</text:p>
          </table:table-cell>
          <table:table-cell table:formula="of:=[2018_data.J38]" office:value-type="float" office:value="1200436" calcext:value-type="float">
            <text:p>1200436</text:p>
          </table:table-cell>
          <table:table-cell table:formula="of:=[2018_data.K38]" office:value-type="float" office:value="417849" calcext:value-type="float">
            <text:p>417849</text:p>
          </table:table-cell>
          <table:table-cell table:formula="of:=[2018_data.L38]" office:value-type="float" office:value="3131025" calcext:value-type="float">
            <text:p>3131025</text:p>
          </table:table-cell>
          <table:table-cell table:formula="of:=[2018_data.N38]" office:value-type="float" office:value="249809" calcext:value-type="float">
            <text:p>249809</text:p>
          </table:table-cell>
          <table:table-cell table:formula="of:=[2018_data.O38]" office:value-type="float" office:value="53934" calcext:value-type="float">
            <text:p>53934</text:p>
          </table:table-cell>
          <table:table-cell table:formula="of:=[2018_data.Q38]" office:value-type="float" office:value="227524" calcext:value-type="float">
            <text:p>227524</text:p>
          </table:table-cell>
          <table:table-cell table:formula="of:=[2018_data.R38]" office:value-type="float" office:value="43649" calcext:value-type="float">
            <text:p>43649</text:p>
          </table:table-cell>
          <table:table-cell table:formula="of:=[2018_data.BE38]" office:value-type="float" office:value="20737" calcext:value-type="float">
            <text:p>20737</text:p>
          </table:table-cell>
          <table:table-cell table:formula="of:=[2018_data.BF38]" office:value-type="float" office:value="-30144" calcext:value-type="float">
            <text:p>-30144</text:p>
          </table:table-cell>
          <table:table-cell table:formula="of:=[2018_data.BG38]" office:value-type="float" office:value="12955" calcext:value-type="float">
            <text:p>12955</text:p>
          </table:table-cell>
          <table:table-cell table:formula="of:=[2018_data.BH38]" office:value-type="float" office:value="65605" calcext:value-type="float">
            <text:p>65605</text:p>
          </table:table-cell>
          <table:table-cell table:formula="of:=[2018_data.BJ38]" office:value-type="float" office:value="-39462" calcext:value-type="float">
            <text:p>-39462</text:p>
          </table:table-cell>
          <table:table-cell table:formula="of:=[2018_data.BK38]" office:value-type="float" office:value="4662" calcext:value-type="float">
            <text:p>4662</text:p>
          </table:table-cell>
          <table:table-cell table:formula="of:=[2018_data.BM38]" office:value-type="float" office:value="18328" calcext:value-type="float">
            <text:p>18328</text:p>
          </table:table-cell>
          <table:table-cell table:formula="of:=[2018_data.BN38]" office:value-type="float" office:value="-32140" calcext:value-type="float">
            <text:p>-32140</text:p>
          </table:table-cell>
          <table:table-cell table:number-columns-repeated="15"/>
        </table:table-row>
        <table:table-row table:style-name="ro1">
          <table:table-cell table:formula="of:=[2018_data.A39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39]" office:value-type="float" office:value="180417" calcext:value-type="float">
            <text:p>180417</text:p>
          </table:table-cell>
          <table:table-cell table:formula="of:=[2018_data.I39]" office:value-type="float" office:value="3479232" calcext:value-type="float">
            <text:p>3479232</text:p>
          </table:table-cell>
          <table:table-cell table:formula="of:=[2018_data.J39]" office:value-type="float" office:value="1230580" calcext:value-type="float">
            <text:p>1230580</text:p>
          </table:table-cell>
          <table:table-cell table:formula="of:=[2018_data.K39]" office:value-type="float" office:value="404894" calcext:value-type="float">
            <text:p>404894</text:p>
          </table:table-cell>
          <table:table-cell table:formula="of:=[2018_data.L39]" office:value-type="float" office:value="3065420" calcext:value-type="float">
            <text:p>3065420</text:p>
          </table:table-cell>
          <table:table-cell table:formula="of:=[2018_data.N39]" office:value-type="float" office:value="289271" calcext:value-type="float">
            <text:p>289271</text:p>
          </table:table-cell>
          <table:table-cell table:formula="of:=[2018_data.O39]" office:value-type="float" office:value="49272" calcext:value-type="float">
            <text:p>49272</text:p>
          </table:table-cell>
          <table:table-cell table:formula="of:=[2018_data.Q39]" office:value-type="float" office:value="209196" calcext:value-type="float">
            <text:p>209196</text:p>
          </table:table-cell>
          <table:table-cell table:formula="of:=[2018_data.R39]" office:value-type="float" office:value="75789" calcext:value-type="float">
            <text:p>75789</text:p>
          </table:table-cell>
          <table:table-cell table:formula="of:=[2018_data.BE39]" office:value-type="float" office:value="91554" calcext:value-type="float">
            <text:p>91554</text:p>
          </table:table-cell>
          <table:table-cell table:formula="of:=[2018_data.BF39]" office:value-type="float" office:value="28657" calcext:value-type="float">
            <text:p>28657</text:p>
          </table:table-cell>
          <table:table-cell table:formula="of:=[2018_data.BG39]" office:value-type="float" office:value="22302" calcext:value-type="float">
            <text:p>22302</text:p>
          </table:table-cell>
          <table:table-cell table:formula="of:=[2018_data.BH39]" office:value-type="float" office:value="77177" calcext:value-type="float">
            <text:p>77177</text:p>
          </table:table-cell>
          <table:table-cell table:formula="of:=[2018_data.BJ39]" office:value-type="float" office:value="-33221" calcext:value-type="float">
            <text:p>-33221</text:p>
          </table:table-cell>
          <table:table-cell table:formula="of:=[2018_data.BK39]" office:value-type="float" office:value="11292" calcext:value-type="float">
            <text:p>11292</text:p>
          </table:table-cell>
          <table:table-cell table:formula="of:=[2018_data.BM39]" office:value-type="float" office:value="37084" calcext:value-type="float">
            <text:p>37084</text:p>
          </table:table-cell>
          <table:table-cell table:formula="of:=[2018_data.BN39]" office:value-type="float" office:value="-3382" calcext:value-type="float">
            <text:p>-3382</text:p>
          </table:table-cell>
          <table:table-cell table:number-columns-repeated="15"/>
        </table:table-row>
        <table:table-row table:style-name="ro1">
          <table:table-cell table:formula="of:=[2018_data.A40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40]" office:value-type="float" office:value="180410" calcext:value-type="float">
            <text:p>180410</text:p>
          </table:table-cell>
          <table:table-cell table:formula="of:=[2018_data.I40]" office:value-type="float" office:value="3387678" calcext:value-type="float">
            <text:p>3387678</text:p>
          </table:table-cell>
          <table:table-cell table:formula="of:=[2018_data.J40]" office:value-type="float" office:value="1201923" calcext:value-type="float">
            <text:p>1201923</text:p>
          </table:table-cell>
          <table:table-cell table:formula="of:=[2018_data.K40]" office:value-type="float" office:value="382592" calcext:value-type="float">
            <text:p>382592</text:p>
          </table:table-cell>
          <table:table-cell table:formula="of:=[2018_data.L40]" office:value-type="float" office:value="2988243" calcext:value-type="float">
            <text:p>2988243</text:p>
          </table:table-cell>
          <table:table-cell table:formula="of:=[2018_data.N40]" office:value-type="float" office:value="322492" calcext:value-type="float">
            <text:p>322492</text:p>
          </table:table-cell>
          <table:table-cell table:formula="of:=[2018_data.O40]" office:value-type="float" office:value="37980" calcext:value-type="float">
            <text:p>37980</text:p>
          </table:table-cell>
          <table:table-cell table:formula="of:=[2018_data.Q40]" office:value-type="float" office:value="172112" calcext:value-type="float">
            <text:p>172112</text:p>
          </table:table-cell>
          <table:table-cell table:formula="of:=[2018_data.R40]" office:value-type="float" office:value="79171" calcext:value-type="float">
            <text:p>79171</text:p>
          </table:table-cell>
          <table:table-cell table:formula="of:=[2018_data.BE40]" office:value-type="float" office:value="163357" calcext:value-type="float">
            <text:p>163357</text:p>
          </table:table-cell>
          <table:table-cell table:formula="of:=[2018_data.BF40]" office:value-type="float" office:value="78297" calcext:value-type="float">
            <text:p>78297</text:p>
          </table:table-cell>
          <table:table-cell table:formula="of:=[2018_data.BG40]" office:value-type="float" office:value="9630" calcext:value-type="float">
            <text:p>9630</text:p>
          </table:table-cell>
          <table:table-cell table:formula="of:=[2018_data.BH40]" office:value-type="float" office:value="27277" calcext:value-type="float">
            <text:p>27277</text:p>
          </table:table-cell>
          <table:table-cell table:formula="of:=[2018_data.BJ40]" office:value-type="float" office:value="-46902" calcext:value-type="float">
            <text:p>-46902</text:p>
          </table:table-cell>
          <table:table-cell table:formula="of:=[2018_data.BK40]" office:value-type="float" office:value="3525" calcext:value-type="float">
            <text:p>3525</text:p>
          </table:table-cell>
          <table:table-cell table:formula="of:=[2018_data.BM40]" office:value-type="float" office:value="-18210" calcext:value-type="float">
            <text:p>-18210</text:p>
          </table:table-cell>
          <table:table-cell table:formula="of:=[2018_data.BN40]" office:value-type="float" office:value="205" calcext:value-type="float">
            <text:p>205</text:p>
          </table:table-cell>
          <table:table-cell table:number-columns-repeated="15"/>
        </table:table-row>
        <table:table-row table:style-name="ro1">
          <table:table-cell table:formula="of:=[2018_data.A41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41]" office:value-type="float" office:value="180403" calcext:value-type="float">
            <text:p>180403</text:p>
          </table:table-cell>
          <table:table-cell table:formula="of:=[2018_data.I41]" office:value-type="float" office:value="3224321" calcext:value-type="float">
            <text:p>3224321</text:p>
          </table:table-cell>
          <table:table-cell table:formula="of:=[2018_data.J41]" office:value-type="float" office:value="1123626" calcext:value-type="float">
            <text:p>1123626</text:p>
          </table:table-cell>
          <table:table-cell table:formula="of:=[2018_data.K41]" office:value-type="float" office:value="372962" calcext:value-type="float">
            <text:p>372962</text:p>
          </table:table-cell>
          <table:table-cell table:formula="of:=[2018_data.L41]" office:value-type="float" office:value="2960966" calcext:value-type="float">
            <text:p>2960966</text:p>
          </table:table-cell>
          <table:table-cell table:formula="of:=[2018_data.N41]" office:value-type="float" office:value="369394" calcext:value-type="float">
            <text:p>369394</text:p>
          </table:table-cell>
          <table:table-cell table:formula="of:=[2018_data.O41]" office:value-type="float" office:value="34455" calcext:value-type="float">
            <text:p>34455</text:p>
          </table:table-cell>
          <table:table-cell table:formula="of:=[2018_data.Q41]" office:value-type="float" office:value="190322" calcext:value-type="float">
            <text:p>190322</text:p>
          </table:table-cell>
          <table:table-cell table:formula="of:=[2018_data.R41]" office:value-type="float" office:value="78966" calcext:value-type="float">
            <text:p>78966</text:p>
          </table:table-cell>
          <table:table-cell table:formula="of:=[2018_data.BE41]" office:value-type="float" office:value="-180400" calcext:value-type="float">
            <text:p>-180400</text:p>
          </table:table-cell>
          <table:table-cell table:formula="of:=[2018_data.BF41]" office:value-type="float" office:value="-38083" calcext:value-type="float">
            <text:p>-38083</text:p>
          </table:table-cell>
          <table:table-cell table:formula="of:=[2018_data.BG41]" office:value-type="float" office:value="5765" calcext:value-type="float">
            <text:p>5765</text:p>
          </table:table-cell>
          <table:table-cell table:formula="of:=[2018_data.BH41]" office:value-type="float" office:value="-88319" calcext:value-type="float">
            <text:p>-88319</text:p>
          </table:table-cell>
          <table:table-cell table:formula="of:=[2018_data.BJ41]" office:value-type="float" office:value="-5603" calcext:value-type="float">
            <text:p>-5603</text:p>
          </table:table-cell>
          <table:table-cell table:formula="of:=[2018_data.BK41]" office:value-type="float" office:value="11411" calcext:value-type="float">
            <text:p>11411</text:p>
          </table:table-cell>
          <table:table-cell table:formula="of:=[2018_data.BM41]" office:value-type="float" office:value="-28633" calcext:value-type="float">
            <text:p>-28633</text:p>
          </table:table-cell>
          <table:table-cell table:formula="of:=[2018_data.BN41]" office:value-type="float" office:value="-32352" calcext:value-type="float">
            <text:p>-32352</text:p>
          </table:table-cell>
          <table:table-cell table:number-columns-repeated="15"/>
        </table:table-row>
        <table:table-row table:style-name="ro1">
          <table:table-cell table:formula="of:=[2018_data.A42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42]" office:value-type="float" office:value="180327" calcext:value-type="float">
            <text:p>180327</text:p>
          </table:table-cell>
          <table:table-cell table:formula="of:=[2018_data.I42]" office:value-type="float" office:value="3404721" calcext:value-type="float">
            <text:p>3404721</text:p>
          </table:table-cell>
          <table:table-cell table:formula="of:=[2018_data.J42]" office:value-type="float" office:value="1161709" calcext:value-type="float">
            <text:p>1161709</text:p>
          </table:table-cell>
          <table:table-cell table:formula="of:=[2018_data.K42]" office:value-type="float" office:value="367197" calcext:value-type="float">
            <text:p>367197</text:p>
          </table:table-cell>
          <table:table-cell table:formula="of:=[2018_data.L42]" office:value-type="float" office:value="3049285" calcext:value-type="float">
            <text:p>3049285</text:p>
          </table:table-cell>
          <table:table-cell table:formula="of:=[2018_data.N42]" office:value-type="float" office:value="374997" calcext:value-type="float">
            <text:p>374997</text:p>
          </table:table-cell>
          <table:table-cell table:formula="of:=[2018_data.O42]" office:value-type="float" office:value="23044" calcext:value-type="float">
            <text:p>23044</text:p>
          </table:table-cell>
          <table:table-cell table:formula="of:=[2018_data.Q42]" office:value-type="float" office:value="218955" calcext:value-type="float">
            <text:p>218955</text:p>
          </table:table-cell>
          <table:table-cell table:formula="of:=[2018_data.R42]" office:value-type="float" office:value="111318" calcext:value-type="float">
            <text:p>111318</text:p>
          </table:table-cell>
          <table:table-cell table:formula="of:=[2018_data.BE42]" office:value-type="float" office:value="152038" calcext:value-type="float">
            <text:p>152038</text:p>
          </table:table-cell>
          <table:table-cell table:formula="of:=[2018_data.BF42]" office:value-type="float" office:value="-11914" calcext:value-type="float">
            <text:p>-11914</text:p>
          </table:table-cell>
          <table:table-cell table:formula="of:=[2018_data.BG42]" office:value-type="float" office:value="-25732" calcext:value-type="float">
            <text:p>-25732</text:p>
          </table:table-cell>
          <table:table-cell table:formula="of:=[2018_data.BH42]" office:value-type="float" office:value="25130" calcext:value-type="float">
            <text:p>25130</text:p>
          </table:table-cell>
          <table:table-cell table:formula="of:=[2018_data.BJ42]" office:value-type="float" office:value="7209" calcext:value-type="float">
            <text:p>7209</text:p>
          </table:table-cell>
          <table:table-cell table:formula="of:=[2018_data.BK42]" office:value-type="float" office:value="-853" calcext:value-type="float">
            <text:p>-853</text:p>
          </table:table-cell>
          <table:table-cell table:formula="of:=[2018_data.BM42]" office:value-type="float" office:value="15642" calcext:value-type="float">
            <text:p>15642</text:p>
          </table:table-cell>
          <table:table-cell table:formula="of:=[2018_data.BN42]" office:value-type="float" office:value="74371" calcext:value-type="float">
            <text:p>74371</text:p>
          </table:table-cell>
          <table:table-cell table:number-columns-repeated="15"/>
        </table:table-row>
        <table:table-row table:style-name="ro1">
          <table:table-cell table:formula="of:=[2018_data.A43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43]" office:value-type="float" office:value="180320" calcext:value-type="float">
            <text:p>180320</text:p>
          </table:table-cell>
          <table:table-cell table:formula="of:=[2018_data.I43]" office:value-type="float" office:value="3252683" calcext:value-type="float">
            <text:p>3252683</text:p>
          </table:table-cell>
          <table:table-cell table:formula="of:=[2018_data.J43]" office:value-type="float" office:value="1173623" calcext:value-type="float">
            <text:p>1173623</text:p>
          </table:table-cell>
          <table:table-cell table:formula="of:=[2018_data.K43]" office:value-type="float" office:value="392929" calcext:value-type="float">
            <text:p>392929</text:p>
          </table:table-cell>
          <table:table-cell table:formula="of:=[2018_data.L43]" office:value-type="float" office:value="3024155" calcext:value-type="float">
            <text:p>3024155</text:p>
          </table:table-cell>
          <table:table-cell table:formula="of:=[2018_data.N43]" office:value-type="float" office:value="367788" calcext:value-type="float">
            <text:p>367788</text:p>
          </table:table-cell>
          <table:table-cell table:formula="of:=[2018_data.O43]" office:value-type="float" office:value="23897" calcext:value-type="float">
            <text:p>23897</text:p>
          </table:table-cell>
          <table:table-cell table:formula="of:=[2018_data.Q43]" office:value-type="float" office:value="203313" calcext:value-type="float">
            <text:p>203313</text:p>
          </table:table-cell>
          <table:table-cell table:formula="of:=[2018_data.R43]" office:value-type="float" office:value="36947" calcext:value-type="float">
            <text:p>36947</text:p>
          </table:table-cell>
          <table:table-cell table:formula="of:=[2018_data.BE43]" office:value-type="float" office:value="67010" calcext:value-type="float">
            <text:p>67010</text:p>
          </table:table-cell>
          <table:table-cell table:formula="of:=[2018_data.BF43]" office:value-type="float" office:value="25549" calcext:value-type="float">
            <text:p>25549</text:p>
          </table:table-cell>
          <table:table-cell table:formula="of:=[2018_data.BG43]" office:value-type="float" office:value="63254" calcext:value-type="float">
            <text:p>63254</text:p>
          </table:table-cell>
          <table:table-cell table:formula="of:=[2018_data.BH43]" office:value-type="float" office:value="22326" calcext:value-type="float">
            <text:p>22326</text:p>
          </table:table-cell>
          <table:table-cell table:formula="of:=[2018_data.BJ43]" office:value-type="float" office:value="-34526" calcext:value-type="float">
            <text:p>-34526</text:p>
          </table:table-cell>
          <table:table-cell table:formula="of:=[2018_data.BK43]" office:value-type="float" office:value="-76" calcext:value-type="float">
            <text:p>-76</text:p>
          </table:table-cell>
          <table:table-cell table:formula="of:=[2018_data.BM43]" office:value-type="float" office:value="-60455" calcext:value-type="float">
            <text:p>-60455</text:p>
          </table:table-cell>
          <table:table-cell table:formula="of:=[2018_data.BN43]" office:value-type="float" office:value="-8912" calcext:value-type="float">
            <text:p>-8912</text:p>
          </table:table-cell>
          <table:table-cell table:number-columns-repeated="15"/>
        </table:table-row>
        <table:table-row table:style-name="ro1">
          <table:table-cell table:formula="of:=[2018_data.A44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44]" office:value-type="float" office:value="180313" calcext:value-type="float">
            <text:p>180313</text:p>
          </table:table-cell>
          <table:table-cell table:formula="of:=[2018_data.I44]" office:value-type="float" office:value="3185673" calcext:value-type="float">
            <text:p>3185673</text:p>
          </table:table-cell>
          <table:table-cell table:formula="of:=[2018_data.J44]" office:value-type="float" office:value="1148074" calcext:value-type="float">
            <text:p>1148074</text:p>
          </table:table-cell>
          <table:table-cell table:formula="of:=[2018_data.K44]" office:value-type="float" office:value="329675" calcext:value-type="float">
            <text:p>329675</text:p>
          </table:table-cell>
          <table:table-cell table:formula="of:=[2018_data.L44]" office:value-type="float" office:value="3001829" calcext:value-type="float">
            <text:p>3001829</text:p>
          </table:table-cell>
          <table:table-cell table:formula="of:=[2018_data.N44]" office:value-type="float" office:value="402314" calcext:value-type="float">
            <text:p>402314</text:p>
          </table:table-cell>
          <table:table-cell table:formula="of:=[2018_data.O44]" office:value-type="float" office:value="23973" calcext:value-type="float">
            <text:p>23973</text:p>
          </table:table-cell>
          <table:table-cell table:formula="of:=[2018_data.Q44]" office:value-type="float" office:value="263768" calcext:value-type="float">
            <text:p>263768</text:p>
          </table:table-cell>
          <table:table-cell table:formula="of:=[2018_data.R44]" office:value-type="float" office:value="45859" calcext:value-type="float">
            <text:p>45859</text:p>
          </table:table-cell>
          <table:table-cell table:formula="of:=[2018_data.BE44]" office:value-type="float" office:value="44291" calcext:value-type="float">
            <text:p>44291</text:p>
          </table:table-cell>
          <table:table-cell table:formula="of:=[2018_data.BF44]" office:value-type="float" office:value="7028" calcext:value-type="float">
            <text:p>7028</text:p>
          </table:table-cell>
          <table:table-cell table:formula="of:=[2018_data.BG44]" office:value-type="float" office:value="19004" calcext:value-type="float">
            <text:p>19004</text:p>
          </table:table-cell>
          <table:table-cell table:formula="of:=[2018_data.BH44]" office:value-type="float" office:value="112564" calcext:value-type="float">
            <text:p>112564</text:p>
          </table:table-cell>
          <table:table-cell table:formula="of:=[2018_data.BJ44]" office:value-type="float" office:value="-1708" calcext:value-type="float">
            <text:p>-1708</text:p>
          </table:table-cell>
          <table:table-cell table:formula="of:=[2018_data.BK44]" office:value-type="float" office:value="-4696" calcext:value-type="float">
            <text:p>-4696</text:p>
          </table:table-cell>
          <table:table-cell table:formula="of:=[2018_data.BM44]" office:value-type="float" office:value="45044" calcext:value-type="float">
            <text:p>45044</text:p>
          </table:table-cell>
          <table:table-cell table:formula="of:=[2018_data.BN44]" office:value-type="float" office:value="-8699" calcext:value-type="float">
            <text:p>-8699</text:p>
          </table:table-cell>
          <table:table-cell table:number-columns-repeated="15"/>
        </table:table-row>
        <table:table-row table:style-name="ro1">
          <table:table-cell table:formula="of:=[2018_data.A45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45]" office:value-type="float" office:value="180306" calcext:value-type="float">
            <text:p>180306</text:p>
          </table:table-cell>
          <table:table-cell table:formula="of:=[2018_data.I45]" office:value-type="float" office:value="3141382" calcext:value-type="float">
            <text:p>3141382</text:p>
          </table:table-cell>
          <table:table-cell table:formula="of:=[2018_data.J45]" office:value-type="float" office:value="1141046" calcext:value-type="float">
            <text:p>1141046</text:p>
          </table:table-cell>
          <table:table-cell table:formula="of:=[2018_data.K45]" office:value-type="float" office:value="310671" calcext:value-type="float">
            <text:p>310671</text:p>
          </table:table-cell>
          <table:table-cell table:formula="of:=[2018_data.L45]" office:value-type="float" office:value="2889265" calcext:value-type="float">
            <text:p>2889265</text:p>
          </table:table-cell>
          <table:table-cell table:formula="of:=[2018_data.N45]" office:value-type="float" office:value="404022" calcext:value-type="float">
            <text:p>404022</text:p>
          </table:table-cell>
          <table:table-cell table:formula="of:=[2018_data.O45]" office:value-type="float" office:value="28669" calcext:value-type="float">
            <text:p>28669</text:p>
          </table:table-cell>
          <table:table-cell table:formula="of:=[2018_data.Q45]" office:value-type="float" office:value="218724" calcext:value-type="float">
            <text:p>218724</text:p>
          </table:table-cell>
          <table:table-cell table:formula="of:=[2018_data.R45]" office:value-type="float" office:value="54558" calcext:value-type="float">
            <text:p>54558</text:p>
          </table:table-cell>
          <table:table-cell table:formula="of:=[2018_data.BE45]" office:value-type="float" office:value="39142" calcext:value-type="float">
            <text:p>39142</text:p>
          </table:table-cell>
          <table:table-cell table:formula="of:=[2018_data.BF45]" office:value-type="float" office:value="47741" calcext:value-type="float">
            <text:p>47741</text:p>
          </table:table-cell>
          <table:table-cell table:formula="of:=[2018_data.BG45]" office:value-type="float" office:value="14034" calcext:value-type="float">
            <text:p>14034</text:p>
          </table:table-cell>
          <table:table-cell table:formula="of:=[2018_data.BH45]" office:value-type="float" office:value="60196" calcext:value-type="float">
            <text:p>60196</text:p>
          </table:table-cell>
          <table:table-cell table:formula="of:=[2018_data.BJ45]" office:value-type="float" office:value="-2946" calcext:value-type="float">
            <text:p>-2946</text:p>
          </table:table-cell>
          <table:table-cell table:formula="of:=[2018_data.BK45]" office:value-type="float" office:value="3612" calcext:value-type="float">
            <text:p>3612</text:p>
          </table:table-cell>
          <table:table-cell table:formula="of:=[2018_data.BM45]" office:value-type="float" office:value="45321" calcext:value-type="float">
            <text:p>45321</text:p>
          </table:table-cell>
          <table:table-cell table:formula="of:=[2018_data.BN45]" office:value-type="float" office:value="-10818" calcext:value-type="float">
            <text:p>-10818</text:p>
          </table:table-cell>
          <table:table-cell table:number-columns-repeated="15"/>
        </table:table-row>
        <table:table-row table:style-name="ro1">
          <table:table-cell table:formula="of:=[2018_data.A46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46]" office:value-type="float" office:value="180227" calcext:value-type="float">
            <text:p>180227</text:p>
          </table:table-cell>
          <table:table-cell table:formula="of:=[2018_data.I46]" office:value-type="float" office:value="3102240" calcext:value-type="float">
            <text:p>3102240</text:p>
          </table:table-cell>
          <table:table-cell table:formula="of:=[2018_data.J46]" office:value-type="float" office:value="1093305" calcext:value-type="float">
            <text:p>1093305</text:p>
          </table:table-cell>
          <table:table-cell table:formula="of:=[2018_data.K46]" office:value-type="float" office:value="296637" calcext:value-type="float">
            <text:p>296637</text:p>
          </table:table-cell>
          <table:table-cell table:formula="of:=[2018_data.L46]" office:value-type="float" office:value="2829069" calcext:value-type="float">
            <text:p>2829069</text:p>
          </table:table-cell>
          <table:table-cell table:formula="of:=[2018_data.N46]" office:value-type="float" office:value="406968" calcext:value-type="float">
            <text:p>406968</text:p>
          </table:table-cell>
          <table:table-cell table:formula="of:=[2018_data.O46]" office:value-type="float" office:value="25057" calcext:value-type="float">
            <text:p>25057</text:p>
          </table:table-cell>
          <table:table-cell table:formula="of:=[2018_data.Q46]" office:value-type="float" office:value="173403" calcext:value-type="float">
            <text:p>173403</text:p>
          </table:table-cell>
          <table:table-cell table:formula="of:=[2018_data.R46]" office:value-type="float" office:value="65376" calcext:value-type="float">
            <text:p>65376</text:p>
          </table:table-cell>
          <table:table-cell table:formula="of:=[2018_data.BE46]" office:value-type="float" office:value="-140295" calcext:value-type="float">
            <text:p>-140295</text:p>
          </table:table-cell>
          <table:table-cell table:formula="of:=[2018_data.BF46]" office:value-type="float" office:value="-26144" calcext:value-type="float">
            <text:p>-26144</text:p>
          </table:table-cell>
          <table:table-cell table:formula="of:=[2018_data.BG46]" office:value-type="float" office:value="-15084" calcext:value-type="float">
            <text:p>-15084</text:p>
          </table:table-cell>
          <table:table-cell table:formula="of:=[2018_data.BH46]" office:value-type="float" office:value="-95015" calcext:value-type="float">
            <text:p>-95015</text:p>
          </table:table-cell>
          <table:table-cell table:formula="of:=[2018_data.BJ46]" office:value-type="float" office:value="-17515" calcext:value-type="float">
            <text:p>-17515</text:p>
          </table:table-cell>
          <table:table-cell table:formula="of:=[2018_data.BK46]" office:value-type="float" office:value="-4740" calcext:value-type="float">
            <text:p>-4740</text:p>
          </table:table-cell>
          <table:table-cell table:formula="of:=[2018_data.BM46]" office:value-type="float" office:value="31258" calcext:value-type="float">
            <text:p>31258</text:p>
          </table:table-cell>
          <table:table-cell table:formula="of:=[2018_data.BN46]" office:value-type="float" office:value="-12110" calcext:value-type="float">
            <text:p>-12110</text:p>
          </table:table-cell>
          <table:table-cell table:number-columns-repeated="15"/>
        </table:table-row>
        <table:table-row table:style-name="ro1">
          <table:table-cell table:formula="of:=[2018_data.A47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47]" office:value-type="float" office:value="180220" calcext:value-type="float">
            <text:p>180220</text:p>
          </table:table-cell>
          <table:table-cell table:formula="of:=[2018_data.I47]" office:value-type="float" office:value="3242535" calcext:value-type="float">
            <text:p>3242535</text:p>
          </table:table-cell>
          <table:table-cell table:formula="of:=[2018_data.J47]" office:value-type="float" office:value="1119449" calcext:value-type="float">
            <text:p>1119449</text:p>
          </table:table-cell>
          <table:table-cell table:formula="of:=[2018_data.K47]" office:value-type="float" office:value="311721" calcext:value-type="float">
            <text:p>311721</text:p>
          </table:table-cell>
          <table:table-cell table:formula="of:=[2018_data.L47]" office:value-type="float" office:value="2924084" calcext:value-type="float">
            <text:p>2924084</text:p>
          </table:table-cell>
          <table:table-cell table:formula="of:=[2018_data.N47]" office:value-type="float" office:value="424483" calcext:value-type="float">
            <text:p>424483</text:p>
          </table:table-cell>
          <table:table-cell table:formula="of:=[2018_data.O47]" office:value-type="float" office:value="29797" calcext:value-type="float">
            <text:p>29797</text:p>
          </table:table-cell>
          <table:table-cell table:formula="of:=[2018_data.Q47]" office:value-type="float" office:value="142145" calcext:value-type="float">
            <text:p>142145</text:p>
          </table:table-cell>
          <table:table-cell table:formula="of:=[2018_data.R47]" office:value-type="float" office:value="77486" calcext:value-type="float">
            <text:p>77486</text:p>
          </table:table-cell>
          <table:table-cell table:formula="of:=[2018_data.BE47]" office:value-type="float" office:value="57691" calcext:value-type="float">
            <text:p>57691</text:p>
          </table:table-cell>
          <table:table-cell table:formula="of:=[2018_data.BF47]" office:value-type="float" office:value="-6984" calcext:value-type="float">
            <text:p>-6984</text:p>
          </table:table-cell>
          <table:table-cell table:formula="of:=[2018_data.BG47]" office:value-type="float" office:value="-22590" calcext:value-type="float">
            <text:p>-22590</text:p>
          </table:table-cell>
          <table:table-cell table:formula="of:=[2018_data.BH47]" office:value-type="float" office:value="60306" calcext:value-type="float">
            <text:p>60306</text:p>
          </table:table-cell>
          <table:table-cell table:formula="of:=[2018_data.BJ47]" office:value-type="float" office:value="18832" calcext:value-type="float">
            <text:p>18832</text:p>
          </table:table-cell>
          <table:table-cell table:formula="of:=[2018_data.BK47]" office:value-type="float" office:value="-1505" calcext:value-type="float">
            <text:p>-1505</text:p>
          </table:table-cell>
          <table:table-cell table:formula="of:=[2018_data.BM47]" office:value-type="float" office:value="-15148" calcext:value-type="float">
            <text:p>-15148</text:p>
          </table:table-cell>
          <table:table-cell table:formula="of:=[2018_data.BN47]" office:value-type="float" office:value="-12989" calcext:value-type="float">
            <text:p>-12989</text:p>
          </table:table-cell>
          <table:table-cell table:number-columns-repeated="15"/>
        </table:table-row>
        <table:table-row table:style-name="ro1">
          <table:table-cell table:formula="of:=[2018_data.A48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48]" office:value-type="float" office:value="180213" calcext:value-type="float">
            <text:p>180213</text:p>
          </table:table-cell>
          <table:table-cell table:formula="of:=[2018_data.I48]" office:value-type="float" office:value="3184844" calcext:value-type="float">
            <text:p>3184844</text:p>
          </table:table-cell>
          <table:table-cell table:formula="of:=[2018_data.J48]" office:value-type="float" office:value="1126433" calcext:value-type="float">
            <text:p>1126433</text:p>
          </table:table-cell>
          <table:table-cell table:formula="of:=[2018_data.K48]" office:value-type="float" office:value="334311" calcext:value-type="float">
            <text:p>334311</text:p>
          </table:table-cell>
          <table:table-cell table:formula="of:=[2018_data.L48]" office:value-type="float" office:value="2863778" calcext:value-type="float">
            <text:p>2863778</text:p>
          </table:table-cell>
          <table:table-cell table:formula="of:=[2018_data.N48]" office:value-type="float" office:value="405651" calcext:value-type="float">
            <text:p>405651</text:p>
          </table:table-cell>
          <table:table-cell table:formula="of:=[2018_data.O48]" office:value-type="float" office:value="31302" calcext:value-type="float">
            <text:p>31302</text:p>
          </table:table-cell>
          <table:table-cell table:formula="of:=[2018_data.Q48]" office:value-type="float" office:value="157293" calcext:value-type="float">
            <text:p>157293</text:p>
          </table:table-cell>
          <table:table-cell table:formula="of:=[2018_data.R48]" office:value-type="float" office:value="90475" calcext:value-type="float">
            <text:p>90475</text:p>
          </table:table-cell>
          <table:table-cell table:formula="of:=[2018_data.BE48]" office:value-type="float" office:value="145236" calcext:value-type="float">
            <text:p>145236</text:p>
          </table:table-cell>
          <table:table-cell table:formula="of:=[2018_data.BF48]" office:value-type="float" office:value="-6191" calcext:value-type="float">
            <text:p>-6191</text:p>
          </table:table-cell>
          <table:table-cell table:formula="of:=[2018_data.BG48]" office:value-type="float" office:value="11086" calcext:value-type="float">
            <text:p>11086</text:p>
          </table:table-cell>
          <table:table-cell table:formula="of:=[2018_data.BH48]" office:value-type="float" office:value="29840" calcext:value-type="float">
            <text:p>29840</text:p>
          </table:table-cell>
          <table:table-cell table:formula="of:=[2018_data.BJ48]" office:value-type="float" office:value="-5008" calcext:value-type="float">
            <text:p>-5008</text:p>
          </table:table-cell>
          <table:table-cell table:formula="of:=[2018_data.BK48]" office:value-type="float" office:value="5898" calcext:value-type="float">
            <text:p>5898</text:p>
          </table:table-cell>
          <table:table-cell table:formula="of:=[2018_data.BM48]" office:value-type="float" office:value="-109683" calcext:value-type="float">
            <text:p>-109683</text:p>
          </table:table-cell>
          <table:table-cell table:formula="of:=[2018_data.BN48]" office:value-type="float" office:value="8714" calcext:value-type="float">
            <text:p>8714</text:p>
          </table:table-cell>
          <table:table-cell table:number-columns-repeated="15"/>
        </table:table-row>
        <table:table-row table:style-name="ro1">
          <table:table-cell table:formula="of:=[2018_data.A49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49]" office:value-type="float" office:value="180206" calcext:value-type="float">
            <text:p>180206</text:p>
          </table:table-cell>
          <table:table-cell table:formula="of:=[2018_data.I49]" office:value-type="float" office:value="3039608" calcext:value-type="float">
            <text:p>3039608</text:p>
          </table:table-cell>
          <table:table-cell table:formula="of:=[2018_data.J49]" office:value-type="float" office:value="1132624" calcext:value-type="float">
            <text:p>1132624</text:p>
          </table:table-cell>
          <table:table-cell table:formula="of:=[2018_data.K49]" office:value-type="float" office:value="323225" calcext:value-type="float">
            <text:p>323225</text:p>
          </table:table-cell>
          <table:table-cell table:formula="of:=[2018_data.L49]" office:value-type="float" office:value="2833938" calcext:value-type="float">
            <text:p>2833938</text:p>
          </table:table-cell>
          <table:table-cell table:formula="of:=[2018_data.N49]" office:value-type="float" office:value="410659" calcext:value-type="float">
            <text:p>410659</text:p>
          </table:table-cell>
          <table:table-cell table:formula="of:=[2018_data.O49]" office:value-type="float" office:value="25404" calcext:value-type="float">
            <text:p>25404</text:p>
          </table:table-cell>
          <table:table-cell table:formula="of:=[2018_data.Q49]" office:value-type="float" office:value="266976" calcext:value-type="float">
            <text:p>266976</text:p>
          </table:table-cell>
          <table:table-cell table:formula="of:=[2018_data.R49]" office:value-type="float" office:value="81761" calcext:value-type="float">
            <text:p>81761</text:p>
          </table:table-cell>
          <table:table-cell table:formula="of:=[2018_data.BE49]" office:value-type="float" office:value="14735" calcext:value-type="float">
            <text:p>14735</text:p>
          </table:table-cell>
          <table:table-cell table:formula="of:=[2018_data.BF49]" office:value-type="float" office:value="6243" calcext:value-type="float">
            <text:p>6243</text:p>
          </table:table-cell>
          <table:table-cell table:formula="of:=[2018_data.BG49]" office:value-type="float" office:value="31788" calcext:value-type="float">
            <text:p>31788</text:p>
          </table:table-cell>
          <table:table-cell table:formula="of:=[2018_data.BH49]" office:value-type="float" office:value="-47054" calcext:value-type="float">
            <text:p>-47054</text:p>
          </table:table-cell>
          <table:table-cell table:formula="of:=[2018_data.BJ49]" office:value-type="float" office:value="1830" calcext:value-type="float">
            <text:p>1830</text:p>
          </table:table-cell>
          <table:table-cell table:formula="of:=[2018_data.BK49]" office:value-type="float" office:value="3355" calcext:value-type="float">
            <text:p>3355</text:p>
          </table:table-cell>
          <table:table-cell table:formula="of:=[2018_data.BM49]" office:value-type="float" office:value="-68377" calcext:value-type="float">
            <text:p>-68377</text:p>
          </table:table-cell>
          <table:table-cell table:formula="of:=[2018_data.BN49]" office:value-type="float" office:value="20133" calcext:value-type="float">
            <text:p>20133</text:p>
          </table:table-cell>
          <table:table-cell table:number-columns-repeated="15"/>
        </table:table-row>
        <table:table-row table:style-name="ro1">
          <table:table-cell table:formula="of:=[2018_data.A50]" office:value-type="string" office:string-value="NATURAL GAS ICE HENRY HUB LD1  - ICE FUTURES ENERGY DIV" calcext:value-type="string">
            <text:p>NATURAL GAS ICE HENRY HUB LD1 <text:s/>- ICE FUTURES ENERGY DIV</text:p>
          </table:table-cell>
          <table:table-cell table:formula="of:=[2018_data.B50]" office:value-type="float" office:value="180130" calcext:value-type="float">
            <text:p>180130</text:p>
          </table:table-cell>
          <table:table-cell table:formula="of:=[2018_data.I50]" office:value-type="float" office:value="3024873" calcext:value-type="float">
            <text:p>3024873</text:p>
          </table:table-cell>
          <table:table-cell table:formula="of:=[2018_data.J50]" office:value-type="float" office:value="1126381" calcext:value-type="float">
            <text:p>1126381</text:p>
          </table:table-cell>
          <table:table-cell table:formula="of:=[2018_data.K50]" office:value-type="float" office:value="291437" calcext:value-type="float">
            <text:p>291437</text:p>
          </table:table-cell>
          <table:table-cell table:formula="of:=[2018_data.L50]" office:value-type="float" office:value="2880992" calcext:value-type="float">
            <text:p>2880992</text:p>
          </table:table-cell>
          <table:table-cell table:formula="of:=[2018_data.N50]" office:value-type="float" office:value="408829" calcext:value-type="float">
            <text:p>408829</text:p>
          </table:table-cell>
          <table:table-cell table:formula="of:=[2018_data.O50]" office:value-type="float" office:value="22049" calcext:value-type="float">
            <text:p>22049</text:p>
          </table:table-cell>
          <table:table-cell table:formula="of:=[2018_data.Q50]" office:value-type="float" office:value="335353" calcext:value-type="float">
            <text:p>335353</text:p>
          </table:table-cell>
          <table:table-cell table:formula="of:=[2018_data.R50]" office:value-type="float" office:value="61628" calcext:value-type="float">
            <text:p>61628</text:p>
          </table:table-cell>
          <table:table-cell table:formula="of:=[2018_data.BE50]" office:value-type="float" office:value="-128891" calcext:value-type="float">
            <text:p>-128891</text:p>
          </table:table-cell>
          <table:table-cell table:formula="of:=[2018_data.BF50]" office:value-type="float" office:value="-62777" calcext:value-type="float">
            <text:p>-62777</text:p>
          </table:table-cell>
          <table:table-cell table:formula="of:=[2018_data.BG50]" office:value-type="float" office:value="-9245" calcext:value-type="float">
            <text:p>-9245</text:p>
          </table:table-cell>
          <table:table-cell table:formula="of:=[2018_data.BH50]" office:value-type="float" office:value="1915" calcext:value-type="float">
            <text:p>1915</text:p>
          </table:table-cell>
          <table:table-cell table:formula="of:=[2018_data.BJ50]" office:value-type="float" office:value="-16761" calcext:value-type="float">
            <text:p>-16761</text:p>
          </table:table-cell>
          <table:table-cell table:formula="of:=[2018_data.BK50]" office:value-type="float" office:value="-2679" calcext:value-type="float">
            <text:p>-2679</text:p>
          </table:table-cell>
          <table:table-cell table:formula="of:=[2018_data.BM50]" office:value-type="float" office:value="102549" calcext:value-type="float">
            <text:p>102549</text:p>
          </table:table-cell>
          <table:table-cell table:formula="of:=[2018_data.BN50]" office:value-type="float" office:value="12094" calcext:value-type="float">
            <text:p>12094</text:p>
          </table:table-cell>
          <table:table-cell table:number-columns-repeated="15"/>
        </table:table-row>
        <table:table-row table:style-name="ro1">
          <table:table-cell table:formula="of:=[2018_data.A51]" office:value-type="string" office:string-value="NATURAL GAS ICE HENRY HUB - ICE FUTURES ENERGY DIV" calcext:value-type="string">
            <text:p>NATURAL GAS ICE HENRY HUB - ICE FUTURES ENERGY DIV</text:p>
          </table:table-cell>
          <table:table-cell table:formula="of:=[2018_data.B51]" office:value-type="float" office:value="180123" calcext:value-type="float">
            <text:p>180123</text:p>
          </table:table-cell>
          <table:table-cell table:formula="of:=[2018_data.I51]" office:value-type="float" office:value="3153764" calcext:value-type="float">
            <text:p>3153764</text:p>
          </table:table-cell>
          <table:table-cell table:formula="of:=[2018_data.J51]" office:value-type="float" office:value="1189158" calcext:value-type="float">
            <text:p>1189158</text:p>
          </table:table-cell>
          <table:table-cell table:formula="of:=[2018_data.K51]" office:value-type="float" office:value="300682" calcext:value-type="float">
            <text:p>300682</text:p>
          </table:table-cell>
          <table:table-cell table:formula="of:=[2018_data.L51]" office:value-type="float" office:value="2879077" calcext:value-type="float">
            <text:p>2879077</text:p>
          </table:table-cell>
          <table:table-cell table:formula="of:=[2018_data.N51]" office:value-type="float" office:value="425590" calcext:value-type="float">
            <text:p>425590</text:p>
          </table:table-cell>
          <table:table-cell table:formula="of:=[2018_data.O51]" office:value-type="float" office:value="24728" calcext:value-type="float">
            <text:p>24728</text:p>
          </table:table-cell>
          <table:table-cell table:formula="of:=[2018_data.Q51]" office:value-type="float" office:value="232804" calcext:value-type="float">
            <text:p>232804</text:p>
          </table:table-cell>
          <table:table-cell table:formula="of:=[2018_data.R51]" office:value-type="float" office:value="49534" calcext:value-type="float">
            <text:p>49534</text:p>
          </table:table-cell>
          <table:table-cell table:formula="of:=[2018_data.BE51]" office:value-type="float" office:value="63425" calcext:value-type="float">
            <text:p>63425</text:p>
          </table:table-cell>
          <table:table-cell table:formula="of:=[2018_data.BF51]" office:value-type="float" office:value="15875" calcext:value-type="float">
            <text:p>15875</text:p>
          </table:table-cell>
          <table:table-cell table:formula="of:=[2018_data.BG51]" office:value-type="float" office:value="197" calcext:value-type="float">
            <text:p>197</text:p>
          </table:table-cell>
          <table:table-cell table:formula="of:=[2018_data.BH51]" office:value-type="float" office:value="105954" calcext:value-type="float">
            <text:p>105954</text:p>
          </table:table-cell>
          <table:table-cell table:formula="of:=[2018_data.BJ51]" office:value-type="float" office:value="-11136" calcext:value-type="float">
            <text:p>-11136</text:p>
          </table:table-cell>
          <table:table-cell table:formula="of:=[2018_data.BK51]" office:value-type="float" office:value="876" calcext:value-type="float">
            <text:p>876</text:p>
          </table:table-cell>
          <table:table-cell table:formula="of:=[2018_data.BM51]" office:value-type="float" office:value="42526" calcext:value-type="float">
            <text:p>42526</text:p>
          </table:table-cell>
          <table:table-cell table:formula="of:=[2018_data.BN51]" office:value-type="float" office:value="-27239" calcext:value-type="float">
            <text:p>-27239</text:p>
          </table:table-cell>
          <table:table-cell table:number-columns-repeated="15"/>
        </table:table-row>
        <table:table-row table:style-name="ro1">
          <table:table-cell table:formula="of:=[2018_data.A52]" office:value-type="string" office:string-value="NATURAL GAS ICE HENRY HUB - ICE FUTURES ENERGY DIV" calcext:value-type="string">
            <text:p>NATURAL GAS ICE HENRY HUB - ICE FUTURES ENERGY DIV</text:p>
          </table:table-cell>
          <table:table-cell table:formula="of:=[2018_data.B52]" office:value-type="float" office:value="180116" calcext:value-type="float">
            <text:p>180116</text:p>
          </table:table-cell>
          <table:table-cell table:formula="of:=[2018_data.I52]" office:value-type="float" office:value="3090339" calcext:value-type="float">
            <text:p>3090339</text:p>
          </table:table-cell>
          <table:table-cell table:formula="of:=[2018_data.J52]" office:value-type="float" office:value="1173283" calcext:value-type="float">
            <text:p>1173283</text:p>
          </table:table-cell>
          <table:table-cell table:formula="of:=[2018_data.K52]" office:value-type="float" office:value="300485" calcext:value-type="float">
            <text:p>300485</text:p>
          </table:table-cell>
          <table:table-cell table:formula="of:=[2018_data.L52]" office:value-type="float" office:value="2773123" calcext:value-type="float">
            <text:p>2773123</text:p>
          </table:table-cell>
          <table:table-cell table:formula="of:=[2018_data.N52]" office:value-type="float" office:value="436726" calcext:value-type="float">
            <text:p>436726</text:p>
          </table:table-cell>
          <table:table-cell table:formula="of:=[2018_data.O52]" office:value-type="float" office:value="23852" calcext:value-type="float">
            <text:p>23852</text:p>
          </table:table-cell>
          <table:table-cell table:formula="of:=[2018_data.Q52]" office:value-type="float" office:value="190278" calcext:value-type="float">
            <text:p>190278</text:p>
          </table:table-cell>
          <table:table-cell table:formula="of:=[2018_data.R52]" office:value-type="float" office:value="76773" calcext:value-type="float">
            <text:p>76773</text:p>
          </table:table-cell>
          <table:table-cell table:formula="of:=[2018_data.BE52]" office:value-type="float" office:value="62258" calcext:value-type="float">
            <text:p>62258</text:p>
          </table:table-cell>
          <table:table-cell table:formula="of:=[2018_data.BF52]" office:value-type="float" office:value="20547" calcext:value-type="float">
            <text:p>20547</text:p>
          </table:table-cell>
          <table:table-cell table:formula="of:=[2018_data.BG52]" office:value-type="float" office:value="-15821" calcext:value-type="float">
            <text:p>-15821</text:p>
          </table:table-cell>
          <table:table-cell table:formula="of:=[2018_data.BH52]" office:value-type="float" office:value="84105" calcext:value-type="float">
            <text:p>84105</text:p>
          </table:table-cell>
          <table:table-cell table:formula="of:=[2018_data.BJ52]" office:value-type="float" office:value="20909" calcext:value-type="float">
            <text:p>20909</text:p>
          </table:table-cell>
          <table:table-cell table:formula="of:=[2018_data.BK52]" office:value-type="float" office:value="-546" calcext:value-type="float">
            <text:p>-546</text:p>
          </table:table-cell>
          <table:table-cell table:formula="of:=[2018_data.BM52]" office:value-type="float" office:value="32652" calcext:value-type="float">
            <text:p>32652</text:p>
          </table:table-cell>
          <table:table-cell table:formula="of:=[2018_data.BN52]" office:value-type="float" office:value="-5490" calcext:value-type="float">
            <text:p>-5490</text:p>
          </table:table-cell>
          <table:table-cell table:number-columns-repeated="15"/>
        </table:table-row>
        <table:table-row table:style-name="ro1">
          <table:table-cell table:formula="of:=[2018_data.A53]" office:value-type="string" office:string-value="NATURAL GAS ICE HENRY HUB - ICE FUTURES ENERGY DIV" calcext:value-type="string">
            <text:p>NATURAL GAS ICE HENRY HUB - ICE FUTURES ENERGY DIV</text:p>
          </table:table-cell>
          <table:table-cell table:formula="of:=[2018_data.B53]" office:value-type="float" office:value="180109" calcext:value-type="float">
            <text:p>180109</text:p>
          </table:table-cell>
          <table:table-cell table:formula="of:=[2018_data.I53]" office:value-type="float" office:value="3028081" calcext:value-type="float">
            <text:p>3028081</text:p>
          </table:table-cell>
          <table:table-cell table:formula="of:=[2018_data.J53]" office:value-type="float" office:value="1152736" calcext:value-type="float">
            <text:p>1152736</text:p>
          </table:table-cell>
          <table:table-cell table:formula="of:=[2018_data.K53]" office:value-type="float" office:value="316306" calcext:value-type="float">
            <text:p>316306</text:p>
          </table:table-cell>
          <table:table-cell table:formula="of:=[2018_data.L53]" office:value-type="float" office:value="2689018" calcext:value-type="float">
            <text:p>2689018</text:p>
          </table:table-cell>
          <table:table-cell table:formula="of:=[2018_data.N53]" office:value-type="float" office:value="415817" calcext:value-type="float">
            <text:p>415817</text:p>
          </table:table-cell>
          <table:table-cell table:formula="of:=[2018_data.O53]" office:value-type="float" office:value="24398" calcext:value-type="float">
            <text:p>24398</text:p>
          </table:table-cell>
          <table:table-cell table:formula="of:=[2018_data.Q53]" office:value-type="float" office:value="157626" calcext:value-type="float">
            <text:p>157626</text:p>
          </table:table-cell>
          <table:table-cell table:formula="of:=[2018_data.R53]" office:value-type="float" office:value="82263" calcext:value-type="float">
            <text:p>82263</text:p>
          </table:table-cell>
          <table:table-cell table:formula="of:=[2018_data.BE53]" office:value-type="float" office:value="33082" calcext:value-type="float">
            <text:p>33082</text:p>
          </table:table-cell>
          <table:table-cell table:formula="of:=[2018_data.BF53]" office:value-type="float" office:value="46749" calcext:value-type="float">
            <text:p>46749</text:p>
          </table:table-cell>
          <table:table-cell table:formula="of:=[2018_data.BG53]" office:value-type="float" office:value="-10514" calcext:value-type="float">
            <text:p>-10514</text:p>
          </table:table-cell>
          <table:table-cell table:formula="of:=[2018_data.BH53]" office:value-type="float" office:value="23545" calcext:value-type="float">
            <text:p>23545</text:p>
          </table:table-cell>
          <table:table-cell table:formula="of:=[2018_data.BJ53]" office:value-type="float" office:value="-8722" calcext:value-type="float">
            <text:p>-8722</text:p>
          </table:table-cell>
          <table:table-cell table:formula="of:=[2018_data.BK53]" office:value-type="float" office:value="2879" calcext:value-type="float">
            <text:p>2879</text:p>
          </table:table-cell>
          <table:table-cell table:formula="of:=[2018_data.BM53]" office:value-type="float" office:value="26119" calcext:value-type="float">
            <text:p>26119</text:p>
          </table:table-cell>
          <table:table-cell table:formula="of:=[2018_data.BN53]" office:value-type="float" office:value="-32046" calcext:value-type="float">
            <text:p>-32046</text:p>
          </table:table-cell>
          <table:table-cell table:number-columns-repeated="15"/>
        </table:table-row>
        <table:table-row table:style-name="ro1">
          <table:table-cell table:formula="of:=[2018_data.A54]" office:value-type="string" office:string-value="NATURAL GAS ICE HENRY HUB - ICE FUTURES ENERGY DIV" calcext:value-type="string">
            <text:p>NATURAL GAS ICE HENRY HUB - ICE FUTURES ENERGY DIV</text:p>
          </table:table-cell>
          <table:table-cell table:formula="of:=[2018_data.B54]" office:value-type="float" office:value="180102" calcext:value-type="float">
            <text:p>180102</text:p>
          </table:table-cell>
          <table:table-cell table:formula="of:=[2018_data.I54]" office:value-type="float" office:value="2994999" calcext:value-type="float">
            <text:p>2994999</text:p>
          </table:table-cell>
          <table:table-cell table:formula="of:=[2018_data.J54]" office:value-type="float" office:value="1105987" calcext:value-type="float">
            <text:p>1105987</text:p>
          </table:table-cell>
          <table:table-cell table:formula="of:=[2018_data.K54]" office:value-type="float" office:value="326820" calcext:value-type="float">
            <text:p>326820</text:p>
          </table:table-cell>
          <table:table-cell table:formula="of:=[2018_data.L54]" office:value-type="float" office:value="2665473" calcext:value-type="float">
            <text:p>2665473</text:p>
          </table:table-cell>
          <table:table-cell table:formula="of:=[2018_data.N54]" office:value-type="float" office:value="424539" calcext:value-type="float">
            <text:p>424539</text:p>
          </table:table-cell>
          <table:table-cell table:formula="of:=[2018_data.O54]" office:value-type="float" office:value="21519" calcext:value-type="float">
            <text:p>21519</text:p>
          </table:table-cell>
          <table:table-cell table:formula="of:=[2018_data.Q54]" office:value-type="float" office:value="131507" calcext:value-type="float">
            <text:p>131507</text:p>
          </table:table-cell>
          <table:table-cell table:formula="of:=[2018_data.R54]" office:value-type="float" office:value="114309" calcext:value-type="float">
            <text:p>114309</text:p>
          </table:table-cell>
          <table:table-cell table:formula="of:=[2018_data.BE54]" office:value-type="float" office:value="-31916" calcext:value-type="float">
            <text:p>-31916</text:p>
          </table:table-cell>
          <table:table-cell table:formula="of:=[2018_data.BF54]" office:value-type="float" office:value="-37041" calcext:value-type="float">
            <text:p>-37041</text:p>
          </table:table-cell>
          <table:table-cell table:formula="of:=[2018_data.BG54]" office:value-type="float" office:value="-42031" calcext:value-type="float">
            <text:p>-42031</text:p>
          </table:table-cell>
          <table:table-cell table:formula="of:=[2018_data.BH54]" office:value-type="float" office:value="-92134" calcext:value-type="float">
            <text:p>-92134</text:p>
          </table:table-cell>
          <table:table-cell table:formula="of:=[2018_data.BJ54]" office:value-type="float" office:value="-9674" calcext:value-type="float">
            <text:p>-9674</text:p>
          </table:table-cell>
          <table:table-cell table:formula="of:=[2018_data.BK54]" office:value-type="float" office:value="-3004" calcext:value-type="float">
            <text:p>-3004</text:p>
          </table:table-cell>
          <table:table-cell table:formula="of:=[2018_data.BM54]" office:value-type="float" office:value="-63482" calcext:value-type="float">
            <text:p>-63482</text:p>
          </table:table-cell>
          <table:table-cell table:formula="of:=[2018_data.BN54]" office:value-type="float" office:value="-13001" calcext:value-type="float">
            <text:p>-1300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23:56:31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9:49:09.180814000</meta:creation-date>
    <dc:date>2019-02-10T00:01:14.420000000</dc:date>
    <meta:editing-duration>P22DT2H17M3S</meta:editing-duration>
    <meta:editing-cycles>1092</meta:editing-cycles>
    <meta:generator>LibreOffice/6.0.3.2$Windows_X86_64 LibreOffice_project/8f48d515416608e3a835360314dac7e47fd0b821</meta:generator>
    <meta:document-statistic meta:table-count="3" meta:cell-count="11248" meta:object-count="0"/>
    <meta:user-defined meta:name=""/>
  </office:meta>
</office:document-meta>
</file>